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ObjectReplacements/"/>
  <manifest:file-entry manifest:media-type="application/vnd.sun.star.oleobject" manifest:full-path="Object 1"/>
  <manifest:file-entry manifest:media-type="application/vnd.sun.star.oleobject" manifest:full-path="ObjectReplacements/Object 1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Calibri" svg:font-family="Calibri" style:font-pitch="variable" style:font-family-generic="swiss"/>
    <style:font-face style:name="MS Mincho" svg:font-family="MS Mincho" style:font-pitch="fixed" style:font-family-generic="modern"/>
    <style:font-face style:name="Tahoma" svg:font-family="Tahoma" style:font-pitch="variable" style:font-family-generic="swiss"/>
    <style:font-face style:name="Wingdings" svg:font-family="Wingdings" style:font-pitch="variable" style:font-charset="x-symbol"/>
    <style:font-face style:name="Courier New" svg:font-family="Courier New" style:font-pitch="fixed" style:font-family-generic="modern"/>
  </office:font-face-decls>
  <office:automatic-styles>
    <style:style style:name="P1" style:family="paragraph" style:parent-style-name="Normal" style:master-page-name="Standard"/>
    <style:style style:name="Table1" style:family="table">
      <style:table-properties table:align="center" style:width="15.032cm" fo:margin-left="0.884cm"/>
    </style:style>
    <style:style style:name="Column1" style:family="table-column">
      <style:table-column-properties style:column-width="15.032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" style:family="paragraph" style:parent-style-name="Normal">
      <style:paragraph-properties fo:margin-top="0.212cm"/>
      <style:text-properties fo:background-color="#ffff00"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3" style:family="paragraph" style:parent-style-name="Normal">
      <style:paragraph-properties fo:margin-top="0.212cm"/>
      <style:text-properties fo:background-color="#ffff00"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4" style:family="paragraph" style:parent-style-name="Normal">
      <style:paragraph-properties fo:text-align="center" fo:margin-top="0.212cm"/>
    </style:style>
    <style:style style:name="T4_1" style:family="text">
      <style:text-properties style:font-name="Arial" fo:font-size="28pt" style:font-name-asian="Times New Roman" style:font-size-asian="28pt" style:font-name-complex="Arial" style:font-size-complex="28pt" fo:language="en" fo:language-asian="en" fo:language-complex="ar" fo:country="GB" fo:country-asian="GB" fo:country-complex="SA" fo:font-weight="bold" style:font-weight-asian="bold"/>
    </style:style>
    <style:style style:name="P5" style:family="paragraph" style:parent-style-name="Normal">
      <style:paragraph-properties fo:text-align="center" fo:margin-top="0.212cm"/>
      <style:text-properties style:font-name="Arial" fo:font-size="28pt" style:font-name-asian="Times New Roman" style:font-size-asian="28pt" style:font-name-complex="Arial" style:font-size-complex="28pt" fo:language="en" fo:language-asian="en" fo:language-complex="ar" fo:country="GB" fo:country-asian="GB" fo:country-complex="SA" fo:font-weight="bold" style:font-weight-asian="bold"/>
    </style:style>
    <style:style style:name="P6" style:family="paragraph" style:parent-style-name="Normal">
      <style:paragraph-properties fo:text-align="center" fo:margin-top="0.212cm"/>
      <style:text-properties style:font-name="Arial" fo:font-size="28pt" style:font-name-asian="Times New Roman" style:font-size-asian="28pt" style:font-name-complex="Arial" style:font-size-complex="28pt" fo:language="en" fo:language-asian="en" fo:language-complex="ar" fo:country="GB" fo:country-asian="GB" fo:country-complex="SA" fo:font-weight="bold" style:font-weight-asian="bold"/>
    </style:style>
    <style:style style:name="P7" style:family="paragraph" style:parent-style-name="Normal">
      <style:paragraph-properties fo:text-align="center" fo:margin-top="0.212cm"/>
    </style:style>
    <style:style style:name="T7_1" style:family="text"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8" style:family="paragraph" style:parent-style-name="Normal">
      <style:paragraph-properties fo:text-align="center" fo:margin-top="0.212cm"/>
    </style:style>
    <style:style style:name="T8_1" style:family="text"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T8_2" style:family="text"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9" style:family="paragraph" style:parent-style-name="Normal">
      <style:paragraph-properties fo:text-align="center" fo:margin-top="0.212cm"/>
      <style:text-properties style:font-name="Arial" fo:font-size="28pt" style:font-name-asian="Times New Roman" style:font-size-asian="28pt" style:font-name-complex="Arial" style:font-size-complex="28pt" fo:language="en" fo:language-asian="en" fo:language-complex="ar" fo:country="GB" fo:country-asian="GB" fo:country-complex="SA" fo:font-weight="bold" style:font-weight-asian="bold"/>
    </style:style>
    <style:style style:name="P10" style:family="paragraph" style:parent-style-name="Normal">
      <style:paragraph-properties fo:text-align="center" fo:margin-top="0.212cm"/>
    </style:style>
    <style:style style:name="T10_1" style:family="text">
      <style:text-properties style:font-name="Arial" fo:font-size="28pt" style:font-name-asian="Times New Roman" style:font-size-asian="28pt" style:font-name-complex="Arial" style:font-size-complex="28pt" fo:language="en" fo:language-asian="en" fo:language-complex="ar" fo:country="GB" fo:country-asian="GB" fo:country-complex="SA" fo:font-weight="bold" style:font-weight-asian="bold"/>
    </style:style>
    <style:style style:name="P11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2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3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4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5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6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7" style:family="paragraph" style:parent-style-name="Normal">
      <style:paragraph-properties fo:text-align="center" fo:margin-top="0.212cm"/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8" style:family="paragraph" style:parent-style-name="Normal">
      <style:paragraph-properties fo:text-align="center" fo:margin-top="0.212cm"/>
    </style:style>
    <style:style style:name="T18_1" style:family="text">
      <style:text-properties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19" style:family="paragraph" style:parent-style-name="Normal">
      <style:paragraph-properties fo:margin-top="0.212cm" fo:margin-bottom="0.212cm"/>
      <style:text-properties fo:background-color="#ffff00" style:font-name="Arial" fo:font-size="26pt" style:font-name-asian="Times New Roman" style:font-size-asian="26pt" style:font-name-complex="Arial" style:font-size-complex="26pt" fo:language="en" fo:language-asian="en" fo:language-complex="ar" fo:country="GB" fo:country-asian="GB" fo:country-complex="SA" fo:font-weight="bold" style:font-weight-asian="bold"/>
    </style:style>
    <style:style style:name="P20" style:family="paragraph" style:parent-style-name="Normal">
      <style:paragraph-properties fo:text-align="center" fo:margin-top="0.212cm"/>
    </style:style>
    <style:style style:name="T20_1" style:family="text">
      <style:text-properties style:font-name-complex="Arial" fo:language-asian="en" fo:country-asian="GB" fo:font-weight="bold" style:font-weight-asian="bold"/>
    </style:style>
    <style:style style:name="P21" style:family="paragraph" style:parent-style-name="Normal">
      <style:paragraph-properties fo:text-align="center" fo:margin-top="0.212cm"/>
      <style:text-properties style:font-name-complex="Arial" fo:language-asian="en" fo:country-asian="GB" fo:font-weight="bold" style:font-weight-asian="bold"/>
    </style:style>
    <style:style style:name="P22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T22_1" style:family="text">
      <style:text-properties style:font-name-complex="Arial" fo:language-asian="en" fo:country-asian="GB" fo:font-weight="bold" style:font-weight-asian="bold"/>
    </style:style>
    <style:style style:name="P23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P24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T24_1" style:family="text">
      <style:text-properties style:font-name-complex="Arial" fo:language-asian="en" fo:country-asian="GB" fo:font-weight="bold" style:font-weight-asian="bold"/>
    </style:style>
    <style:style style:name="P25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25_1" style:family="text">
      <style:text-properties style:font-name-complex="Arial" fo:language-asian="en" fo:country-asian="GB"/>
    </style:style>
    <style:style style:name="P26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26_1" style:family="text">
      <style:text-properties style:font-name-complex="Arial" fo:language-asian="en" fo:country-asian="GB"/>
    </style:style>
    <style:style style:name="P27" style:family="paragraph" style:parent-style-name="Normal">
      <style:paragraph-properties fo:text-indent="1.27cm" fo:margin-top="0.212cm"/>
    </style:style>
    <style:style style:name="T27_1" style:family="text">
      <style:text-properties style:font-name-complex="Arial" fo:language-asian="en" fo:country-asian="GB"/>
    </style:style>
    <style:style style:name="P28" style:family="paragraph" style:parent-style-name="Normal">
      <style:paragraph-properties fo:text-indent="1.27cm" fo:margin-top="0.212cm"/>
    </style:style>
    <style:style style:name="T28_1" style:family="text">
      <style:text-properties style:font-name-complex="Arial" fo:language-asian="en" fo:country-asian="GB"/>
    </style:style>
    <style:style style:name="P29" style:family="paragraph" style:parent-style-name="Normal">
      <style:paragraph-properties fo:text-indent="1.27cm" fo:margin-top="0.212cm"/>
    </style:style>
    <style:style style:name="T29_1" style:family="text">
      <style:text-properties style:font-name-complex="Arial" fo:language-asian="en" fo:country-asian="GB"/>
    </style:style>
    <style:style style:name="P30" style:family="paragraph" style:parent-style-name="Normal">
      <style:paragraph-properties fo:text-indent="1.27cm" fo:margin-top="0.212cm"/>
    </style:style>
    <style:style style:name="T30_1" style:family="text">
      <style:text-properties style:font-name-complex="Arial" fo:language-asian="en" fo:country-asian="GB"/>
    </style:style>
    <style:style style:name="P31" style:family="paragraph" style:parent-style-name="Normal">
      <style:paragraph-properties fo:text-indent="1.27cm" fo:margin-top="0.212cm"/>
    </style:style>
    <style:style style:name="T31_1" style:family="text">
      <style:text-properties style:font-name-complex="Arial" fo:language-asian="en" fo:country-asian="GB"/>
    </style:style>
    <style:style style:name="P32" style:family="paragraph" style:parent-style-name="Normal">
      <style:paragraph-properties fo:text-indent="1.27cm" fo:margin-top="0.212cm"/>
    </style:style>
    <style:style style:name="T32_1" style:family="text">
      <style:text-properties style:font-name-complex="Arial" fo:language-asian="en" fo:country-asian="GB"/>
    </style:style>
    <style:style style:name="P33" style:family="paragraph" style:parent-style-name="Normal">
      <style:paragraph-properties fo:text-indent="1.27cm" fo:margin-top="0.212cm"/>
    </style:style>
    <style:style style:name="T33_1" style:family="text">
      <style:text-properties style:font-name-complex="Arial" fo:language-asian="en" fo:country-asian="GB"/>
    </style:style>
    <style:style style:name="P34" style:family="paragraph" style:parent-style-name="Normal">
      <style:paragraph-properties fo:text-indent="1.27cm" fo:margin-top="0.212cm"/>
    </style:style>
    <style:style style:name="T34_1" style:family="text">
      <style:text-properties style:font-name-complex="Arial" fo:language-asian="en" fo:country-asian="GB"/>
    </style:style>
    <style:style style:name="P35" style:family="paragraph" style:parent-style-name="Normal">
      <style:paragraph-properties fo:text-indent="0cm" fo:margin-top="0.212cm" fo:margin-left="0.318cm">
        <style:tab-stops>
          <style:tab-stop style:type="left" style:leader-style="none" style:position="0cm"/>
        </style:tab-stops>
      </style:paragraph-properties>
      <style:text-properties style:font-name-complex="Arial" fo:language-asian="en" fo:country-asian="GB"/>
    </style:style>
    <style:style style:name="T35_1" style:family="text">
      <style:text-properties style:font-name-complex="Arial" fo:language-asian="en" fo:country-asian="GB"/>
    </style:style>
    <style:style style:name="P36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P37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T37_1" style:family="text">
      <style:text-properties style:font-name-complex="Arial" fo:language-asian="en" fo:country-asian="GB" fo:font-weight="bold" style:font-weight-asian="bold"/>
    </style:style>
    <style:style style:name="P38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38_1" style:family="text">
      <style:text-properties style:font-name-complex="Arial" fo:language-asian="en" fo:country-asian="GB"/>
    </style:style>
    <style:style style:name="P39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39_1" style:family="text">
      <style:text-properties style:font-name-complex="Arial" fo:language-asian="en" fo:country-asian="GB"/>
    </style:style>
    <style:style style:name="P40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40_1" style:family="text">
      <style:text-properties style:font-name-complex="Arial" fo:language-asian="en" fo:country-asian="GB"/>
    </style:style>
    <style:style style:name="P41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41_1" style:family="text">
      <style:text-properties style:font-name-complex="Arial" fo:language-asian="en" fo:country-asian="GB"/>
    </style:style>
    <style:style style:name="P42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42_1" style:family="text">
      <style:text-properties style:font-name-complex="Arial" fo:language-asian="en" fo:country-asian="GB"/>
    </style:style>
    <style:style style:name="P43" style:family="paragraph" style:parent-style-name="Normal">
      <style:paragraph-properties fo:text-indent="-0.37cm" fo:margin-top="0.212cm"/>
      <style:text-properties style:font-name-complex="Arial" fo:language-asian="en" fo:country-asian="GB"/>
    </style:style>
    <style:style style:name="T43_1" style:family="text">
      <style:text-properties style:font-name-complex="Arial" fo:language-asian="en" fo:country-asian="GB"/>
    </style:style>
    <style:style style:name="P44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P45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T45_1" style:family="text">
      <style:text-properties style:font-name-complex="Arial" fo:language-asian="en" fo:country-asian="GB" fo:font-weight="bold" style:font-weight-asian="bold"/>
    </style:style>
    <style:style style:name="P46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P47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T47_1" style:family="text">
      <style:text-properties style:font-name-complex="Arial" fo:language-asian="en" fo:country-asian="GB" fo:font-weight="bold" style:font-weight-asian="bold"/>
    </style:style>
    <style:style style:name="T47_2" style:family="text">
      <style:text-properties style:font-name-complex="Arial" fo:language-asian="en" fo:country-asian="GB" fo:font-weight="bold" style:font-weight-asian="bold"/>
    </style:style>
    <style:style style:name="P48" style:family="paragraph" style:parent-style-name="Normal">
      <style:paragraph-properties fo:margin-top="0.212cm"/>
      <style:text-properties style:font-name-complex="Arial" fo:language-asian="en" fo:country-asian="GB" fo:font-weight="bold" style:font-weight-asian="bold"/>
    </style:style>
    <style:style style:name="P49" style:family="paragraph" style:parent-style-name="Normal">
      <style:paragraph-properties fo:margin-top="0.212cm"/>
    </style:style>
    <style:style style:name="T49_1" style:family="text">
      <style:text-properties style:font-name-complex="Arial" fo:language-asian="en" fo:country-asian="GB" fo:font-weight="bold" style:font-weight-asian="bold"/>
    </style:style>
    <style:style style:name="P50" style:family="paragraph" style:parent-style-name="Normal">
      <style:paragraph-properties fo:margin-top="0.212cm"/>
    </style:style>
    <style:style style:name="T50_1" style:family="text">
      <style:text-properties style:font-name-complex="Arial" fo:language-asian="en" fo:country-asian="GB"/>
    </style:style>
    <style:style style:name="P51" style:family="paragraph" style:parent-style-name="Normal">
      <style:paragraph-properties fo:margin-top="0.212cm"/>
    </style:style>
    <style:style style:name="T51_1" style:family="text">
      <style:text-properties style:font-name-complex="Arial" fo:language-asian="en" fo:country-asian="GB"/>
    </style:style>
    <style:style style:name="T51_2" style:family="text">
      <style:text-properties style:font-name-complex="Arial" fo:language-asian="en" fo:country-asian="GB"/>
    </style:style>
    <style:style style:name="P52" style:family="paragraph" style:parent-style-name="Normal">
      <style:paragraph-properties fo:margin-top="0.212cm"/>
    </style:style>
    <style:style style:name="T52_1" style:family="text">
      <style:text-properties style:font-name-complex="Arial" fo:language-asian="en" fo:country-asian="GB"/>
    </style:style>
    <style:style style:name="P53" style:family="paragraph" style:parent-style-name="Normal">
      <style:paragraph-properties fo:margin-top="0.212cm"/>
    </style:style>
    <style:style style:name="T53_1" style:family="text">
      <style:text-properties style:font-name-complex="Arial" fo:language-asian="en" fo:country-asian="GB"/>
    </style:style>
    <style:style style:name="P54" style:family="paragraph" style:parent-style-name="Normal">
      <style:paragraph-properties fo:margin-top="0.212cm"/>
    </style:style>
    <style:style style:name="T54_1" style:family="text">
      <style:text-properties style:font-name-complex="Arial" fo:language-asian="en" fo:country-asian="GB"/>
    </style:style>
    <style:style style:name="P55" style:family="paragraph" style:parent-style-name="Normal">
      <style:paragraph-properties fo:margin-top="0.212cm"/>
    </style:style>
    <style:style style:name="T55_1" style:family="text">
      <style:text-properties style:font-name-complex="Arial" fo:language-asian="en" fo:country-asian="GB" fo:font-weight="bold" style:font-weight-asian="bold"/>
    </style:style>
    <style:style style:name="P56" style:family="paragraph" style:parent-style-name="Normal">
      <style:paragraph-properties fo:text-indent="-2.54cm" fo:margin-top="0.212cm" fo:margin-left="2.54cm"/>
    </style:style>
    <style:style style:name="T56_1" style:family="text">
      <style:text-properties style:font-name-complex="Arial" fo:language-asian="en" fo:country-asian="GB"/>
    </style:style>
    <style:style style:name="T56_2" style:family="text">
      <style:text-properties style:font-name-complex="Arial" fo:language-asian="en" fo:country-asian="GB"/>
    </style:style>
    <style:style style:name="T56_3" style:family="text">
      <style:text-properties style:font-name-complex="Arial" fo:language-asian="en" fo:country-asian="GB"/>
    </style:style>
    <style:style style:name="P57" style:family="paragraph" style:parent-style-name="Normal">
      <style:paragraph-properties fo:text-indent="-2.54cm" fo:margin-top="0.212cm" fo:margin-left="2.54cm"/>
    </style:style>
    <style:style style:name="T57_1" style:family="text">
      <style:text-properties style:font-name-complex="Arial" fo:language-asian="en" fo:country-asian="GB"/>
    </style:style>
    <style:style style:name="P58" style:family="paragraph" style:parent-style-name="Normal">
      <style:paragraph-properties fo:text-indent="-2.54cm" fo:margin-top="0.212cm" fo:margin-left="2.54cm"/>
    </style:style>
    <style:style style:name="T58_1" style:family="text">
      <style:text-properties style:font-name-complex="Arial" fo:language-asian="en" fo:country-asian="GB"/>
    </style:style>
    <style:style style:name="T58_2" style:family="text">
      <style:text-properties style:font-name-complex="Arial" fo:language-asian="en" fo:country-asian="GB"/>
    </style:style>
    <style:style style:name="T58_3" style:family="text">
      <style:text-properties style:font-name-complex="Arial" fo:language-asian="en" fo:country-asian="GB"/>
    </style:style>
    <style:style style:name="T58_4" style:family="text">
      <style:text-properties style:font-name-complex="Arial" fo:language-asian="en" fo:country-asian="GB"/>
    </style:style>
    <style:style style:name="P59" style:family="paragraph" style:parent-style-name="Normal">
      <style:paragraph-properties fo:margin-top="0.212cm"/>
    </style:style>
    <style:style style:name="T59_1" style:family="text">
      <style:text-properties style:font-name-complex="Arial" fo:language-asian="en" fo:country-asian="GB"/>
    </style:style>
    <style:style style:name="P60" style:family="paragraph" style:parent-style-name="Normal">
      <style:paragraph-properties fo:margin-top="0.212cm"/>
      <style:text-properties style:font-name-complex="Arial" fo:language-asian="en" fo:country-asian="GB"/>
    </style:style>
    <style:style style:name="P61" style:family="paragraph" style:parent-style-name="Normal">
      <style:paragraph-properties fo:margin-top="0.212cm"/>
      <style:text-properties style:font-name-complex="Arial" fo:language-asian="en" fo:country-asian="GB"/>
    </style:style>
    <style:style style:name="P62" style:family="paragraph" style:parent-style-name="Normal">
      <style:paragraph-properties fo:margin-top="0.212cm"/>
      <style:text-properties style:font-name-complex="Arial" fo:language-asian="en" fo:country-asian="GB"/>
    </style:style>
    <style:style style:name="P63" style:family="paragraph" style:parent-style-name="Normal">
      <style:paragraph-properties fo:margin-top="0.212cm"/>
      <style:text-properties style:font-name-complex="Arial" fo:language-asian="en" fo:country-asian="GB"/>
    </style:style>
    <style:style style:name="P64" style:family="paragraph" style:parent-style-name="Normal">
      <style:paragraph-properties fo:margin-top="0.212cm"/>
      <style:text-properties style:font-name-complex="Arial" fo:language-asian="en" fo:country-asian="GB"/>
    </style:style>
    <style:style style:name="P65" style:family="paragraph" style:parent-style-name="Normal">
      <style:paragraph-properties fo:margin-top="0.212cm"/>
      <style:text-properties style:font-name-complex="Arial" fo:language-asian="en" fo:country-asian="GB"/>
    </style:style>
    <style:style style:name="P66" style:family="paragraph" style:parent-style-name="Normal">
      <style:paragraph-properties fo:margin-top="0.212cm"/>
      <style:text-properties style:font-name-complex="Arial" fo:language-asian="en" fo:country-asian="GB"/>
    </style:style>
    <style:style style:name="P67" style:family="paragraph" style:parent-style-name="Normal">
      <style:paragraph-properties fo:margin-top="0.212cm"/>
      <style:text-properties style:font-name-complex="Arial" fo:language-asian="en" fo:country-asian="GB"/>
    </style:style>
    <style:style style:name="P68" style:family="paragraph" style:parent-style-name="Normal">
      <style:paragraph-properties fo:margin-top="0.212cm"/>
      <style:text-properties style:font-name-complex="Arial" fo:language-asian="en" fo:country-asian="GB"/>
    </style:style>
    <style:style style:name="P69" style:family="paragraph" style:parent-style-name="Normal">
      <style:paragraph-properties fo:margin-top="0.212cm"/>
      <style:text-properties style:font-name-complex="Arial" fo:language-asian="en" fo:country-asian="GB"/>
    </style:style>
    <style:style style:name="P70" style:family="paragraph" style:parent-style-name="Normal">
      <style:paragraph-properties fo:margin-top="0.212cm"/>
      <style:text-properties style:font-name-complex="Arial" fo:language-asian="en" fo:country-asian="GB"/>
    </style:style>
    <style:style style:name="P71" style:family="paragraph" style:parent-style-name="Normal">
      <style:paragraph-properties fo:margin-top="0.212cm"/>
      <style:text-properties style:font-name-complex="Arial" fo:language-asian="en" fo:country-asian="GB"/>
    </style:style>
    <style:style style:name="P72" style:family="paragraph" style:parent-style-name="Normal">
      <style:paragraph-properties fo:margin-top="0.212cm"/>
      <style:text-properties style:font-name-complex="Arial" fo:language-asian="en" fo:country-asian="GB"/>
    </style:style>
    <style:style style:name="P73" style:family="paragraph" style:parent-style-name="Normal">
      <style:paragraph-properties fo:margin-top="0.212cm"/>
      <style:text-properties style:font-name-complex="Arial" fo:language-asian="en" fo:country-asian="GB"/>
    </style:style>
    <style:style style:name="P74" style:family="paragraph" style:parent-style-name="Normal">
      <style:paragraph-properties fo:margin-top="0.212cm"/>
      <style:text-properties style:font-name-complex="Arial" fo:language-asian="en" fo:country-asian="GB"/>
    </style:style>
    <style:style style:name="P75" style:family="paragraph" style:parent-style-name="Normal">
      <style:paragraph-properties fo:margin-top="0.212cm"/>
      <style:text-properties style:font-name-complex="Arial" fo:language-asian="en" fo:country-asian="GB"/>
    </style:style>
    <style:style style:name="P76" style:family="paragraph" style:parent-style-name="Normal">
      <style:paragraph-properties fo:margin-top="0.212cm"/>
      <style:text-properties style:font-name-complex="Arial" fo:language-asian="en" fo:country-asian="GB"/>
    </style:style>
    <style:style style:name="P77" style:family="paragraph" style:parent-style-name="Normal">
      <style:paragraph-properties fo:margin-top="0.212cm"/>
      <style:text-properties style:font-name-complex="Arial" fo:language-asian="en" fo:country-asian="GB"/>
    </style:style>
    <style:style style:name="P78" style:family="paragraph" style:parent-style-name="Normal">
      <style:paragraph-properties fo:margin-top="0.212cm"/>
      <style:text-properties style:font-name-complex="Arial" fo:language-asian="en" fo:country-asian="GB"/>
    </style:style>
    <style:style style:name="P79" style:family="paragraph" style:parent-style-name="Normal">
      <style:paragraph-properties fo:margin-top="0.212cm"/>
      <style:text-properties style:font-name-complex="Arial" fo:language-asian="en" fo:country-asian="GB"/>
    </style:style>
    <style:style style:name="P80" style:family="paragraph" style:parent-style-name="Normal">
      <style:paragraph-properties fo:margin-top="0.212cm"/>
      <style:text-properties style:font-name-complex="Arial" fo:language-asian="en" fo:country-asian="GB"/>
    </style:style>
    <style:style style:name="P81" style:family="paragraph" style:parent-style-name="Normal">
      <style:paragraph-properties fo:margin-top="0.212cm"/>
      <style:text-properties style:font-name-complex="Arial" fo:language-asian="en" fo:country-asian="GB"/>
    </style:style>
    <style:style style:name="P82" style:family="paragraph" style:parent-style-name="Normal">
      <style:paragraph-properties fo:margin-top="0.212cm"/>
      <style:text-properties style:font-name-complex="Arial" fo:language-asian="en" fo:country-asian="GB"/>
    </style:style>
    <style:style style:name="P83" style:family="paragraph" style:parent-style-name="Normal">
      <style:paragraph-properties fo:margin-top="0.212cm"/>
      <style:text-properties style:font-name-complex="Arial" fo:language-asian="en" fo:country-asian="GB"/>
    </style:style>
    <style:style style:name="P84" style:family="paragraph" style:parent-style-name="Normal">
      <style:paragraph-properties fo:margin-top="0.212cm"/>
      <style:text-properties style:font-name-complex="Arial" fo:language-asian="en" fo:country-asian="GB"/>
    </style:style>
    <style:style style:name="P85" style:family="paragraph" style:parent-style-name="Normal">
      <style:paragraph-properties fo:margin-top="0.212cm"/>
      <style:text-properties style:font-name-complex="Arial" fo:language-asian="en" fo:country-asian="GB"/>
    </style:style>
    <style:style style:name="P86" style:family="paragraph" style:parent-style-name="Normal">
      <style:paragraph-properties fo:margin-top="0.212cm"/>
      <style:text-properties style:font-name-complex="Arial" fo:language-asian="en" fo:country-asian="GB"/>
    </style:style>
    <style:style style:name="P87" style:family="paragraph" style:parent-style-name="Normal">
      <style:paragraph-properties fo:margin-top="0.212cm"/>
      <style:text-properties style:font-name-complex="Arial" fo:language-asian="en" fo:country-asian="GB"/>
    </style:style>
    <style:style style:name="P88" style:family="paragraph" style:parent-style-name="Normal">
      <style:paragraph-properties fo:margin-top="0.212cm"/>
      <style:text-properties style:font-name-complex="Arial" fo:language-asian="en" fo:country-asian="GB"/>
    </style:style>
    <style:style style:name="P89" style:family="paragraph" style:parent-style-name="Normal">
      <style:paragraph-properties fo:margin-top="0.212cm"/>
      <style:text-properties style:font-name-complex="Arial" fo:language-asian="en" fo:country-asian="GB"/>
    </style:style>
    <style:style style:name="P90" style:family="paragraph" style:parent-style-name="Normal">
      <style:paragraph-properties fo:text-align="center" fo:margin-top="0.212cm"/>
    </style:style>
    <style:style style:name="T90_1" style:family="text">
      <style:text-properties style:font-name-complex="Arial" fo:language-asian="en" fo:country-asian="GB" fo:font-weight="bold" style:font-weight-asian="bold"/>
    </style:style>
    <style:style style:name="P91" style:family="paragraph" style:parent-style-name="Normal">
      <style:paragraph-properties fo:text-align="justify" fo:margin-top="0.212cm"/>
      <style:text-properties style:font-name-complex="Arial" fo:language-asian="en" fo:country-asian="GB" fo:font-weight="bold" style:font-weight-asian="bold"/>
    </style:style>
    <style:style style:name="T91_1" style:family="text">
      <style:text-properties style:font-name-complex="Arial" fo:language-asian="en" fo:country-asian="GB" fo:font-weight="bold" style:font-weight-asian="bold"/>
    </style:style>
    <style:style style:name="P92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92_1" style:family="text">
      <style:text-properties style:font-name-complex="Arial" fo:language-asian="en" fo:country-asian="GB"/>
    </style:style>
    <style:style style:name="T92_2" style:family="text">
      <style:text-properties style:font-name-complex="Arial" fo:language-asian="en" fo:country-asian="GB"/>
    </style:style>
    <style:style style:name="T92_3" style:family="text">
      <style:text-properties style:font-name-complex="Arial" fo:language-asian="en" fo:country-asian="GB"/>
    </style:style>
    <style:style style:name="T92_4" style:family="text">
      <style:text-properties style:font-name-complex="Arial" fo:language-asian="en" fo:country-asian="GB"/>
    </style:style>
    <style:style style:name="T92_5" style:family="text">
      <style:text-properties style:font-name-complex="Arial" fo:language-asian="en" fo:country-asian="GB"/>
    </style:style>
    <style:style style:name="T92_6" style:family="text">
      <style:text-properties style:font-name-complex="Arial" fo:language-asian="en" fo:country-asian="GB"/>
    </style:style>
    <style:style style:name="T92_7" style:family="text">
      <style:text-properties style:font-name-complex="Arial" fo:language-asian="en" fo:country-asian="GB"/>
    </style:style>
    <style:style style:name="T92_8" style:family="text">
      <style:text-properties style:font-name-complex="Arial" fo:language-asian="en" fo:country-asian="GB"/>
    </style:style>
    <style:style style:name="T92_9" style:family="text">
      <style:text-properties style:font-name-complex="Arial" fo:language-asian="en" fo:country-asian="GB"/>
    </style:style>
    <style:style style:name="T92_10" style:family="text">
      <style:text-properties style:font-name-complex="Arial" fo:language-asian="en" fo:country-asian="GB"/>
    </style:style>
    <style:style style:name="T92_11" style:family="text">
      <style:text-properties style:font-name-complex="Arial" fo:language-asian="en" fo:country-asian="GB"/>
    </style:style>
    <style:style style:name="T92_12" style:family="text">
      <style:text-properties style:font-name-complex="Arial" fo:language-asian="en" fo:country-asian="GB"/>
    </style:style>
    <style:style style:name="T92_13" style:family="text">
      <style:text-properties style:font-name-complex="Arial" fo:language-asian="en" fo:country-asian="GB"/>
    </style:style>
    <style:style style:name="T92_14" style:family="text">
      <style:text-properties style:font-name-complex="Arial" fo:language-asian="en" fo:country-asian="GB"/>
    </style:style>
    <style:style style:name="T92_15" style:family="text">
      <style:text-properties style:font-name-complex="Arial"/>
    </style:style>
    <style:style style:name="T92_16" style:family="text" style:parent-style-name="Normal">
      <style:text-properties style:font-name-complex="Arial"/>
    </style:style>
    <style:style style:name="P93" style:family="paragraph" style:parent-style-name="Footnote_20_text"/>
    <style:style style:name="T93_1" style:family="text"/>
    <style:style style:name="T93_2" style:family="text"/>
    <style:style style:name="T93_3" style:family="text">
      <style:text-properties style:font-name-complex="Arial"/>
    </style:style>
    <style:style style:name="T93_4" style:family="text">
      <style:text-properties style:font-name-complex="Arial"/>
    </style:style>
    <style:style style:name="T93_5" style:family="text">
      <style:text-properties style:font-name-complex="Arial"/>
    </style:style>
    <style:style style:name="T93_6" style:family="text">
      <style:text-properties style:font-name-complex="Arial"/>
    </style:style>
    <style:style style:name="T93_7" style:family="text">
      <style:text-properties style:font-name-complex="Arial"/>
    </style:style>
    <style:style style:name="P94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94_1" style:family="text">
      <style:text-properties style:font-name-complex="Arial"/>
    </style:style>
    <style:style style:name="T94_2" style:family="text">
      <style:text-properties style:font-name-complex="Arial"/>
    </style:style>
    <style:style style:name="T94_3" style:family="text">
      <style:text-properties style:font-name-complex="Arial"/>
    </style:style>
    <style:style style:name="T94_4" style:family="text">
      <style:text-properties style:font-name-complex="Arial"/>
    </style:style>
    <style:style style:name="T94_5" style:family="text">
      <style:text-properties style:font-name-complex="Arial"/>
    </style:style>
    <style:style style:name="T94_6" style:family="text">
      <style:text-properties style:font-name-complex="Arial"/>
    </style:style>
    <style:style style:name="T94_7" style:family="text">
      <style:text-properties style:font-name-complex="Arial"/>
    </style:style>
    <style:style style:name="T94_8" style:family="text">
      <style:text-properties style:font-name-complex="Arial"/>
    </style:style>
    <style:style style:name="T94_9" style:family="text" style:parent-style-name="Normal">
      <style:text-properties style:font-name-complex="Arial"/>
    </style:style>
    <style:style style:name="P95" style:family="paragraph" style:parent-style-name="Footnote_20_text"/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>
      <style:text-properties style:font-name-complex="Arial"/>
    </style:style>
    <style:style style:name="P96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96_1" style:family="text">
      <style:text-properties style:font-name-complex="Arial"/>
    </style:style>
    <style:style style:name="T96_2" style:family="text">
      <style:text-properties style:font-name-complex="Arial" fo:font-weight="bold" style:font-weight-asian="bold" style:text-underline-style="solid" style:text-underline-color="font-color"/>
    </style:style>
    <style:style style:name="T96_3" style:family="text">
      <style:text-properties style:font-name-complex="Arial" fo:font-weight="bold" style:font-weight-asian="bold"/>
    </style:style>
    <style:style style:name="T96_4" style:family="text">
      <style:text-properties style:font-name-complex="Arial"/>
    </style:style>
    <style:style style:name="T96_5" style:family="text">
      <style:text-properties style:font-name-complex="Arial"/>
    </style:style>
    <style:style style:name="T96_6" style:family="text">
      <style:text-properties style:font-name-complex="Arial"/>
    </style:style>
    <style:style style:name="T96_7" style:family="text">
      <style:text-properties style:font-name-complex="Arial"/>
    </style:style>
    <style:style style:name="T96_8" style:family="text">
      <style:text-properties style:font-name-complex="Arial"/>
    </style:style>
    <style:style style:name="T96_9" style:family="text">
      <style:text-properties style:font-name-complex="Arial"/>
    </style:style>
    <style:style style:name="T96_10" style:family="text">
      <style:text-properties style:font-name-complex="Arial"/>
    </style:style>
    <style:style style:name="T96_11" style:family="text">
      <style:text-properties style:font-name-complex="Arial"/>
    </style:style>
    <style:style style:name="T96_12" style:family="text">
      <style:text-properties style:font-name-complex="Arial"/>
    </style:style>
    <style:style style:name="T96_13" style:family="text">
      <style:text-properties style:font-name-complex="Arial"/>
    </style:style>
    <style:style style:name="T96_14" style:family="text">
      <style:text-properties style:font-name-complex="Arial"/>
    </style:style>
    <style:style style:name="T96_15" style:family="text">
      <style:text-properties style:font-name-complex="Arial"/>
    </style:style>
    <style:style style:name="T96_16" style:family="text">
      <style:text-properties style:font-name-complex="Arial"/>
    </style:style>
    <style:style style:name="T96_17" style:family="text">
      <style:text-properties style:font-name-complex="Arial"/>
    </style:style>
    <style:style style:name="T96_18" style:family="text">
      <style:text-properties fo:language-asian="en" fo:country-asian="GB"/>
    </style:style>
    <style:style style:name="T96_19" style:family="text">
      <style:text-properties style:font-name-complex="Arial"/>
    </style:style>
    <style:style style:name="T96_20" style:family="text">
      <style:text-properties style:font-name-complex="Arial" fo:font-weight="bold" style:font-weight-asian="bold" style:text-underline-style="solid" style:text-underline-color="font-color"/>
    </style:style>
    <style:style style:name="T96_21" style:family="text">
      <style:text-properties style:font-name-complex="Arial" fo:font-weight="bold" style:font-weight-asian="bold"/>
    </style:style>
    <style:style style:name="T96_22" style:family="text">
      <style:text-properties style:font-name-complex="Arial"/>
    </style:style>
    <style:style style:name="T96_23" style:family="text">
      <style:text-properties style:font-name-complex="Arial"/>
    </style:style>
    <style:style style:name="T96_24" style:family="text">
      <style:text-properties style:font-name-complex="Arial"/>
    </style:style>
    <style:style style:name="T96_25" style:family="text">
      <style:text-properties style:font-name-complex="Arial"/>
    </style:style>
    <style:style style:name="P97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97_1" style:family="text">
      <style:text-properties style:font-name-complex="Arial"/>
    </style:style>
    <style:style style:name="T97_2" style:family="text">
      <style:text-properties style:font-name-complex="Arial"/>
    </style:style>
    <style:style style:name="T97_3" style:family="text">
      <style:text-properties style:font-name-complex="Arial"/>
    </style:style>
    <style:style style:name="T97_4" style:family="text">
      <style:text-properties style:font-name-complex="Arial"/>
    </style:style>
    <style:style style:name="T97_5" style:family="text">
      <style:text-properties style:font-name-complex="Arial"/>
    </style:style>
    <style:style style:name="T97_6" style:family="text">
      <style:text-properties style:font-name-complex="Arial"/>
    </style:style>
    <style:style style:name="T97_7" style:family="text">
      <style:text-properties style:font-name-complex="Arial"/>
    </style:style>
    <style:style style:name="T97_8" style:family="text">
      <style:text-properties style:font-name-complex="Arial"/>
    </style:style>
    <style:style style:name="T97_9" style:family="text">
      <style:text-properties style:font-name-complex="Arial"/>
    </style:style>
    <style:style style:name="T97_10" style:family="text">
      <style:text-properties style:font-name-complex="Arial"/>
    </style:style>
    <style:style style:name="T97_11" style:family="text">
      <style:text-properties style:font-name-complex="Arial"/>
    </style:style>
    <style:style style:name="T97_12" style:family="text">
      <style:text-properties style:font-name-complex="Arial"/>
    </style:style>
    <style:style style:name="T97_13" style:family="text">
      <style:text-properties style:font-name-complex="Arial"/>
    </style:style>
    <style:style style:name="T97_14" style:family="text">
      <style:text-properties style:font-name-complex="Arial"/>
    </style:style>
    <style:style style:name="T97_15" style:family="text">
      <style:text-properties style:font-name-complex="Arial"/>
    </style:style>
    <style:style style:name="P98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98_1" style:family="text">
      <style:text-properties style:font-name-complex="Arial"/>
    </style:style>
    <style:style style:name="T98_2" style:family="text">
      <style:text-properties style:font-name-complex="Arial" fo:font-weight="bold" style:font-weight-asian="bold"/>
    </style:style>
    <style:style style:name="T98_3" style:family="text">
      <style:text-properties style:font-name-complex="Arial"/>
    </style:style>
    <style:style style:name="T98_4" style:family="text">
      <style:text-properties style:font-name-complex="Arial"/>
    </style:style>
    <style:style style:name="P99" style:family="paragraph" style:parent-style-name="Normal">
      <style:paragraph-properties fo:text-align="justify" fo:margin-top="0.212cm"/>
    </style:style>
    <style:style style:name="T99_1" style:family="text">
      <style:text-properties style:font-name-complex="Arial"/>
    </style:style>
    <style:style style:name="P100" style:family="paragraph" style:parent-style-name="Normal">
      <style:paragraph-properties fo:text-align="justify" fo:margin-top="0.212cm"/>
    </style:style>
    <style:style style:name="T100_1" style:family="text">
      <style:text-properties style:font-name-complex="Arial"/>
    </style:style>
    <style:style style:name="P101" style:family="paragraph" style:parent-style-name="Normal">
      <style:paragraph-properties fo:text-align="justify" fo:margin-top="0.212cm"/>
    </style:style>
    <style:style style:name="T101_1" style:family="text">
      <style:text-properties style:font-name-complex="Arial"/>
    </style:style>
    <style:style style:name="T101_2" style:family="text">
      <style:text-properties style:font-name-complex="Arial"/>
    </style:style>
    <style:style style:name="T101_3" style:family="text">
      <style:text-properties style:font-name-complex="Arial"/>
    </style:style>
    <style:style style:name="P102" style:family="paragraph" style:parent-style-name="Normal">
      <style:paragraph-properties fo:text-align="justify" fo:margin-top="0.212cm"/>
    </style:style>
    <style:style style:name="T102_1" style:family="text">
      <style:text-properties style:font-name-complex="Arial"/>
    </style:style>
    <style:style style:name="T102_2" style:family="text">
      <style:text-properties style:font-name-complex="Arial"/>
    </style:style>
    <style:style style:name="P103" style:family="paragraph" style:parent-style-name="Normal">
      <style:paragraph-properties fo:text-align="justify" fo:margin-top="0.212cm"/>
    </style:style>
    <style:style style:name="T103_1" style:family="text">
      <style:text-properties style:font-name-complex="Arial"/>
    </style:style>
    <style:style style:name="P104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104_1" style:family="text">
      <style:text-properties style:font-name-complex="Arial"/>
    </style:style>
    <style:style style:name="T104_2" style:family="text">
      <style:text-properties style:font-name-complex="Arial" fo:font-weight="bold" style:font-weight-asian="bold"/>
    </style:style>
    <style:style style:name="T104_3" style:family="text">
      <style:text-properties style:font-name-complex="Arial"/>
    </style:style>
    <style:style style:name="T104_4" style:family="text">
      <style:text-properties style:font-name-complex="Arial"/>
    </style:style>
    <style:style style:name="T104_5" style:family="text">
      <style:text-properties style:font-name-complex="Arial"/>
    </style:style>
    <style:style style:name="T104_6" style:family="text">
      <style:text-properties style:font-name-complex="Arial"/>
    </style:style>
    <style:style style:name="T104_7" style:family="text">
      <style:text-properties style:font-name-complex="Arial"/>
    </style:style>
    <style:style style:name="T104_8" style:family="text">
      <style:text-properties style:font-name-complex="Arial"/>
    </style:style>
    <style:style style:name="T104_9" style:family="text">
      <style:text-properties style:font-name-complex="Arial"/>
    </style:style>
    <style:style style:name="T104_10" style:family="text">
      <style:text-properties style:font-name-complex="Arial"/>
    </style:style>
    <style:style style:name="T104_11" style:family="text">
      <style:text-properties style:font-name-complex="Arial"/>
    </style:style>
    <style:style style:name="T104_12" style:family="text">
      <style:text-properties style:font-name-complex="Arial"/>
    </style:style>
    <style:style style:name="P105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105_1" style:family="text">
      <style:text-properties style:font-name-complex="Arial"/>
    </style:style>
    <style:style style:name="T105_2" style:family="text">
      <style:text-properties style:font-name-complex="Arial"/>
    </style:style>
    <style:style style:name="T105_3" style:family="text">
      <style:text-properties style:font-name-complex="Arial"/>
    </style:style>
    <style:style style:name="T105_4" style:family="text">
      <style:text-properties style:font-name-complex="Arial"/>
    </style:style>
    <style:style style:name="T105_5" style:family="text">
      <style:text-properties style:font-name-complex="Arial"/>
    </style:style>
    <style:style style:name="T105_6" style:family="text">
      <style:text-properties style:font-name-complex="Arial"/>
    </style:style>
    <style:style style:name="T105_7" style:family="text">
      <style:text-properties style:font-name-complex="Arial"/>
    </style:style>
    <style:style style:name="T105_8" style:family="text">
      <style:text-properties style:font-name-complex="Arial"/>
    </style:style>
    <style:style style:name="T105_9" style:family="text">
      <style:text-properties style:font-name-complex="Arial"/>
    </style:style>
    <style:style style:name="T105_10" style:family="text">
      <style:text-properties style:font-name-complex="Arial"/>
    </style:style>
    <style:style style:name="T105_11" style:family="text">
      <style:text-properties style:font-name-complex="Arial"/>
    </style:style>
    <style:style style:name="P106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106_1" style:family="text">
      <style:text-properties fo:language-asian="en" fo:country-asian="GB"/>
    </style:style>
    <style:style style:name="T106_2" style:family="text">
      <style:text-properties fo:language-asian="en" fo:country-asian="GB" fo:font-weight="bold" style:font-weight-asian="bold"/>
    </style:style>
    <style:style style:name="T106_3" style:family="text">
      <style:text-properties fo:language-asian="en" fo:country-asian="GB"/>
    </style:style>
    <style:style style:name="T106_4" style:family="text">
      <style:text-properties fo:language-asian="en" fo:country-asian="GB"/>
    </style:style>
    <style:style style:name="T106_5" style:family="text">
      <style:text-properties fo:language-asian="en" fo:country-asian="GB"/>
    </style:style>
    <style:style style:name="T106_6" style:family="text">
      <style:text-properties fo:language-asian="en" fo:country-asian="GB"/>
    </style:style>
    <style:style style:name="T106_7" style:family="text">
      <style:text-properties fo:language-asian="en" fo:country-asian="GB"/>
    </style:style>
    <style:style style:name="T106_8" style:family="text">
      <style:text-properties fo:language-asian="en" fo:country-asian="GB"/>
    </style:style>
    <style:style style:name="T106_9" style:family="text">
      <style:text-properties fo:language-asian="en" fo:country-asian="GB"/>
    </style:style>
    <style:style style:name="T106_10" style:family="text">
      <style:text-properties fo:language-asian="en" fo:country-asian="GB"/>
    </style:style>
    <style:style style:name="T106_11" style:family="text">
      <style:text-properties style:font-name-complex="Arial"/>
    </style:style>
    <style:style style:name="T106_12" style:family="text">
      <style:text-properties style:font-name-complex="Arial"/>
    </style:style>
    <style:style style:name="P107" style:family="paragraph" style:parent-style-name="Normal">
      <style:paragraph-properties fo:text-align="justify" fo:margin-top="0.212cm"/>
      <style:text-properties fo:language-asian="en" fo:country-asian="GB"/>
    </style:style>
    <style:style style:name="P108" style:family="paragraph" style:parent-style-name="Normal">
      <style:paragraph-properties fo:text-align="justify" fo:margin-top="0.212cm"/>
      <style:text-properties fo:language-asian="en" fo:country-asian="GB"/>
    </style:style>
    <style:style style:name="P109" style:family="paragraph" style:parent-style-name="Normal">
      <style:paragraph-properties fo:text-align="justify" fo:margin-top="0.212cm"/>
      <style:text-properties fo:language-asian="en" fo:country-asian="GB"/>
    </style:style>
    <style:style style:name="P110" style:family="paragraph" style:parent-style-name="Normal">
      <style:paragraph-properties fo:text-align="justify" fo:margin-top="0.212cm"/>
      <style:text-properties fo:language-asian="en" fo:country-asian="GB"/>
    </style:style>
    <style:style style:name="P111" style:family="paragraph" style:parent-style-name="Normal">
      <style:paragraph-properties fo:text-align="justify" fo:margin-top="0.212cm"/>
      <style:text-properties fo:language-asian="en" fo:country-asian="GB"/>
    </style:style>
    <style:style style:name="P112" style:family="paragraph" style:parent-style-name="Normal">
      <style:paragraph-properties fo:text-align="justify" fo:margin-top="0.212cm"/>
      <style:text-properties fo:language-asian="en" fo:country-asian="GB"/>
    </style:style>
    <style:style style:name="P113" style:family="paragraph" style:parent-style-name="Normal">
      <style:paragraph-properties fo:text-align="justify" fo:margin-top="0.212cm"/>
      <style:text-properties fo:language-asian="en" fo:country-asian="GB"/>
    </style:style>
    <style:style style:name="P114" style:family="paragraph" style:parent-style-name="Normal">
      <style:paragraph-properties fo:text-align="justify" fo:margin-top="0.212cm"/>
      <style:text-properties fo:language-asian="en" fo:country-asian="GB"/>
    </style:style>
    <style:style style:name="P115" style:family="paragraph" style:parent-style-name="Normal">
      <style:paragraph-properties fo:text-align="justify" fo:margin-top="0.212cm"/>
      <style:text-properties fo:language-asian="en" fo:country-asian="GB"/>
    </style:style>
    <style:style style:name="P116" style:family="paragraph" style:parent-style-name="Normal">
      <style:paragraph-properties fo:text-align="justify" fo:margin-top="0.212cm"/>
      <style:text-properties fo:language-asian="en" fo:country-asian="GB"/>
    </style:style>
    <style:style style:name="P117" style:family="paragraph" style:parent-style-name="Normal">
      <style:paragraph-properties fo:text-align="justify" fo:margin-top="0.212cm"/>
      <style:text-properties fo:language-asian="en" fo:country-asian="GB"/>
    </style:style>
    <style:style style:name="P118" style:family="paragraph" style:parent-style-name="Normal">
      <style:paragraph-properties fo:text-align="justify" fo:margin-top="0.212cm"/>
      <style:text-properties fo:language-asian="en" fo:country-asian="GB"/>
    </style:style>
    <style:style style:name="P119" style:family="paragraph" style:parent-style-name="Normal">
      <style:paragraph-properties fo:text-align="justify" fo:margin-top="0.212cm"/>
      <style:text-properties fo:language-asian="en" fo:country-asian="GB"/>
    </style:style>
    <style:style style:name="P120" style:family="paragraph" style:parent-style-name="Normal">
      <style:paragraph-properties fo:text-align="justify" fo:margin-top="0.212cm"/>
      <style:text-properties fo:language-asian="en" fo:country-asian="GB"/>
    </style:style>
    <style:style style:name="P121" style:family="paragraph" style:parent-style-name="Normal">
      <style:paragraph-properties fo:text-align="justify" fo:margin-top="0.212cm"/>
      <style:text-properties fo:language-asian="en" fo:country-asian="GB"/>
    </style:style>
    <style:style style:name="P122" style:family="paragraph" style:parent-style-name="Normal">
      <style:paragraph-properties fo:text-align="justify" fo:margin-top="0.212cm"/>
      <style:text-properties fo:language-asian="en" fo:country-asian="GB"/>
    </style:style>
    <style:style style:name="P123" style:family="paragraph" style:parent-style-name="Normal">
      <style:paragraph-properties fo:text-align="justify" fo:margin-top="0.212cm"/>
      <style:text-properties fo:language-asian="en" fo:country-asian="GB"/>
    </style:style>
    <style:style style:name="P124" style:family="paragraph" style:parent-style-name="Normal">
      <style:paragraph-properties fo:text-align="justify" fo:margin-top="0.212cm"/>
      <style:text-properties fo:language-asian="en" fo:country-asian="GB"/>
    </style:style>
    <style:style style:name="P125" style:family="paragraph" style:parent-style-name="Normal">
      <style:paragraph-properties fo:text-align="justify" fo:margin-top="0.212cm"/>
      <style:text-properties fo:language-asian="en" fo:country-asian="GB"/>
    </style:style>
    <style:style style:name="P126" style:family="paragraph" style:parent-style-name="Normal">
      <style:paragraph-properties fo:text-align="justify" fo:margin-top="0.212cm"/>
    </style:style>
    <style:style style:name="T126_1" style:family="text">
      <style:text-properties style:font-name-complex="Arial" fo:language-asian="en" fo:country-asian="GB" fo:font-weight="bold" style:font-weight-asian="bold" style:font-weight-complex="bold"/>
    </style:style>
    <style:style style:name="T126_2" style:family="text">
      <style:text-properties style:font-name-complex="Arial" fo:language-asian="en" fo:country-asian="GB" fo:font-weight="bold" style:font-weight-asian="bold" style:font-weight-complex="bold"/>
    </style:style>
    <style:style style:name="T126_3" style:family="text">
      <style:text-properties style:font-name-complex="Arial" fo:language-asian="en" fo:country-asian="GB" fo:font-weight="bold" style:font-weight-asian="bold" style:font-weight-complex="bold"/>
    </style:style>
    <style:style style:name="P127" style:family="paragraph" style:parent-style-name="Normal">
      <style:paragraph-properties fo:text-align="justify" fo:margin-top="0.212cm"/>
      <style:text-properties fo:language-asian="en" fo:country-asian="GB" fo:font-weight="bold" style:font-weight-asian="bold"/>
    </style:style>
    <style:style style:name="T127_1" style:family="text">
      <style:text-properties fo:language-asian="en" fo:country-asian="GB" fo:font-weight="bold" style:font-weight-asian="bold"/>
    </style:style>
    <style:style style:name="P128" style:family="paragraph" style:parent-style-name="Normal">
      <style:paragraph-properties fo:text-align="justify" fo:margin-top="0.212cm"/>
    </style:style>
    <style:style style:name="T128_1" style:family="text">
      <style:text-properties style:font-name-complex="Arial" fo:language-asian="en" fo:country-asian="GB"/>
    </style:style>
    <style:style style:name="T128_2" style:family="text">
      <style:text-properties style:font-name-complex="Arial" fo:language-asian="en" fo:country-asian="GB"/>
    </style:style>
    <style:style style:name="T128_3" style:family="text">
      <style:text-properties style:font-name-complex="Arial" fo:language-asian="en" fo:country-asian="GB"/>
    </style:style>
    <style:style style:name="T128_4" style:family="text">
      <style:text-properties style:font-name-complex="Arial" fo:language-asian="en" fo:country-asian="GB"/>
    </style:style>
    <style:style style:name="T128_5" style:family="text">
      <style:text-properties style:font-name-complex="Arial" fo:language-asian="en" fo:country-asian="GB"/>
    </style:style>
    <style:style style:name="T128_6" style:family="text">
      <style:text-properties style:font-name-complex="Arial" fo:language-asian="en" fo:country-asian="GB"/>
    </style:style>
    <style:style style:name="T128_7" style:family="text">
      <style:text-properties style:font-name-complex="Arial" fo:language-asian="en" fo:country-asian="GB"/>
    </style:style>
    <style:style style:name="T128_8" style:family="text">
      <style:text-properties style:font-name-complex="Arial" fo:language-asian="en" fo:country-asian="GB"/>
    </style:style>
    <style:style style:name="T128_9" style:family="text">
      <style:text-properties style:font-name-complex="Arial" fo:language-asian="en" fo:country-asian="GB"/>
    </style:style>
    <style:style style:name="T128_10" style:family="text">
      <style:text-properties style:font-name-complex="Arial" fo:language-asian="en" fo:country-asian="GB"/>
    </style:style>
    <style:style style:name="T128_11" style:family="text"/>
    <style:style style:name="T128_12" style:family="text"/>
    <style:style style:name="T128_13" style:family="text">
      <style:text-properties style:font-name-complex="Arial"/>
    </style:style>
    <style:style style:name="T128_14" style:family="text">
      <style:text-properties style:font-name-complex="Arial" fo:language-asian="en" fo:country-asian="GB"/>
    </style:style>
    <style:style style:name="T128_15" style:family="text">
      <style:text-properties style:font-name-complex="Arial"/>
    </style:style>
    <style:style style:name="T128_16" style:family="text"/>
    <style:style style:name="T128_17" style:family="text">
      <style:text-properties style:font-name-complex="Arial"/>
    </style:style>
    <style:style style:name="P129" style:family="paragraph" style:parent-style-name="Normal">
      <style:paragraph-properties fo:text-align="justify" fo:margin-top="0.212cm"/>
      <style:text-properties fo:language-asian="en" fo:country-asian="GB"/>
    </style:style>
    <style:style style:name="T129_1" style:family="text">
      <style:text-properties style:font-name-complex="Arial" fo:language-asian="en" fo:country-asian="GB"/>
    </style:style>
    <style:style style:name="T129_2" style:family="text">
      <style:text-properties style:font-name-complex="Arial" fo:language-asian="en" fo:country-asian="GB"/>
    </style:style>
    <style:style style:name="T129_3" style:family="text">
      <style:text-properties style:font-name-complex="Arial" fo:language-asian="en" fo:country-asian="GB"/>
    </style:style>
    <style:style style:name="T129_4" style:family="text">
      <style:text-properties style:font-name-complex="Arial" fo:language-asian="en" fo:country-asian="GB"/>
    </style:style>
    <style:style style:name="T129_5" style:family="text">
      <style:text-properties style:font-name-complex="Arial" fo:language-asian="en" fo:country-asian="GB"/>
    </style:style>
    <style:style style:name="T129_6" style:family="text">
      <style:text-properties fo:color="#000000" fo:language-asian="en" fo:country-asian="GB"/>
    </style:style>
    <style:style style:name="T129_7" style:family="text">
      <style:text-properties fo:color="#000000" fo:language-asian="en" fo:country-asian="GB"/>
    </style:style>
    <style:style style:name="P130" style:family="paragraph" style:parent-style-name="Normal">
      <style:paragraph-properties fo:text-align="justify" fo:margin-top="0.212cm"/>
      <style:text-properties fo:color="#000000" fo:language-asian="en" fo:country-asian="GB"/>
    </style:style>
    <style:style style:name="T130_1" style:family="text">
      <style:text-properties fo:color="#000000" fo:language-asian="en" fo:country-asian="GB"/>
    </style:style>
    <style:style style:name="T130_2" style:family="text">
      <style:text-properties fo:color="#000000" fo:language-asian="en" fo:country-asian="GB"/>
    </style:style>
    <style:style style:name="T130_3" style:family="text">
      <style:text-properties fo:color="#000000" fo:language-asian="en" fo:country-asian="GB"/>
    </style:style>
    <style:style style:name="P131" style:family="paragraph" style:parent-style-name="Normal">
      <style:paragraph-properties fo:text-align="justify" fo:margin-top="0.212cm"/>
      <style:text-properties fo:color="#000000" fo:language-asian="en" fo:country-asian="GB"/>
    </style:style>
    <style:style style:name="T131_1" style:family="text">
      <style:text-properties fo:color="#000000" fo:language-asian="en" fo:country-asian="GB"/>
    </style:style>
    <style:style style:name="T131_2" style:family="text">
      <style:text-properties fo:color="#000000" fo:language-asian="en" fo:country-asian="GB"/>
    </style:style>
    <style:style style:name="T131_3" style:family="text">
      <style:text-properties fo:color="#000000" fo:language-asian="en" fo:country-asian="GB"/>
    </style:style>
    <style:style style:name="T131_4" style:family="text">
      <style:text-properties fo:color="#000000" fo:language-asian="en" fo:country-asian="GB"/>
    </style:style>
    <style:style style:name="T131_5" style:family="text">
      <style:text-properties fo:color="#000000" fo:language-asian="en" fo:country-asian="GB"/>
    </style:style>
    <style:style style:name="P132" style:family="paragraph" style:parent-style-name="Normal">
      <style:paragraph-properties fo:text-align="justify" fo:margin-top="0.212cm"/>
    </style:style>
    <style:style style:name="T132_1" style:family="text">
      <style:text-properties style:font-name-complex="Arial" fo:language-asian="en" fo:country-asian="GB"/>
    </style:style>
    <style:style style:name="T132_2" style:family="text">
      <style:text-properties style:font-name-complex="Arial" fo:language-asian="en" fo:country-asian="GB"/>
    </style:style>
    <style:style style:name="T132_3" style:family="text">
      <style:text-properties style:font-name-complex="Arial" fo:language-asian="en" fo:country-asian="GB"/>
    </style:style>
    <style:style style:name="T132_4" style:family="text">
      <style:text-properties style:font-name-complex="Arial" fo:language-asian="en" fo:country-asian="GB"/>
    </style:style>
    <style:style style:name="T132_5" style:family="text">
      <style:text-properties style:font-name-complex="Arial"/>
    </style:style>
    <style:style style:name="T132_6" style:family="text">
      <style:text-properties style:font-name-complex="Arial"/>
    </style:style>
    <style:style style:name="T132_7" style:family="text">
      <style:text-properties style:font-name-complex="Arial" fo:language-asian="en" fo:country-asian="GB"/>
    </style:style>
    <style:style style:name="T132_8" style:family="text">
      <style:text-properties style:font-name-complex="Arial" fo:language-asian="en" fo:country-asian="GB"/>
    </style:style>
    <style:style style:name="T132_9" style:family="text">
      <style:text-properties style:font-name-complex="Arial" fo:language-asian="en" fo:country-asian="GB"/>
    </style:style>
    <style:style style:name="T132_10" style:family="text">
      <style:text-properties style:font-name-complex="Arial" fo:language-asian="en" fo:country-asian="GB"/>
    </style:style>
    <style:style style:name="T132_11" style:family="text">
      <style:text-properties style:font-name-complex="Arial" fo:language-asian="en" fo:country-asian="GB"/>
    </style:style>
    <style:style style:name="T132_12" style:family="text">
      <style:text-properties fo:language-asian="en" fo:country-asian="GB"/>
    </style:style>
    <style:style style:name="T132_13" style:family="text">
      <style:text-properties fo:language-asian="en" fo:country-asian="GB"/>
    </style:style>
    <style:style style:name="T132_14" style:family="text">
      <style:text-properties fo:language-asian="en" fo:country-asian="GB"/>
    </style:style>
    <style:style style:name="T132_15" style:family="text">
      <style:text-properties fo:language-asian="en" fo:country-asian="GB"/>
    </style:style>
    <style:style style:name="T132_16" style:family="text">
      <style:text-properties fo:language-asian="en" fo:country-asian="GB"/>
    </style:style>
    <style:style style:name="T132_17" style:family="text">
      <style:text-properties fo:language-asian="en" fo:country-asian="GB"/>
    </style:style>
    <style:style style:name="T132_18" style:family="text">
      <style:text-properties fo:language-asian="en" fo:country-asian="GB"/>
    </style:style>
    <style:style style:name="T132_19" style:family="text">
      <style:text-properties fo:language-asian="en" fo:country-asian="GB"/>
    </style:style>
    <style:style style:name="T132_20" style:family="text">
      <style:text-properties fo:language-asian="en" fo:country-asian="GB"/>
    </style:style>
    <style:style style:name="T132_21" style:family="text">
      <style:text-properties fo:language-asian="en" fo:country-asian="GB"/>
    </style:style>
    <style:style style:name="T132_22" style:family="text">
      <style:text-properties fo:language-asian="en" fo:country-asian="GB"/>
    </style:style>
    <style:style style:name="T132_23" style:family="text">
      <style:text-properties fo:language-asian="en" fo:country-asian="GB"/>
    </style:style>
    <style:style style:name="P133" style:family="paragraph" style:parent-style-name="Normal">
      <style:paragraph-properties fo:text-align="justify" fo:margin-top="0.212cm"/>
      <style:text-properties fo:language-asian="en" fo:country-asian="GB"/>
    </style:style>
    <style:style style:name="T133_1" style:family="text">
      <style:text-properties style:font-name-complex="Arial" fo:language-asian="en" fo:country-asian="GB"/>
    </style:style>
    <style:style style:name="T133_2" style:family="text">
      <style:text-properties style:font-name-complex="Arial" fo:language-asian="en" fo:country-asian="GB"/>
    </style:style>
    <style:style style:name="T133_3" style:family="text">
      <style:text-properties style:font-name-complex="Arial" fo:language-asian="en" fo:country-asian="GB"/>
    </style:style>
    <style:style style:name="T133_4" style:family="text">
      <style:text-properties style:font-name-complex="Arial" fo:language-asian="en" fo:country-asian="GB"/>
    </style:style>
    <style:style style:name="T133_5" style:family="text">
      <style:text-properties style:font-name-complex="Arial" fo:language-asian="en" fo:country-asian="GB"/>
    </style:style>
    <style:style style:name="T133_6" style:family="text">
      <style:text-properties style:font-name-complex="Arial" fo:language-asian="en" fo:country-asian="GB"/>
    </style:style>
    <style:style style:name="T133_7" style:family="text">
      <style:text-properties style:font-name-complex="Arial" fo:language-asian="en" fo:country-asian="GB"/>
    </style:style>
    <style:style style:name="T133_8" style:family="text">
      <style:text-properties style:font-name-complex="Arial" fo:language-asian="en" fo:country-asian="GB"/>
    </style:style>
    <style:style style:name="P134" style:family="paragraph" style:parent-style-name="Normal">
      <style:paragraph-properties fo:text-align="justify" fo:margin-top="0.212cm"/>
    </style:style>
    <style:style style:name="T134_1" style:family="text">
      <style:text-properties style:font-name-complex="Arial" fo:language-asian="en" fo:country-asian="GB"/>
    </style:style>
    <style:style style:name="T134_2" style:family="text">
      <style:text-properties style:font-name-complex="Arial" fo:language-asian="en" fo:country-asian="GB" fo:font-weight="bold" style:font-weight-asian="bold"/>
    </style:style>
    <style:style style:name="T134_3" style:family="text">
      <style:text-properties style:font-name-complex="Arial" fo:language-asian="en" fo:country-asian="GB" fo:font-weight="bold" style:font-weight-asian="bold" style:text-underline-style="solid" style:text-underline-color="font-color"/>
    </style:style>
    <style:style style:name="T134_4" style:family="text">
      <style:text-properties style:font-name-complex="Arial" fo:language-asian="en" fo:country-asian="GB" fo:font-weight="bold" style:font-weight-asian="bold"/>
    </style:style>
    <style:style style:name="T134_5" style:family="text">
      <style:text-properties style:font-name-complex="Arial" fo:language-asian="en" fo:country-asian="GB"/>
    </style:style>
    <style:style style:name="T134_6" style:family="text">
      <style:text-properties style:font-name-complex="Arial" fo:language-asian="en" fo:country-asian="GB" fo:font-weight="bold" style:font-weight-asian="bold"/>
    </style:style>
    <style:style style:name="T134_7" style:family="text">
      <style:text-properties style:font-name-complex="Arial" fo:language-asian="en" fo:country-asian="GB"/>
    </style:style>
    <style:style style:name="T134_8" style:family="text">
      <style:text-properties style:font-name-complex="Arial" fo:language-asian="en" fo:country-asian="GB"/>
    </style:style>
    <style:style style:name="T134_9" style:family="text">
      <style:text-properties style:font-name-complex="Arial" fo:language-asian="en" fo:country-asian="GB"/>
    </style:style>
    <style:style style:name="T134_10" style:family="text">
      <style:text-properties style:font-name-complex="Arial" fo:language-asian="en" fo:country-asian="GB"/>
    </style:style>
    <style:style style:name="T134_11" style:family="text">
      <style:text-properties style:font-name-complex="Arial" fo:language-asian="en" fo:country-asian="GB"/>
    </style:style>
    <style:style style:name="T134_12" style:family="text">
      <style:text-properties style:font-name-complex="Arial"/>
    </style:style>
    <style:style style:name="T134_13" style:family="text">
      <style:text-properties style:font-name-complex="Arial"/>
    </style:style>
    <style:style style:name="T134_14" style:family="text">
      <style:text-properties style:font-name-complex="Arial"/>
    </style:style>
    <style:style style:name="T134_15" style:family="text">
      <style:text-properties style:font-name-complex="Arial"/>
    </style:style>
    <style:style style:name="T134_16" style:family="text">
      <style:text-properties style:font-name-complex="Arial" fo:font-weight="bold" style:font-weight-asian="bold" style:text-underline-style="solid" style:text-underline-color="font-color"/>
    </style:style>
    <style:style style:name="T134_17" style:family="text">
      <style:text-properties style:font-name-complex="Arial"/>
    </style:style>
    <style:style style:name="T134_18" style:family="text">
      <style:text-properties style:font-name-complex="Arial" fo:language-asian="en" fo:country-asian="GB"/>
    </style:style>
    <style:style style:name="T134_19" style:family="text">
      <style:text-properties style:font-name-complex="Arial" fo:language-asian="en" fo:country-asian="GB"/>
    </style:style>
    <style:style style:name="P135" style:family="paragraph" style:parent-style-name="Normal">
      <style:paragraph-properties fo:text-align="justify" fo:margin-top="0.212cm"/>
      <style:text-properties fo:language-asian="en" fo:country-asian="GB"/>
    </style:style>
    <style:style style:name="T135_1" style:family="text">
      <style:text-properties fo:language-asian="en" fo:country-asian="GB"/>
    </style:style>
    <style:style style:name="T135_2" style:family="text">
      <style:text-properties fo:language-asian="en" fo:country-asian="GB"/>
    </style:style>
    <style:style style:name="T135_3" style:family="text">
      <style:text-properties fo:language-asian="en" fo:country-asian="GB"/>
    </style:style>
    <style:style style:name="T135_4" style:family="text">
      <style:text-properties fo:language-asian="en" fo:country-asian="GB"/>
    </style:style>
    <style:style style:name="T135_5" style:family="text">
      <style:text-properties fo:language-asian="en" fo:country-asian="GB"/>
    </style:style>
    <style:style style:name="T135_6" style:family="text">
      <style:text-properties fo:language-asian="en" fo:country-asian="GB"/>
    </style:style>
    <style:style style:name="T135_7" style:family="text">
      <style:text-properties fo:language-asian="en" fo:country-asian="GB"/>
    </style:style>
    <style:style style:name="T135_8" style:family="text">
      <style:text-properties fo:language-asian="en" fo:country-asian="GB"/>
    </style:style>
    <style:style style:name="T135_9" style:family="text">
      <style:text-properties fo:language-asian="en" fo:country-asian="GB"/>
    </style:style>
    <style:style style:name="T135_10" style:family="text">
      <style:text-properties fo:language-asian="en" fo:country-asian="GB"/>
    </style:style>
    <style:style style:name="T135_11" style:family="text">
      <style:text-properties fo:language-asian="en" fo:country-asian="GB"/>
    </style:style>
    <style:style style:name="T135_12" style:family="text">
      <style:text-properties fo:language-asian="en" fo:country-asian="GB" fo:font-weight="bold" style:font-weight-asian="bold"/>
    </style:style>
    <style:style style:name="T135_13" style:family="text">
      <style:text-properties fo:language-asian="en" fo:country-asian="GB"/>
    </style:style>
    <style:style style:name="T135_14" style:family="text">
      <style:text-properties fo:language-asian="en" fo:country-asian="GB"/>
    </style:style>
    <style:style style:name="T135_15" style:family="text">
      <style:text-properties fo:language-asian="en" fo:country-asian="GB"/>
    </style:style>
    <style:style style:name="P136" style:family="paragraph" style:parent-style-name="Normal">
      <style:paragraph-properties fo:text-align="justify" fo:margin-top="0.212cm"/>
      <style:text-properties fo:language-asian="en" fo:country-asian="GB"/>
    </style:style>
    <style:style style:name="T136_1" style:family="text">
      <style:text-properties fo:language-asian="en" fo:country-asian="GB"/>
    </style:style>
    <style:style style:name="T136_2" style:family="text">
      <style:text-properties fo:language-asian="en" fo:country-asian="GB"/>
    </style:style>
    <style:style style:name="T136_3" style:family="text">
      <style:text-properties fo:language-asian="en" fo:country-asian="GB"/>
    </style:style>
    <style:style style:name="P137" style:family="paragraph" style:parent-style-name="Normal">
      <style:paragraph-properties fo:text-align="justify" fo:margin-top="0.212cm"/>
      <style:text-properties fo:language-asian="en" fo:country-asian="GB"/>
    </style:style>
    <style:style style:name="T137_1" style:family="text">
      <style:text-properties fo:language-asian="en" fo:country-asian="GB"/>
    </style:style>
    <style:style style:name="P138" style:family="paragraph" style:parent-style-name="Normal">
      <style:paragraph-properties fo:text-align="justify" fo:margin-top="0.212cm"/>
      <style:text-properties fo:language-asian="en" fo:country-asian="GB"/>
    </style:style>
    <style:style style:name="T138_1" style:family="text">
      <style:text-properties fo:language-asian="en" fo:country-asian="GB"/>
    </style:style>
    <style:style style:name="T138_2" style:family="text">
      <style:text-properties fo:language-asian="en" fo:country-asian="GB"/>
    </style:style>
    <style:style style:name="P139" style:family="paragraph" style:parent-style-name="Normal">
      <style:paragraph-properties fo:text-align="justify" fo:margin-top="0.212cm"/>
      <style:text-properties fo:language-asian="en" fo:country-asian="GB"/>
    </style:style>
    <style:style style:name="T139_1" style:family="text">
      <style:text-properties fo:language-asian="en" fo:country-asian="GB"/>
    </style:style>
    <style:style style:name="P140" style:family="paragraph" style:parent-style-name="Normal">
      <style:paragraph-properties fo:text-align="justify" fo:margin-top="0.212cm"/>
      <style:text-properties fo:language-asian="en" fo:country-asian="GB"/>
    </style:style>
    <style:style style:name="T140_1" style:family="text">
      <style:text-properties fo:language-asian="en" fo:country-asian="GB"/>
    </style:style>
    <style:style style:name="P141" style:family="paragraph" style:parent-style-name="Normal">
      <style:paragraph-properties fo:text-align="justify" fo:margin-top="0.212cm"/>
      <style:text-properties fo:language-asian="en" fo:country-asian="GB"/>
    </style:style>
    <style:style style:name="T141_1" style:family="text">
      <style:text-properties fo:language-asian="en" fo:country-asian="GB"/>
    </style:style>
    <style:style style:name="T141_2" style:family="text">
      <style:text-properties style:font-name-complex="Arial" fo:language-asian="en" fo:country-asian="GB"/>
    </style:style>
    <style:style style:name="T141_3" style:family="text">
      <style:text-properties style:font-name-complex="Arial" fo:language-asian="en" fo:country-asian="GB"/>
    </style:style>
    <style:style style:name="T141_4" style:family="text">
      <style:text-properties style:font-name-complex="Arial" fo:language-asian="en" fo:country-asian="GB"/>
    </style:style>
    <style:style style:name="T141_5" style:family="text">
      <style:text-properties style:font-name-complex="Arial" fo:language-asian="en" fo:country-asian="GB"/>
    </style:style>
    <style:style style:name="T141_6" style:family="text">
      <style:text-properties style:font-name-complex="Arial" fo:language-asian="en" fo:country-asian="GB"/>
    </style:style>
    <style:style style:name="T141_7" style:family="text">
      <style:text-properties style:font-name-complex="Arial" fo:language-asian="en" fo:country-asian="GB"/>
    </style:style>
    <style:style style:name="P142" style:family="paragraph" style:parent-style-name="Normal">
      <style:paragraph-properties fo:text-align="justify" fo:margin-top="0.212cm"/>
      <style:text-properties fo:language-asian="en" fo:country-asian="GB"/>
    </style:style>
    <style:style style:name="T142_1" style:family="text">
      <style:text-properties style:font-name-complex="Arial" fo:language-asian="en" fo:country-asian="GB"/>
    </style:style>
    <style:style style:name="T142_2" style:family="text">
      <style:text-properties style:font-name-complex="Arial" fo:language-asian="en" fo:country-asian="GB"/>
    </style:style>
    <style:style style:name="T142_3" style:family="text">
      <style:text-properties style:font-name-complex="Arial" fo:language-asian="en" fo:country-asian="GB"/>
    </style:style>
    <style:style style:name="T142_4" style:family="text">
      <style:text-properties style:font-name-complex="Arial" fo:language-asian="en" fo:country-asian="GB"/>
    </style:style>
    <style:style style:name="P143" style:family="paragraph" style:parent-style-name="Normal">
      <style:paragraph-properties fo:text-align="justify" fo:margin-top="0.212cm"/>
      <style:text-properties fo:language-asian="en" fo:country-asian="GB"/>
    </style:style>
    <style:style style:name="T143_1" style:family="text">
      <style:text-properties fo:language-asian="en" fo:country-asian="GB"/>
    </style:style>
    <style:style style:name="T143_2" style:family="text">
      <style:text-properties fo:language-asian="en" fo:country-asian="GB"/>
    </style:style>
    <style:style style:name="T143_3" style:family="text">
      <style:text-properties fo:language-asian="en" fo:country-asian="GB"/>
    </style:style>
    <style:style style:name="P144" style:family="paragraph" style:parent-style-name="Normal">
      <style:paragraph-properties fo:text-align="justify" fo:margin-top="0.212cm"/>
      <style:text-properties fo:language-asian="en" fo:country-asian="GB"/>
    </style:style>
    <style:style style:name="T144_1" style:family="text">
      <style:text-properties style:font-name-complex="Arial" fo:language-asian="en" fo:country-asian="GB"/>
    </style:style>
    <style:style style:name="T144_2" style:family="text">
      <style:text-properties style:font-name-complex="Arial" fo:language-asian="en" fo:country-asian="GB"/>
    </style:style>
    <style:style style:name="P145" style:family="paragraph" style:parent-style-name="Normal">
      <style:paragraph-properties fo:text-align="justify" fo:margin-top="0.212cm"/>
      <style:text-properties fo:language-asian="en" fo:country-asian="GB"/>
    </style:style>
    <style:style style:name="T145_1" style:family="text">
      <style:text-properties fo:language-asian="en" fo:country-asian="GB"/>
    </style:style>
    <style:style style:name="T145_2" style:family="text">
      <style:text-properties fo:language-asian="en" fo:country-asian="GB"/>
    </style:style>
    <style:style style:name="T145_3" style:family="text">
      <style:text-properties fo:language-asian="en" fo:country-asian="GB"/>
    </style:style>
    <style:style style:name="T145_4" style:family="text">
      <style:text-properties fo:language-asian="en" fo:country-asian="GB"/>
    </style:style>
    <style:style style:name="T145_5" style:family="text">
      <style:text-properties fo:language-asian="en" fo:country-asian="GB"/>
    </style:style>
    <style:style style:name="T145_6" style:family="text">
      <style:text-properties fo:language-asian="en" fo:country-asian="GB"/>
    </style:style>
    <style:style style:name="T145_7" style:family="text">
      <style:text-properties fo:language-asian="en" fo:country-asian="GB"/>
    </style:style>
    <style:style style:name="T145_8" style:family="text">
      <style:text-properties fo:language-asian="en" fo:country-asian="GB"/>
    </style:style>
    <style:style style:name="T145_9" style:family="text">
      <style:text-properties fo:language-asian="en" fo:country-asian="GB"/>
    </style:style>
    <style:style style:name="T145_10" style:family="text">
      <style:text-properties fo:language-asian="en" fo:country-asian="GB"/>
    </style:style>
    <style:style style:name="P146" style:family="paragraph" style:parent-style-name="Normal">
      <style:paragraph-properties fo:text-align="justify" fo:margin-top="0.212cm"/>
      <style:text-properties fo:language-asian="en" fo:country-asian="GB"/>
    </style:style>
    <style:style style:name="T146_1" style:family="text">
      <style:text-properties style:font-name-complex="Arial" fo:language-asian="en" fo:country-asian="GB"/>
    </style:style>
    <style:style style:name="T146_2" style:family="text">
      <style:text-properties style:font-name-complex="Arial" fo:language-asian="en" fo:country-asian="GB"/>
    </style:style>
    <style:style style:name="T146_3" style:family="text">
      <style:text-properties style:font-name-complex="Arial" fo:language-asian="en" fo:country-asian="GB"/>
    </style:style>
    <style:style style:name="T146_4" style:family="text">
      <style:text-properties style:font-name-complex="Arial" fo:language-asian="en" fo:country-asian="GB"/>
    </style:style>
    <style:style style:name="T146_5" style:family="text">
      <style:text-properties style:font-name-complex="Arial" fo:language-asian="en" fo:country-asian="GB"/>
    </style:style>
    <style:style style:name="T146_6" style:family="text">
      <style:text-properties style:font-name-complex="Arial" fo:language-asian="en" fo:country-asian="GB"/>
    </style:style>
    <style:style style:name="P147" style:family="paragraph" style:parent-style-name="Normal">
      <style:paragraph-properties fo:text-align="justify" fo:margin-top="0.212cm"/>
      <style:text-properties fo:language-asian="en" fo:country-asian="GB"/>
    </style:style>
    <style:style style:name="T147_1" style:family="text">
      <style:text-properties style:font-name-complex="Arial" fo:language-asian="en" fo:country-asian="GB"/>
    </style:style>
    <style:style style:name="T147_2" style:family="text">
      <style:text-properties style:font-name-complex="Arial" fo:language-asian="en" fo:country-asian="GB"/>
    </style:style>
    <style:style style:name="T147_3" style:family="text">
      <style:text-properties style:font-name-complex="Arial" fo:language-asian="en" fo:country-asian="GB"/>
    </style:style>
    <style:style style:name="T147_4" style:family="text">
      <style:text-properties style:font-name-complex="Arial" fo:language-asian="en" fo:country-asian="GB"/>
    </style:style>
    <style:style style:name="T147_5" style:family="text">
      <style:text-properties style:font-name-complex="Arial" fo:language-asian="en" fo:country-asian="GB"/>
    </style:style>
    <style:style style:name="P148" style:family="paragraph" style:parent-style-name="Normal">
      <style:paragraph-properties fo:text-align="justify" fo:margin-top="0.212cm"/>
      <style:text-properties fo:language-asian="en" fo:country-asian="GB"/>
    </style:style>
    <style:style style:name="T148_1" style:family="text">
      <style:text-properties style:font-name-complex="Arial" fo:language-asian="en" fo:country-asian="GB"/>
    </style:style>
    <style:style style:name="T148_2" style:family="text">
      <style:text-properties style:font-name-complex="Arial" fo:language-asian="en" fo:country-asian="GB"/>
    </style:style>
    <style:style style:name="T148_3" style:family="text">
      <style:text-properties style:font-name-complex="Arial" fo:language-asian="en" fo:country-asian="GB"/>
    </style:style>
    <style:style style:name="P149" style:family="paragraph" style:parent-style-name="Normal">
      <style:paragraph-properties fo:text-align="justify" fo:margin-top="0.212cm"/>
      <style:text-properties fo:language-asian="en" fo:country-asian="GB"/>
    </style:style>
    <style:style style:name="T149_1" style:family="text">
      <style:text-properties fo:language-asian="en" fo:country-asian="GB"/>
    </style:style>
    <style:style style:name="T149_2" style:family="text">
      <style:text-properties fo:language-asian="en" fo:country-asian="GB"/>
    </style:style>
    <style:style style:name="T149_3" style:family="text">
      <style:text-properties fo:language-asian="en" fo:country-asian="GB"/>
    </style:style>
    <style:style style:name="T149_4" style:family="text">
      <style:text-properties fo:language-asian="en" fo:country-asian="GB"/>
    </style:style>
    <style:style style:name="T149_5" style:family="text">
      <style:text-properties fo:language-asian="en" fo:country-asian="GB"/>
    </style:style>
    <style:style style:name="T149_6" style:family="text">
      <style:text-properties fo:language-asian="en" fo:country-asian="GB"/>
    </style:style>
    <style:style style:name="T149_7" style:family="text">
      <style:text-properties fo:language-asian="en" fo:country-asian="GB"/>
    </style:style>
    <style:style style:name="P150" style:family="paragraph" style:parent-style-name="Normal">
      <style:paragraph-properties fo:text-align="justify" fo:margin-top="0.212cm"/>
      <style:text-properties fo:language-asian="en" fo:country-asian="GB"/>
    </style:style>
    <style:style style:name="T150_1" style:family="text">
      <style:text-properties fo:language-asian="en" fo:country-asian="GB"/>
    </style:style>
    <style:style style:name="T150_2" style:family="text">
      <style:text-properties fo:language-asian="en" fo:country-asian="GB"/>
    </style:style>
    <style:style style:name="T150_3" style:family="text">
      <style:text-properties fo:language-asian="en" fo:country-asian="GB"/>
    </style:style>
    <style:style style:name="T150_4" style:family="text">
      <style:text-properties fo:language-asian="en" fo:country-asian="GB"/>
    </style:style>
    <style:style style:name="T150_5" style:family="text">
      <style:text-properties fo:language-asian="en" fo:country-asian="GB"/>
    </style:style>
    <style:style style:name="T150_6" style:family="text">
      <style:text-properties fo:language-asian="en" fo:country-asian="GB"/>
    </style:style>
    <style:style style:name="P151" style:family="paragraph" style:parent-style-name="Normal">
      <style:paragraph-properties fo:text-align="justify" fo:margin-top="0.212cm"/>
      <style:text-properties fo:language-asian="en" fo:country-asian="GB"/>
    </style:style>
    <style:style style:name="P152" style:family="paragraph" style:parent-style-name="Normal">
      <style:paragraph-properties fo:text-align="justify" fo:margin-top="0.212cm"/>
      <style:text-properties fo:language-asian="en" fo:country-asian="GB" fo:font-weight="bold" style:font-weight-asian="bold"/>
    </style:style>
    <style:style style:name="T152_1" style:family="text">
      <style:text-properties fo:language-asian="en" fo:country-asian="GB" fo:font-weight="bold" style:font-weight-asian="bold"/>
    </style:style>
    <style:style style:name="T152_2" style:family="text">
      <style:text-properties fo:language-asian="en" fo:country-asian="GB" fo:font-weight="bold" style:font-weight-asian="bold"/>
    </style:style>
    <style:style style:name="P153" style:family="paragraph" style:parent-style-name="Normal">
      <style:paragraph-properties fo:text-align="justify" fo:margin-top="0.212cm"/>
    </style:style>
    <style:style style:name="T153_1" style:family="text">
      <style:text-properties fo:language-asian="en" fo:country-asian="GB" fo:font-weight="bold" style:font-weight-asian="bold"/>
    </style:style>
    <style:style style:name="P154" style:family="paragraph" style:parent-style-name="Normal">
      <style:paragraph-properties fo:text-align="justify" fo:margin-top="0.212cm" fo:margin-bottom="0.212cm"/>
    </style:style>
    <style:style style:name="T154_1" style:family="text">
      <style:text-properties fo:language-asian="en" fo:country-asian="GB"/>
    </style:style>
    <style:style style:name="T154_2" style:family="text">
      <style:text-properties fo:language-asian="en" fo:country-asian="GB"/>
    </style:style>
    <style:style style:name="T154_3" style:family="text">
      <style:text-properties fo:language-asian="en" fo:country-asian="GB"/>
    </style:style>
    <style:style style:name="T154_4" style:family="text">
      <style:text-properties fo:language-asian="en" fo:country-asian="GB"/>
    </style:style>
    <style:style style:name="T154_5" style:family="text" style:parent-style-name="Normal">
      <style:text-properties fo:language-asian="en" fo:country-asian="GB"/>
    </style:style>
    <style:style style:name="P155" style:family="paragraph" style:parent-style-name="Footnote_20_text"/>
    <style:style style:name="T155_1" style:family="text"/>
    <style:style style:name="T155_2" style:family="text"/>
    <style:style style:name="T155_3" style:family="text" style:parent-style-name="Internet_20_link"/>
    <style:style style:name="P156" style:family="paragraph" style:parent-style-name="Footnote_20_text"/>
    <style:style style:name="T156_1" style:family="text">
      <style:text-properties fo:language-asian="en" fo:country-asian="GB"/>
    </style:style>
    <style:style style:name="T156_2" style:family="text">
      <style:text-properties fo:language-asian="en" fo:country-asian="GB" style:text-underline-style="solid" style:text-underline-color="font-color"/>
    </style:style>
    <style:style style:name="T156_3" style:family="text">
      <style:text-properties fo:language-asian="en" fo:country-asian="GB"/>
    </style:style>
    <style:style style:name="P157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57_1" style:family="text">
      <style:text-properties fo:language-asian="en" fo:country-asian="GB"/>
    </style:style>
    <style:style style:name="P158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58_1" style:family="text">
      <style:text-properties fo:language-asian="en" fo:country-asian="GB"/>
    </style:style>
    <style:style style:name="P159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59_1" style:family="text">
      <style:text-properties fo:language-asian="en" fo:country-asian="GB"/>
    </style:style>
    <style:style style:name="T159_2" style:family="text">
      <style:text-properties fo:language-asian="en" fo:country-asian="GB"/>
    </style:style>
    <style:style style:name="P160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60_1" style:family="text">
      <style:text-properties fo:language-asian="en" fo:country-asian="GB"/>
    </style:style>
    <style:style style:name="P161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61_1" style:family="text">
      <style:text-properties fo:language-asian="en" fo:country-asian="GB"/>
    </style:style>
    <style:style style:name="P162" style:family="paragraph" style:parent-style-name="Normal">
      <style:paragraph-properties style:text-autospace="none" fo:text-align="justify" fo:margin-top="0.106cm"/>
      <style:text-properties fo:language-asian="en" fo:country-asian="GB"/>
    </style:style>
    <style:style style:name="T162_1" style:family="text">
      <style:text-properties fo:language-asian="en" fo:country-asian="GB"/>
    </style:style>
    <style:style style:name="T162_2" style:family="text">
      <style:text-properties fo:language-asian="en" fo:country-asian="GB"/>
    </style:style>
    <style:style style:name="P163" style:family="paragraph" style:parent-style-name="Normal">
      <style:paragraph-properties fo:text-align="justify" fo:margin-top="0.212cm"/>
    </style:style>
    <style:style style:name="T163_1" style:family="text">
      <style:text-properties fo:language-asian="en" fo:country-asian="GB"/>
    </style:style>
    <style:style style:name="T163_2" style:family="text">
      <style:text-properties fo:language-asian="en" fo:country-asian="GB"/>
    </style:style>
    <style:style style:name="T163_3" style:family="text">
      <style:text-properties fo:language-asian="en" fo:country-asian="GB"/>
    </style:style>
    <style:style style:name="T163_4" style:family="text">
      <style:text-properties fo:language-asian="en" fo:country-asian="GB"/>
    </style:style>
    <style:style style:name="T163_5" style:family="text">
      <style:text-properties fo:language-asian="en" fo:country-asian="GB"/>
    </style:style>
    <style:style style:name="T163_6" style:family="text">
      <style:text-properties fo:language-asian="en" fo:country-asian="GB"/>
    </style:style>
    <style:style style:name="T163_7" style:family="text">
      <style:text-properties fo:language-asian="en" fo:country-asian="GB"/>
    </style:style>
    <style:style style:name="T163_8" style:family="text">
      <style:text-properties fo:language-asian="en" fo:country-asian="GB"/>
    </style:style>
    <style:style style:name="T163_9" style:family="text">
      <style:text-properties fo:language-asian="en" fo:country-asian="GB"/>
    </style:style>
    <style:style style:name="T163_10" style:family="text">
      <style:text-properties fo:language-asian="en" fo:country-asian="GB"/>
    </style:style>
    <style:style style:name="T163_11" style:family="text">
      <style:text-properties fo:language-asian="en" fo:country-asian="GB"/>
    </style:style>
    <style:style style:name="T163_12" style:family="text">
      <style:text-properties fo:language-asian="en" fo:country-asian="GB"/>
    </style:style>
    <style:style style:name="T163_13" style:family="text">
      <style:text-properties fo:language-asian="en" fo:country-asian="GB"/>
    </style:style>
    <style:style style:name="T163_14" style:family="text">
      <style:text-properties fo:language-asian="en" fo:country-asian="GB"/>
    </style:style>
    <style:style style:name="T163_15" style:family="text">
      <style:text-properties fo:language-asian="en" fo:country-asian="GB"/>
    </style:style>
    <style:style style:name="T163_16" style:family="text">
      <style:text-properties fo:language-asian="en" fo:country-asian="GB"/>
    </style:style>
    <style:style style:name="T163_17" style:family="text" style:parent-style-name="Normal">
      <style:text-properties fo:language-asian="en" fo:country-asian="GB"/>
    </style:style>
    <style:style style:name="P164" style:family="paragraph" style:parent-style-name="Footnote_20_text"/>
    <style:style style:name="T164_1" style:family="text"/>
    <style:style style:name="T164_2" style:family="text"/>
    <style:style style:name="T164_3" style:family="text" style:parent-style-name="Internet_20_link"/>
    <style:style style:name="P165" style:family="paragraph" style:parent-style-name="Footnote_20_text"/>
    <style:style style:name="P166" style:family="paragraph" style:parent-style-name="Normal">
      <style:paragraph-properties fo:text-align="justify" fo:margin-top="0.212cm"/>
      <style:text-properties fo:language-asian="en" fo:country-asian="GB"/>
    </style:style>
    <style:style style:name="T166_1" style:family="text">
      <style:text-properties fo:language-asian="en" fo:country-asian="GB"/>
    </style:style>
    <style:style style:name="T166_2" style:family="text">
      <style:text-properties fo:language-asian="en" fo:country-asian="GB"/>
    </style:style>
    <style:style style:name="T166_3" style:family="text">
      <style:text-properties fo:language-asian="en" fo:country-asian="GB"/>
    </style:style>
    <style:style style:name="T166_4" style:family="text">
      <style:text-properties fo:language-asian="en" fo:country-asian="GB"/>
    </style:style>
    <style:style style:name="T166_5" style:family="text">
      <style:text-properties fo:language-asian="en" fo:country-asian="GB"/>
    </style:style>
    <style:style style:name="T166_6" style:family="text">
      <style:text-properties fo:language-asian="en" fo:country-asian="GB"/>
    </style:style>
    <style:style style:name="T166_7" style:family="text">
      <style:text-properties fo:language-asian="en" fo:country-asian="GB"/>
    </style:style>
    <style:style style:name="T166_8" style:family="text">
      <style:text-properties fo:language-asian="en" fo:country-asian="GB"/>
    </style:style>
    <style:style style:name="T166_9" style:family="text">
      <style:text-properties fo:language-asian="en" fo:country-asian="GB"/>
    </style:style>
    <style:style style:name="T166_10" style:family="text">
      <style:text-properties fo:language-asian="en" fo:country-asian="GB"/>
    </style:style>
    <style:style style:name="T166_11" style:family="text">
      <style:text-properties fo:language-asian="en" fo:country-asian="GB"/>
    </style:style>
    <style:style style:name="P167" style:family="paragraph" style:parent-style-name="Normal">
      <style:paragraph-properties fo:text-align="justify" fo:margin-top="0.212cm"/>
      <style:text-properties fo:language-asian="en" fo:country-asian="GB"/>
    </style:style>
    <style:style style:name="T167_1" style:family="text">
      <style:text-properties fo:language-asian="en" fo:country-asian="GB"/>
    </style:style>
    <style:style style:name="T167_2" style:family="text">
      <style:text-properties fo:language-asian="en" fo:country-asian="GB"/>
    </style:style>
    <style:style style:name="T167_3" style:family="text">
      <style:text-properties fo:language-asian="en" fo:country-asian="GB"/>
    </style:style>
    <style:style style:name="T167_4" style:family="text">
      <style:text-properties fo:language-asian="en" fo:country-asian="GB"/>
    </style:style>
    <style:style style:name="T167_5" style:family="text">
      <style:text-properties fo:language-asian="en" fo:country-asian="GB"/>
    </style:style>
    <style:style style:name="T167_6" style:family="text">
      <style:text-properties fo:language-asian="en" fo:country-asian="GB"/>
    </style:style>
    <style:style style:name="P168" style:family="paragraph" style:parent-style-name="Normal">
      <style:paragraph-properties fo:text-align="justify" fo:margin-top="0.212cm"/>
      <style:text-properties fo:language-asian="en" fo:country-asian="GB"/>
    </style:style>
    <style:style style:name="T168_1" style:family="text">
      <style:text-properties fo:language-asian="en" fo:country-asian="GB"/>
    </style:style>
    <style:style style:name="P169" style:family="paragraph" style:parent-style-name="Normal">
      <style:paragraph-properties fo:text-align="justify" fo:margin-top="0.212cm"/>
      <style:text-properties fo:language-asian="en" fo:country-asian="GB"/>
    </style:style>
    <style:style style:name="T169_1" style:family="text">
      <style:text-properties fo:language-asian="en" fo:country-asian="GB"/>
    </style:style>
    <style:style style:name="P170" style:family="paragraph" style:parent-style-name="Normal">
      <style:paragraph-properties fo:text-align="justify" fo:margin-top="0.212cm"/>
      <style:text-properties fo:language-asian="en" fo:country-asian="GB"/>
    </style:style>
    <style:style style:name="T170_1" style:family="text">
      <style:text-properties fo:language-asian="en" fo:country-asian="GB"/>
    </style:style>
    <style:style style:name="T170_2" style:family="text">
      <style:text-properties fo:language-asian="en" fo:country-asian="GB"/>
    </style:style>
    <style:style style:name="P171" style:family="paragraph" style:parent-style-name="Normal">
      <style:paragraph-properties fo:text-align="justify" fo:margin-top="0.212cm"/>
      <style:text-properties fo:language-asian="en" fo:country-asian="GB"/>
    </style:style>
    <style:style style:name="T171_1" style:family="text">
      <style:text-properties fo:language-asian="en" fo:country-asian="GB"/>
    </style:style>
    <style:style style:name="P172" style:family="paragraph" style:parent-style-name="Normal">
      <style:paragraph-properties fo:text-align="justify" fo:margin-top="0.212cm"/>
      <style:text-properties fo:language-asian="en" fo:country-asian="GB"/>
    </style:style>
    <style:style style:name="T172_1" style:family="text">
      <style:text-properties fo:language-asian="en" fo:country-asian="GB"/>
    </style:style>
    <style:style style:name="T172_2" style:family="text">
      <style:text-properties fo:language-asian="en" fo:country-asian="GB"/>
    </style:style>
    <style:style style:name="T172_3" style:family="text">
      <style:text-properties fo:language-asian="en" fo:country-asian="GB"/>
    </style:style>
    <style:style style:name="T172_4" style:family="text">
      <style:text-properties fo:language-asian="en" fo:country-asian="GB"/>
    </style:style>
    <style:style style:name="T172_5" style:family="text">
      <style:text-properties fo:language-asian="en" fo:country-asian="GB"/>
    </style:style>
    <style:style style:name="T172_6" style:family="text">
      <style:text-properties fo:language-asian="en" fo:country-asian="GB"/>
    </style:style>
    <style:style style:name="P173" style:family="paragraph" style:parent-style-name="Normal">
      <style:paragraph-properties fo:text-align="justify" fo:margin-top="0.212cm"/>
      <style:text-properties fo:language-asian="en" fo:country-asian="GB"/>
    </style:style>
    <style:style style:name="T173_1" style:family="text">
      <style:text-properties fo:color="#000000" fo:language-asian="en" fo:country-asian="GB"/>
    </style:style>
    <style:style style:name="T173_2" style:family="text">
      <style:text-properties fo:color="#000000" fo:language-asian="en" fo:country-asian="GB"/>
    </style:style>
    <style:style style:name="T173_3" style:family="text">
      <style:text-properties fo:color="#000000" fo:language-asian="en" fo:country-asian="GB"/>
    </style:style>
    <style:style style:name="T173_4" style:family="text">
      <style:text-properties fo:color="#000000" fo:language-asian="en" fo:country-asian="GB"/>
    </style:style>
    <style:style style:name="T173_5" style:family="text">
      <style:text-properties fo:color="#000000" fo:language-asian="en" fo:country-asian="GB"/>
    </style:style>
    <style:style style:name="T173_6" style:family="text">
      <style:text-properties fo:color="#000000" fo:language-asian="en" fo:country-asian="GB"/>
    </style:style>
    <style:style style:name="T173_7" style:family="text">
      <style:text-properties style:font-name-complex="Arial" fo:language-asian="en" fo:country-asian="GB"/>
    </style:style>
    <style:style style:name="T173_8" style:family="text">
      <style:text-properties fo:color="#000000" fo:language-asian="en" fo:country-asian="GB"/>
    </style:style>
    <style:style style:name="T173_9" style:family="text">
      <style:text-properties fo:color="#000000" fo:language-asian="en" fo:country-asian="GB"/>
    </style:style>
    <style:style style:name="T173_10" style:family="text">
      <style:text-properties fo:color="#000000" fo:language-asian="en" fo:country-asian="GB"/>
    </style:style>
    <style:style style:name="T173_11" style:family="text">
      <style:text-properties fo:color="#000000" fo:language-asian="en" fo:country-asian="GB"/>
    </style:style>
    <style:style style:name="T173_12" style:family="text">
      <style:text-properties fo:color="#000000" fo:language-asian="en" fo:country-asian="GB"/>
    </style:style>
    <style:style style:name="T173_13" style:family="text">
      <style:text-properties fo:color="#000000" fo:language-asian="en" fo:country-asian="GB"/>
    </style:style>
    <style:style style:name="T173_14" style:family="text">
      <style:text-properties fo:color="#000000" fo:language-asian="en" fo:country-asian="GB"/>
    </style:style>
    <style:style style:name="T173_15" style:family="text">
      <style:text-properties fo:color="#000000" fo:language-asian="en" fo:country-asian="GB"/>
    </style:style>
    <style:style style:name="T173_16" style:family="text">
      <style:text-properties fo:color="#000000" fo:language-asian="en" fo:country-asian="GB"/>
    </style:style>
    <style:style style:name="T173_17" style:family="text">
      <style:text-properties fo:color="#000000" fo:language-asian="en" fo:country-asian="GB"/>
    </style:style>
    <style:style style:name="T173_18" style:family="text">
      <style:text-properties fo:color="#000000" fo:language-asian="en" fo:country-asian="GB"/>
    </style:style>
    <style:style style:name="T173_19" style:family="text">
      <style:text-properties fo:color="#000000" fo:language-asian="en" fo:country-asian="GB"/>
    </style:style>
    <style:style style:name="T173_20" style:family="text">
      <style:text-properties fo:color="#000000" fo:language-asian="en" fo:country-asian="GB"/>
    </style:style>
    <style:style style:name="T173_21" style:family="text">
      <style:text-properties fo:color="#000000" fo:language-asian="en" fo:country-asian="GB"/>
    </style:style>
    <style:style style:name="T173_22" style:family="text">
      <style:text-properties fo:color="#000000" fo:language-asian="en" fo:country-asian="GB"/>
    </style:style>
    <style:style style:name="P174" style:family="paragraph" style:parent-style-name="Normal">
      <style:paragraph-properties fo:text-align="justify" fo:margin-top="0.212cm"/>
      <style:text-properties fo:language-asian="en" fo:country-asian="GB"/>
    </style:style>
    <style:style style:name="T174_1" style:family="text">
      <style:text-properties fo:color="#000000" fo:language-asian="en" fo:country-asian="GB"/>
    </style:style>
    <style:style style:name="T174_2" style:family="text">
      <style:text-properties fo:color="#000000" fo:language-asian="en" fo:country-asian="GB"/>
    </style:style>
    <style:style style:name="T174_3" style:family="text">
      <style:text-properties fo:color="#000000" fo:language-asian="en" fo:country-asian="GB"/>
    </style:style>
    <style:style style:name="T174_4" style:family="text">
      <style:text-properties fo:color="#000000" fo:language-asian="en" fo:country-asian="GB"/>
    </style:style>
    <style:style style:name="T174_5" style:family="text">
      <style:text-properties fo:color="#000000" fo:language-asian="en" fo:country-asian="GB"/>
    </style:style>
    <style:style style:name="T174_6" style:family="text">
      <style:text-properties fo:color="#000000" fo:language-asian="en" fo:country-asian="GB"/>
    </style:style>
    <style:style style:name="P175" style:family="paragraph" style:parent-style-name="Normal">
      <style:paragraph-properties fo:text-align="justify" fo:margin-top="0.212cm"/>
      <style:text-properties fo:color="#000000" fo:language-asian="en" fo:country-asian="GB" fo:font-weight="bold" style:font-weight-asian="bold"/>
    </style:style>
    <style:style style:name="P176" style:family="paragraph" style:parent-style-name="Normal">
      <style:paragraph-properties fo:text-align="justify" fo:margin-top="0.212cm"/>
    </style:style>
    <style:style style:name="T176_1" style:family="text">
      <style:text-properties fo:color="#000000" fo:language-asian="en" fo:country-asian="GB" fo:font-weight="bold" style:font-weight-asian="bold"/>
    </style:style>
    <style:style style:name="P177" style:family="paragraph" style:parent-style-name="Normal">
      <style:paragraph-properties fo:text-align="justify" fo:margin-top="0.212cm"/>
      <style:text-properties fo:language-asian="en" fo:country-asian="GB"/>
    </style:style>
    <style:style style:name="T177_1" style:family="text">
      <style:text-properties fo:language-asian="en" fo:country-asian="GB"/>
    </style:style>
    <style:style style:name="T177_2" style:family="text">
      <style:text-properties fo:language-asian="en" fo:country-asian="GB"/>
    </style:style>
    <style:style style:name="T177_3" style:family="text">
      <style:text-properties fo:language-asian="en" fo:country-asian="GB"/>
    </style:style>
    <style:style style:name="T177_4" style:family="text">
      <style:text-properties fo:language-asian="en" fo:country-asian="GB"/>
    </style:style>
    <style:style style:name="T177_5" style:family="text">
      <style:text-properties fo:language-asian="en" fo:country-asian="GB"/>
    </style:style>
    <style:style style:name="P178" style:family="paragraph" style:parent-style-name="Normal">
      <style:paragraph-properties fo:text-align="justify" fo:margin-top="0.212cm"/>
      <style:text-properties fo:language-asian="en" fo:country-asian="GB"/>
    </style:style>
    <style:style style:name="T178_1" style:family="text">
      <style:text-properties fo:language-asian="en" fo:country-asian="GB"/>
    </style:style>
    <style:style style:name="T178_2" style:family="text">
      <style:text-properties fo:language-asian="en" fo:country-asian="GB"/>
    </style:style>
    <style:style style:name="T178_3" style:family="text">
      <style:text-properties fo:language-asian="en" fo:country-asian="GB"/>
    </style:style>
    <style:style style:name="T178_4" style:family="text">
      <style:text-properties fo:font-style="italic" style:font-style-asian="italic" fo:language-asian="en" fo:country-asian="GB"/>
    </style:style>
    <style:style style:name="T178_5" style:family="text">
      <style:text-properties fo:language-asian="en" fo:country-asian="GB"/>
    </style:style>
    <style:style style:name="T178_6" style:family="text">
      <style:text-properties fo:language-asian="en" fo:country-asian="GB"/>
    </style:style>
    <style:style style:name="P179" style:family="paragraph" style:parent-style-name="Normal">
      <style:paragraph-properties fo:text-align="justify" fo:margin-top="0.212cm"/>
      <style:text-properties fo:language-asian="en" fo:country-asian="GB"/>
    </style:style>
    <style:style style:name="T179_1" style:family="text">
      <style:text-properties fo:language-asian="en" fo:country-asian="GB"/>
    </style:style>
    <style:style style:name="T179_2" style:family="text">
      <style:text-properties fo:font-style="italic" style:font-style-asian="italic" fo:language-asian="en" fo:country-asian="GB"/>
    </style:style>
    <style:style style:name="T179_3" style:family="text">
      <style:text-properties fo:language-asian="en" fo:country-asian="GB"/>
    </style:style>
    <style:style style:name="T179_4" style:family="text">
      <style:text-properties fo:language-asian="en" fo:country-asian="GB"/>
    </style:style>
    <style:style style:name="T179_5" style:family="text">
      <style:text-properties fo:language-asian="en" fo:country-asian="GB"/>
    </style:style>
    <style:style style:name="P180" style:family="paragraph" style:parent-style-name="Normal">
      <style:paragraph-properties fo:text-align="justify" fo:margin-top="0.212cm"/>
      <style:text-properties fo:language-asian="en" fo:country-asian="GB"/>
    </style:style>
    <style:style style:name="T180_1" style:family="text">
      <style:text-properties fo:font-style="italic" style:font-style-asian="italic" fo:language-asian="en" fo:country-asian="GB"/>
    </style:style>
    <style:style style:name="T180_2" style:family="text">
      <style:text-properties fo:language-asian="en" fo:country-asian="GB"/>
    </style:style>
    <style:style style:name="T180_3" style:family="text">
      <style:text-properties fo:language-asian="en" fo:country-asian="GB"/>
    </style:style>
    <style:style style:name="P181" style:family="paragraph" style:parent-style-name="Normal">
      <style:paragraph-properties fo:text-align="justify" fo:margin-top="0.212cm"/>
      <style:text-properties fo:language-asian="en" fo:country-asian="GB"/>
    </style:style>
    <style:style style:name="T181_1" style:family="text">
      <style:text-properties fo:color="#000000" fo:language-asian="en" fo:country-asian="GB"/>
    </style:style>
    <style:style style:name="T181_2" style:family="text">
      <style:text-properties fo:color="#000000" fo:language-asian="en" fo:country-asian="GB"/>
    </style:style>
    <style:style style:name="T181_3" style:family="text">
      <style:text-properties fo:color="#000000" fo:language-asian="en" fo:country-asian="GB"/>
    </style:style>
    <style:style style:name="T181_4" style:family="text">
      <style:text-properties fo:color="#000000" fo:language-asian="en" fo:country-asian="GB"/>
    </style:style>
    <style:style style:name="T181_5" style:family="text">
      <style:text-properties fo:color="#000000" fo:language-asian="en" fo:country-asian="GB"/>
    </style:style>
    <style:style style:name="T181_6" style:family="text">
      <style:text-properties fo:color="#000000" fo:language-asian="en" fo:country-asian="GB"/>
    </style:style>
    <style:style style:name="T181_7" style:family="text">
      <style:text-properties fo:color="#000000" fo:language-asian="en" fo:country-asian="GB"/>
    </style:style>
    <style:style style:name="T181_8" style:family="text">
      <style:text-properties fo:color="#000000" fo:language-asian="en" fo:country-asian="GB"/>
    </style:style>
    <style:style style:name="T181_9" style:family="text">
      <style:text-properties fo:color="#000000" fo:language-asian="en" fo:country-asian="GB"/>
    </style:style>
    <style:style style:name="T181_10" style:family="text">
      <style:text-properties fo:color="#000000" fo:language-asian="en" fo:country-asian="GB"/>
    </style:style>
    <style:style style:name="T181_11" style:family="text">
      <style:text-properties fo:color="#000000" fo:language-asian="en" fo:country-asian="GB"/>
    </style:style>
    <style:style style:name="T181_12" style:family="text">
      <style:text-properties fo:color="#000000" fo:language-asian="en" fo:country-asian="GB"/>
    </style:style>
    <style:style style:name="T181_13" style:family="text">
      <style:text-properties fo:color="#000000" fo:language-asian="en" fo:country-asian="GB"/>
    </style:style>
    <style:style style:name="T181_14" style:family="text">
      <style:text-properties fo:color="#000000" fo:language-asian="en" fo:country-asian="GB"/>
    </style:style>
    <style:style style:name="T181_15" style:family="text">
      <style:text-properties fo:color="#000000" fo:language-asian="en" fo:country-asian="GB"/>
    </style:style>
    <style:style style:name="T181_16" style:family="text">
      <style:text-properties fo:language-asian="en" fo:country-asian="GB"/>
    </style:style>
    <style:style style:name="T181_17" style:family="text">
      <style:text-properties style:font-name-complex="Arial" fo:language-asian="en" fo:country-asian="GB"/>
    </style:style>
    <style:style style:name="T181_18" style:family="text">
      <style:text-properties style:font-name-complex="Arial" fo:language-asian="en" fo:country-asian="GB"/>
    </style:style>
    <style:style style:name="T181_19" style:family="text">
      <style:text-properties style:font-name-complex="Arial" fo:language-asian="en" fo:country-asian="GB"/>
    </style:style>
    <style:style style:name="P182" style:family="paragraph" style:parent-style-name="Normal">
      <style:paragraph-properties fo:text-align="justify" fo:margin-top="0.212cm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Normal">
      <style:paragraph-properties fo:text-align="justify" fo:margin-top="0.212cm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Normal">
      <style:paragraph-properties fo:text-align="justify" fo:margin-top="0.212cm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P185" style:family="paragraph" style:parent-style-name="Normal">
      <style:paragraph-properties fo:text-align="justify" fo:margin-top="0.212cm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Normal">
      <style:paragraph-properties fo:text-align="justify" fo:margin-top="0.212cm"/>
    </style:style>
    <style:style style:name="T186_1" style:family="text"/>
    <style:style style:name="T186_2" style:family="text"/>
    <style:style style:name="P187" style:family="paragraph" style:parent-style-name="Normal">
      <style:paragraph-properties fo:text-align="justify" fo:margin-top="0.212cm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Normal">
      <style:paragraph-properties fo:text-align="justify" fo:margin-top="0.212cm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Normal">
      <style:paragraph-properties fo:text-align="justify" fo:margin-top="0.212cm"/>
    </style:style>
    <style:style style:name="T189_1" style:family="text"/>
    <style:style style:name="T189_2" style:family="text"/>
    <style:style style:name="P190" style:family="paragraph" style:parent-style-name="Normal">
      <style:paragraph-properties fo:text-align="justify" fo:margin-top="0.212cm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Normal">
      <style:paragraph-properties fo:text-align="justify" fo:margin-top="0.212cm"/>
    </style:style>
    <style:style style:name="T191_1" style:family="text"/>
    <style:style style:name="T191_2" style:family="text"/>
    <style:style style:name="P192" style:family="paragraph" style:parent-style-name="Normal">
      <style:paragraph-properties fo:text-align="justify" fo:margin-top="0.212cm"/>
      <style:text-properties fo:language-asian="en" fo:country-asian="GB"/>
    </style:style>
    <style:style style:name="P193" style:family="paragraph" style:parent-style-name="Normal">
      <style:paragraph-properties fo:text-align="justify" fo:margin-top="0.212cm"/>
    </style:style>
    <style:style style:name="T193_1" style:family="text">
      <style:text-properties style:font-weight-complex="bold"/>
    </style:style>
    <style:style style:name="T193_2" style:family="text">
      <style:text-properties fo:font-style="italic" style:font-style-asian="italic" style:font-weight-complex="bold"/>
    </style:style>
    <style:style style:name="T193_3" style:family="text">
      <style:text-properties style:font-weight-complex="bold"/>
    </style:style>
    <style:style style:name="T193_4" style:family="text">
      <style:text-properties style:font-weight-complex="bold"/>
    </style:style>
    <style:style style:name="T193_5" style:family="text">
      <style:text-properties fo:font-style="italic" style:font-style-asian="italic" style:font-weight-complex="bold"/>
    </style:style>
    <style:style style:name="T193_6" style:family="text">
      <style:text-properties style:font-weight-complex="bold"/>
    </style:style>
    <style:style style:name="T193_7" style:family="text">
      <style:text-properties fo:font-style="italic" style:font-style-asian="italic" style:font-weight-complex="bold"/>
    </style:style>
    <style:style style:name="T193_8" style:family="text">
      <style:text-properties style:font-weight-complex="bold"/>
    </style:style>
    <style:style style:name="T193_9" style:family="text">
      <style:text-properties fo:font-style="italic" style:font-style-asian="italic" style:font-weight-complex="bold"/>
    </style:style>
    <style:style style:name="T193_10" style:family="text">
      <style:text-properties style:font-weight-complex="bold"/>
    </style:style>
    <style:style style:name="T193_11" style:family="text">
      <style:text-properties fo:font-style="italic" style:font-style-asian="italic" style:font-weight-complex="bold"/>
    </style:style>
    <style:style style:name="T193_12" style:family="text">
      <style:text-properties style:font-weight-complex="bold"/>
    </style:style>
    <style:style style:name="P194" style:family="paragraph" style:parent-style-name="Normal">
      <style:paragraph-properties fo:text-align="justify" fo:margin-top="0.212cm"/>
      <style:text-properties fo:language-asian="en" fo:country-asian="GB"/>
    </style:style>
    <style:style style:name="T194_1" style:family="text">
      <style:text-properties fo:color="#000000" fo:language-asian="en" fo:country-asian="GB"/>
    </style:style>
    <style:style style:name="T194_2" style:family="text">
      <style:text-properties fo:color="#000000" fo:language-asian="en" fo:country-asian="GB"/>
    </style:style>
    <style:style style:name="T194_3" style:family="text">
      <style:text-properties fo:color="#000000" fo:language-asian="en" fo:country-asian="GB"/>
    </style:style>
    <style:style style:name="T194_4" style:family="text">
      <style:text-properties fo:color="#000000" fo:language-asian="en" fo:country-asian="GB"/>
    </style:style>
    <style:style style:name="T194_5" style:family="text">
      <style:text-properties fo:color="#000000" fo:language-asian="en" fo:country-asian="GB"/>
    </style:style>
    <style:style style:name="T194_6" style:family="text">
      <style:text-properties fo:color="#000000" fo:language-asian="en" fo:country-asian="GB"/>
    </style:style>
    <style:style style:name="T194_7" style:family="text">
      <style:text-properties fo:color="#000000" fo:language-asian="en" fo:country-asian="GB"/>
    </style:style>
    <style:style style:name="T194_8" style:family="text">
      <style:text-properties fo:color="#000000" fo:language-asian="en" fo:country-asian="GB"/>
    </style:style>
    <style:style style:name="T194_9" style:family="text">
      <style:text-properties fo:color="#000000" fo:language-asian="en" fo:country-asian="GB"/>
    </style:style>
    <style:style style:name="T194_10" style:family="text">
      <style:text-properties fo:color="#000000" fo:language-asian="en" fo:country-asian="GB"/>
    </style:style>
    <style:style style:name="T194_11" style:family="text">
      <style:text-properties fo:color="#000000" fo:language-asian="en" fo:country-asian="GB"/>
    </style:style>
    <style:style style:name="T194_12" style:family="text">
      <style:text-properties fo:color="#000000" fo:language-asian="en" fo:country-asian="GB"/>
    </style:style>
    <style:style style:name="T194_13" style:family="text">
      <style:text-properties fo:color="#000000" fo:language-asian="en" fo:country-asian="GB"/>
    </style:style>
    <style:style style:name="T194_14" style:family="text">
      <style:text-properties fo:color="#000000" fo:language-asian="en" fo:country-asian="GB"/>
    </style:style>
    <style:style style:name="T194_15" style:family="text">
      <style:text-properties fo:color="#000000" fo:language-asian="en" fo:country-asian="GB"/>
    </style:style>
    <style:style style:name="T194_16" style:family="text">
      <style:text-properties fo:color="#000000" fo:language-asian="en" fo:country-asian="GB"/>
    </style:style>
    <style:style style:name="T194_17" style:family="text">
      <style:text-properties fo:color="#000000" fo:language-asian="en" fo:country-asian="GB"/>
    </style:style>
    <style:style style:name="T194_18" style:family="text">
      <style:text-properties fo:color="#000000" fo:language-asian="en" fo:country-asian="GB"/>
    </style:style>
    <style:style style:name="T194_19" style:family="text">
      <style:text-properties fo:color="#000000" fo:language-asian="en" fo:country-asian="GB"/>
    </style:style>
    <style:style style:name="T194_20" style:family="text">
      <style:text-properties fo:language-asian="en" fo:country-asian="GB"/>
    </style:style>
    <style:style style:name="P195" style:family="paragraph" style:parent-style-name="Normal">
      <style:paragraph-properties fo:text-align="justify" fo:margin-top="0.212cm"/>
      <style:text-properties fo:language-asian="en" fo:country-asian="GB"/>
    </style:style>
    <style:style style:name="T195_1" style:family="text">
      <style:text-properties style:font-name-complex="Arial" fo:language-asian="en" fo:country-asian="GB"/>
    </style:style>
    <style:style style:name="T195_2" style:family="text">
      <style:text-properties style:font-name-complex="Arial" fo:language-asian="en" fo:country-asian="GB"/>
    </style:style>
    <style:style style:name="T195_3" style:family="text">
      <style:text-properties style:font-name-complex="Arial" fo:language-asian="en" fo:country-asian="GB"/>
    </style:style>
    <style:style style:name="T195_4" style:family="text">
      <style:text-properties style:font-name-complex="Arial" fo:language-asian="en" fo:country-asian="GB"/>
    </style:style>
    <style:style style:name="T195_5" style:family="text">
      <style:text-properties style:font-name-complex="Arial" fo:language-asian="en" fo:country-asian="GB"/>
    </style:style>
    <style:style style:name="T195_6" style:family="text">
      <style:text-properties style:font-name-complex="Arial" fo:language-asian="en" fo:country-asian="GB"/>
    </style:style>
    <style:style style:name="T195_7" style:family="text">
      <style:text-properties style:font-name-complex="Arial" fo:language-asian="en" fo:country-asian="GB"/>
    </style:style>
    <style:style style:name="T195_8" style:family="text">
      <style:text-properties style:font-name-complex="Arial" fo:language-asian="en" fo:country-asian="GB"/>
    </style:style>
    <style:style style:name="T195_9" style:family="text">
      <style:text-properties style:font-name-complex="Arial" fo:language-asian="en" fo:country-asian="GB"/>
    </style:style>
    <style:style style:name="T195_10" style:family="text">
      <style:text-properties style:font-name-complex="Arial" fo:language-asian="en" fo:country-asian="GB"/>
    </style:style>
    <style:style style:name="P196" style:family="paragraph" style:parent-style-name="Normal">
      <style:paragraph-properties fo:text-align="justify" fo:margin-top="0.212cm"/>
      <style:text-properties fo:language-asian="en" fo:country-asian="GB"/>
    </style:style>
    <style:style style:name="T196_1" style:family="text">
      <style:text-properties fo:language-asian="en" fo:country-asian="GB"/>
    </style:style>
    <style:style style:name="T196_2" style:family="text">
      <style:text-properties fo:language-asian="en" fo:country-asian="GB"/>
    </style:style>
    <style:style style:name="T196_3" style:family="text">
      <style:text-properties fo:language-asian="en" fo:country-asian="GB"/>
    </style:style>
    <style:style style:name="T196_4" style:family="text">
      <style:text-properties fo:language-asian="en" fo:country-asian="GB"/>
    </style:style>
    <style:style style:name="T196_5" style:family="text">
      <style:text-properties fo:language-asian="en" fo:country-asian="GB"/>
    </style:style>
    <style:style style:name="T196_6" style:family="text">
      <style:text-properties fo:language-asian="en" fo:country-asian="GB"/>
    </style:style>
    <style:style style:name="T196_7" style:family="text">
      <style:text-properties fo:language-asian="en" fo:country-asian="GB"/>
    </style:style>
    <style:style style:name="T196_8" style:family="text">
      <style:text-properties fo:language-asian="en" fo:country-asian="GB"/>
    </style:style>
    <style:style style:name="T196_9" style:family="text">
      <style:text-properties fo:language-asian="en" fo:country-asian="GB"/>
    </style:style>
    <style:style style:name="T196_10" style:family="text">
      <style:text-properties fo:language-asian="en" fo:country-asian="GB"/>
    </style:style>
    <style:style style:name="T196_11" style:family="text">
      <style:text-properties fo:language-asian="en" fo:country-asian="GB"/>
    </style:style>
    <style:style style:name="T196_12" style:family="text">
      <style:text-properties fo:language-asian="en" fo:country-asian="GB"/>
    </style:style>
    <style:style style:name="T196_13" style:family="text">
      <style:text-properties fo:language-asian="en" fo:country-asian="GB"/>
    </style:style>
    <style:style style:name="T196_14" style:family="text">
      <style:text-properties fo:language-asian="en" fo:country-asian="GB"/>
    </style:style>
    <style:style style:name="T196_15" style:family="text">
      <style:text-properties fo:language-asian="en" fo:country-asian="GB"/>
    </style:style>
    <style:style style:name="T196_16" style:family="text">
      <style:text-properties fo:language-asian="en" fo:country-asian="GB"/>
    </style:style>
    <style:style style:name="T196_17" style:family="text">
      <style:text-properties fo:language-asian="en" fo:country-asian="GB"/>
    </style:style>
    <style:style style:name="T196_18" style:family="text">
      <style:text-properties fo:language-asian="en" fo:country-asian="GB"/>
    </style:style>
    <style:style style:name="P197" style:family="paragraph" style:parent-style-name="Normal">
      <style:paragraph-properties fo:text-align="justify" fo:margin-top="0.212cm"/>
      <style:text-properties fo:language-asian="en" fo:country-asian="GB"/>
    </style:style>
    <style:style style:name="T197_1" style:family="text">
      <style:text-properties fo:language-asian="en" fo:country-asian="GB"/>
    </style:style>
    <style:style style:name="T197_2" style:family="text">
      <style:text-properties fo:language-asian="en" fo:country-asian="GB"/>
    </style:style>
    <style:style style:name="P198" style:family="paragraph" style:parent-style-name="Normal">
      <style:paragraph-properties fo:text-align="justify" fo:margin-top="0.212cm"/>
      <style:text-properties fo:language-asian="en" fo:country-asian="GB"/>
    </style:style>
    <style:style style:name="T198_1" style:family="text">
      <style:text-properties fo:language-asian="en" fo:country-asian="GB"/>
    </style:style>
    <style:style style:name="T198_2" style:family="text">
      <style:text-properties fo:language-asian="en" fo:country-asian="GB"/>
    </style:style>
    <style:style style:name="T198_3" style:family="text">
      <style:text-properties fo:language-asian="en" fo:country-asian="GB"/>
    </style:style>
    <style:style style:name="P199" style:family="paragraph" style:parent-style-name="Normal">
      <style:paragraph-properties fo:text-align="justify" fo:margin-top="0.212cm"/>
      <style:text-properties fo:language-asian="en" fo:country-asian="GB"/>
    </style:style>
    <style:style style:name="T199_1" style:family="text">
      <style:text-properties fo:language-asian="en" fo:country-asian="GB"/>
    </style:style>
    <style:style style:name="T199_2" style:family="text">
      <style:text-properties fo:language-asian="en" fo:country-asian="GB"/>
    </style:style>
    <style:style style:name="P200" style:family="paragraph" style:parent-style-name="Normal">
      <style:paragraph-properties fo:text-align="justify" fo:margin-top="0.212cm"/>
      <style:text-properties fo:language-asian="en" fo:country-asian="GB"/>
    </style:style>
    <style:style style:name="T200_1" style:family="text">
      <style:text-properties fo:language-asian="en" fo:country-asian="GB"/>
    </style:style>
    <style:style style:name="T200_2" style:family="text">
      <style:text-properties fo:language-asian="en" fo:country-asian="GB"/>
    </style:style>
    <style:style style:name="T200_3" style:family="text">
      <style:text-properties fo:language-asian="en" fo:country-asian="GB"/>
    </style:style>
    <style:style style:name="P201" style:family="paragraph" style:parent-style-name="Normal">
      <style:paragraph-properties fo:text-align="justify" fo:margin-top="0.212cm"/>
      <style:text-properties fo:language-asian="en" fo:country-asian="GB"/>
    </style:style>
    <style:style style:name="T201_1" style:family="text">
      <style:text-properties fo:language-asian="en" fo:country-asian="GB"/>
    </style:style>
    <style:style style:name="T201_2" style:family="text">
      <style:text-properties fo:language-asian="en" fo:country-asian="GB"/>
    </style:style>
    <style:style style:name="P202" style:family="paragraph" style:parent-style-name="Normal">
      <style:paragraph-properties fo:text-align="justify" fo:margin-top="0.212cm"/>
      <style:text-properties fo:language-asian="en" fo:country-asian="GB"/>
    </style:style>
    <style:style style:name="T202_1" style:family="text">
      <style:text-properties fo:language-asian="en" fo:country-asian="GB"/>
    </style:style>
    <style:style style:name="T202_2" style:family="text">
      <style:text-properties fo:language-asian="en" fo:country-asian="GB"/>
    </style:style>
    <style:style style:name="T202_3" style:family="text">
      <style:text-properties fo:language-asian="en" fo:country-asian="GB"/>
    </style:style>
    <style:style style:name="T202_4" style:family="text">
      <style:text-properties fo:language-asian="en" fo:country-asian="GB"/>
    </style:style>
    <style:style style:name="T202_5" style:family="text">
      <style:text-properties fo:language-asian="en" fo:country-asian="GB"/>
    </style:style>
    <style:style style:name="T202_6" style:family="text">
      <style:text-properties fo:language-asian="en" fo:country-asian="GB"/>
    </style:style>
    <style:style style:name="T202_7" style:family="text">
      <style:text-properties fo:language-asian="en" fo:country-asian="GB"/>
    </style:style>
    <style:style style:name="T202_8" style:family="text">
      <style:text-properties fo:language-asian="en" fo:country-asian="GB"/>
    </style:style>
    <style:style style:name="T202_9" style:family="text">
      <style:text-properties style:font-name-complex="Arial" fo:language-asian="en" fo:country-asian="GB"/>
    </style:style>
    <style:style style:name="T202_10" style:family="text">
      <style:text-properties style:font-name-complex="Arial" fo:language-asian="en" fo:country-asian="GB"/>
    </style:style>
    <style:style style:name="T202_11" style:family="text">
      <style:text-properties style:font-name-complex="Arial" fo:language-asian="en" fo:country-asian="GB"/>
    </style:style>
    <style:style style:name="T202_12" style:family="text">
      <style:text-properties style:font-name-complex="Arial" fo:language-asian="en" fo:country-asian="GB"/>
    </style:style>
    <style:style style:name="T202_13" style:family="text">
      <style:text-properties fo:language-asian="en" fo:country-asian="GB"/>
    </style:style>
    <style:style style:name="P203" style:family="paragraph" style:parent-style-name="Normal">
      <style:paragraph-properties fo:text-align="justify" fo:margin-top="0.212cm"/>
      <style:text-properties fo:language-asian="en" fo:country-asian="GB"/>
    </style:style>
    <style:style style:name="T203_1" style:family="text">
      <style:text-properties style:font-name-complex="Arial" fo:language-asian="en" fo:country-asian="GB"/>
    </style:style>
    <style:style style:name="T203_2" style:family="text">
      <style:text-properties style:font-name-complex="Arial" fo:language-asian="en" fo:country-asian="GB"/>
    </style:style>
    <style:style style:name="T203_3" style:family="text">
      <style:text-properties style:font-name-complex="Arial" fo:language-asian="en" fo:country-asian="GB"/>
    </style:style>
    <style:style style:name="T203_4" style:family="text">
      <style:text-properties style:font-name-complex="Arial" fo:language-asian="en" fo:country-asian="GB"/>
    </style:style>
    <style:style style:name="T203_5" style:family="text">
      <style:text-properties style:font-name-complex="Arial" fo:language-asian="en" fo:country-asian="GB"/>
    </style:style>
    <style:style style:name="T203_6" style:family="text">
      <style:text-properties style:font-name-complex="Arial" fo:language-asian="en" fo:country-asian="GB"/>
    </style:style>
    <style:style style:name="T203_7" style:family="text">
      <style:text-properties style:font-name-complex="Arial" fo:language-asian="en" fo:country-asian="GB"/>
    </style:style>
    <style:style style:name="T203_8" style:family="text">
      <style:text-properties style:font-name-complex="Arial" fo:language-asian="en" fo:country-asian="GB"/>
    </style:style>
    <style:style style:name="T203_9" style:family="text">
      <style:text-properties style:font-name-complex="Arial" fo:language-asian="en" fo:country-asian="GB"/>
    </style:style>
    <style:style style:name="T203_10" style:family="text">
      <style:text-properties style:font-name-complex="Arial" fo:language-asian="en" fo:country-asian="GB"/>
    </style:style>
    <style:style style:name="T203_11" style:family="text">
      <style:text-properties style:font-name-complex="Arial" fo:language-asian="en" fo:country-asian="GB"/>
    </style:style>
    <style:style style:name="T203_12" style:family="text">
      <style:text-properties style:font-name-complex="Arial" fo:language-asian="en" fo:country-asian="GB"/>
    </style:style>
    <style:style style:name="T203_13" style:family="text">
      <style:text-properties style:font-name-complex="Arial" fo:language-asian="en" fo:country-asian="GB"/>
    </style:style>
    <style:style style:name="T203_14" style:family="text">
      <style:text-properties style:font-name-complex="Arial" fo:language-asian="en" fo:country-asian="GB"/>
    </style:style>
    <style:style style:name="T203_15" style:family="text">
      <style:text-properties style:font-name-complex="Arial" fo:language-asian="en" fo:country-asian="GB"/>
    </style:style>
    <style:style style:name="T203_16" style:family="text">
      <style:text-properties style:font-name-complex="Arial" fo:language-asian="en" fo:country-asian="GB"/>
    </style:style>
    <style:style style:name="T203_17" style:family="text">
      <style:text-properties style:font-name-complex="Arial" fo:language-asian="en" fo:country-asian="GB"/>
    </style:style>
    <style:style style:name="T203_18" style:family="text">
      <style:text-properties style:font-name-complex="Arial" fo:language-asian="en" fo:country-asian="GB"/>
    </style:style>
    <style:style style:name="T203_19" style:family="text">
      <style:text-properties style:font-name-complex="Arial" fo:language-asian="en" fo:country-asian="GB"/>
    </style:style>
    <style:style style:name="T203_20" style:family="text">
      <style:text-properties style:font-name-complex="Arial" fo:language-asian="en" fo:country-asian="GB"/>
    </style:style>
    <style:style style:name="T203_21" style:family="text">
      <style:text-properties style:font-name-complex="Arial" fo:language-asian="en" fo:country-asian="GB"/>
    </style:style>
    <style:style style:name="T203_22" style:family="text">
      <style:text-properties style:font-name-complex="Arial" fo:language-asian="en" fo:country-asian="GB"/>
    </style:style>
    <style:style style:name="T203_23" style:family="text">
      <style:text-properties style:font-name-complex="Arial" fo:language-asian="en" fo:country-asian="GB"/>
    </style:style>
    <style:style style:name="T203_24" style:family="text">
      <style:text-properties style:font-name-complex="Arial" fo:language-asian="en" fo:country-asian="GB"/>
    </style:style>
    <style:style style:name="T203_25" style:family="text">
      <style:text-properties style:font-name-complex="Arial" fo:language-asian="en" fo:country-asian="GB"/>
    </style:style>
    <style:style style:name="T203_26" style:family="text">
      <style:text-properties style:font-name-complex="Arial" fo:language-asian="en" fo:country-asian="GB"/>
    </style:style>
    <style:style style:name="T203_27" style:family="text">
      <style:text-properties style:font-name-complex="Arial" fo:language-asian="en" fo:country-asian="GB"/>
    </style:style>
    <style:style style:name="T203_28" style:family="text">
      <style:text-properties style:font-name-complex="Arial" fo:language-asian="en" fo:country-asian="GB"/>
    </style:style>
    <style:style style:name="T203_29" style:family="text">
      <style:text-properties style:font-name-complex="Arial" fo:language-asian="en" fo:country-asian="GB"/>
    </style:style>
    <style:style style:name="T203_30" style:family="text">
      <style:text-properties style:font-name-complex="Arial" fo:language-asian="en" fo:country-asian="GB"/>
    </style:style>
    <style:style style:name="T203_31" style:family="text">
      <style:text-properties style:font-name-complex="Arial" fo:language-asian="en" fo:country-asian="GB"/>
    </style:style>
    <style:style style:name="T203_32" style:family="text">
      <style:text-properties style:font-name-complex="Arial" fo:language-asian="en" fo:country-asian="GB"/>
    </style:style>
    <style:style style:name="T203_33" style:family="text">
      <style:text-properties style:font-name-complex="Arial" fo:language-asian="en" fo:country-asian="GB"/>
    </style:style>
    <style:style style:name="T203_34" style:family="text">
      <style:text-properties style:font-name-complex="Arial" fo:language-asian="en" fo:country-asian="GB"/>
    </style:style>
    <style:style style:name="T203_35" style:family="text">
      <style:text-properties style:font-name-complex="Arial" fo:language-asian="en" fo:country-asian="GB"/>
    </style:style>
    <style:style style:name="T203_36" style:family="text">
      <style:text-properties style:font-name-complex="Arial" fo:language-asian="en" fo:country-asian="GB"/>
    </style:style>
    <style:style style:name="T203_37" style:family="text">
      <style:text-properties style:font-name-complex="Arial" fo:language-asian="en" fo:country-asian="GB"/>
    </style:style>
    <style:style style:name="T203_38" style:family="text">
      <style:text-properties style:font-name-complex="Arial" fo:language-asian="en" fo:country-asian="GB"/>
    </style:style>
    <style:style style:name="T203_39" style:family="text">
      <style:text-properties style:font-name-complex="Arial" fo:language-asian="en" fo:country-asian="GB"/>
    </style:style>
    <style:style style:name="T203_40" style:family="text">
      <style:text-properties style:font-name-complex="Arial" fo:language-asian="en" fo:country-asian="GB"/>
    </style:style>
    <style:style style:name="T203_41" style:family="text">
      <style:text-properties style:font-name-complex="Arial" fo:language-asian="en" fo:country-asian="GB"/>
    </style:style>
    <style:style style:name="T203_42" style:family="text">
      <style:text-properties style:font-name-complex="Arial" fo:language-asian="en" fo:country-asian="GB"/>
    </style:style>
    <style:style style:name="P204" style:family="paragraph" style:parent-style-name="Normal">
      <style:paragraph-properties fo:text-align="justify" fo:margin-top="0.212cm"/>
      <style:text-properties fo:language-asian="en" fo:country-asian="GB"/>
    </style:style>
    <style:style style:name="T204_1" style:family="text">
      <style:text-properties style:font-name-complex="Arial" fo:language-asian="en" fo:country-asian="GB"/>
    </style:style>
    <style:style style:name="T204_2" style:family="text">
      <style:text-properties style:font-name-complex="Arial" fo:language-asian="en" fo:country-asian="GB"/>
    </style:style>
    <style:style style:name="T204_3" style:family="text">
      <style:text-properties style:font-name-complex="Arial" fo:language-asian="en" fo:country-asian="GB"/>
    </style:style>
    <style:style style:name="T204_4" style:family="text">
      <style:text-properties style:font-name-complex="Arial" fo:language-asian="en" fo:country-asian="GB"/>
    </style:style>
    <style:style style:name="T204_5" style:family="text">
      <style:text-properties style:font-name-complex="Arial" fo:language-asian="en" fo:country-asian="GB"/>
    </style:style>
    <style:style style:name="T204_6" style:family="text">
      <style:text-properties style:font-name-complex="Arial" fo:language-asian="en" fo:country-asian="GB"/>
    </style:style>
    <style:style style:name="T204_7" style:family="text">
      <style:text-properties style:font-name-complex="Arial" fo:language-asian="en" fo:country-asian="GB"/>
    </style:style>
    <style:style style:name="T204_8" style:family="text">
      <style:text-properties style:font-name-complex="Arial" fo:language-asian="en" fo:country-asian="GB"/>
    </style:style>
    <style:style style:name="T204_9" style:family="text">
      <style:text-properties style:font-name-complex="Arial" fo:language-asian="en" fo:country-asian="GB"/>
    </style:style>
    <style:style style:name="T204_10" style:family="text">
      <style:text-properties style:font-name-complex="Arial" fo:language-asian="en" fo:country-asian="GB"/>
    </style:style>
    <style:style style:name="T204_11" style:family="text">
      <style:text-properties style:font-name-complex="Arial" fo:language-asian="en" fo:country-asian="GB"/>
    </style:style>
    <style:style style:name="T204_12" style:family="text">
      <style:text-properties style:font-name-complex="Arial" fo:language-asian="en" fo:country-asian="GB"/>
    </style:style>
    <style:style style:name="P205" style:family="paragraph" style:parent-style-name="Normal">
      <style:paragraph-properties fo:text-align="justify" fo:margin-top="0.212cm"/>
      <style:text-properties fo:language-asian="en" fo:country-asian="GB"/>
    </style:style>
    <style:style style:name="T205_1" style:family="text">
      <style:text-properties style:font-name-complex="Arial" fo:language-asian="en" fo:country-asian="GB"/>
    </style:style>
    <style:style style:name="T205_2" style:family="text">
      <style:text-properties style:font-name-complex="Arial" fo:language-asian="en" fo:country-asian="GB"/>
    </style:style>
    <style:style style:name="T205_3" style:family="text">
      <style:text-properties style:font-name-complex="Arial" fo:language-asian="en" fo:country-asian="GB"/>
    </style:style>
    <style:style style:name="T205_4" style:family="text">
      <style:text-properties style:font-name-complex="Arial" fo:language-asian="en" fo:country-asian="GB"/>
    </style:style>
    <style:style style:name="T205_5" style:family="text">
      <style:text-properties style:font-name-complex="Arial" fo:language-asian="en" fo:country-asian="GB"/>
    </style:style>
    <style:style style:name="T205_6" style:family="text">
      <style:text-properties style:font-name-complex="Arial" fo:language-asian="en" fo:country-asian="GB"/>
    </style:style>
    <style:style style:name="T205_7" style:family="text">
      <style:text-properties style:font-name-complex="Arial" fo:language-asian="en" fo:country-asian="GB"/>
    </style:style>
    <style:style style:name="T205_8" style:family="text">
      <style:text-properties style:font-name-complex="Arial" fo:language-asian="en" fo:country-asian="GB"/>
    </style:style>
    <style:style style:name="T205_9" style:family="text">
      <style:text-properties style:font-name-complex="Arial" fo:language-asian="en" fo:country-asian="GB"/>
    </style:style>
    <style:style style:name="T205_10" style:family="text">
      <style:text-properties style:font-name-complex="Arial" fo:language-asian="en" fo:country-asian="GB"/>
    </style:style>
    <style:style style:name="P206" style:family="paragraph" style:parent-style-name="Normal">
      <style:paragraph-properties fo:text-align="justify" fo:margin-top="0.212cm"/>
      <style:text-properties style:font-name-complex="Arial" fo:language-asian="en" fo:country-asian="GB" fo:font-weight="bold" style:font-weight-asian="bold" style:font-weight-complex="bold"/>
    </style:style>
    <style:style style:name="P207" style:family="paragraph" style:parent-style-name="Normal">
      <style:paragraph-properties fo:text-align="justify" fo:margin-top="0.212cm"/>
    </style:style>
    <style:style style:name="T207_1" style:family="text">
      <style:text-properties style:font-name-complex="Arial" fo:language-asian="en" fo:country-asian="GB" fo:font-weight="bold" style:font-weight-asian="bold" style:font-weight-complex="bold"/>
    </style:style>
    <style:style style:name="P208" style:family="paragraph" style:parent-style-name="Normal">
      <style:paragraph-properties fo:text-align="justify" fo:margin-top="0.212cm"/>
    </style:style>
    <style:style style:name="T208_1" style:family="text">
      <style:text-properties fo:language-asian="en" fo:country-asian="GB"/>
    </style:style>
    <style:style style:name="T208_2" style:family="text">
      <style:text-properties fo:language-asian="en" fo:country-asian="GB"/>
    </style:style>
    <style:style style:name="T208_3" style:family="text">
      <style:text-properties fo:language-asian="en" fo:country-asian="GB"/>
    </style:style>
    <style:style style:name="T208_4" style:family="text">
      <style:text-properties fo:language-asian="en" fo:country-asian="GB"/>
    </style:style>
    <style:style style:name="T208_5" style:family="text">
      <style:text-properties fo:language-asian="en" fo:country-asian="GB"/>
    </style:style>
    <style:style style:name="T208_6" style:family="text" style:parent-style-name="Normal">
      <style:text-properties fo:language-asian="en" fo:country-asian="GB"/>
    </style:style>
    <style:style style:name="P209" style:family="paragraph" style:parent-style-name="Footnote_20_text"/>
    <style:style style:name="T209_1" style:family="text"/>
    <style:style style:name="T209_2" style:family="text">
      <style:text-properties fo:language-asian="en" fo:country-asian="GB"/>
    </style:style>
    <style:style style:name="T209_3" style:family="text">
      <style:text-properties fo:language-asian="en" fo:country-asian="GB"/>
    </style:style>
    <style:style style:name="T209_4" style:family="text">
      <style:text-properties fo:language-asian="en" fo:country-asian="GB"/>
    </style:style>
    <style:style style:name="T209_5" style:family="text">
      <style:text-properties fo:language-asian="en" fo:country-asian="GB"/>
    </style:style>
    <style:style style:name="T209_6" style:family="text">
      <style:text-properties style:font-name-complex="Arial" fo:language-asian="en" fo:country-asian="GB"/>
    </style:style>
    <style:style style:name="T209_7" style:family="text">
      <style:text-properties style:font-name-complex="Arial" fo:language-asian="en" fo:country-asian="GB"/>
    </style:style>
    <style:style style:name="T209_8" style:family="text">
      <style:text-properties style:font-name-complex="Arial" fo:language-asian="en" fo:country-asian="GB"/>
    </style:style>
    <style:style style:name="T209_9" style:family="text">
      <style:text-properties style:font-name-complex="Arial" fo:language-asian="en" fo:country-asian="GB"/>
    </style:style>
    <style:style style:name="T209_10" style:family="text">
      <style:text-properties style:font-name-complex="Arial" fo:language-asian="en" fo:country-asian="GB"/>
    </style:style>
    <style:style style:name="T209_11" style:family="text" style:parent-style-name="Normal">
      <style:text-properties style:font-name-complex="Arial" fo:language-asian="en" fo:country-asian="GB"/>
    </style:style>
    <style:style style:name="P210" style:family="paragraph" style:parent-style-name="Footnote_20_text"/>
    <style:style style:name="T210_1" style:family="text"/>
    <style:style style:name="T210_2" style:family="text"/>
    <style:style style:name="T210_3" style:family="text">
      <style:text-properties style:font-name-complex="Arial" fo:language-asian="en" fo:country-asian="GB"/>
    </style:style>
    <style:style style:name="T210_4" style:family="text">
      <style:text-properties style:font-name-complex="Arial" fo:language-asian="en" fo:country-asian="GB"/>
    </style:style>
    <style:style style:name="T210_5" style:family="text">
      <style:text-properties style:font-name-complex="Arial" fo:language-asian="en" fo:country-asian="GB"/>
    </style:style>
    <style:style style:name="P211" style:family="paragraph" style:parent-style-name="Normal">
      <style:paragraph-properties fo:text-align="justify" fo:margin-top="0.212cm"/>
      <style:text-properties fo:language-asian="en" fo:country-asian="GB"/>
    </style:style>
    <style:style style:name="T211_1" style:family="text">
      <style:text-properties style:font-name-complex="Arial" fo:language-asian="en" fo:country-asian="GB"/>
    </style:style>
    <style:style style:name="T211_2" style:family="text">
      <style:text-properties style:font-name-complex="Arial" fo:language-asian="en" fo:country-asian="GB"/>
    </style:style>
    <style:style style:name="T211_3" style:family="text">
      <style:text-properties style:font-name-complex="Arial" fo:language-asian="en" fo:country-asian="GB"/>
    </style:style>
    <style:style style:name="T211_4" style:family="text">
      <style:text-properties style:font-name-complex="Arial" fo:language-asian="en" fo:country-asian="GB"/>
    </style:style>
    <style:style style:name="T211_5" style:family="text">
      <style:text-properties style:font-name-complex="Arial" fo:language-asian="en" fo:country-asian="GB"/>
    </style:style>
    <style:style style:name="T211_6" style:family="text">
      <style:text-properties style:font-name-complex="Arial" fo:language-asian="en" fo:country-asian="GB"/>
    </style:style>
    <style:style style:name="T211_7" style:family="text">
      <style:text-properties style:font-name-complex="Arial" fo:language-asian="en" fo:country-asian="GB"/>
    </style:style>
    <style:style style:name="T211_8" style:family="text">
      <style:text-properties style:font-name-complex="Arial" fo:language-asian="en" fo:country-asian="GB"/>
    </style:style>
    <style:style style:name="T211_9" style:family="text">
      <style:text-properties style:font-name-complex="Arial" fo:language-asian="en" fo:country-asian="GB"/>
    </style:style>
    <style:style style:name="T211_10" style:family="text">
      <style:text-properties style:font-name-complex="Arial" fo:language-asian="en" fo:country-asian="GB"/>
    </style:style>
    <style:style style:name="T211_11" style:family="text">
      <style:text-properties style:font-name-complex="Arial" fo:language-asian="en" fo:country-asian="GB"/>
    </style:style>
    <style:style style:name="T211_12" style:family="text">
      <style:text-properties style:font-name-complex="Arial" fo:language-asian="en" fo:country-asian="GB"/>
    </style:style>
    <style:style style:name="T211_13" style:family="text">
      <style:text-properties style:font-name-complex="Arial" fo:language-asian="en" fo:country-asian="GB"/>
    </style:style>
    <style:style style:name="T211_14" style:family="text">
      <style:text-properties style:font-name-complex="Arial" fo:language-asian="en" fo:country-asian="GB"/>
    </style:style>
    <style:style style:name="T211_15" style:family="text">
      <style:text-properties style:font-name-complex="Arial" fo:language-asian="en" fo:country-asian="GB"/>
    </style:style>
    <style:style style:name="T211_16" style:family="text">
      <style:text-properties style:font-name-complex="Arial" fo:language-asian="en" fo:country-asian="GB"/>
    </style:style>
    <style:style style:name="T211_17" style:family="text">
      <style:text-properties style:font-name-complex="Arial" fo:language-asian="en" fo:country-asian="GB"/>
    </style:style>
    <style:style style:name="T211_18" style:family="text">
      <style:text-properties style:font-name-complex="Arial" fo:language-asian="en" fo:country-asian="GB"/>
    </style:style>
    <style:style style:name="T211_19" style:family="text">
      <style:text-properties style:font-name-complex="Arial" fo:language-asian="en" fo:country-asian="GB"/>
    </style:style>
    <style:style style:name="T211_20" style:family="text">
      <style:text-properties style:font-name-complex="Arial" fo:language-asian="en" fo:country-asian="GB"/>
    </style:style>
    <style:style style:name="T211_21" style:family="text">
      <style:text-properties style:font-name-complex="Arial" fo:language-asian="en" fo:country-asian="GB"/>
    </style:style>
    <style:style style:name="T211_22" style:family="text">
      <style:text-properties style:font-name-complex="Arial" fo:language-asian="en" fo:country-asian="GB"/>
    </style:style>
    <style:style style:name="T211_23" style:family="text">
      <style:text-properties style:font-name-complex="Arial" fo:language-asian="en" fo:country-asian="GB"/>
    </style:style>
    <style:style style:name="T211_24" style:family="text">
      <style:text-properties style:font-name-complex="Arial" fo:language-asian="en" fo:country-asian="GB"/>
    </style:style>
    <style:style style:name="T211_25" style:family="text">
      <style:text-properties style:font-name-complex="Arial" fo:language-asian="en" fo:country-asian="GB"/>
    </style:style>
    <style:style style:name="P212" style:family="paragraph" style:parent-style-name="Normal">
      <style:paragraph-properties fo:text-align="justify" fo:margin-top="0.212cm"/>
      <style:text-properties fo:language-asian="en" fo:country-asian="GB"/>
    </style:style>
    <style:style style:name="T212_1" style:family="text">
      <style:text-properties style:font-name-complex="Arial" fo:language-asian="en" fo:country-asian="GB"/>
    </style:style>
    <style:style style:name="T212_2" style:family="text">
      <style:text-properties style:font-name-complex="Arial" fo:language-asian="en" fo:country-asian="GB"/>
    </style:style>
    <style:style style:name="T212_3" style:family="text">
      <style:text-properties style:font-name-complex="Arial" fo:language-asian="en" fo:country-asian="GB"/>
    </style:style>
    <style:style style:name="T212_4" style:family="text">
      <style:text-properties style:font-name-complex="Arial" fo:language-asian="en" fo:country-asian="GB"/>
    </style:style>
    <style:style style:name="T212_5" style:family="text">
      <style:text-properties style:font-name-complex="Arial" fo:language-asian="en" fo:country-asian="GB"/>
    </style:style>
    <style:style style:name="T212_6" style:family="text">
      <style:text-properties style:font-name-complex="Arial" fo:language-asian="en" fo:country-asian="GB"/>
    </style:style>
    <style:style style:name="T212_7" style:family="text">
      <style:text-properties style:font-name-complex="Arial" fo:language-asian="en" fo:country-asian="GB"/>
    </style:style>
    <style:style style:name="T212_8" style:family="text">
      <style:text-properties style:font-name-complex="Arial" fo:language-asian="en" fo:country-asian="GB"/>
    </style:style>
    <style:style style:name="T212_9" style:family="text">
      <style:text-properties style:font-name-complex="Arial" fo:language-asian="en" fo:country-asian="GB"/>
    </style:style>
    <style:style style:name="T212_10" style:family="text">
      <style:text-properties style:font-name-complex="Arial" fo:language-asian="en" fo:country-asian="GB"/>
    </style:style>
    <style:style style:name="P213" style:family="paragraph" style:parent-style-name="Normal">
      <style:paragraph-properties fo:text-align="justify" fo:margin-top="0.212cm"/>
    </style:style>
    <style:style style:name="T213_1" style:family="text">
      <style:text-properties style:font-name-complex="Arial" fo:language-asian="en" fo:country-asian="GB"/>
    </style:style>
    <style:style style:name="T213_2" style:family="text">
      <style:text-properties style:font-name-complex="Arial" fo:language-asian="en" fo:country-asian="GB"/>
    </style:style>
    <style:style style:name="T213_3" style:family="text">
      <style:text-properties style:font-name-complex="Arial" fo:language-asian="en" fo:country-asian="GB"/>
    </style:style>
    <style:style style:name="T213_4" style:family="text">
      <style:text-properties style:font-name-complex="Arial" fo:language-asian="en" fo:country-asian="GB"/>
    </style:style>
    <style:style style:name="T213_5" style:family="text">
      <style:text-properties style:font-name-complex="Arial" fo:language-asian="en" fo:country-asian="GB"/>
    </style:style>
    <style:style style:name="T213_6" style:family="text">
      <style:text-properties style:font-name-complex="Arial" fo:language-asian="en" fo:country-asian="GB"/>
    </style:style>
    <style:style style:name="T213_7" style:family="text">
      <style:text-properties style:font-name-complex="Arial" fo:language-asian="en" fo:country-asian="GB"/>
    </style:style>
    <style:style style:name="T213_8" style:family="text">
      <style:text-properties style:font-name-complex="Arial" fo:language-asian="en" fo:country-asian="GB"/>
    </style:style>
    <style:style style:name="T213_9" style:family="text">
      <style:text-properties style:font-name-complex="Arial" fo:language-asian="en" fo:country-asian="GB"/>
    </style:style>
    <style:style style:name="T213_10" style:family="text">
      <style:text-properties style:font-name-complex="Arial" fo:language-asian="en" fo:country-asian="GB"/>
    </style:style>
    <style:style style:name="T213_11" style:family="text">
      <style:text-properties style:font-name-complex="Arial" fo:language-asian="en" fo:country-asian="GB"/>
    </style:style>
    <style:style style:name="T213_12" style:family="text">
      <style:text-properties style:font-name-complex="Arial" fo:language-asian="en" fo:country-asian="GB"/>
    </style:style>
    <style:style style:name="T213_13" style:family="text">
      <style:text-properties style:font-name-complex="Arial" fo:language-asian="en" fo:country-asian="GB"/>
    </style:style>
    <style:style style:name="T213_14" style:family="text">
      <style:text-properties style:font-name-complex="Arial" fo:language-asian="en" fo:country-asian="GB"/>
    </style:style>
    <style:style style:name="T213_15" style:family="text">
      <style:text-properties style:font-name-complex="Arial" fo:language-asian="en" fo:country-asian="GB"/>
    </style:style>
    <style:style style:name="T213_16" style:family="text">
      <style:text-properties style:font-name-complex="Arial" fo:language-asian="en" fo:country-asian="GB"/>
    </style:style>
    <style:style style:name="T213_17" style:family="text">
      <style:text-properties style:font-name-complex="Arial" fo:language-asian="en" fo:country-asian="GB"/>
    </style:style>
    <style:style style:name="T213_18" style:family="text">
      <style:text-properties style:font-name-complex="Arial" fo:language-asian="en" fo:country-asian="GB"/>
    </style:style>
    <style:style style:name="T213_19" style:family="text" style:parent-style-name="Normal">
      <style:text-properties style:font-name-complex="Arial" fo:language-asian="en" fo:country-asian="GB"/>
    </style:style>
    <style:style style:name="P214" style:family="paragraph" style:parent-style-name="Footnote_20_text"/>
    <style:style style:name="T214_1" style:family="text"/>
    <style:style style:name="T214_2" style:family="text"/>
    <style:style style:name="T214_3" style:family="text"/>
    <style:style style:name="T214_4" style:family="text">
      <style:text-properties style:font-name-complex="Arial" fo:language-asian="en" fo:country-asian="GB"/>
    </style:style>
    <style:style style:name="T214_5" style:family="text">
      <style:text-properties style:font-name-complex="Arial" fo:language-asian="en" fo:country-asian="GB"/>
    </style:style>
    <style:style style:name="T214_6" style:family="text">
      <style:text-properties style:font-name-complex="Arial" fo:language-asian="en" fo:country-asian="GB"/>
    </style:style>
    <style:style style:name="T214_7" style:family="text">
      <style:text-properties style:font-name-complex="Arial" fo:language-asian="en" fo:country-asian="GB"/>
    </style:style>
    <style:style style:name="T214_8" style:family="text">
      <style:text-properties style:font-name-complex="Arial" fo:language-asian="en" fo:country-asian="GB"/>
    </style:style>
    <style:style style:name="T214_9" style:family="text">
      <style:text-properties style:font-name-complex="Arial" fo:language-asian="en" fo:country-asian="GB"/>
    </style:style>
    <style:style style:name="T214_10" style:family="text">
      <style:text-properties style:font-name-complex="Arial" fo:language-asian="en" fo:country-asian="GB"/>
    </style:style>
    <style:style style:name="T214_11" style:family="text">
      <style:text-properties style:font-name-complex="Arial" fo:language-asian="en" fo:country-asian="GB"/>
    </style:style>
    <style:style style:name="T214_12" style:family="text">
      <style:text-properties style:font-name-complex="Arial" fo:language-asian="en" fo:country-asian="GB"/>
    </style:style>
    <style:style style:name="T214_13" style:family="text">
      <style:text-properties style:font-name-complex="Arial" fo:language-asian="en" fo:country-asian="GB"/>
    </style:style>
    <style:style style:name="T214_14" style:family="text">
      <style:text-properties style:font-name-complex="Arial" fo:language-asian="en" fo:country-asian="GB"/>
    </style:style>
    <style:style style:name="T214_15" style:family="text">
      <style:text-properties style:font-name-complex="Arial" fo:language-asian="en" fo:country-asian="GB"/>
    </style:style>
    <style:style style:name="P215" style:family="paragraph" style:parent-style-name="Normal">
      <style:paragraph-properties fo:text-align="justify" fo:margin-top="0.212cm"/>
    </style:style>
    <style:style style:name="T215_1" style:family="text">
      <style:text-properties style:font-name-complex="Arial" fo:language-asian="en" fo:country-asian="GB"/>
    </style:style>
    <style:style style:name="T215_2" style:family="text">
      <style:text-properties style:font-name-complex="Arial" fo:language-asian="en" fo:country-asian="GB"/>
    </style:style>
    <style:style style:name="T215_3" style:family="text">
      <style:text-properties style:font-name-complex="Arial" fo:language-asian="en" fo:country-asian="GB"/>
    </style:style>
    <style:style style:name="T215_4" style:family="text">
      <style:text-properties style:font-name-complex="Arial" fo:language-asian="en" fo:country-asian="GB"/>
    </style:style>
    <style:style style:name="T215_5" style:family="text">
      <style:text-properties style:font-name-complex="Arial" fo:language-asian="en" fo:country-asian="GB"/>
    </style:style>
    <style:style style:name="T215_6" style:family="text">
      <style:text-properties style:font-name-complex="Arial" fo:language-asian="en" fo:country-asian="GB"/>
    </style:style>
    <style:style style:name="T215_7" style:family="text" style:parent-style-name="Normal">
      <style:text-properties style:font-name-complex="Arial" fo:language-asian="en" fo:country-asian="GB"/>
    </style:style>
    <style:style style:name="P216" style:family="paragraph" style:parent-style-name="Footnote_20_text"/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Normal">
      <style:paragraph-properties fo:text-align="justify" fo:margin-top="0.212cm"/>
    </style:style>
    <style:style style:name="T217_1" style:family="text">
      <style:text-properties fo:font-weight="bold" style:font-weight-asian="bold"/>
    </style:style>
    <style:style style:name="T217_2" style:family="text"/>
    <style:style style:name="T217_3" style:family="text"/>
    <style:style style:name="P218" style:family="paragraph" style:parent-style-name="Normal">
      <style:paragraph-properties fo:text-align="justify" fo:margin-top="0.212cm"/>
    </style:style>
    <style:style style:name="T218_1" style:family="text">
      <style:text-properties fo:font-weight="bold" style:font-weight-asian="bold"/>
    </style:style>
    <style:style style:name="T218_2" style:family="text"/>
    <style:style style:name="T218_3" style:family="text"/>
    <style:style style:name="T218_4" style:family="text"/>
    <style:style style:name="P219" style:family="paragraph" style:parent-style-name="Normal">
      <style:paragraph-properties fo:text-align="justify" fo:margin-top="0.212cm"/>
    </style:style>
    <style:style style:name="T219_1" style:family="text">
      <style:text-properties fo:font-weight="bold" style:font-weight-asian="bold"/>
    </style:style>
    <style:style style:name="T219_2" style:family="text"/>
    <style:style style:name="P220" style:family="paragraph" style:parent-style-name="Normal">
      <style:paragraph-properties fo:text-align="justify" fo:margin-top="0.212cm"/>
    </style:style>
    <style:style style:name="T220_1" style:family="text">
      <style:text-properties style:font-name-complex="Arial" fo:language-asian="en" fo:country-asian="GB"/>
    </style:style>
    <style:style style:name="T220_2" style:family="text">
      <style:text-properties style:font-name-complex="Arial" fo:language-asian="en" fo:country-asian="GB"/>
    </style:style>
    <style:style style:name="T220_3" style:family="text">
      <style:text-properties style:font-name-complex="Arial" fo:language-asian="en" fo:country-asian="GB"/>
    </style:style>
    <style:style style:name="T220_4" style:family="text">
      <style:text-properties style:font-name-complex="Arial" fo:language-asian="en" fo:country-asian="GB"/>
    </style:style>
    <style:style style:name="T220_5" style:family="text">
      <style:text-properties style:font-name-complex="Arial" fo:language-asian="en" fo:country-asian="GB"/>
    </style:style>
    <style:style style:name="T220_6" style:family="text">
      <style:text-properties style:font-name-complex="Arial" fo:language-asian="en" fo:country-asian="GB"/>
    </style:style>
    <style:style style:name="T220_7" style:family="text">
      <style:text-properties style:font-name-complex="Arial" fo:language-asian="en" fo:country-asian="GB"/>
    </style:style>
    <style:style style:name="T220_8" style:family="text">
      <style:text-properties style:font-name-complex="Arial" fo:language-asian="en" fo:country-asian="GB"/>
    </style:style>
    <style:style style:name="T220_9" style:family="text">
      <style:text-properties style:font-name-complex="Arial" fo:language-asian="en" fo:country-asian="GB"/>
    </style:style>
    <style:style style:name="T220_10" style:family="text">
      <style:text-properties style:font-name-complex="Arial" fo:language-asian="en" fo:country-asian="GB"/>
    </style:style>
    <style:style style:name="T220_11" style:family="text">
      <style:text-properties style:font-name-complex="Arial" fo:language-asian="en" fo:country-asian="GB"/>
    </style:style>
    <style:style style:name="T220_12" style:family="text">
      <style:text-properties style:font-name-complex="Arial" fo:language-asian="en" fo:country-asian="GB"/>
    </style:style>
    <style:style style:name="T220_13" style:family="text">
      <style:text-properties style:font-name-complex="Arial" fo:language-asian="en" fo:country-asian="GB"/>
    </style:style>
    <style:style style:name="T220_14" style:family="text">
      <style:text-properties style:font-name-complex="Arial" fo:language-asian="en" fo:country-asian="GB"/>
    </style:style>
    <style:style style:name="T220_15" style:family="text">
      <style:text-properties style:font-name-complex="Arial" fo:language-asian="en" fo:country-asian="ZA"/>
    </style:style>
    <style:style style:name="T220_16" style:family="text" style:parent-style-name="Normal">
      <style:text-properties style:font-name-complex="Arial" fo:language-asian="en" fo:country-asian="ZA"/>
    </style:style>
    <style:style style:name="P221" style:family="paragraph" style:parent-style-name="Footnote_20_text"/>
    <style:style style:name="T221_1" style:family="text"/>
    <style:style style:name="T221_2" style:family="text"/>
    <style:style style:name="T221_3" style:family="text">
      <style:text-properties style:font-name-complex="Arial" fo:language-asian="en" fo:country-asian="ZA"/>
    </style:style>
    <style:style style:name="T221_4" style:family="text">
      <style:text-properties style:font-name-complex="Arial" fo:language-asian="en" fo:country-asian="ZA"/>
    </style:style>
    <style:style style:name="P222" style:family="paragraph" style:parent-style-name="Normal">
      <style:paragraph-properties fo:text-align="justify" fo:margin-top="0.212cm"/>
      <style:text-properties fo:language-asian="en" fo:country-asian="GB"/>
    </style:style>
    <style:style style:name="T222_1" style:family="text">
      <style:text-properties fo:language-asian="en" fo:country-asian="GB"/>
    </style:style>
    <style:style style:name="T222_2" style:family="text">
      <style:text-properties fo:language-asian="en" fo:country-asian="GB"/>
    </style:style>
    <style:style style:name="T222_3" style:family="text">
      <style:text-properties fo:language-asian="en" fo:country-asian="GB"/>
    </style:style>
    <style:style style:name="T222_4" style:family="text">
      <style:text-properties fo:language-asian="en" fo:country-asian="GB"/>
    </style:style>
    <style:style style:name="T222_5" style:family="text">
      <style:text-properties fo:language-asian="en" fo:country-asian="GB"/>
    </style:style>
    <style:style style:name="T222_6" style:family="text">
      <style:text-properties fo:language-asian="en" fo:country-asian="GB"/>
    </style:style>
    <style:style style:name="T222_7" style:family="text">
      <style:text-properties fo:language-asian="en" fo:country-asian="GB"/>
    </style:style>
    <style:style style:name="T222_8" style:family="text">
      <style:text-properties fo:language-asian="en" fo:country-asian="GB"/>
    </style:style>
    <style:style style:name="T222_9" style:family="text">
      <style:text-properties fo:font-style="italic" style:font-style-asian="italic" fo:language-asian="en" fo:country-asian="GB"/>
    </style:style>
    <style:style style:name="T222_10" style:family="text">
      <style:text-properties fo:language-asian="en" fo:country-asian="GB"/>
    </style:style>
    <style:style style:name="T222_11" style:family="text">
      <style:text-properties fo:language-asian="en" fo:country-asian="GB"/>
    </style:style>
    <style:style style:name="T222_12" style:family="text">
      <style:text-properties fo:language-asian="en" fo:country-asian="GB"/>
    </style:style>
    <style:style style:name="T222_13" style:family="text">
      <style:text-properties style:text-position="super 58%" fo:language-asian="en" fo:country-asian="GB"/>
    </style:style>
    <style:style style:name="T222_14" style:family="text">
      <style:text-properties fo:language-asian="en" fo:country-asian="GB"/>
    </style:style>
    <style:style style:name="T222_15" style:family="text">
      <style:text-properties fo:language-asian="en" fo:country-asian="GB"/>
    </style:style>
    <style:style style:name="T222_16" style:family="text">
      <style:text-properties fo:language-asian="en" fo:country-asian="GB"/>
    </style:style>
    <style:style style:name="P223" style:family="paragraph" style:parent-style-name="Normal">
      <style:paragraph-properties fo:text-align="justify" fo:margin-top="0.212cm"/>
      <style:text-properties style:font-name-complex="Arial" fo:language-asian="en" fo:country-asian="GB" fo:font-weight="bold" style:font-weight-asian="bold" style:font-weight-complex="bold"/>
    </style:style>
    <style:style style:name="P224" style:family="paragraph" style:parent-style-name="Normal">
      <style:paragraph-properties fo:text-align="justify" fo:margin-top="0.212cm"/>
      <style:text-properties style:font-name-complex="Arial" fo:language-asian="en" fo:country-asian="GB" fo:font-weight="bold" style:font-weight-asian="bold" style:font-weight-complex="bold"/>
    </style:style>
    <style:style style:name="P225" style:family="paragraph" style:parent-style-name="Normal">
      <style:paragraph-properties fo:text-align="justify" fo:margin-top="0.212cm"/>
    </style:style>
    <style:style style:name="T225_1" style:family="text">
      <style:text-properties style:font-name-complex="Arial" fo:language-asian="en" fo:country-asian="GB" fo:font-weight="bold" style:font-weight-asian="bold" style:font-weight-complex="bold"/>
    </style:style>
    <style:style style:name="T225_2" style:family="text">
      <style:text-properties style:font-name-complex="Arial" fo:language-asian="en" fo:country-asian="GB" fo:font-weight="bold" style:font-weight-asian="bold" style:font-weight-complex="bold"/>
    </style:style>
    <style:style style:name="T225_3" style:family="text">
      <style:text-properties fo:language-asian="en" fo:country-asian="GB"/>
    </style:style>
    <style:style style:name="P226" style:family="paragraph" style:parent-style-name="Normal">
      <style:paragraph-properties fo:text-align="justify" fo:margin-top="0.212cm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>
      <style:text-properties style:font-name-complex="Arial" fo:language-asian="en" fo:country-asian="GB"/>
    </style:style>
    <style:style style:name="T226_6" style:family="text">
      <style:text-properties style:font-name-complex="Arial" fo:language-asian="en" fo:country-asian="GB"/>
    </style:style>
    <style:style style:name="T226_7" style:family="text">
      <style:text-properties style:font-name-complex="Arial" fo:language-asian="en" fo:country-asian="GB"/>
    </style:style>
    <style:style style:name="T226_8" style:family="text">
      <style:text-properties style:font-name-complex="Arial" fo:language-asian="en" fo:country-asian="GB"/>
    </style:style>
    <style:style style:name="P227" style:family="paragraph" style:parent-style-name="Normal">
      <style:paragraph-properties fo:text-align="justify" fo:margin-top="0.212cm"/>
    </style:style>
    <style:style style:name="T227_1" style:family="text">
      <style:text-properties style:font-name-complex="Arial" fo:language-asian="en" fo:country-asian="GB"/>
    </style:style>
    <style:style style:name="T227_2" style:family="text" style:parent-style-name="Normal">
      <style:text-properties style:font-name-complex="Arial" fo:language-asian="en" fo:country-asian="GB"/>
    </style:style>
    <style:style style:name="P228" style:family="paragraph" style:parent-style-name="Footnote_20_text"/>
    <style:style style:name="T228_1" style:family="text"/>
    <style:style style:name="T228_2" style:family="text"/>
    <style:style style:name="T228_3" style:family="text"/>
    <style:style style:name="T228_4" style:family="text">
      <style:text-properties style:font-name-complex="Arial" fo:language-asian="en" fo:country-asian="GB"/>
    </style:style>
    <style:style style:name="T228_5" style:family="text">
      <style:text-properties style:font-name-complex="Arial" fo:language-asian="en" fo:country-asian="GB"/>
    </style:style>
    <style:style style:name="T228_6" style:family="text">
      <style:text-properties style:font-name-complex="Arial" fo:language-asian="en" fo:country-asian="GB"/>
    </style:style>
    <style:style style:name="T228_7" style:family="text">
      <style:text-properties style:font-name-complex="Arial" fo:language-asian="en" fo:country-asian="GB"/>
    </style:style>
    <style:style style:name="T228_8" style:family="text">
      <style:text-properties style:font-name-complex="Arial" fo:language-asian="en" fo:country-asian="GB"/>
    </style:style>
    <style:style style:name="T228_9" style:family="text">
      <style:text-properties style:font-name-complex="Arial" fo:language-asian="en" fo:country-asian="GB"/>
    </style:style>
    <style:style style:name="T228_10" style:family="text">
      <style:text-properties style:font-name-complex="Arial" fo:language-asian="en" fo:country-asian="GB"/>
    </style:style>
    <style:style style:name="T228_11" style:family="text">
      <style:text-properties style:font-name-complex="Arial" fo:language-asian="en" fo:country-asian="GB"/>
    </style:style>
    <style:style style:name="T228_12" style:family="text">
      <style:text-properties style:font-name-complex="Arial" fo:language-asian="en" fo:country-asian="GB"/>
    </style:style>
    <style:style style:name="T228_13" style:family="text">
      <style:text-properties style:font-name-complex="Arial" fo:language-asian="en" fo:country-asian="GB"/>
    </style:style>
    <style:style style:name="T228_14" style:family="text">
      <style:text-properties style:font-name-complex="Arial" fo:language-asian="en" fo:country-asian="GB"/>
    </style:style>
    <style:style style:name="T228_15" style:family="text">
      <style:text-properties style:text-position="super 58%" style:font-name-complex="Arial" fo:language-asian="en" fo:country-asian="GB"/>
    </style:style>
    <style:style style:name="T228_16" style:family="text">
      <style:text-properties style:font-name-complex="Arial" fo:language-asian="en" fo:country-asian="GB"/>
    </style:style>
    <style:style style:name="T228_17" style:family="text">
      <style:text-properties style:text-position="super 58%" style:font-name-complex="Arial" fo:language-asian="en" fo:country-asian="GB"/>
    </style:style>
    <style:style style:name="T228_18" style:family="text">
      <style:text-properties style:font-name-complex="Arial" fo:language-asian="en" fo:country-asian="GB"/>
    </style:style>
    <style:style style:name="T228_19" style:family="text">
      <style:text-properties style:font-name-complex="Arial" fo:language-asian="en" fo:country-asian="GB"/>
    </style:style>
    <style:style style:name="T228_20" style:family="text">
      <style:text-properties style:font-name-complex="Arial" fo:language-asian="en" fo:country-asian="GB"/>
    </style:style>
    <style:style style:name="T228_21" style:family="text">
      <style:text-properties style:font-name-complex="Arial" fo:language-asian="en" fo:country-asian="GB"/>
    </style:style>
    <style:style style:name="T228_22" style:family="text">
      <style:text-properties style:font-name-complex="Arial" fo:language-asian="en" fo:country-asian="GB"/>
    </style:style>
    <style:style style:name="T228_23" style:family="text"/>
    <style:style style:name="T228_24" style:family="text"/>
    <style:style style:name="P229" style:family="paragraph" style:parent-style-name="Normal">
      <style:paragraph-properties fo:text-align="justify" fo:margin-top="0.212cm"/>
      <style:text-properties fo:language-asian="en" fo:country-asian="GB"/>
    </style:style>
    <style:style style:name="T229_1" style:family="text">
      <style:text-properties style:font-name-complex="Arial" fo:language-asian="en" fo:country-asian="GB"/>
    </style:style>
    <style:style style:name="T229_2" style:family="text">
      <style:text-properties style:font-name-complex="Arial" fo:language-asian="en" fo:country-asian="GB"/>
    </style:style>
    <style:style style:name="T229_3" style:family="text">
      <style:text-properties style:font-name-complex="Arial" fo:language-asian="en" fo:country-asian="GB"/>
    </style:style>
    <style:style style:name="T229_4" style:family="text">
      <style:text-properties style:font-name-complex="Arial" fo:language-asian="en" fo:country-asian="GB"/>
    </style:style>
    <style:style style:name="T229_5" style:family="text">
      <style:text-properties style:font-name-complex="Arial" fo:language-asian="en" fo:country-asian="GB"/>
    </style:style>
    <style:style style:name="T229_6" style:family="text">
      <style:text-properties style:font-name-complex="Arial" fo:language-asian="en" fo:country-asian="GB"/>
    </style:style>
    <style:style style:name="T229_7" style:family="text">
      <style:text-properties fo:language-asian="en" fo:country-asian="GB"/>
    </style:style>
    <style:style style:name="T229_8" style:family="text">
      <style:text-properties fo:language-asian="en" fo:country-asian="GB"/>
    </style:style>
    <style:style style:name="T229_9" style:family="text">
      <style:text-properties fo:language-asian="en" fo:country-asian="GB"/>
    </style:style>
    <style:style style:name="T229_10" style:family="text">
      <style:text-properties fo:language-asian="en" fo:country-asian="GB"/>
    </style:style>
    <style:style style:name="T229_11" style:family="text">
      <style:text-properties fo:language-asian="en" fo:country-asian="GB"/>
    </style:style>
    <style:style style:name="T229_12" style:family="text">
      <style:text-properties fo:language-asian="en" fo:country-asian="GB"/>
    </style:style>
    <style:style style:name="T229_13" style:family="text">
      <style:text-properties fo:language-asian="en" fo:country-asian="GB"/>
    </style:style>
    <style:style style:name="T229_14" style:family="text">
      <style:text-properties fo:language-asian="en" fo:country-asian="GB"/>
    </style:style>
    <style:style style:name="T229_15" style:family="text">
      <style:text-properties fo:language-asian="en" fo:country-asian="GB"/>
    </style:style>
    <style:style style:name="T229_16" style:family="text">
      <style:text-properties style:font-name-complex="Arial" fo:language-asian="en" fo:country-asian="GB"/>
    </style:style>
    <style:style style:name="T229_17" style:family="text">
      <style:text-properties style:font-name-complex="Arial" fo:language-asian="en" fo:country-asian="GB"/>
    </style:style>
    <style:style style:name="T229_18" style:family="text">
      <style:text-properties style:font-name-complex="Arial" fo:language-asian="en" fo:country-asian="GB"/>
    </style:style>
    <style:style style:name="P230" style:family="paragraph" style:parent-style-name="Normal">
      <style:paragraph-properties fo:text-align="justify" fo:margin-top="0.212cm"/>
      <style:text-properties fo:language-asian="en" fo:country-asian="GB"/>
    </style:style>
    <style:style style:name="T230_1" style:family="text">
      <style:text-properties fo:language-asian="en" fo:country-asian="GB"/>
    </style:style>
    <style:style style:name="T230_2" style:family="text">
      <style:text-properties fo:language-asian="en" fo:country-asian="GB"/>
    </style:style>
    <style:style style:name="T230_3" style:family="text">
      <style:text-properties fo:language-asian="en" fo:country-asian="GB"/>
    </style:style>
    <style:style style:name="T230_4" style:family="text">
      <style:text-properties fo:language-asian="en" fo:country-asian="GB"/>
    </style:style>
    <style:style style:name="T230_5" style:family="text">
      <style:text-properties fo:language-asian="en" fo:country-asian="GB"/>
    </style:style>
    <style:style style:name="T230_6" style:family="text">
      <style:text-properties fo:language-asian="en" fo:country-asian="GB"/>
    </style:style>
    <style:style style:name="P231" style:family="paragraph" style:parent-style-name="Normal">
      <style:paragraph-properties fo:text-align="justify" fo:margin-top="0.212cm"/>
      <style:text-properties fo:language-asian="en" fo:country-asian="GB"/>
    </style:style>
    <style:style style:name="T231_1" style:family="text">
      <style:text-properties style:font-name-complex="Arial" fo:language-asian="en" fo:country-asian="GB"/>
    </style:style>
    <style:style style:name="T231_2" style:family="text">
      <style:text-properties style:font-name-complex="Arial" fo:language-asian="en" fo:country-asian="GB"/>
    </style:style>
    <style:style style:name="T231_3" style:family="text">
      <style:text-properties style:font-name-complex="Arial" fo:language-asian="en" fo:country-asian="GB"/>
    </style:style>
    <style:style style:name="T231_4" style:family="text">
      <style:text-properties style:font-name-complex="Arial" fo:language-asian="en" fo:country-asian="GB"/>
    </style:style>
    <style:style style:name="T231_5" style:family="text">
      <style:text-properties style:font-name-complex="Arial" fo:language-asian="en" fo:country-asian="GB"/>
    </style:style>
    <style:style style:name="T231_6" style:family="text">
      <style:text-properties style:font-name-complex="Arial" fo:language-asian="en" fo:country-asian="GB"/>
    </style:style>
    <style:style style:name="T231_7" style:family="text">
      <style:text-properties style:font-name-complex="Arial" fo:language-asian="en" fo:country-asian="GB"/>
    </style:style>
    <style:style style:name="T231_8" style:family="text">
      <style:text-properties style:font-name-complex="Arial" fo:language-asian="en" fo:country-asian="GB"/>
    </style:style>
    <style:style style:name="T231_9" style:family="text">
      <style:text-properties style:font-name-complex="Arial" fo:language-asian="en" fo:country-asian="GB"/>
    </style:style>
    <style:style style:name="T231_10" style:family="text">
      <style:text-properties style:font-name-complex="Arial" fo:language-asian="en" fo:country-asian="GB"/>
    </style:style>
    <style:style style:name="T231_11" style:family="text">
      <style:text-properties style:font-name-complex="Arial" fo:language-asian="en" fo:country-asian="GB"/>
    </style:style>
    <style:style style:name="T231_12" style:family="text">
      <style:text-properties style:font-name-complex="Arial" fo:language-asian="en" fo:country-asian="GB"/>
    </style:style>
    <style:style style:name="P232" style:family="paragraph" style:parent-style-name="Normal">
      <style:paragraph-properties fo:text-align="justify" fo:margin-top="0.212cm"/>
      <style:text-properties fo:language-asian="en" fo:country-asian="GB"/>
    </style:style>
    <style:style style:name="P233" style:family="paragraph" style:parent-style-name="Normal">
      <style:paragraph-properties fo:text-align="justify" fo:margin-top="0.212cm"/>
    </style:style>
    <style:style style:name="T233_1" style:family="text">
      <style:text-properties style:font-name-complex="Arial" fo:language-asian="en" fo:country-asian="GB" fo:font-weight="bold" style:font-weight-asian="bold"/>
    </style:style>
    <style:style style:name="P234" style:family="paragraph" style:parent-style-name="Normal">
      <style:paragraph-properties fo:text-align="justify" fo:margin-top="0.212cm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P235" style:family="paragraph" style:parent-style-name="Normal">
      <style:paragraph-properties fo:text-align="justify" fo:margin-top="0.212cm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P236" style:family="paragraph" style:parent-style-name="Normal">
      <style:paragraph-properties fo:text-align="justify" fo:margin-top="0.212cm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P237" style:family="paragraph" style:parent-style-name="Normal">
      <style:paragraph-properties fo:text-align="justify" fo:margin-top="0.212cm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Normal">
      <style:paragraph-properties fo:text-align="justify" fo:margin-top="0.212cm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P239" style:family="paragraph" style:parent-style-name="Normal">
      <style:paragraph-properties fo:text-align="justify" fo:margin-top="0.212cm"/>
    </style:style>
    <style:style style:name="T239_1" style:family="text"/>
    <style:style style:name="T239_2" style:family="text"/>
    <style:style style:name="P240" style:family="paragraph" style:parent-style-name="Normal">
      <style:paragraph-properties fo:text-align="justify" fo:margin-top="0.212cm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P241" style:family="paragraph" style:parent-style-name="Normal">
      <style:paragraph-properties fo:text-align="justify" fo:margin-top="0.212cm"/>
      <style:text-properties fo:font-weight="bold" style:font-weight-asian="bold"/>
    </style:style>
    <style:style style:name="P242" style:family="paragraph" style:parent-style-name="Normal">
      <style:paragraph-properties fo:text-align="justify" fo:margin-top="0.212cm"/>
    </style:style>
    <style:style style:name="T242_1" style:family="text">
      <style:text-properties fo:font-weight="bold" style:font-weight-asian="bold"/>
    </style:style>
    <style:style style:name="T242_2" style:family="text"/>
    <style:style style:name="P243" style:family="paragraph" style:parent-style-name="Normal">
      <style:paragraph-properties fo:text-align="justify" fo:margin-top="0.212cm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P244" style:family="paragraph" style:parent-style-name="Normal">
      <style:paragraph-properties fo:text-align="justify" fo:margin-top="0.212cm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P245" style:family="paragraph" style:parent-style-name="Normal">
      <style:paragraph-properties fo:text-align="justify" fo:margin-top="0.212cm"/>
    </style:style>
    <style:style style:name="P246" style:family="paragraph" style:parent-style-name="Normal">
      <style:paragraph-properties fo:text-align="justify" fo:margin-top="0.212cm"/>
    </style:style>
    <style:style style:name="T246_1" style:family="text">
      <style:text-properties fo:font-weight="bold" style:font-weight-asian="bold"/>
    </style:style>
    <style:style style:name="P247" style:family="paragraph" style:parent-style-name="Normal">
      <style:paragraph-properties fo:text-align="justify" fo:margin-top="0.212cm"/>
    </style:style>
    <style:style style:name="T247_1" style:family="text">
      <style:text-properties style:font-name-complex="Arial"/>
    </style:style>
    <style:style style:name="T247_2" style:family="text">
      <style:text-properties style:font-name-complex="Arial"/>
    </style:style>
    <style:style style:name="T247_3" style:family="text">
      <style:text-properties style:font-name-complex="Arial"/>
    </style:style>
    <style:style style:name="T247_4" style:family="text">
      <style:text-properties style:font-name-complex="Arial"/>
    </style:style>
    <style:style style:name="T247_5" style:family="text">
      <style:text-properties style:font-name-complex="Arial"/>
    </style:style>
    <style:style style:name="T247_6" style:family="text">
      <style:text-properties style:font-name-complex="Arial"/>
    </style:style>
    <style:style style:name="T247_7" style:family="text">
      <style:text-properties style:font-name-complex="Arial"/>
    </style:style>
    <style:style style:name="T247_8" style:family="text">
      <style:text-properties style:font-name-complex="Arial"/>
    </style:style>
    <style:style style:name="T247_9" style:family="text">
      <style:text-properties style:font-name-complex="Arial"/>
    </style:style>
    <style:style style:name="T247_10" style:family="text">
      <style:text-properties style:font-name-complex="Arial"/>
    </style:style>
    <style:style style:name="T247_11" style:family="text">
      <style:text-properties style:font-name-complex="Arial"/>
    </style:style>
    <style:style style:name="T247_12" style:family="text">
      <style:text-properties style:font-name-complex="Arial"/>
    </style:style>
    <style:style style:name="P248" style:family="paragraph" style:parent-style-name="Normal">
      <style:paragraph-properties fo:text-align="justify" fo:margin-top="0.212cm"/>
      <style:text-properties style:font-name-complex="Arial" fo:font-weight="bold" style:font-weight-asian="bold"/>
    </style:style>
    <style:style style:name="P249" style:family="paragraph" style:parent-style-name="Normal">
      <style:paragraph-properties fo:text-align="justify" fo:margin-top="0.212cm"/>
    </style:style>
    <style:style style:name="T249_1" style:family="text">
      <style:text-properties style:font-name-complex="Arial" fo:font-weight="bold" style:font-weight-asian="bold"/>
    </style:style>
    <style:style style:name="T249_2" style:family="text">
      <style:text-properties style:font-name-complex="Arial" fo:font-weight="bold" style:font-weight-asian="bold"/>
    </style:style>
    <style:style style:name="T249_3" style:family="text">
      <style:text-properties style:font-name-complex="Arial" fo:font-weight="bold" style:font-weight-asian="bold"/>
    </style:style>
    <style:style style:name="T249_4" style:family="text">
      <style:text-properties style:font-name-complex="Arial" fo:font-weight="bold" style:font-weight-asian="bold"/>
    </style:style>
    <style:style style:name="T249_5" style:family="text">
      <style:text-properties style:font-name-complex="Arial" fo:font-weight="bold" style:font-weight-asian="bold"/>
    </style:style>
    <style:style style:name="P250" style:family="paragraph" style:parent-style-name="Normal">
      <style:paragraph-properties fo:text-align="justify" fo:margin-top="0.212cm"/>
    </style:style>
    <style:style style:name="T250_1" style:family="text">
      <style:text-properties style:font-name-complex="Arial" style:font-weight-complex="bold"/>
    </style:style>
    <style:style style:name="T250_2" style:family="text">
      <style:text-properties style:font-name-complex="Arial" style:font-weight-complex="bold"/>
    </style:style>
    <style:style style:name="T250_3" style:family="text">
      <style:text-properties style:font-name-complex="Arial" style:font-weight-complex="bold"/>
    </style:style>
    <style:style style:name="T250_4" style:family="text">
      <style:text-properties style:font-name-complex="Arial" style:font-weight-complex="bold"/>
    </style:style>
    <style:style style:name="T250_5" style:family="text">
      <style:text-properties style:font-name-complex="Arial" style:font-weight-complex="bold"/>
    </style:style>
    <style:style style:name="T250_6" style:family="text">
      <style:text-properties style:font-name-complex="Arial" style:font-weight-complex="bold"/>
    </style:style>
    <style:style style:name="T250_7" style:family="text">
      <style:text-properties style:font-name-complex="Arial" style:font-weight-complex="bold"/>
    </style:style>
    <style:style style:name="T250_8" style:family="text">
      <style:text-properties fo:font-style="italic" style:font-style-asian="italic" style:font-name-complex="Arial" style:font-weight-complex="bold"/>
    </style:style>
    <style:style style:name="T250_9" style:family="text">
      <style:text-properties fo:font-style="italic" style:font-style-asian="italic" style:font-name-complex="Arial" style:font-weight-complex="bold"/>
    </style:style>
    <style:style style:name="T250_10" style:family="text">
      <style:text-properties style:font-name-complex="Arial" style:font-weight-complex="bold"/>
    </style:style>
    <style:style style:name="T250_11" style:family="text">
      <style:text-properties style:font-name-complex="Arial" style:font-weight-complex="bold"/>
    </style:style>
    <style:style style:name="T250_12" style:family="text">
      <style:text-properties style:font-name-complex="Arial" style:font-weight-complex="bold"/>
    </style:style>
    <style:style style:name="T250_13" style:family="text">
      <style:text-properties style:font-name-complex="Arial" style:font-weight-complex="bold"/>
    </style:style>
    <style:style style:name="T250_14" style:family="text">
      <style:text-properties style:font-name-complex="Arial" style:font-weight-complex="bold"/>
    </style:style>
    <style:style style:name="P251" style:family="paragraph" style:parent-style-name="Normal">
      <style:paragraph-properties fo:text-align="justify" fo:margin-top="0.212cm"/>
    </style:style>
    <style:style style:name="T251_1" style:family="text"/>
    <style:style style:name="T251_2" style:family="text">
      <style:text-properties style:font-name-complex="Arial" style:font-weight-complex="bold"/>
    </style:style>
    <style:style style:name="T251_3" style:family="text">
      <style:text-properties style:font-name-complex="Arial" style:font-weight-complex="bold"/>
    </style:style>
    <style:style style:name="T251_4" style:family="text">
      <style:text-properties style:font-name-complex="Arial" style:font-weight-complex="bold"/>
    </style:style>
    <style:style style:name="T251_5" style:family="text">
      <style:text-properties style:font-name-complex="Arial" style:font-weight-complex="bold"/>
    </style:style>
    <style:style style:name="T251_6" style:family="text">
      <style:text-properties style:font-name-complex="Arial" style:font-weight-complex="bold"/>
    </style:style>
    <style:style style:name="T251_7" style:family="text">
      <style:text-properties style:font-name-complex="Arial" style:font-weight-complex="bold"/>
    </style:style>
    <style:style style:name="T251_8" style:family="text">
      <style:text-properties style:font-name-complex="Arial" style:font-weight-complex="bold"/>
    </style:style>
    <style:style style:name="T251_9" style:family="text">
      <style:text-properties style:font-name-complex="Arial" style:font-weight-complex="bold"/>
    </style:style>
    <style:style style:name="T251_10" style:family="text">
      <style:text-properties style:font-name-complex="Arial" style:font-weight-complex="bold"/>
    </style:style>
    <style:style style:name="T251_11" style:family="text">
      <style:text-properties style:font-name-complex="Arial" style:font-weight-complex="bold"/>
    </style:style>
    <style:style style:name="P252" style:family="paragraph" style:parent-style-name="Normal">
      <style:paragraph-properties fo:text-align="justify" fo:margin-top="0.212cm"/>
    </style:style>
    <style:style style:name="P253" style:family="paragraph" style:parent-style-name="Normal">
      <style:paragraph-properties fo:text-align="justify" fo:margin-top="0.212cm"/>
      <style:text-properties fo:font-weight="bold" style:font-weight-asian="bold"/>
    </style:style>
    <style:style style:name="T253_1" style:family="text">
      <style:text-properties style:font-name-complex="Arial" fo:font-weight="bold" style:font-weight-asian="bold"/>
    </style:style>
    <style:style style:name="P254" style:family="paragraph" style:parent-style-name="Normal">
      <style:paragraph-properties fo:text-align="justify" fo:margin-top="0.212cm"/>
    </style:style>
    <style:style style:name="T254_1" style:family="text">
      <style:text-properties style:font-name-complex="Arial"/>
    </style:style>
    <style:style style:name="T254_2" style:family="text">
      <style:text-properties style:font-name-complex="Arial"/>
    </style:style>
    <style:style style:name="T254_3" style:family="text">
      <style:text-properties style:font-name-complex="Arial"/>
    </style:style>
    <style:style style:name="P255" style:family="paragraph" style:parent-style-name="Normal">
      <style:paragraph-properties fo:text-align="justify" fo:margin-top="0.212cm"/>
    </style:style>
    <style:style style:name="T255_1" style:family="text">
      <style:text-properties style:font-name-complex="Arial"/>
    </style:style>
    <style:style style:name="T255_2" style:family="text">
      <style:text-properties style:font-name-complex="Arial"/>
    </style:style>
    <style:style style:name="T255_3" style:family="text">
      <style:text-properties style:font-name-complex="Arial"/>
    </style:style>
    <style:style style:name="P256" style:family="paragraph" style:parent-style-name="Normal">
      <style:paragraph-properties fo:text-align="justify" fo:margin-top="0.212cm"/>
    </style:style>
    <style:style style:name="T256_1" style:family="text">
      <style:text-properties style:font-name-complex="Arial"/>
    </style:style>
    <style:style style:name="T256_2" style:family="text">
      <style:text-properties style:font-name-complex="Arial"/>
    </style:style>
    <style:style style:name="T256_3" style:family="text">
      <style:text-properties style:font-name-complex="Arial"/>
    </style:style>
    <style:style style:name="T256_4" style:family="text">
      <style:text-properties style:font-name-complex="Arial"/>
    </style:style>
    <style:style style:name="T256_5" style:family="text">
      <style:text-properties style:font-name-complex="Arial"/>
    </style:style>
    <style:style style:name="T256_6" style:family="text">
      <style:text-properties style:font-name-complex="Arial"/>
    </style:style>
    <style:style style:name="P257" style:family="paragraph" style:parent-style-name="Normal">
      <style:paragraph-properties fo:text-align="justify" fo:margin-top="0.212cm"/>
    </style:style>
    <style:style style:name="T257_1" style:family="text">
      <style:text-properties style:font-name-complex="Arial"/>
    </style:style>
    <style:style style:name="T257_2" style:family="text">
      <style:text-properties style:font-name-complex="Arial"/>
    </style:style>
    <style:style style:name="T257_3" style:family="text">
      <style:text-properties style:font-name-complex="Arial"/>
    </style:style>
    <style:style style:name="P258" style:family="paragraph" style:parent-style-name="Normal">
      <style:paragraph-properties fo:text-align="justify" fo:margin-top="0.212cm"/>
    </style:style>
    <style:style style:name="T258_1" style:family="text">
      <style:text-properties style:font-name-complex="Arial" fo:language-asian="en" fo:country-asian="GB"/>
    </style:style>
    <style:style style:name="T258_2" style:family="text">
      <style:text-properties style:font-name-complex="Arial" fo:language-asian="en" fo:country-asian="GB"/>
    </style:style>
    <style:style style:name="T258_3" style:family="text">
      <style:text-properties style:font-name-complex="Arial" fo:language-asian="en" fo:country-asian="GB"/>
    </style:style>
    <style:style style:name="T258_4" style:family="text">
      <style:text-properties style:font-name-complex="Arial" fo:language-asian="en" fo:country-asian="GB"/>
    </style:style>
    <style:style style:name="T258_5" style:family="text">
      <style:text-properties style:font-name-complex="Arial" fo:language-asian="en" fo:country-asian="GB"/>
    </style:style>
    <style:style style:name="T258_6" style:family="text">
      <style:text-properties style:font-name-complex="Arial" fo:language-asian="en" fo:country-asian="GB"/>
    </style:style>
    <style:style style:name="T258_7" style:family="text">
      <style:text-properties style:font-name-complex="Arial" fo:language-asian="en" fo:country-asian="GB"/>
    </style:style>
    <style:style style:name="T258_8" style:family="text">
      <style:text-properties style:font-name-complex="Arial" fo:language-asian="en" fo:country-asian="GB"/>
    </style:style>
    <style:style style:name="P259" style:family="paragraph" style:parent-style-name="Normal">
      <style:paragraph-properties fo:text-align="justify" fo:margin-top="0.212cm"/>
    </style:style>
    <style:style style:name="P260" style:family="paragraph" style:parent-style-name="Normal">
      <style:paragraph-properties fo:text-align="justify" fo:margin-top="0.212cm"/>
    </style:style>
    <style:style style:name="P261" style:family="paragraph" style:parent-style-name="Normal">
      <style:paragraph-properties fo:text-align="justify" fo:margin-top="0.212cm"/>
      <style:text-properties fo:font-weight="bold" style:font-weight-asian="bold"/>
    </style:style>
    <style:style style:name="T261_1" style:family="text">
      <style:text-properties style:font-name-complex="Arial" fo:language-asian="en" fo:country-asian="GB" fo:font-weight="bold" style:font-weight-asian="bold"/>
    </style:style>
    <style:style style:name="P262" style:family="paragraph" style:parent-style-name="Normal">
      <style:paragraph-properties fo:text-align="justify" fo:margin-top="0.212cm"/>
      <style:text-properties fo:font-weight="bold" style:font-weight-asian="bold"/>
    </style:style>
    <style:style style:name="T262_1" style:family="text">
      <style:text-properties style:font-name-complex="Arial" fo:language-asian="en" fo:country-asian="GB" fo:font-weight="bold" style:font-weight-asian="bold"/>
    </style:style>
    <style:style style:name="P263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P264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264_1" style:family="text"/>
    <style:style style:name="P265" style:family="paragraph" style:parent-style-name="Normal">
      <style:paragraph-properties fo:text-align="justify" fo:margin-top="0.212cm"/>
      <style:text-properties fo:color="#000000" fo:language-asian="en" fo:country-asian="GB"/>
    </style:style>
    <style:style style:name="T265_1" style:family="text">
      <style:text-properties fo:color="#000000" fo:language-asian="en" fo:country-asian="GB" fo:font-weight="bold" style:font-weight-asian="bold"/>
    </style:style>
    <style:style style:name="T265_2" style:family="text">
      <style:text-properties fo:color="#000000" fo:language-asian="en" fo:country-asian="GB"/>
    </style:style>
    <style:style style:name="T265_3" style:family="text">
      <style:text-properties fo:color="#000000" fo:language-asian="en" fo:country-asian="GB"/>
    </style:style>
    <style:style style:name="T265_4" style:family="text">
      <style:text-properties fo:color="#000000" fo:language-asian="en" fo:country-asian="GB"/>
    </style:style>
    <style:style style:name="T265_5" style:family="text">
      <style:text-properties fo:color="#000000" fo:language-asian="en" fo:country-asian="GB"/>
    </style:style>
    <style:style style:name="T265_6" style:family="text">
      <style:text-properties fo:color="#000000" fo:language-asian="en" fo:country-asian="GB"/>
    </style:style>
    <style:style style:name="T265_7" style:family="text">
      <style:text-properties fo:color="#000000" fo:language-asian="en" fo:country-asian="GB"/>
    </style:style>
    <style:style style:name="T265_8" style:family="text">
      <style:text-properties fo:color="#000000" fo:language-asian="en" fo:country-asian="GB"/>
    </style:style>
    <style:style style:name="P266" style:family="paragraph" style:parent-style-name="Normal">
      <style:paragraph-properties fo:text-align="justify" fo:margin-top="0.212cm"/>
    </style:style>
    <style:style style:name="T266_1" style:family="text">
      <style:text-properties fo:color="#000000" fo:language-asian="en" fo:country-asian="GB" fo:font-weight="bold" style:font-weight-asian="bold"/>
    </style:style>
    <style:style style:name="T266_2" style:family="text">
      <style:text-properties fo:color="#000000" fo:language-asian="en" fo:country-asian="GB"/>
    </style:style>
    <style:style style:name="T266_3" style:family="text">
      <style:text-properties fo:color="#000000" fo:language-asian="en" fo:country-asian="GB"/>
    </style:style>
    <style:style style:name="T266_4" style:family="text">
      <style:text-properties fo:color="#000000" fo:language-asian="en" fo:country-asian="GB"/>
    </style:style>
    <style:style style:name="T266_5" style:family="text">
      <style:text-properties fo:color="#000000" fo:language-asian="en" fo:country-asian="GB"/>
    </style:style>
    <style:style style:name="T266_6" style:family="text">
      <style:text-properties style:font-name-complex="Arial"/>
    </style:style>
    <style:style style:name="T266_7" style:family="text">
      <style:text-properties style:font-name-complex="Arial"/>
    </style:style>
    <style:style style:name="T266_8" style:family="text">
      <style:text-properties style:font-name-complex="Arial"/>
    </style:style>
    <style:style style:name="T266_9" style:family="text">
      <style:text-properties style:font-name-complex="Arial"/>
    </style:style>
    <style:style style:name="T266_10" style:family="text">
      <style:text-properties style:font-name-complex="Arial"/>
    </style:style>
    <style:style style:name="T266_11" style:family="text">
      <style:text-properties style:font-name-complex="Arial"/>
    </style:style>
    <style:style style:name="T266_12" style:family="text">
      <style:text-properties style:font-name-complex="Arial"/>
    </style:style>
    <style:style style:name="P267" style:family="paragraph" style:parent-style-name="Normal">
      <style:paragraph-properties fo:text-align="justify" fo:margin-top="0.212cm"/>
    </style:style>
    <style:style style:name="T267_1" style:family="text">
      <style:text-properties fo:color="#000000" fo:language-asian="en" fo:country-asian="GB" fo:font-weight="bold" style:font-weight-asian="bold"/>
    </style:style>
    <style:style style:name="T267_2" style:family="text">
      <style:text-properties fo:color="#000000" fo:language-asian="en" fo:country-asian="GB"/>
    </style:style>
    <style:style style:name="T267_3" style:family="text">
      <style:text-properties fo:color="#000000" fo:language-asian="en" fo:country-asian="GB"/>
    </style:style>
    <style:style style:name="T267_4" style:family="text">
      <style:text-properties fo:color="#000000" fo:language-asian="en" fo:country-asian="GB"/>
    </style:style>
    <style:style style:name="T267_5" style:family="text">
      <style:text-properties fo:color="#000000" fo:language-asian="en" fo:country-asian="GB"/>
    </style:style>
    <style:style style:name="T267_6" style:family="text">
      <style:text-properties fo:color="#000000" fo:language-asian="en" fo:country-asian="GB"/>
    </style:style>
    <style:style style:name="T267_7" style:family="text">
      <style:text-properties fo:color="#000000" fo:language-asian="en" fo:country-asian="GB"/>
    </style:style>
    <style:style style:name="P268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268_1" style:family="text"/>
    <style:style style:name="T268_2" style:family="text">
      <style:text-properties fo:color="#000000" fo:language-asian="en" fo:country-asian="GB"/>
    </style:style>
    <style:style style:name="T268_3" style:family="text">
      <style:text-properties fo:color="#000000" fo:language-asian="en" fo:country-asian="GB"/>
    </style:style>
    <style:style style:name="T268_4" style:family="text">
      <style:text-properties fo:color="#000000" fo:language-asian="en" fo:country-asian="GB"/>
    </style:style>
    <style:style style:name="P269" style:family="paragraph" style:parent-style-name="Normal">
      <style:paragraph-properties fo:text-align="justify" fo:margin-top="0.212cm" fo:margin-bottom="0.212cm" fo:margin-left="1.27cm"/>
    </style:style>
    <style:style style:name="T269_1" style:family="text">
      <style:text-properties style:font-name-complex="Arial" style:text-underline-style="solid" style:text-underline-color="font-color"/>
    </style:style>
    <style:style style:name="T269_2" style:family="text">
      <style:text-properties style:font-name-complex="Arial"/>
    </style:style>
    <style:style style:name="T269_3" style:family="text">
      <style:text-properties style:font-name-complex="Arial"/>
    </style:style>
    <style:style style:name="T269_4" style:family="text">
      <style:text-properties style:font-name-complex="Arial"/>
    </style:style>
    <style:style style:name="T269_5" style:family="text">
      <style:text-properties style:font-name-complex="Arial"/>
    </style:style>
    <style:style style:name="T269_6" style:family="text">
      <style:text-properties style:font-name-complex="Arial"/>
    </style:style>
    <style:style style:name="T269_7" style:family="text">
      <style:text-properties style:font-name-complex="Arial"/>
    </style:style>
    <style:style style:name="T269_8" style:family="text">
      <style:text-properties style:font-name-complex="Arial"/>
    </style:style>
    <style:style style:name="T269_9" style:family="text">
      <style:text-properties style:font-name-complex="Arial"/>
    </style:style>
    <style:style style:name="T269_10" style:family="text">
      <style:text-properties style:font-name-complex="Arial"/>
    </style:style>
    <style:style style:name="T269_11" style:family="text">
      <style:text-properties style:font-name-complex="Arial"/>
    </style:style>
    <style:style style:name="T269_12" style:family="text">
      <style:text-properties style:font-name-complex="Arial"/>
    </style:style>
    <style:style style:name="T269_13" style:family="text">
      <style:text-properties style:font-name-complex="Arial"/>
    </style:style>
    <style:style style:name="T269_14" style:family="text">
      <style:text-properties style:font-name-complex="Arial"/>
    </style:style>
    <style:style style:name="P270" style:family="paragraph" style:parent-style-name="Normal">
      <style:text-properties style:font-name-complex="Arial"/>
    </style:style>
    <style:style style:name="T270_1" style:family="text">
      <style:text-properties style:font-name-complex="Arial"/>
    </style:style>
    <style:style style:name="T270_2" style:family="text">
      <style:text-properties style:font-name-complex="Arial"/>
    </style:style>
    <style:style style:name="T270_3" style:family="text">
      <style:text-properties style:font-name-complex="Arial"/>
    </style:style>
    <style:style style:name="P271" style:family="paragraph" style:parent-style-name="Normal">
      <style:text-properties style:font-name-complex="Arial"/>
    </style:style>
    <style:style style:name="T271_1" style:family="text">
      <style:text-properties style:font-name-complex="Arial"/>
    </style:style>
    <style:style style:name="T271_2" style:family="text">
      <style:text-properties style:font-name-complex="Arial"/>
    </style:style>
    <style:style style:name="P272" style:family="paragraph" style:parent-style-name="Normal">
      <style:text-properties style:font-name-complex="Arial"/>
    </style:style>
    <style:style style:name="T272_1" style:family="text">
      <style:text-properties style:font-name-complex="Arial"/>
    </style:style>
    <style:style style:name="T272_2" style:family="text">
      <style:text-properties style:font-name-complex="Arial"/>
    </style:style>
    <style:style style:name="T272_3" style:family="text">
      <style:text-properties style:font-name-complex="Arial"/>
    </style:style>
    <style:style style:name="T272_4" style:family="text">
      <style:text-properties style:font-name-complex="Arial"/>
    </style:style>
    <style:style style:name="P273" style:family="paragraph" style:parent-style-name="Normal">
      <style:text-properties style:font-name-complex="Arial"/>
    </style:style>
    <style:style style:name="T273_1" style:family="text">
      <style:text-properties style:font-name-complex="Arial"/>
    </style:style>
    <style:style style:name="P274" style:family="paragraph" style:parent-style-name="Normal">
      <style:text-properties style:font-name-complex="Arial"/>
    </style:style>
    <style:style style:name="T274_1" style:family="text">
      <style:text-properties style:font-name-complex="Arial"/>
    </style:style>
    <style:style style:name="T274_2" style:family="text">
      <style:text-properties style:font-name-complex="Arial"/>
    </style:style>
    <style:style style:name="T274_3" style:family="text">
      <style:text-properties style:font-name-complex="Arial"/>
    </style:style>
    <style:style style:name="P275" style:family="paragraph" style:parent-style-name="Normal">
      <style:text-properties style:font-name-complex="Arial"/>
    </style:style>
    <style:style style:name="T275_1" style:family="text">
      <style:text-properties style:font-name-complex="Arial"/>
    </style:style>
    <style:style style:name="T275_2" style:family="text">
      <style:text-properties style:font-name-complex="Arial"/>
    </style:style>
    <style:style style:name="P276" style:family="paragraph" style:parent-style-name="Normal">
      <style:text-properties style:font-name-complex="Arial"/>
    </style:style>
    <style:style style:name="T276_1" style:family="text">
      <style:text-properties style:font-name-complex="Arial"/>
    </style:style>
    <style:style style:name="T276_2" style:family="text">
      <style:text-properties style:font-name-complex="Arial"/>
    </style:style>
    <style:style style:name="P277" style:family="paragraph" style:parent-style-name="Normal">
      <style:paragraph-properties fo:text-align="justify" fo:margin-top="0.212cm"/>
    </style:style>
    <style:style style:name="P278" style:family="paragraph" style:parent-style-name="Normal">
      <style:paragraph-properties fo:text-align="justify" fo:margin-top="0.212cm" fo:margin-left="1.27cm"/>
    </style:style>
    <style:style style:name="T278_1" style:family="text">
      <style:text-properties style:text-underline-style="solid" style:text-underline-color="font-color"/>
    </style:style>
    <style:style style:name="T278_2" style:family="text"/>
    <style:style style:name="T278_3" style:family="text">
      <style:text-properties style:font-name-complex="Arial"/>
    </style:style>
    <style:style style:name="T278_4" style:family="text">
      <style:text-properties style:font-name-complex="Arial"/>
    </style:style>
    <style:style style:name="T278_5" style:family="text">
      <style:text-properties style:font-name-complex="Arial"/>
    </style:style>
    <style:style style:name="T278_6" style:family="text">
      <style:text-properties style:font-name-complex="Arial"/>
    </style:style>
    <style:style style:name="T278_7" style:family="text">
      <style:text-properties style:font-name-complex="Arial"/>
    </style:style>
    <style:style style:name="T278_8" style:family="text">
      <style:text-properties style:font-name-complex="Arial"/>
    </style:style>
    <style:style style:name="P279" style:family="paragraph" style:parent-style-name="Normal">
      <style:paragraph-properties fo:text-align="justify" fo:margin-top="0.212cm" fo:margin-left="1.27cm"/>
    </style:style>
    <style:style style:name="T279_1" style:family="text">
      <style:text-properties style:text-underline-style="solid" style:text-underline-color="font-color"/>
    </style:style>
    <style:style style:name="T279_2" style:family="text"/>
    <style:style style:name="T279_3" style:family="text">
      <style:text-properties style:font-name-complex="Arial"/>
    </style:style>
    <style:style style:name="T279_4" style:family="text">
      <style:text-properties style:font-name-complex="Arial"/>
    </style:style>
    <style:style style:name="P280" style:family="paragraph" style:parent-style-name="Normal">
      <style:paragraph-properties fo:text-align="justify" fo:margin-top="0.212cm" fo:margin-left="1.27cm"/>
    </style:style>
    <style:style style:name="T280_1" style:family="text">
      <style:text-properties style:text-underline-style="solid" style:text-underline-color="font-color"/>
    </style:style>
    <style:style style:name="T280_2" style:family="text"/>
    <style:style style:name="T280_3" style:family="text">
      <style:text-properties style:font-name-complex="Arial"/>
    </style:style>
    <style:style style:name="T280_4" style:family="text">
      <style:text-properties style:font-name-complex="Arial"/>
    </style:style>
    <style:style style:name="T280_5" style:family="text">
      <style:text-properties style:font-name-complex="Arial"/>
    </style:style>
    <style:style style:name="T280_6" style:family="text">
      <style:text-properties style:font-name-complex="Arial"/>
    </style:style>
    <style:style style:name="T280_7" style:family="text">
      <style:text-properties style:font-name-complex="Arial"/>
    </style:style>
    <style:style style:name="T280_8" style:family="text">
      <style:text-properties style:font-name-complex="Arial"/>
    </style:style>
    <style:style style:name="P281" style:family="paragraph" style:parent-style-name="Normal">
      <style:paragraph-properties fo:text-align="justify" fo:margin-top="0.212cm" fo:margin-left="1.27cm"/>
    </style:style>
    <style:style style:name="T281_1" style:family="text">
      <style:text-properties style:text-underline-style="solid" style:text-underline-color="font-color"/>
    </style:style>
    <style:style style:name="T281_2" style:family="text">
      <style:text-properties style:font-name-complex="Arial"/>
    </style:style>
    <style:style style:name="T281_3" style:family="text">
      <style:text-properties style:font-name-complex="Arial"/>
    </style:style>
    <style:style style:name="T281_4" style:family="text">
      <style:text-properties style:font-name-complex="Arial"/>
    </style:style>
    <style:style style:name="T281_5" style:family="text">
      <style:text-properties style:font-name-complex="Arial"/>
    </style:style>
    <style:style style:name="T281_6" style:family="text">
      <style:text-properties style:font-name-complex="Arial"/>
    </style:style>
    <style:style style:name="T281_7" style:family="text">
      <style:text-properties style:font-name-complex="Arial"/>
    </style:style>
    <style:style style:name="P282" style:family="paragraph" style:parent-style-name="Normal">
      <style:paragraph-properties fo:text-align="justify" fo:margin-top="0.212cm" fo:margin-left="1.27cm"/>
    </style:style>
    <style:style style:name="T282_1" style:family="text">
      <style:text-properties style:font-name-complex="Arial" style:text-underline-style="solid" style:text-underline-color="font-color"/>
    </style:style>
    <style:style style:name="T282_2" style:family="text">
      <style:text-properties style:font-name-complex="Arial"/>
    </style:style>
    <style:style style:name="T282_3" style:family="text">
      <style:text-properties style:font-name-complex="Arial"/>
    </style:style>
    <style:style style:name="T282_4" style:family="text">
      <style:text-properties style:font-name-complex="Arial"/>
    </style:style>
    <style:style style:name="T282_5" style:family="text">
      <style:text-properties style:font-name-complex="Arial"/>
    </style:style>
    <style:style style:name="P283" style:family="paragraph" style:parent-style-name="Normal">
      <style:paragraph-properties fo:text-align="justify" fo:margin-top="0.212cm" fo:margin-left="1.27cm"/>
      <style:text-properties style:font-name-complex="Arial"/>
    </style:style>
    <style:style style:name="P284" style:family="paragraph" style:parent-style-name="Normal">
      <style:paragraph-properties fo:text-align="justify" fo:margin-top="0.212cm"/>
    </style:style>
    <style:style style:name="FR1" style:family="graphic" style:parent-style-name="Normal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285" style:family="paragraph" style:parent-style-name="Normal">
      <style:paragraph-properties fo:text-align="justify" fo:margin-top="0.212cm"/>
    </style:style>
    <style:style style:name="P286" style:family="paragraph" style:parent-style-name="Normal">
      <style:paragraph-properties fo:text-align="justify" fo:margin-top="0.212cm"/>
    </style:style>
    <style:style style:name="P287" style:family="paragraph" style:parent-style-name="Normal">
      <style:paragraph-properties fo:text-align="justify" fo:margin-top="0.212cm"/>
    </style:style>
    <style:style style:name="P288" style:family="paragraph" style:parent-style-name="Normal">
      <style:paragraph-properties fo:text-align="justify" fo:margin-top="0.212cm"/>
    </style:style>
    <style:style style:name="P289" style:family="paragraph" style:parent-style-name="Normal">
      <style:paragraph-properties fo:text-align="justify" fo:margin-top="0.212cm"/>
    </style:style>
    <style:style style:name="P290" style:family="paragraph" style:parent-style-name="Normal">
      <style:paragraph-properties fo:text-align="justify" fo:margin-top="0.212cm"/>
    </style:style>
    <style:style style:name="P291" style:family="paragraph" style:parent-style-name="Normal">
      <style:paragraph-properties fo:text-align="justify" fo:margin-top="0.212cm"/>
    </style:style>
    <style:style style:name="P292" style:family="paragraph" style:parent-style-name="Normal">
      <style:paragraph-properties fo:text-align="justify" fo:margin-top="0.212cm"/>
    </style:style>
    <style:style style:name="P293" style:family="paragraph" style:parent-style-name="Normal">
      <style:paragraph-properties fo:text-align="justify" fo:margin-top="0.212cm"/>
    </style:style>
    <style:style style:name="P294" style:family="paragraph" style:parent-style-name="Normal">
      <style:paragraph-properties fo:text-align="justify" fo:margin-top="0.212cm"/>
    </style:style>
    <style:style style:name="P295" style:family="paragraph" style:parent-style-name="Normal">
      <style:paragraph-properties fo:text-align="justify" fo:margin-top="0.212cm"/>
    </style:style>
    <style:style style:name="P296" style:family="paragraph" style:parent-style-name="Normal">
      <style:paragraph-properties fo:text-align="justify" fo:margin-top="0.212cm"/>
    </style:style>
    <style:style style:name="P297" style:family="paragraph" style:parent-style-name="Normal">
      <style:paragraph-properties fo:text-align="justify" fo:margin-top="0.212cm"/>
    </style:style>
    <style:style style:name="P298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298_1" style:family="text">
      <style:text-properties style:font-name-complex="Arial"/>
    </style:style>
    <style:style style:name="T298_2" style:family="text">
      <style:text-properties style:font-name-complex="Arial"/>
    </style:style>
    <style:style style:name="T298_3" style:family="text">
      <style:text-properties style:font-name-complex="Arial"/>
    </style:style>
    <style:style style:name="T298_4" style:family="text">
      <style:text-properties style:font-name-complex="Arial"/>
    </style:style>
    <style:style style:name="T298_5" style:family="text">
      <style:text-properties style:font-name-complex="Arial"/>
    </style:style>
    <style:style style:name="T298_6" style:family="text">
      <style:text-properties style:font-name-complex="Arial"/>
    </style:style>
    <style:style style:name="T298_7" style:family="text">
      <style:text-properties style:font-name-complex="Arial"/>
    </style:style>
    <style:style style:name="T298_8" style:family="text">
      <style:text-properties style:font-name-complex="Arial"/>
    </style:style>
    <style:style style:name="T298_9" style:family="text">
      <style:text-properties style:font-name-complex="Arial"/>
    </style:style>
    <style:style style:name="T298_10" style:family="text">
      <style:text-properties style:font-name-complex="Arial"/>
    </style:style>
    <style:style style:name="T298_11" style:family="text">
      <style:text-properties style:font-name-complex="Arial"/>
    </style:style>
    <style:style style:name="T298_12" style:family="text">
      <style:text-properties style:font-name-complex="Arial"/>
    </style:style>
    <style:style style:name="T298_13" style:family="text">
      <style:text-properties style:font-name-complex="Arial"/>
    </style:style>
    <style:style style:name="T298_14" style:family="text">
      <style:text-properties style:font-name-complex="Arial"/>
    </style:style>
    <style:style style:name="T298_15" style:family="text">
      <style:text-properties style:font-name-complex="Arial"/>
    </style:style>
    <style:style style:name="T298_16" style:family="text">
      <style:text-properties style:font-name-complex="Arial"/>
    </style:style>
    <style:style style:name="T298_17" style:family="text">
      <style:text-properties style:font-name-complex="Arial"/>
    </style:style>
    <style:style style:name="T298_18" style:family="text">
      <style:text-properties style:font-name-complex="Arial"/>
    </style:style>
    <style:style style:name="T298_19" style:family="text">
      <style:text-properties style:font-name-complex="Arial"/>
    </style:style>
    <style:style style:name="T298_20" style:family="text">
      <style:text-properties style:font-name-complex="Arial"/>
    </style:style>
    <style:style style:name="P299" style:family="paragraph" style:parent-style-name="Normal">
      <style:paragraph-properties fo:text-align="justify" fo:margin-top="0.212cm" fo:margin-bottom="0.212cm"/>
      <style:text-properties style:font-name-complex="Arial"/>
    </style:style>
    <style:style style:name="Table2" style:family="table">
      <style:table-properties table:align="center" style:width="13.254cm" fo:margin-left="1.773cm"/>
    </style:style>
    <style:style style:name="Column2" style:family="table-column">
      <style:table-column-properties style:column-width="13.254cm"/>
    </style:style>
    <style:style style:name="Row2" style:family="table-row"/>
    <style:style style:name="Cell2" style:family="table-cell">
      <style:table-cell-properties style:vertical-align="top" fo:border-top="#000000 0.018cm solid" fo:padding-left="0.19cm" fo:border-left="#000000 0.018cm solid" fo:padding-right="0.19cm" fo:border-right="#000000 0.018cm solid" fo:wrap-option="wrap"/>
    </style:style>
    <style:style style:name="P300" style:family="paragraph" style:parent-style-name="Normal">
      <style:paragraph-properties fo:text-align="center"/>
    </style:style>
    <style:style style:name="T300_1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T300_2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T300_3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T300_4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T300_5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T300_6" style:family="text" style:parent-style-name="Internet_20_link">
      <style:text-properties fo:color="#000000" style:font-name="Arial" fo:font-size="12pt" style:font-name-asian="Times New Roman" style:font-size-asian="12pt" style:font-name-complex="Arial" style:font-size-complex="12pt" fo:language="en" fo:language-asian="en" fo:language-complex="ar" fo:country="GB" fo:country-asian="US" fo:country-complex="SA" fo:font-weight="bold" style:font-weight-asian="bold" style:text-underline-style="none"/>
    </style:style>
    <style:style style:name="Row3" style:family="table-row"/>
    <style:style style:name="Cell3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1" style:family="paragraph" style:parent-style-name="Normal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Row4" style:family="table-row"/>
    <style:style style:name="Cell4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2" style:family="paragraph" style:parent-style-name="Normal"/>
    <style:style style:name="T302_1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 style:text-underline-style="none"/>
    </style:style>
    <style:style style:name="T302_2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 style:text-underline-style="none"/>
    </style:style>
    <style:style style:name="P303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3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Row5" style:family="table-row"/>
    <style:style style:name="Cell5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4" style:family="paragraph" style:parent-style-name="Normal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Row6" style:family="table-row"/>
    <style:style style:name="Cell6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5" style:family="paragraph" style:parent-style-name="Normal"/>
    <style:style style:name="T305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T305_2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P306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6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6_2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6_3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P307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7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07_2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Row7" style:family="table-row"/>
    <style:style style:name="Cell7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8" style:family="paragraph" style:parent-style-name="Normal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 style:text-underline-style="none"/>
    </style:style>
    <style:style style:name="Row8" style:family="table-row"/>
    <style:style style:name="Cell8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09" style:family="paragraph" style:parent-style-name="Normal"/>
    <style:style style:name="T309_1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 style:text-underline-style="none"/>
    </style:style>
    <style:style style:name="P310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0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P311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style:text-underline-style="none"/>
    </style:style>
    <style:style style:name="T311_1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style:text-underline-style="none"/>
    </style:style>
    <style:style style:name="T311_2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style:text-underline-style="none"/>
    </style:style>
    <style:style style:name="P312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2_1" style:family="text" style:parent-style-name="Internet_20_link">
      <style:text-properties fo:color="#000000"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style:text-underline-style="none"/>
    </style:style>
    <style:style style:name="P313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3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3_2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Row9" style:family="table-row"/>
    <style:style style:name="Cell9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14" style:family="paragraph" style:parent-style-name="Normal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Row10" style:family="table-row"/>
    <style:style style:name="Cell10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15" style:family="paragraph" style:parent-style-name="Normal"/>
    <style:style style:name="T315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P316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6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Row11" style:family="table-row"/>
    <style:style style:name="Cell11" style:family="table-cell">
      <style:table-cell-properties style:vertical-align="top" fo:padding-left="0.19cm" fo:border-left="#000000 0.018cm solid" fo:padding-right="0.19cm" fo:border-right="#000000 0.018cm solid" fo:wrap-option="wrap"/>
    </style:style>
    <style:style style:name="P317" style:family="paragraph" style:parent-style-name="Normal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Row12" style:family="table-row"/>
    <style:style style:name="Cell12" style:family="table-cell">
      <style:table-cell-properties style:vertical-align="top" fo:border-bottom="#000000 0.018cm solid" fo:padding-left="0.19cm" fo:border-left="#000000 0.018cm solid" fo:padding-right="0.19cm" fo:border-right="#000000 0.018cm solid" fo:wrap-option="wrap"/>
    </style:style>
    <style:style style:name="P318" style:family="paragraph" style:parent-style-name="Normal"/>
    <style:style style:name="T318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T318_2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 fo:font-weight="bold" style:font-weight-asian="bold"/>
    </style:style>
    <style:style style:name="P319" style:family="paragraph" style:parent-style-name="Normal">
      <style:paragraph-properties fo:text-indent="-0.302cm" fo:margin-left="0.501cm">
        <style:tab-stops>
          <style:tab-stop style:type="left" style:leader-style="none" style:position="0cm"/>
        </style:tab-stops>
      </style:paragraph-properties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T319_1" style:family="text">
      <style:text-properties style:font-name="Arial" fo:font-size="10.5pt" style:font-name-asian="Times New Roman" style:font-size-asian="10.5pt" style:font-name-complex="Arial" style:font-size-complex="10.5pt" fo:language="en" fo:language-asian="en" fo:language-complex="ar" fo:country="GB" fo:country-asian="US" fo:country-complex="SA"/>
    </style:style>
    <style:style style:name="P320" style:family="paragraph" style:parent-style-name="Normal">
      <style:paragraph-properties fo:text-align="justify" fo:margin-top="0.212cm"/>
    </style:style>
    <style:style style:name="P321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21_1" style:family="text">
      <style:text-properties style:font-name-complex="Arial" fo:language-asian="en" fo:country-asian="GB"/>
    </style:style>
    <style:style style:name="T321_2" style:family="text">
      <style:text-properties style:font-name-complex="Arial" fo:language-asian="en" fo:country-asian="GB"/>
    </style:style>
    <style:style style:name="T321_3" style:family="text">
      <style:text-properties style:font-name-complex="Arial" fo:language-asian="en" fo:country-asian="GB"/>
    </style:style>
    <style:style style:name="T321_4" style:family="text">
      <style:text-properties style:font-name-complex="Arial" fo:language-asian="en" fo:country-asian="GB"/>
    </style:style>
    <style:style style:name="T321_5" style:family="text">
      <style:text-properties style:font-name-complex="Arial" fo:language-asian="en" fo:country-asian="GB"/>
    </style:style>
    <style:style style:name="T321_6" style:family="text">
      <style:text-properties style:font-name-complex="Arial" fo:language-asian="en" fo:country-asian="GB"/>
    </style:style>
    <style:style style:name="T321_7" style:family="text">
      <style:text-properties style:font-name-complex="Arial" fo:language-asian="en" fo:country-asian="GB"/>
    </style:style>
    <style:style style:name="T321_8" style:family="text">
      <style:text-properties style:font-name-complex="Arial" fo:language-asian="en" fo:country-asian="GB"/>
    </style:style>
    <style:style style:name="T321_9" style:family="text">
      <style:text-properties style:font-name-complex="Arial" fo:language-asian="en" fo:country-asian="GB"/>
    </style:style>
    <style:style style:name="P322" style:family="paragraph" style:parent-style-name="Normal">
      <style:paragraph-properties fo:text-align="justify" fo:margin-top="0.212cm"/>
    </style:style>
    <style:style style:name="P323" style:family="paragraph" style:parent-style-name="Normal">
      <style:paragraph-properties fo:text-align="justify" fo:margin-top="0.212cm"/>
      <style:text-properties fo:font-weight="bold" style:font-weight-asian="bold"/>
    </style:style>
    <style:style style:name="T323_1" style:family="text">
      <style:text-properties style:font-name-complex="Arial" fo:language-asian="en" fo:country-asian="GB" fo:font-weight="bold" style:font-weight-asian="bold"/>
    </style:style>
    <style:style style:name="P324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24_1" style:family="text">
      <style:text-properties style:font-name-complex="Arial" fo:language-asian="en" fo:country-asian="GB" style:font-weight-complex="bold"/>
    </style:style>
    <style:style style:name="T324_2" style:family="text">
      <style:text-properties style:font-name-complex="Arial" fo:language-asian="en" fo:country-asian="GB" style:font-weight-complex="bold"/>
    </style:style>
    <style:style style:name="T324_3" style:family="text">
      <style:text-properties style:font-name-complex="Arial" fo:language-asian="en" fo:country-asian="GB" style:font-weight-complex="bold"/>
    </style:style>
    <style:style style:name="T324_4" style:family="text">
      <style:text-properties style:font-name-complex="Arial" fo:language-asian="en" fo:country-asian="GB" style:font-weight-complex="bold"/>
    </style:style>
    <style:style style:name="T324_5" style:family="text">
      <style:text-properties style:font-name-complex="Arial" fo:language-asian="en" fo:country-asian="GB" style:font-weight-complex="bold"/>
    </style:style>
    <style:style style:name="T324_6" style:family="text">
      <style:text-properties style:font-name-complex="Arial" fo:language-asian="en" fo:country-asian="GB" style:font-weight-complex="bold"/>
    </style:style>
    <style:style style:name="T324_7" style:family="text">
      <style:text-properties style:font-name-complex="Arial" fo:language-asian="en" fo:country-asian="GB"/>
    </style:style>
    <style:style style:name="T324_8" style:family="text">
      <style:text-properties style:font-name-complex="Arial" fo:language-asian="en" fo:country-asian="GB"/>
    </style:style>
    <style:style style:name="T324_9" style:family="text">
      <style:text-properties style:font-name-complex="Arial" fo:language-asian="en" fo:country-asian="GB"/>
    </style:style>
    <style:style style:name="T324_10" style:family="text">
      <style:text-properties style:font-name-complex="Arial" fo:language-asian="en" fo:country-asian="GB"/>
    </style:style>
    <style:style style:name="T324_11" style:family="text">
      <style:text-properties style:font-name-complex="Arial" fo:language-asian="en" fo:country-asian="GB"/>
    </style:style>
    <style:style style:name="T324_12" style:family="text">
      <style:text-properties style:font-name-complex="Arial" fo:language-asian="en" fo:country-asian="GB"/>
    </style:style>
    <style:style style:name="T324_13" style:family="text">
      <style:text-properties style:font-name-complex="Arial" fo:language-asian="en" fo:country-asian="GB"/>
    </style:style>
    <style:style style:name="T324_14" style:family="text">
      <style:text-properties style:font-name-complex="Arial" fo:language-asian="en" fo:country-asian="GB"/>
    </style:style>
    <style:style style:name="T324_15" style:family="text">
      <style:text-properties style:font-name-complex="Arial" fo:language-asian="en" fo:country-asian="GB"/>
    </style:style>
    <style:style style:name="T324_16" style:family="text">
      <style:text-properties style:font-name-complex="Arial" fo:language-asian="en" fo:country-asian="GB"/>
    </style:style>
    <style:style style:name="T324_17" style:family="text">
      <style:text-properties style:font-name-complex="Arial" fo:language-asian="en" fo:country-asian="GB"/>
    </style:style>
    <style:style style:name="P325" style:family="paragraph" style:parent-style-name="Normal">
      <style:paragraph-properties fo:text-align="justify" fo:margin-top="0.212cm"/>
    </style:style>
    <style:style style:name="P326" style:family="paragraph" style:parent-style-name="Normal">
      <style:paragraph-properties fo:text-align="justify" fo:margin-top="0.212cm"/>
      <style:text-properties fo:font-weight="bold" style:font-weight-asian="bold"/>
    </style:style>
    <style:style style:name="T326_1" style:family="text">
      <style:text-properties style:font-name-complex="Arial" fo:language-asian="en" fo:country-asian="GB" fo:font-weight="bold" style:font-weight-asian="bold"/>
    </style:style>
    <style:style style:name="P327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27_1" style:family="text">
      <style:text-properties style:font-name-complex="Arial" fo:language-asian="en" fo:country-asian="GB"/>
    </style:style>
    <style:style style:name="T327_2" style:family="text">
      <style:text-properties style:font-name-complex="Arial" fo:language-asian="en" fo:country-asian="GB"/>
    </style:style>
    <style:style style:name="T327_3" style:family="text">
      <style:text-properties style:font-name-complex="Arial" fo:language-asian="en" fo:country-asian="GB"/>
    </style:style>
    <style:style style:name="T327_4" style:family="text">
      <style:text-properties style:font-name-complex="Arial" fo:language-asian="en" fo:country-asian="GB"/>
    </style:style>
    <style:style style:name="T327_5" style:family="text">
      <style:text-properties style:font-name-complex="Arial" fo:language-asian="en" fo:country-asian="GB"/>
    </style:style>
    <style:style style:name="T327_6" style:family="text">
      <style:text-properties style:font-name-complex="Arial" fo:language-asian="en" fo:country-asian="GB"/>
    </style:style>
    <style:style style:name="P328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28_1" style:family="text">
      <style:text-properties fo:color="#000000" fo:language-asian="en" fo:country-asian="GB"/>
    </style:style>
    <style:style style:name="T328_2" style:family="text">
      <style:text-properties fo:color="#000000" fo:language-asian="en" fo:country-asian="GB"/>
    </style:style>
    <style:style style:name="T328_3" style:family="text">
      <style:text-properties fo:color="#000000" fo:language-asian="en" fo:country-asian="GB"/>
    </style:style>
    <style:style style:name="T328_4" style:family="text">
      <style:text-properties fo:color="#000000" fo:language-asian="en" fo:country-asian="GB"/>
    </style:style>
    <style:style style:name="T328_5" style:family="text">
      <style:text-properties fo:color="#000000" fo:language-asian="en" fo:country-asian="GB"/>
    </style:style>
    <style:style style:name="T328_6" style:family="text">
      <style:text-properties fo:color="#000000" fo:language-asian="en" fo:country-asian="GB"/>
    </style:style>
    <style:style style:name="T328_7" style:family="text">
      <style:text-properties fo:color="#000000" fo:language-asian="en" fo:country-asian="GB"/>
    </style:style>
    <style:style style:name="T328_8" style:family="text">
      <style:text-properties fo:color="#000000" fo:language-asian="en" fo:country-asian="GB"/>
    </style:style>
    <style:style style:name="T328_9" style:family="text">
      <style:text-properties fo:color="#000000" fo:language-asian="en" fo:country-asian="GB"/>
    </style:style>
    <style:style style:name="T328_10" style:family="text">
      <style:text-properties fo:color="#000000" fo:language-asian="en" fo:country-asian="GB"/>
    </style:style>
    <style:style style:name="T328_11" style:family="text">
      <style:text-properties fo:color="#000000" fo:language-asian="en" fo:country-asian="GB"/>
    </style:style>
    <style:style style:name="T328_12" style:family="text">
      <style:text-properties fo:color="#000000" fo:language-asian="en" fo:country-asian="GB"/>
    </style:style>
    <style:style style:name="T328_13" style:family="text">
      <style:text-properties fo:color="#000000" fo:language-asian="en" fo:country-asian="GB"/>
    </style:style>
    <style:style style:name="T328_14" style:family="text">
      <style:text-properties fo:color="#000000" fo:language-asian="en" fo:country-asian="GB"/>
    </style:style>
    <style:style style:name="T328_15" style:family="text">
      <style:text-properties fo:color="#000000" fo:language-asian="en" fo:country-asian="GB"/>
    </style:style>
    <style:style style:name="T328_16" style:family="text">
      <style:text-properties fo:color="#000000" fo:language-asian="en" fo:country-asian="GB"/>
    </style:style>
    <style:style style:name="T328_17" style:family="text">
      <style:text-properties fo:color="#000000" fo:language-asian="en" fo:country-asian="GB"/>
    </style:style>
    <style:style style:name="T328_18" style:family="text">
      <style:text-properties fo:color="#000000" fo:language-asian="en" fo:country-asian="GB"/>
    </style:style>
    <style:style style:name="P329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29_1" style:family="text">
      <style:text-properties style:font-name-complex="Arial" fo:language-asian="en" fo:country-asian="GB" style:font-weight-complex="bold"/>
    </style:style>
    <style:style style:name="P330" style:family="paragraph" style:parent-style-name="Normal">
      <style:paragraph-properties fo:text-align="justify" fo:margin-top="0.212cm"/>
      <style:text-properties fo:language-asian="en" fo:country-asian="GB"/>
    </style:style>
    <style:style style:name="T330_1" style:family="text">
      <style:text-properties fo:language-asian="en" fo:country-asian="GB"/>
    </style:style>
    <style:style style:name="T330_2" style:family="text">
      <style:text-properties fo:language-asian="en" fo:country-asian="GB"/>
    </style:style>
    <style:style style:name="T330_3" style:family="text">
      <style:text-properties fo:language-asian="en" fo:country-asian="GB"/>
    </style:style>
    <style:style style:name="T330_4" style:family="text">
      <style:text-properties fo:language-asian="en" fo:country-asian="GB"/>
    </style:style>
    <style:style style:name="P331" style:family="paragraph" style:parent-style-name="Normal">
      <style:paragraph-properties fo:text-align="justify" fo:margin-top="0.212cm"/>
      <style:text-properties fo:language-asian="en" fo:country-asian="GB"/>
    </style:style>
    <style:style style:name="T331_1" style:family="text">
      <style:text-properties fo:language-asian="en" fo:country-asian="GB"/>
    </style:style>
    <style:style style:name="T331_2" style:family="text">
      <style:text-properties fo:language-asian="en" fo:country-asian="GB"/>
    </style:style>
    <style:style style:name="T331_3" style:family="text">
      <style:text-properties fo:language-asian="en" fo:country-asian="GB"/>
    </style:style>
    <style:style style:name="T331_4" style:family="text">
      <style:text-properties fo:language-asian="en" fo:country-asian="GB"/>
    </style:style>
    <style:style style:name="T331_5" style:family="text">
      <style:text-properties fo:language-asian="en" fo:country-asian="GB"/>
    </style:style>
    <style:style style:name="P332" style:family="paragraph" style:parent-style-name="Normal">
      <style:paragraph-properties fo:text-align="justify" fo:margin-top="0.212cm"/>
      <style:text-properties fo:language-asian="en" fo:country-asian="GB"/>
    </style:style>
    <style:style style:name="T332_1" style:family="text">
      <style:text-properties fo:language-asian="en" fo:country-asian="GB"/>
    </style:style>
    <style:style style:name="T332_2" style:family="text">
      <style:text-properties fo:language-asian="en" fo:country-asian="GB"/>
    </style:style>
    <style:style style:name="T332_3" style:family="text">
      <style:text-properties fo:language-asian="en" fo:country-asian="GB"/>
    </style:style>
    <style:style style:name="T332_4" style:family="text">
      <style:text-properties fo:language-asian="en" fo:country-asian="GB"/>
    </style:style>
    <style:style style:name="T332_5" style:family="text">
      <style:text-properties fo:language-asian="en" fo:country-asian="GB"/>
    </style:style>
    <style:style style:name="P333" style:family="paragraph" style:parent-style-name="Normal">
      <style:paragraph-properties fo:text-align="justify" fo:margin-top="0.212cm"/>
      <style:text-properties fo:language-asian="en" fo:country-asian="GB"/>
    </style:style>
    <style:style style:name="T333_1" style:family="text">
      <style:text-properties fo:language-asian="en" fo:country-asian="GB"/>
    </style:style>
    <style:style style:name="T333_2" style:family="text">
      <style:text-properties fo:language-asian="en" fo:country-asian="GB"/>
    </style:style>
    <style:style style:name="T333_3" style:family="text">
      <style:text-properties fo:language-asian="en" fo:country-asian="GB"/>
    </style:style>
    <style:style style:name="T333_4" style:family="text">
      <style:text-properties fo:language-asian="en" fo:country-asian="GB"/>
    </style:style>
    <style:style style:name="P334" style:family="paragraph" style:parent-style-name="Normal">
      <style:paragraph-properties fo:text-align="justify" fo:margin-top="0.212cm" fo:margin-bottom="0.212cm"/>
      <style:text-properties fo:language-asian="en" fo:country-asian="GB"/>
    </style:style>
    <style:style style:name="T334_1" style:family="text">
      <style:text-properties fo:language-asian="en" fo:country-asian="GB"/>
    </style:style>
    <style:style style:name="P335" style:family="paragraph" style:parent-style-name="Normal">
      <style:paragraph-properties fo:text-align="justify" fo:margin-left="1.27cm"/>
      <style:text-properties fo:language-asian="en" fo:country-asian="GB"/>
    </style:style>
    <style:style style:name="P336" style:family="paragraph" style:parent-style-name="Normal">
      <style:paragraph-properties fo:text-align="justify" fo:margin-left="1.27cm"/>
    </style:style>
    <style:style style:name="T336_1" style:family="text">
      <style:text-properties fo:language-asian="en" fo:country-asian="GB"/>
    </style:style>
    <style:style style:name="T336_2" style:family="text">
      <style:text-properties fo:language-asian="en" fo:country-asian="GB"/>
    </style:style>
    <style:style style:name="T336_3" style:family="text">
      <style:text-properties fo:language-asian="en" fo:country-asian="GB"/>
    </style:style>
    <style:style style:name="T336_4" style:family="text">
      <style:text-properties fo:language-asian="en" fo:country-asian="GB"/>
    </style:style>
    <style:style style:name="T336_5" style:family="text">
      <style:text-properties fo:language-asian="en" fo:country-asian="GB"/>
    </style:style>
    <style:style style:name="T336_6" style:family="text">
      <style:text-properties fo:language-asian="en" fo:country-asian="GB"/>
    </style:style>
    <style:style style:name="T336_7" style:family="text">
      <style:text-properties fo:language-asian="en" fo:country-asian="GB"/>
    </style:style>
    <style:style style:name="T336_8" style:family="text">
      <style:text-properties fo:language-asian="en" fo:country-asian="GB"/>
    </style:style>
    <style:style style:name="T336_9" style:family="text">
      <style:text-properties fo:language-asian="en" fo:country-asian="GB"/>
    </style:style>
    <style:style style:name="T336_10" style:family="text">
      <style:text-properties fo:language-asian="en" fo:country-asian="GB"/>
    </style:style>
    <style:style style:name="P337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P338" style:family="paragraph" style:parent-style-name="Normal">
      <style:paragraph-properties fo:text-align="justify" fo:margin-top="0.212cm"/>
    </style:style>
    <style:style style:name="P339" style:family="paragraph" style:parent-style-name="Normal">
      <style:paragraph-properties fo:text-align="justify" fo:margin-top="0.212cm" fo:margin-bottom="0.212cm"/>
    </style:style>
    <style:style style:name="T339_1" style:family="text"/>
    <style:style style:name="T339_2" style:family="text"/>
    <style:style style:name="T339_3" style:family="text">
      <style:text-properties fo:font-weight="bold" style:font-weight-asian="bold"/>
    </style:style>
    <style:style style:name="Table3" style:family="table">
      <style:table-properties table:align="left" style:width="15.558cm" fo:margin-left="1.143cm"/>
    </style:style>
    <style:style style:name="Column3" style:family="table-column">
      <style:table-column-properties style:column-width="7.033cm"/>
    </style:style>
    <style:style style:name="Column4" style:family="table-column">
      <style:table-column-properties style:column-width="8.525cm"/>
    </style:style>
    <style:style style:name="Row13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0" style:family="paragraph" style:parent-style-name="Normal">
      <style:paragraph-properties fo:text-align="center" fo:margin-top="0.212cm" fo:margin-bottom="0.212cm"/>
    </style:style>
    <style:style style:name="T340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1" style:family="paragraph" style:parent-style-name="Normal">
      <style:paragraph-properties fo:text-align="center" fo:margin-top="0.212cm" fo:margin-bottom="0.212cm"/>
    </style:style>
    <style:style style:name="T341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Row14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2" style:family="paragraph" style:parent-style-name="Normal">
      <style:paragraph-properties fo:text-align="justify" fo:margin-top="0.212cm" fo:margin-bottom="0.212cm"/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3" style:family="paragraph" style:parent-style-name="Normal">
      <style:paragraph-properties fo:text-align="center" fo:margin-top="0.212cm" fo:margin-bottom="0.212cm"/>
    </style:style>
    <style:style style:name="T343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43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15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>
      <style:paragraph-properties fo:text-align="justify" fo:margin-top="0.212cm" fo:margin-bottom="0.212cm"/>
    </style:style>
    <style:style style:name="T344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5" style:family="paragraph" style:parent-style-name="Normal">
      <style:paragraph-properties fo:text-align="center" fo:margin-top="0.212cm" fo:margin-bottom="0.212cm"/>
    </style:style>
    <style:style style:name="T345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5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5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5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5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Row16" style:family="table-row"/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6" style:family="paragraph" style:parent-style-name="Normal">
      <style:paragraph-properties fo:text-align="justify" fo:margin-top="0.212cm" fo:margin-bottom="0.212cm"/>
    </style:style>
    <style:style style:name="T346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7" style:family="paragraph" style:parent-style-name="Normal">
      <style:paragraph-properties fo:text-align="center" fo:margin-top="0.212cm" fo:margin-bottom="0.212cm"/>
    </style:style>
    <style:style style:name="T347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7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7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7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7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7_6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Row17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8" style:family="paragraph" style:parent-style-name="Normal">
      <style:paragraph-properties fo:text-align="justify" fo:margin-top="0.212cm" fo:margin-bottom="0.212cm"/>
    </style:style>
    <style:style style:name="T348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9" style:family="paragraph" style:parent-style-name="Normal">
      <style:paragraph-properties fo:text-align="center" fo:margin-top="0.212cm" fo:margin-bottom="0.212cm"/>
    </style:style>
    <style:style style:name="T349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9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9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9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49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Row18" style:family="table-row"/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0" style:family="paragraph" style:parent-style-name="Normal">
      <style:paragraph-properties fo:text-align="justify" fo:margin-top="0.212cm" fo:margin-bottom="0.212cm"/>
    </style:style>
    <style:style style:name="T350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0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1" style:family="paragraph" style:parent-style-name="Normal">
      <style:paragraph-properties fo:text-align="center" fo:margin-top="0.212cm" fo:margin-bottom="0.212cm"/>
    </style:style>
    <style:style style:name="T351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1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1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1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1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Row19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2" style:family="paragraph" style:parent-style-name="Normal">
      <style:paragraph-properties fo:text-align="justify" fo:margin-top="0.212cm" fo:margin-bottom="0.212cm"/>
    </style:style>
    <style:style style:name="T352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3" style:family="paragraph" style:parent-style-name="Normal">
      <style:paragraph-properties fo:text-align="center" fo:margin-top="0.212cm" fo:margin-bottom="0.212cm"/>
    </style:style>
    <style:style style:name="T353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3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3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3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T353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/>
    </style:style>
    <style:style style:name="Row20" style:family="table-row"/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4" style:family="paragraph" style:parent-style-name="Normal">
      <style:paragraph-properties fo:margin-top="0.212cm" fo:margin-bottom="0.212cm"/>
    </style:style>
    <style:style style:name="T354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5" style:family="paragraph" style:parent-style-name="Normal">
      <style:paragraph-properties fo:text-align="center" fo:margin-top="0.212cm" fo:margin-bottom="0.212cm"/>
    </style:style>
    <style:style style:name="T355_1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55_2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55_3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55_4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55_5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55_6" style:family="text">
      <style:text-properties style:font-name="Arial" fo:font-size="11pt" style:font-name-asian="Times New Roman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356" style:family="paragraph" style:parent-style-name="Normal">
      <style:paragraph-properties fo:text-align="justify" fo:margin-top="0.212cm"/>
    </style:style>
    <style:style style:name="P357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57_1" style:family="text">
      <style:text-properties style:font-name-complex="Arial" fo:language-asian="en" fo:country-asian="GB"/>
    </style:style>
    <style:style style:name="T357_2" style:family="text">
      <style:text-properties style:font-name-complex="Arial" fo:language-asian="en" fo:country-asian="GB"/>
    </style:style>
    <style:style style:name="P358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58_1" style:family="text">
      <style:text-properties style:font-name-complex="Arial" fo:language-asian="en" fo:country-asian="GB"/>
    </style:style>
    <style:style style:name="T358_2" style:family="text">
      <style:text-properties style:font-name-complex="Arial" fo:language-asian="en" fo:country-asian="GB"/>
    </style:style>
    <style:style style:name="P359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59_1" style:family="text">
      <style:text-properties fo:color="#000000" fo:language-asian="en" fo:country-asian="GB" style:font-weight-complex="bold"/>
    </style:style>
    <style:style style:name="T359_2" style:family="text">
      <style:text-properties fo:color="#000000" fo:language-asian="en" fo:country-asian="GB" style:font-weight-complex="bold"/>
    </style:style>
    <style:style style:name="T359_3" style:family="text">
      <style:text-properties fo:color="#000000" fo:language-asian="en" fo:country-asian="GB" style:font-weight-complex="bold"/>
    </style:style>
    <style:style style:name="T359_4" style:family="text">
      <style:text-properties fo:color="#000000" fo:language-asian="en" fo:country-asian="GB" style:font-weight-complex="bold"/>
    </style:style>
    <style:style style:name="T359_5" style:family="text">
      <style:text-properties fo:color="#000000" fo:language-asian="en" fo:country-asian="GB" style:font-weight-complex="bold"/>
    </style:style>
    <style:style style:name="T359_6" style:family="text">
      <style:text-properties fo:color="#000000" fo:language-asian="en" fo:country-asian="GB" style:font-weight-complex="bold"/>
    </style:style>
    <style:style style:name="T359_7" style:family="text">
      <style:text-properties fo:color="#000000" fo:language-asian="en" fo:country-asian="GB"/>
    </style:style>
    <style:style style:name="T359_8" style:family="text">
      <style:text-properties fo:color="#000000" fo:language-asian="en" fo:country-asian="GB" style:font-weight-complex="bold"/>
    </style:style>
    <style:style style:name="T359_9" style:family="text">
      <style:text-properties fo:color="#000000" fo:language-asian="en" fo:country-asian="GB" style:font-weight-complex="bold"/>
    </style:style>
    <style:style style:name="T359_10" style:family="text">
      <style:text-properties fo:color="#000000" fo:language-asian="en" fo:country-asian="GB" style:font-weight-complex="bold"/>
    </style:style>
    <style:style style:name="P360" style:family="paragraph" style:parent-style-name="Normal">
      <style:paragraph-properties fo:text-align="justify" fo:margin-top="0.212cm"/>
    </style:style>
    <style:style style:name="P361" style:family="paragraph" style:parent-style-name="Normal">
      <style:paragraph-properties fo:text-align="justify" fo:margin-top="0.212cm"/>
      <style:text-properties fo:font-weight="bold" style:font-weight-asian="bold"/>
    </style:style>
    <style:style style:name="T361_1" style:family="text">
      <style:text-properties fo:color="#000000" fo:language-asian="en" fo:country-asian="GB" fo:font-weight="bold" style:font-weight-asian="bold" style:font-weight-complex="bold"/>
    </style:style>
    <style:style style:name="T361_2" style:family="text">
      <style:text-properties fo:color="#000000" fo:language-asian="en" fo:country-asian="GB" fo:font-weight="bold" style:font-weight-asian="bold" style:font-weight-complex="bold"/>
    </style:style>
    <style:style style:name="P362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62_1" style:family="text">
      <style:text-properties style:font-name-complex="Arial" fo:language-asian="en" fo:country-asian="GB" style:font-weight-complex="bold"/>
    </style:style>
    <style:style style:name="T362_2" style:family="text">
      <style:text-properties style:font-name-complex="Arial" fo:language-asian="en" fo:country-asian="GB" style:font-weight-complex="bold"/>
    </style:style>
    <style:style style:name="T362_3" style:family="text">
      <style:text-properties style:font-name-complex="Arial" fo:language-asian="en" fo:country-asian="GB" style:font-weight-complex="bold"/>
    </style:style>
    <style:style style:name="T362_4" style:family="text">
      <style:text-properties style:font-name-complex="Arial" fo:language-asian="en" fo:country-asian="GB" style:font-weight-complex="bold"/>
    </style:style>
    <style:style style:name="T362_5" style:family="text">
      <style:text-properties style:font-name-complex="Arial" fo:language-asian="en" fo:country-asian="GB" style:font-weight-complex="bold"/>
    </style:style>
    <style:style style:name="T362_6" style:family="text">
      <style:text-properties style:font-name-complex="Arial" fo:language-asian="en" fo:country-asian="GB" style:font-weight-complex="bold"/>
    </style:style>
    <style:style style:name="T362_7" style:family="text">
      <style:text-properties style:font-name-complex="Arial"/>
    </style:style>
    <style:style style:name="T362_8" style:family="text">
      <style:text-properties style:font-name-complex="Arial"/>
    </style:style>
    <style:style style:name="T362_9" style:family="text">
      <style:text-properties style:font-name-complex="Arial"/>
    </style:style>
    <style:style style:name="T362_10" style:family="text">
      <style:text-properties style:font-name-complex="Arial"/>
    </style:style>
    <style:style style:name="T362_11" style:family="text">
      <style:text-properties style:font-name-complex="Arial"/>
    </style:style>
    <style:style style:name="T362_12" style:family="text">
      <style:text-properties style:font-name-complex="Arial" fo:language-asian="en" fo:country-asian="GB" style:font-weight-complex="bold"/>
    </style:style>
    <style:style style:name="T362_13" style:family="text">
      <style:text-properties style:font-name-complex="Arial" fo:language-asian="en" fo:country-asian="GB" style:font-weight-complex="bold"/>
    </style:style>
    <style:style style:name="T362_14" style:family="text">
      <style:text-properties style:font-name-complex="Arial" fo:language-asian="en" fo:country-asian="GB" style:font-weight-complex="bold"/>
    </style:style>
    <style:style style:name="P363" style:family="paragraph" style:parent-style-name="Normal">
      <style:paragraph-properties fo:text-align="justify" fo:margin-top="0.212cm">
        <style:tab-stops>
          <style:tab-stop style:type="left" style:leader-style="none" style:position="0.635cm"/>
        </style:tab-stops>
      </style:paragraph-properties>
    </style:style>
    <style:style style:name="P364" style:family="paragraph" style:parent-style-name="Normal">
      <style:paragraph-properties fo:text-align="justify" fo:margin-top="0.212cm"/>
      <style:text-properties fo:font-weight="bold" style:font-weight-asian="bold"/>
    </style:style>
    <style:style style:name="T364_1" style:family="text">
      <style:text-properties style:font-name-complex="Arial" fo:language-asian="en" fo:country-asian="GB" fo:font-weight="bold" style:font-weight-asian="bold" style:font-weight-complex="bold"/>
    </style:style>
    <style:style style:name="P365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65_1" style:family="text"/>
    <style:style style:name="T365_2" style:family="text"/>
    <style:style style:name="T365_3" style:family="text"/>
    <style:style style:name="P366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P367" style:family="paragraph" style:parent-style-name="Normal">
      <style:paragraph-properties fo:text-align="justify" fo:margin-top="0.212cm"/>
    </style:style>
    <style:style style:name="P368" style:family="paragraph" style:parent-style-name="Normal">
      <style:paragraph-properties fo:text-align="justify" fo:margin-top="0.212cm"/>
      <style:text-properties fo:font-weight="bold" style:font-weight-asian="bold"/>
    </style:style>
    <style:style style:name="T368_1" style:family="text">
      <style:text-properties fo:font-weight="bold" style:font-weight-asian="bold"/>
    </style:style>
    <style:style style:name="P369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69_1" style:family="text">
      <style:text-properties style:font-name-complex="Arial" fo:language-asian="en" fo:country-asian="GB"/>
    </style:style>
    <style:style style:name="T369_2" style:family="text">
      <style:text-properties style:font-name-complex="Arial" fo:language-asian="en" fo:country-asian="GB"/>
    </style:style>
    <style:style style:name="T369_3" style:family="text">
      <style:text-properties style:font-name-complex="Arial" fo:language-asian="en" fo:country-asian="GB"/>
    </style:style>
    <style:style style:name="T369_4" style:family="text">
      <style:text-properties style:font-name-complex="Arial" fo:language-asian="en" fo:country-asian="GB"/>
    </style:style>
    <style:style style:name="T369_5" style:family="text">
      <style:text-properties style:font-name-complex="Arial" fo:language-asian="en" fo:country-asian="GB"/>
    </style:style>
    <style:style style:name="T369_6" style:family="text">
      <style:text-properties style:font-name-complex="Arial" fo:language-asian="en" fo:country-asian="GB"/>
    </style:style>
    <style:style style:name="T369_7" style:family="text">
      <style:text-properties style:font-name-complex="Arial" fo:language-asian="en" fo:country-asian="GB"/>
    </style:style>
    <style:style style:name="T369_8" style:family="text">
      <style:text-properties style:font-name-complex="Arial" fo:language-asian="en" fo:country-asian="GB"/>
    </style:style>
    <style:style style:name="T369_9" style:family="text">
      <style:text-properties style:font-name-complex="Arial" fo:language-asian="en" fo:country-asian="GB"/>
    </style:style>
    <style:style style:name="T369_10" style:family="text">
      <style:text-properties style:font-name-complex="Arial" fo:language-asian="en" fo:country-asian="GB"/>
    </style:style>
    <style:style style:name="P370" style:family="paragraph" style:parent-style-name="Normal">
      <style:paragraph-properties fo:text-align="justify" fo:margin-top="0.212cm">
        <style:tab-stops>
          <style:tab-stop style:type="left" style:leader-style="none" style:position="-0.635cm"/>
        </style:tab-stops>
      </style:paragraph-properties>
    </style:style>
    <style:style style:name="T370_1" style:family="text">
      <style:text-properties style:font-name-complex="Arial" fo:language-asian="en" fo:country-asian="GB"/>
    </style:style>
    <style:style style:name="T370_2" style:family="text">
      <style:text-properties style:font-name-complex="Arial" fo:language-asian="en" fo:country-asian="GB"/>
    </style:style>
    <style:style style:name="T370_3" style:family="text">
      <style:text-properties style:font-name-complex="Arial" fo:language-asian="en" fo:country-asian="GB"/>
    </style:style>
    <style:style style:name="T370_4" style:family="text">
      <style:text-properties style:font-name-complex="Arial" fo:language-asian="en" fo:country-asian="GB"/>
    </style:style>
    <style:style style:name="T370_5" style:family="text">
      <style:text-properties style:font-name-complex="Arial" fo:language-asian="en" fo:country-asian="GB"/>
    </style:style>
    <style:style style:name="T370_6" style:family="text">
      <style:text-properties style:font-name-complex="Arial" fo:language-asian="en" fo:country-asian="GB"/>
    </style:style>
    <style:style style:name="T370_7" style:family="text">
      <style:text-properties style:font-name-complex="Arial" fo:language-asian="en" fo:country-asian="GB"/>
    </style:style>
    <style:style style:name="T370_8" style:family="text">
      <style:text-properties style:font-name-complex="Arial" fo:language-asian="en" fo:country-asian="GB"/>
    </style:style>
    <style:style style:name="P371" style:family="paragraph" style:parent-style-name="Normal">
      <style:paragraph-properties fo:text-align="justify" fo:margin-top="0.212cm"/>
    </style:style>
    <style:style style:name="P372" style:family="paragraph" style:parent-style-name="Normal">
      <style:paragraph-properties fo:text-align="justify" fo:margin-top="0.212cm"/>
    </style:style>
    <style:style style:name="P373" style:family="paragraph" style:parent-style-name="Normal">
      <style:paragraph-properties fo:text-align="justify" fo:margin-top="0.212cm"/>
      <style:text-properties fo:font-weight="bold" style:font-weight-asian="bold"/>
    </style:style>
    <style:style style:name="T373_1" style:family="text">
      <style:text-properties style:font-name-complex="Arial" fo:language-asian="en" fo:country-asian="GB" fo:font-weight="bold" style:font-weight-asian="bold"/>
    </style:style>
    <style:style style:name="P374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4_1" style:family="text">
      <style:text-properties style:font-name-complex="Arial" fo:language-asian="en" fo:country-asian="GB"/>
    </style:style>
    <style:style style:name="T374_2" style:family="text">
      <style:text-properties style:font-name-complex="Arial" fo:language-asian="en" fo:country-asian="GB" fo:font-weight="bold" style:font-weight-asian="bold"/>
    </style:style>
    <style:style style:name="T374_3" style:family="text">
      <style:text-properties style:font-name-complex="Arial" fo:language-asian="en" fo:country-asian="GB"/>
    </style:style>
    <style:style style:name="P375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5_1" style:family="text">
      <style:text-properties style:font-name-complex="Arial" fo:language-asian="en" fo:country-asian="GB" fo:font-weight="bold" style:font-weight-asian="bold"/>
    </style:style>
    <style:style style:name="T375_2" style:family="text">
      <style:text-properties style:font-name-complex="Arial" fo:language-asian="en" fo:country-asian="GB" fo:font-weight="bold" style:font-weight-asian="bold"/>
    </style:style>
    <style:style style:name="T375_3" style:family="text">
      <style:text-properties style:font-name-complex="Arial" fo:language-asian="en" fo:country-asian="GB"/>
    </style:style>
    <style:style style:name="T375_4" style:family="text">
      <style:text-properties fo:font-style="italic" style:font-style-asian="italic" style:font-name-complex="Arial" fo:language-asian="en" fo:country-asian="GB"/>
    </style:style>
    <style:style style:name="T375_5" style:family="text">
      <style:text-properties style:font-name-complex="Arial" fo:language-asian="en" fo:country-asian="GB"/>
    </style:style>
    <style:style style:name="T375_6" style:family="text">
      <style:text-properties style:font-name-complex="Arial" fo:language-asian="en" fo:country-asian="GB"/>
    </style:style>
    <style:style style:name="T375_7" style:family="text">
      <style:text-properties style:font-name-complex="Arial" style:font-weight-complex="bold"/>
    </style:style>
    <style:style style:name="T375_8" style:family="text">
      <style:text-properties style:font-name-complex="Arial" style:font-weight-complex="bold"/>
    </style:style>
    <style:style style:name="T375_9" style:family="text">
      <style:text-properties style:font-name-complex="Arial" style:font-weight-complex="bold"/>
    </style:style>
    <style:style style:name="T375_10" style:family="text">
      <style:text-properties style:font-name-complex="Arial" style:font-weight-complex="bold"/>
    </style:style>
    <style:style style:name="T375_11" style:family="text">
      <style:text-properties style:font-name-complex="Arial" style:font-weight-complex="bold"/>
    </style:style>
    <style:style style:name="P376" style:family="paragraph" style:parent-style-name="Normal">
      <style:paragraph-properties fo:text-align="justify" fo:text-indent="-1.27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6_1" style:family="text">
      <style:text-properties style:font-name-complex="Arial" style:font-weight-complex="bold"/>
    </style:style>
    <style:style style:name="T376_2" style:family="text">
      <style:text-properties style:font-name-complex="Arial" style:font-weight-complex="bold"/>
    </style:style>
    <style:style style:name="T376_3" style:family="text">
      <style:text-properties style:font-name-complex="Arial" style:font-weight-complex="bold"/>
    </style:style>
    <style:style style:name="T376_4" style:family="text">
      <style:text-properties style:font-name-complex="Arial" style:font-weight-complex="bold"/>
    </style:style>
    <style:style style:name="P377" style:family="paragraph" style:parent-style-name="Normal">
      <style:paragraph-properties fo:text-align="justify" fo:text-indent="-0.952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7_1" style:family="text">
      <style:text-properties style:font-name-complex="Arial" fo:language-asian="en" fo:country-asian="GB" fo:font-weight="bold" style:font-weight-asian="bold"/>
    </style:style>
    <style:style style:name="T377_2" style:family="text">
      <style:text-properties style:font-name-complex="Arial" fo:language-asian="en" fo:country-asian="GB"/>
    </style:style>
    <style:style style:name="T377_3" style:family="text">
      <style:text-properties style:font-name-complex="Arial" fo:language-asian="en" fo:country-asian="GB" fo:font-weight="bold" style:font-weight-asian="bold"/>
    </style:style>
    <style:style style:name="T377_4" style:family="text">
      <style:text-properties style:font-name-complex="Arial" fo:language-asian="en" fo:country-asian="GB" fo:font-weight="bold" style:font-weight-asian="bold"/>
    </style:style>
    <style:style style:name="T377_5" style:family="text">
      <style:text-properties style:font-name-complex="Arial" fo:language-asian="en" fo:country-asian="GB"/>
    </style:style>
    <style:style style:name="T377_6" style:family="text">
      <style:text-properties style:font-name-complex="Arial" fo:language-asian="en" fo:country-asian="GB"/>
    </style:style>
    <style:style style:name="T377_7" style:family="text">
      <style:text-properties style:font-name-complex="Arial" fo:language-asian="en" fo:country-asian="GB"/>
    </style:style>
    <style:style style:name="T377_8" style:family="text">
      <style:text-properties style:font-name-complex="Arial" fo:language-asian="en" fo:country-asian="GB"/>
    </style:style>
    <style:style style:name="T377_9" style:family="text">
      <style:text-properties style:font-name-complex="Arial" fo:language-asian="en" fo:country-asian="GB"/>
    </style:style>
    <style:style style:name="T377_10" style:family="text">
      <style:text-properties style:font-name-complex="Arial" fo:language-asian="en" fo:country-asian="GB"/>
    </style:style>
    <style:style style:name="T377_11" style:family="text">
      <style:text-properties style:font-name-complex="Arial" fo:language-asian="en" fo:country-asian="GB"/>
    </style:style>
    <style:style style:name="T377_12" style:family="text">
      <style:text-properties style:font-name-complex="Arial" fo:language-asian="en" fo:country-asian="GB"/>
    </style:style>
    <style:style style:name="T377_13" style:family="text">
      <style:text-properties style:font-name-complex="Arial" fo:language-asian="en" fo:country-asian="GB"/>
    </style:style>
    <style:style style:name="T377_14" style:family="text">
      <style:text-properties style:font-name-complex="Arial" fo:language-asian="en" fo:country-asian="GB"/>
    </style:style>
    <style:style style:name="T377_15" style:family="text">
      <style:text-properties style:font-name-complex="Arial" fo:language-asian="en" fo:country-asian="GB"/>
    </style:style>
    <style:style style:name="T377_16" style:family="text">
      <style:text-properties style:font-name-complex="Arial" fo:language-asian="en" fo:country-asian="GB"/>
    </style:style>
    <style:style style:name="T377_17" style:family="text">
      <style:text-properties style:font-name-complex="Arial" fo:language-asian="en" fo:country-asian="GB"/>
    </style:style>
    <style:style style:name="T377_18" style:family="text">
      <style:text-properties style:font-name-complex="Arial" fo:language-asian="en" fo:country-asian="GB"/>
    </style:style>
    <style:style style:name="T377_19" style:family="text">
      <style:text-properties style:font-name-complex="Arial" fo:language-asian="en" fo:country-asian="GB"/>
    </style:style>
    <style:style style:name="T377_20" style:family="text">
      <style:text-properties style:font-name-complex="Arial" fo:language-asian="en" fo:country-asian="GB"/>
    </style:style>
    <style:style style:name="T377_21" style:family="text">
      <style:text-properties style:font-name-complex="Arial" fo:language-asian="en" fo:country-asian="GB"/>
    </style:style>
    <style:style style:name="T377_22" style:family="text">
      <style:text-properties style:font-name-complex="Arial" fo:language-asian="en" fo:country-asian="GB"/>
    </style:style>
    <style:style style:name="T377_23" style:family="text">
      <style:text-properties style:font-name-complex="Arial" fo:language-asian="en" fo:country-asian="GB"/>
    </style:style>
    <style:style style:name="T377_24" style:family="text">
      <style:text-properties style:font-name-complex="Arial" fo:language-asian="en" fo:country-asian="GB"/>
    </style:style>
    <style:style style:name="T377_25" style:family="text">
      <style:text-properties style:font-name-complex="Arial" fo:language-asian="en" fo:country-asian="GB"/>
    </style:style>
    <style:style style:name="T377_26" style:family="text">
      <style:text-properties style:font-name-complex="Arial" fo:language-asian="en" fo:country-asian="GB"/>
    </style:style>
    <style:style style:name="T377_27" style:family="text">
      <style:text-properties style:font-name-complex="Arial" fo:language-asian="en" fo:country-asian="GB"/>
    </style:style>
    <style:style style:name="T377_28" style:family="text">
      <style:text-properties style:font-name-complex="Arial" fo:language-asian="en" fo:country-asian="GB"/>
    </style:style>
    <style:style style:name="T377_29" style:family="text">
      <style:text-properties style:font-name-complex="Arial" fo:language-asian="en" fo:country-asian="GB"/>
    </style:style>
    <style:style style:name="T377_30" style:family="text">
      <style:text-properties style:font-name-complex="Arial" fo:language-asian="en" fo:country-asian="GB"/>
    </style:style>
    <style:style style:name="T377_31" style:family="text">
      <style:text-properties style:font-name-complex="Arial" fo:language-asian="en" fo:country-asian="GB"/>
    </style:style>
    <style:style style:name="P378" style:family="paragraph" style:parent-style-name="Normal">
      <style:paragraph-properties fo:text-align="justify" fo:text-indent="-0.952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8_1" style:family="text">
      <style:text-properties fo:font-weight="bold" style:font-weight-asian="bold"/>
    </style:style>
    <style:style style:name="T378_2" style:family="text">
      <style:text-properties fo:font-weight="bold" style:font-weight-asian="bold"/>
    </style:style>
    <style:style style:name="T378_3" style:family="text">
      <style:text-properties fo:font-weight="bold" style:font-weight-asian="bold"/>
    </style:style>
    <style:style style:name="T378_4" style:family="text">
      <style:text-properties fo:font-weight="bold" style:font-weight-asian="bold"/>
    </style:style>
    <style:style style:name="T378_5" style:family="text">
      <style:text-properties fo:font-weight="bold" style:font-weight-asian="bold"/>
    </style:style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>
      <style:text-properties fo:font-style="italic" style:font-style-asian="italic"/>
    </style:style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P379" style:family="paragraph" style:parent-style-name="Normal">
      <style:paragraph-properties fo:text-align="justify" fo:text-indent="-0.952cm" fo:margin-top="0.212cm" fo:margin-left="1.27cm">
        <style:tab-stops>
          <style:tab-stop style:type="left" style:leader-style="none" style:position="0cm"/>
        </style:tab-stops>
      </style:paragraph-properties>
    </style:style>
    <style:style style:name="T379_1" style:family="text">
      <style:text-properties style:font-name-complex="Arial" fo:language-asian="en" fo:country-asian="GB" fo:font-weight="bold" style:font-weight-asian="bold"/>
    </style:style>
    <style:style style:name="T379_2" style:family="text">
      <style:text-properties style:font-name-complex="Arial" fo:language-asian="en" fo:country-asian="GB" fo:font-weight="bold" style:font-weight-asian="bold"/>
    </style:style>
    <style:style style:name="T379_3" style:family="text">
      <style:text-properties style:font-name-complex="Arial" fo:language-asian="en" fo:country-asian="GB" fo:font-weight="bold" style:font-weight-asian="bold"/>
    </style:style>
    <style:style style:name="T379_4" style:family="text">
      <style:text-properties style:font-name-complex="Arial" fo:language-asian="en" fo:country-asian="GB" fo:font-weight="bold" style:font-weight-asian="bold"/>
    </style:style>
    <style:style style:name="T379_5" style:family="text">
      <style:text-properties style:font-name-complex="Arial" fo:language-asian="en" fo:country-asian="GB" fo:font-weight="bold" style:font-weight-asian="bold"/>
    </style:style>
    <style:style style:name="T379_6" style:family="text">
      <style:text-properties style:font-name-complex="Arial" fo:language-asian="en" fo:country-asian="GB"/>
    </style:style>
    <style:style style:name="T379_7" style:family="text">
      <style:text-properties style:font-name-complex="Arial" fo:language-asian="en" fo:country-asian="GB"/>
    </style:style>
    <style:style style:name="T379_8" style:family="text">
      <style:text-properties style:font-name-complex="Arial" fo:language-asian="en" fo:country-asian="GB"/>
    </style:style>
    <style:style style:name="T379_9" style:family="text">
      <style:text-properties style:font-name-complex="Arial" fo:language-asian="en" fo:country-asian="GB"/>
    </style:style>
    <style:style style:name="T379_10" style:family="text">
      <style:text-properties style:font-name-complex="Arial" fo:language-asian="en" fo:country-asian="GB"/>
    </style:style>
    <style:style style:name="T379_11" style:family="text">
      <style:text-properties style:font-name-complex="Arial" fo:language-asian="en" fo:country-asian="GB"/>
    </style:style>
    <style:style style:name="T379_12" style:family="text">
      <style:text-properties style:font-name-complex="Arial" fo:language-asian="en" fo:country-asian="GB"/>
    </style:style>
    <style:style style:name="T379_13" style:family="text">
      <style:text-properties style:font-name-complex="Arial" fo:language-asian="en" fo:country-asian="GB"/>
    </style:style>
    <style:style style:name="T379_14" style:family="text">
      <style:text-properties style:font-name-complex="Arial" fo:language-asian="en" fo:country-asian="GB"/>
    </style:style>
    <style:style style:name="T379_15" style:family="text">
      <style:text-properties style:font-name-complex="Arial" fo:language-asian="en" fo:country-asian="GB"/>
    </style:style>
    <style:style style:name="T379_16" style:family="text">
      <style:text-properties style:font-name-complex="Arial" fo:language-asian="en" fo:country-asian="GB"/>
    </style:style>
    <style:style style:name="T379_17" style:family="text">
      <style:text-properties style:font-name-complex="Arial" fo:language-asian="en" fo:country-asian="GB"/>
    </style:style>
    <style:style style:name="P380" style:family="paragraph" style:parent-style-name="Normal">
      <style:paragraph-properties fo:text-align="justify" fo:margin-top="0.212cm" fo:margin-bottom="0.212cm" fo:margin-left="0.318cm"/>
      <style:text-properties fo:font-weight="bold" style:font-weight-asian="bold"/>
    </style:style>
    <style:style style:name="Table4" style:family="table">
      <style:table-properties table:align="left" style:width="14.071cm" fo:margin-left="0cm"/>
    </style:style>
    <style:style style:name="Column5" style:family="table-column">
      <style:table-column-properties style:column-width="2.57cm"/>
    </style:style>
    <style:style style:name="Column6" style:family="table-column">
      <style:table-column-properties style:column-width="3.018cm"/>
    </style:style>
    <style:style style:name="Column7" style:family="table-column">
      <style:table-column-properties style:column-width="2.475cm"/>
    </style:style>
    <style:style style:name="Column8" style:family="table-column">
      <style:table-column-properties style:column-width="3.173cm"/>
    </style:style>
    <style:style style:name="Column9" style:family="table-column">
      <style:table-column-properties style:column-width="2.835cm"/>
    </style:style>
    <style:style style:name="Row21" style:family="table-row"/>
    <style:style style:name="Cell29" style:family="table-cell">
      <style:table-cell-properties style:vertical-align="top" fo:padding-left="0.19cm" fo:padding-right="0.19cm" fo:wrap-option="wrap"/>
    </style:style>
    <style:style style:name="P381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30" style:family="table-cell">
      <style:table-cell-properties style:vertical-align="top" fo:padding-left="0.19cm" fo:padding-right="0.19cm" fo:wrap-option="wrap"/>
    </style:style>
    <style:style style:name="P382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31" style:family="table-cell">
      <style:table-cell-properties style:vertical-align="top" fo:border-bottom="#000000 0.018cm solid" fo:padding-left="0.19cm" fo:padding-right="0.19cm" fo:wrap-option="wrap"/>
    </style:style>
    <style:style style:name="P383" style:family="paragraph" style:parent-style-name="Normal">
      <style:paragraph-properties fo:text-align="center" fo:margin-top="0.212cm" fo:margin-bottom="0.212cm"/>
    </style:style>
    <style:style style:name="T383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Row22" style:family="table-row"/>
    <style:style style:name="Cell32" style:family="table-cell">
      <style:table-cell-properties style:vertical-align="top" fo:padding-left="0.19cm" fo:padding-right="0.19cm" fo:wrap-option="wrap"/>
    </style:style>
    <style:style style:name="P384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33" style:family="table-cell">
      <style:table-cell-properties style:vertical-align="top" fo:border-bottom="#000000 0.018cm solid" fo:padding-left="0.19cm" fo:padding-right="0.19cm" fo:border-right="#000000 0.018cm solid" fo:wrap-option="wrap"/>
    </style:style>
    <style:style style:name="P385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6" style:family="paragraph" style:parent-style-name="Normal">
      <style:paragraph-properties fo:text-align="center" fo:margin-top="0.212cm" fo:margin-bottom="0.212cm"/>
    </style:style>
    <style:style style:name="T386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7" style:family="paragraph" style:parent-style-name="Normal">
      <style:paragraph-properties fo:text-align="center" fo:margin-top="0.212cm" fo:margin-bottom="0.212cm"/>
    </style:style>
    <style:style style:name="T387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8" style:family="paragraph" style:parent-style-name="Normal">
      <style:paragraph-properties fo:text-align="center" fo:margin-top="0.212cm" fo:margin-bottom="0.212cm"/>
    </style:style>
    <style:style style:name="T388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Row23" style:family="table-row"/>
    <style:style style:name="Cell37" style:family="table-cell">
      <style:table-cell-properties style:vertical-align="top" fo:padding-left="0.19cm" fo:padding-right="0.19cm" fo:border-right="#000000 0.018cm solid" fo:wrap-option="wrap"/>
    </style:style>
    <style:style style:name="P389" style:family="paragraph" style:parent-style-name="Normal">
      <style:paragraph-properties fo:text-align="justify" fo:margin-top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P390" style:family="paragraph" style:parent-style-name="Normal">
      <style:paragraph-properties fo:text-align="justify" fo:margin-top="0.212cm" fo:margin-bottom="0.212cm"/>
    </style:style>
    <style:style style:name="T390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1" style:family="paragraph" style:parent-style-name="Normal">
      <style:paragraph-properties fo:text-align="center" fo:margin-top="0.212cm" fo:margin-bottom="0.212cm"/>
    </style:style>
    <style:style style:name="T391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2" style:family="paragraph" style:parent-style-name="Normal">
      <style:paragraph-properties fo:text-align="center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3" style:family="paragraph" style:parent-style-name="Normal">
      <style:paragraph-properties fo:text-align="center" fo:margin-top="0.212cm" fo:margin-bottom="0.212cm"/>
    </style:style>
    <style:style style:name="T393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4" style:family="paragraph" style:parent-style-name="Normal">
      <style:paragraph-properties fo:text-align="center" fo:margin-top="0.212cm" fo:margin-bottom="0.212cm"/>
    </style:style>
    <style:style style:name="T394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Row24" style:family="table-row"/>
    <style:style style:name="Cell42" style:family="table-cell">
      <style:table-cell-properties style:vertical-align="top" fo:padding-left="0.19cm" fo:padding-right="0.19cm" fo:border-right="#000000 0.018cm solid" fo:wrap-option="wrap"/>
    </style:style>
    <style:style style:name="P395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6" style:family="paragraph" style:parent-style-name="Normal">
      <style:paragraph-properties fo:text-align="center" fo:margin-top="0.212cm" fo:margin-bottom="0.212cm"/>
    </style:style>
    <style:style style:name="T396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7" style:family="paragraph" style:parent-style-name="Normal">
      <style:paragraph-properties fo:text-align="center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8" style:family="paragraph" style:parent-style-name="Normal">
      <style:paragraph-properties fo:text-align="center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9" style:family="paragraph" style:parent-style-name="Normal">
      <style:paragraph-properties fo:text-align="center" fo:margin-top="0.212cm" fo:margin-bottom="0.212cm"/>
    </style:style>
    <style:style style:name="T399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Row25" style:family="table-row"/>
    <style:style style:name="Cell47" style:family="table-cell">
      <style:table-cell-properties style:vertical-align="top" fo:padding-left="0.19cm" fo:padding-right="0.19cm" fo:border-right="#000000 0.018cm solid" fo:wrap-option="wrap"/>
    </style:style>
    <style:style style:name="P400" style:family="paragraph" style:parent-style-name="Normal">
      <style:paragraph-properties fo:text-align="justify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1" style:family="paragraph" style:parent-style-name="Normal">
      <style:paragraph-properties fo:text-align="center" fo:margin-top="0.212cm" fo:margin-bottom="0.212cm"/>
    </style:style>
    <style:style style:name="T401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2" style:family="paragraph" style:parent-style-name="Normal">
      <style:paragraph-properties fo:text-align="center" fo:margin-top="0.212cm" fo:margin-bottom="0.212cm"/>
    </style:style>
    <style:style style:name="T402_1" style:family="text"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3" style:family="paragraph" style:parent-style-name="Normal">
      <style:paragraph-properties fo:text-align="center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4" style:family="paragraph" style:parent-style-name="Normal">
      <style:paragraph-properties fo:text-align="center" fo:margin-top="0.212cm" fo:margin-bottom="0.212cm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P405" style:family="paragraph" style:parent-style-name="Normal">
      <style:paragraph-properties fo:text-align="justify" fo:margin-top="0.212cm"/>
    </style:style>
    <style:style style:name="P406" style:family="paragraph" style:parent-style-name="Normal">
      <style:paragraph-properties fo:text-align="justify" fo:margin-top="0.212cm"/>
    </style:style>
    <style:style style:name="P407" style:family="paragraph" style:parent-style-name="Normal">
      <style:paragraph-properties fo:text-align="justify" fo:margin-top="0.212cm"/>
      <style:text-properties fo:font-weight="bold" style:font-weight-asian="bold"/>
    </style:style>
    <style:style style:name="T407_1" style:family="text">
      <style:text-properties fo:font-weight="bold" style:font-weight-asian="bold"/>
    </style:style>
    <style:style style:name="P408" style:family="paragraph" style:parent-style-name="Normal">
      <style:paragraph-properties fo:text-align="justify" fo:margin-top="0.212cm"/>
    </style:style>
    <style:style style:name="T408_1" style:family="text">
      <style:text-properties style:font-name-complex="Arial" fo:language-asian="en" fo:country-asian="GB"/>
    </style:style>
    <style:style style:name="T408_2" style:family="text">
      <style:text-properties fo:language-asian="en" fo:country-asian="GB"/>
    </style:style>
    <style:style style:name="T408_3" style:family="text">
      <style:text-properties fo:language-asian="en" fo:country-asian="GB"/>
    </style:style>
    <style:style style:name="T408_4" style:family="text">
      <style:text-properties fo:language-asian="en" fo:country-asian="GB"/>
    </style:style>
    <style:style style:name="T408_5" style:family="text">
      <style:text-properties style:font-name-complex="Arial" fo:language-asian="en" fo:country-asian="GB"/>
    </style:style>
    <style:style style:name="P409" style:family="paragraph" style:parent-style-name="Normal">
      <style:paragraph-properties fo:text-align="justify" fo:margin-top="0.212cm"/>
    </style:style>
    <style:style style:name="T409_1" style:family="text">
      <style:text-properties style:font-name-complex="Arial" fo:language-asian="en" fo:country-asian="GB"/>
    </style:style>
    <style:style style:name="P410" style:family="paragraph" style:parent-style-name="Normal">
      <style:paragraph-properties fo:text-align="justify" fo:margin-top="0.212cm" fo:margin-bottom="0.212cm"/>
    </style:style>
    <style:style style:name="T410_1" style:family="text">
      <style:text-properties fo:language-asian="en" fo:country-asian="GB"/>
    </style:style>
    <style:style style:name="P411" style:family="paragraph" style:parent-style-name="Normal">
      <style:text-properties fo:font-weight="bold" style:font-weight-asian="bold"/>
    </style:style>
    <style:style style:name="P412" style:family="paragraph" style:parent-style-name="Normal"/>
    <style:style style:name="P413" style:family="paragraph" style:parent-style-name="Normal"/>
    <style:style style:name="P414" style:family="paragraph" style:parent-style-name="Normal"/>
    <style:style style:name="P415" style:family="paragraph" style:parent-style-name="Normal"/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/>
            <text:p text:style-name="P3"/>
            <text:p text:style-name="P4"><text:bookmark-start text:name="_Toc216519700"/><text:span text:style-name="T4_1">Programme<text:s/>Memorandum</text:span><text:bookmark-end text:name="_Toc216519700"/></text:p>
            <text:p text:style-name="P5"/>
            <text:p text:style-name="P6"/>
            <text:p text:style-name="P7"><text:bookmark-start text:name="_Toc216519701"/><text:span text:style-name="T7_1">Support<text:s/>to<text:s/></text:span></text:p>
            <text:p text:style-name="P8"><text:span text:style-name="T8_1">South<text:s/>Africa</text:span><text:span text:style-name="T8_2">’s<text:s/>Shared<text:s/>Growth<text:s/>Strategy</text:span><text:bookmark-end text:name="_Toc216519701"/></text:p>
            <text:p text:style-name="P9"/>
            <text:p text:style-name="P10"><text:bookmark-start text:name="_Toc216519702"/><text:span text:style-name="T10_1">January<text:s/>2009</text:span><text:bookmark-end text:name="_Toc216519702"/></text:p>
            <text:p text:style-name="P11"/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><text:span text:style-name="T18_1">Final<text:s/>Version</text:span></text:p>
            <text:p text:style-name="P19"/>
          </table:table-cell>
        </table:table-row>
      </table:table>
      <text:p text:style-name="P20"><text:bookmark-start text:name="_Toc216519703"/><text:span text:style-name="T20_1">TABLE<text:s/>OF<text:s/>CONTENTS</text:span><text:bookmark-end text:name="_Toc216519703"/></text:p>
      <text:p text:style-name="P21"/>
      <text:list text:style-name="LS25" xml:id="list0">
        <text:list-item>
          <text:p text:style-name="P22"><text:span text:style-name="T22_1">SUMMARY</text:span></text:p>
        </text:list-item>
      </text:list>
      <text:p text:style-name="P23"/>
      <text:list text:style-name="LS25" xml:id="list1" text:continue-list="list0">
        <text:list-item>
          <text:p text:style-name="P24"><text:span text:style-name="T24_1">PROGRAMME<text:s/>DETAILS</text:span></text:p>
          <text:list>
            <text:list-item>
              <text:p text:style-name="P25"><text:span text:style-name="T25_1">Programme<text:s/>Description</text:span></text:p>
            </text:list-item>
            <text:list-item>
              <text:p text:style-name="P26"><text:span text:style-name="T26_1">Programme<text:s/>Appraisal</text:span></text:p>
            </text:list-item>
          </text:list>
        </text:list-item>
      </text:list>
      <text:p text:style-name="P27"><text:span text:style-name="T27_1">Background</text:span></text:p>
      <text:p text:style-name="P28"><text:span text:style-name="T28_1">Approach</text:span></text:p>
      <text:p text:style-name="P29"><text:span text:style-name="T29_1">Economic<text:s/>Appraisal</text:span></text:p>
      <text:p text:style-name="P30"><text:span text:style-name="T30_1">Social<text:s/>Appraisal</text:span></text:p>
      <text:p text:style-name="P31"><text:span text:style-name="T31_1">Institutional<text:s/>Appraisal</text:span></text:p>
      <text:p text:style-name="P32"><text:span text:style-name="T32_1">Political<text:s/>Appraisal</text:span></text:p>
      <text:p text:style-name="P33"><text:span text:style-name="T33_1">Environmental<text:s/>Appraisal</text:span></text:p>
      <text:p text:style-name="P34"><text:span text:style-name="T34_1">Fiduciary<text:s/>Risk<text:s/>Assessment</text:span></text:p>
      <text:list text:style-name="LS25" xml:id="list4" text:continue-list="list0">
        <text:list-item>
          <text:list>
            <text:list-item>
              <text:p text:style-name="P35"><text:span text:style-name="T35_1">Lessons<text:s/>and<text:s/>Evaluation</text:span></text:p>
            </text:list-item>
          </text:list>
        </text:list-item>
      </text:list>
      <text:p text:style-name="P36"/>
      <text:list text:style-name="LS25" xml:id="list5" text:continue-list="list0">
        <text:list-item>
          <text:p text:style-name="P37"><text:span text:style-name="T37_1">IMPLEMENTATION</text:span></text:p>
          <text:list>
            <text:list-item>
              <text:p text:style-name="P38"><text:span text:style-name="T38_1">Management<text:s/>Arrangements</text:span></text:p>
            </text:list-item>
            <text:list-item>
              <text:p text:style-name="P39"><text:span text:style-name="T39_1">Timing</text:span></text:p>
            </text:list-item>
            <text:list-item>
              <text:p text:style-name="P40"><text:span text:style-name="T40_1">Funding</text:span></text:p>
            </text:list-item>
            <text:list-item>
              <text:p text:style-name="P41"><text:span text:style-name="T41_1">Contracting<text:s/>and<text:s/>Procurement</text:span></text:p>
            </text:list-item>
            <text:list-item>
              <text:p text:style-name="P42"><text:span text:style-name="T42_1">Accounting<text:s/>and<text:s/>Audit</text:span></text:p>
            </text:list-item>
            <text:list-item>
              <text:p text:style-name="P43"><text:span text:style-name="T43_1">Monitoring<text:s/>and<text:s/>Reporting</text:span></text:p>
            </text:list-item>
          </text:list>
        </text:list-item>
      </text:list>
      <text:p text:style-name="P44"/>
      <text:list text:style-name="LS25" xml:id="list12" text:continue-list="list0">
        <text:list-item>
          <text:p text:style-name="P45"><text:span text:style-name="T45_1">RISKS</text:span></text:p>
        </text:list-item>
      </text:list>
      <text:p text:style-name="P46"/>
      <text:list text:style-name="LS25" xml:id="list13" text:continue-list="list0">
        <text:list-item>
          <text:p text:style-name="P47"><text:span text:style-name="T47_1">C</text:span><text:span text:style-name="T47_2">ONDITIONALITY</text:span></text:p>
        </text:list-item>
      </text:list>
      <text:p text:style-name="P48"/>
      <text:p text:style-name="P49"><text:span text:style-name="T49_1">ANNEXES</text:span></text:p>
      <text:p text:style-name="P50"><text:span text:style-name="T50_1">Annex<text:s/>A:<text:s/><text:tab/>Logical<text:s/>Framework</text:span></text:p>
      <text:p text:style-name="P51"><text:span text:style-name="T51_1">Annex<text:s/>B:<text:tab/></text:span><text:span text:style-name="T51_2">Risk<text:s/>Matrix</text:span></text:p>
      <text:p text:style-name="P52"><text:span text:style-name="T52_1">Annex<text:s/>C:<text:s/><text:tab/>Environmental<text:s/>Screening<text:s/>Note</text:span></text:p>
      <text:p text:style-name="P53"><text:span text:style-name="T53_1">Annex<text:s/>D:<text:s/><text:tab/>Consultation<text:s/>Record</text:span></text:p>
      <text:p text:style-name="P54"><text:span text:style-name="T54_1">Annex<text:s/>E:<text:s/><text:tab/>Project<text:s/>Header<text:s/>Sheet<text:line-break/></text:span></text:p>
      <text:p text:style-name="P55"><text:span text:style-name="T55_1">APPENDICES</text:span></text:p>
      <text:p text:style-name="P56"><text:span text:style-name="T56_1">Appendix<text:s/>A:<text:s/><text:tab/>Matrix<text:s/>of<text:s/>Existing<text:s/>Donor<text:s/>Support<text:s/>to<text:s/>Growth<text:s/>and<text:s/>Employment<text:s/>t</text:span><text:span text:style-name="T56_2">o<text:s/></text:span><text:span text:style-name="T56_3">South<text:s/>Africa</text:span></text:p>
      <text:p text:style-name="P57"><text:span text:style-name="T57_1">Appendix<text:s/>B:<text:s/><text:tab/>Key<text:s/>Performance<text:s/>Indicators<text:s/>for<text:s/>EC<text:s/>Employment<text:s/>Creation,<text:s/>Sector<text:s/>Policy<text:s/>Support<text:s/>to<text:s/>the<text:s/>Economic<text:s/>Cluster<text:s/>Programme<text:s/>of<text:s/>Action</text:span></text:p>
      <text:p text:style-name="P58"><text:span text:style-name="T58_1">Appendix<text:s/>C:<text:s/><text:tab/>Fiduciary<text:s/>Risk<text:s/>Assessment:<text:s/>DFID<text:s/>Support<text:s/>to<text:s/></text:span><text:span text:style-name="T58_2">South<text:s/>Africa</text:span><text:span text:style-name="T58_3">’s<text:s/>Accelerated<text:s/>and<text:s/>Shared<text:s/>Growth<text:s/>Initia</text:span><text:span text:style-name="T58_4">tive<text:s/>(Growth<text:s/>Strategy),<text:s/>November<text:s/>2008</text:span></text:p>
      <text:p text:style-name="P59"><text:span text:style-name="T59_1">Appendix<text:s/>D:<text:s/><text:tab/>Full<text:s/>Economic<text:s/>Appraisal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span text:style-name="T90_1">PROGRAMME<text:s/>MEMORANDUM</text:span></text:p>
      <text:list text:style-name="LS1" xml:id="list14">
        <text:list-item>
          <text:p text:style-name="P91"><text:bookmark-start text:name="_Toc216519704"/><text:span text:style-name="T91_1">SUMMARY</text:span><text:bookmark-end text:name="_Toc216519704"/></text:p>
          <text:list>
            <text:list-item>
              <text:p text:style-name="P92"><text:span text:style-name="T92_1">The<text:s/>‘Support<text:s/>to<text:s/></text:span><text:span text:style-name="T92_2">South<text:s/>Africa</text:span><text:span text:style-name="T92_3">’s<text:s/>Shared<text:s/>Growth<text:s/>Strategy’</text:span><text:span text:style-name="T92_4"><text:s/></text:span><text:span text:style-name="T92_5">programme<text:s/></text:span><text:span text:style-name="T92_6">aims<text:s/>to<text:s/></text:span><text:span text:style-name="T92_7">support<text:s/></text:span><text:span text:style-name="T92_8">the<text:s/>Government<text:s/>of<text:s/>South<text:s/>Africa</text:span><text:span text:style-name="T92_9">’s</text:span><text:span text:style-name="T92_10"><text:s/>(GoSA)<text:s/></text:span><text:span text:style-name="T92_11">i</text:span><text:span text:style-name="T92_12">n<text:s/>the<text:s/>implementation<text:s/>of<text:s/>its<text:s/></text:span><text:span text:style-name="T92_13">strategy<text:s/></text:span><text:span text:style-name="T92_14">for<text:s/>bringing<text:s/>about<text:s/>faster</text:span><text:span text:style-name="T92_15"><text:s/>‘inclusive’<text:s/>growth.</text:span><text:span text:style-name="T92_16"><text:note text:note-class="footnote"><text:note-citation/><text:note-body><text:p text:style-name="P93"><text:span text:style-name="T93_1"><text:s/>Inclusive<text:s/>growth<text:s/>is</text:span><text:span text:style-name="T93_2"><text:s/></text:span><text:span text:style-name="T93_3">growth<text:s/>associated<text:s/>with<text:s/>significant<text:s/>reductions<text:s/>in<text:s/>poverty.</text:span></text:p></text:note-body></text:note></text:span><text:span text:style-name="T93_4"><text:s/></text:span><text:span text:style-name="T93_5"><text:s/>Specifically,<text:s/>the<text:s/>programme<text:s/>will<text:s/>strengthen<text:s/>the<text:s/>ability<text:s/>of<text:s/>the<text:s/>Economic<text:s/>Cluster<text:s/>(EcCl),<text:s/>the<text:s/>principal<text:s/>institutional<text:s/>mechanism<text:s/>within<text:s/>GoSA<text:s/>for<text:s/>ensuring<text:s/>Line<text:s/>Department<text:s/>co-o</text:span><text:span text:style-name="T93_6">rdination<text:s/>on<text:s/>economic<text:s/>matters,<text:s/>to<text:s/>deliver<text:s/>on<text:s/>its<text:s/>‘enhanced<text:s/>Programme<text:s/>of<text:s/>Action’<text:s/>(ePoA).<text:s text:c="2"/>The<text:s/>ePoA<text:s/>is<text:s/>an<text:s/>instrument<text:s/>within<text:s/>government<text:s/>designed<text:s/>to<text:s/>increase<text:s/>inter-departmental<text:s/>coordination<text:s/>and<text:s/>enable<text:s/>better<text:s/>monitoring<text:s/>by<text:s/>officials,<text:s/>Minister<text:s/>and<text:s/>Cabinet,<text:s/>inclu</text:span><text:span text:style-name="T93_7">ding<text:s/>on<text:s/>the<text:s/>Growth<text:s/>Strategy.</text:span></text:p>
            </text:list-item>
            <text:list-item>
              <text:p text:style-name="P94"><text:span text:style-name="T94_1">Funds<text:s/>will<text:s/>be<text:s/>used<text:s/>flexibly<text:s/>to<text:s/>support<text:s/>individual<text:s/>projects<text:s/>agreed<text:s/>by<text:s/>the<text:s/>EcCl<text:s/>as<text:s/>well<text:s/>as<text:s/>staff<text:s/>and<text:s/>capacity<text:s/>building<text:s/>in<text:s/>the<text:s/>EcCl<text:s/>itself.<text:s text:c="2"/>Such</text:span><text:span text:style-name="T94_2"><text:s/>support<text:s/>to<text:s/>the<text:s/>EcCl<text:s/>will<text:s/>enable<text:s/>it<text:s/>to<text:s/>work<text:s/>closely<text:s/>with<text:s/>GoSA<text:s/>Line<text:s/>Departments<text:s/>to<text:s/>pre</text:span><text:span text:style-name="T94_3">pare<text:s/>innovative<text:s/>policies,<text:s/>programmes<text:s/>and<text:s/>pilots<text:s/>that<text:s/>help<text:s/>to<text:s/>unblock<text:s/>constraints<text:s/>to<text:s/>growth<text:s/>and<text:s/>create<text:s/>more<text:s/>jobs.<text:s/></text:span><text:span text:style-name="T94_4"><text:s/>Consequently,<text:s/>the<text:s/>programme<text:s/>should<text:s/>be<text:s/>able<text:s/>to<text:s/>enhance<text:s/>the<text:s/>incomes<text:s/>and<text:s/>i</text:span><text:span text:style-name="T94_5">mprove<text:s/>the<text:s/>livelihoods<text:s/>of<text:s/>the<text:s/>significant<text:s/>number<text:s/>of</text:span><text:span text:style-name="T94_6"><text:s/>people<text:s/>currently<text:s/>li</text:span><text:span text:style-name="T94_7">ving<text:s/>in<text:s/>poverty<text:s/>in<text:s/></text:span><text:span text:style-name="T94_8">South<text:s/>Africa</text:span><text:span text:style-name="T94_9"><text:note text:note-class="footnote"><text:note-citation/><text:note-body><text:p text:style-name="P95"><text:span text:style-name="T95_1"><text:s/>Data<text:s/>on<text:s/>poverty<text:s/>in<text:s/></text:span><text:span text:style-name="T95_2">South<text:s/>Africa</text:span><text:span text:style-name="T95_3"><text:s/>is<text:s/>patchy.<text:s text:c="2"/>Figures<text:s/>collated<text:s/>in<text:s/>the<text:s/>IMF<text:s/>Article<text:s/>IV<text:s/>report<text:s/>for<text:s/>2008<text:s/>provide<text:s/>an<text:s/>estimate<text:s/>for<text:s/>poverty,<text:s/>measured<text:s/>at<text:s/>less<text:s/>than<text:s/>$2<text:s/>per<text:s/>day<text:s/>on<text:s/>a<text:s/>PPP<text:s/>basis,<text:s/>of<text:s/>34%<text:s/>of<text:s/>tota</text:span><text:span text:style-name="T95_4">l<text:s/>population<text:s/>in<text:s/>2000.<text:s text:c="2"/>This<text:s/>equates<text:s/>to<text:s/>approximately<text:s/>15<text:s/>million<text:s/>people.<text:s text:c="5"/></text:span></text:p></text:note-body></text:note></text:span><text:span text:style-name="T95_5">.</text:span></text:p>
            </text:list-item>
            <text:list-item>
              <text:p text:style-name="P96"><text:span text:style-name="T96_1">The<text:s/></text:span><text:span text:style-name="T96_2">goal</text:span><text:span text:style-name="T96_3"><text:s/></text:span><text:span text:style-name="T96_4">of<text:s/>thi</text:span><text:span text:style-name="T96_5">s<text:s/>programme<text:s/>is,<text:s/>therefore,<text:s/>to<text:s/>increase<text:s/>the<text:s/>capacity<text:s/>of<text:s/>the<text:s/>South<text:s/>African<text:s/>economy<text:s/>to<text:s/></text:span><text:span text:style-name="T96_6">deliver<text:s/>high<text:s/>and<text:s/>sustained<text:s/>economic<text:s/>growth</text:span><text:span text:style-name="T96_7">.<text:s text:c="2"/>The<text:s/>goal<text:s/>will<text:s/>be<text:s/>in<text:s/>support<text:s/>of<text:s/>GoSA’s<text:s/></text:span><text:span text:style-name="T96_8">delivery<text:s/>of<text:s/>its<text:s/></text:span><text:span text:style-name="T96_9">own</text:span><text:span text:style-name="T96_10"><text:s/>growth<text:s/>strategy</text:span><text:span text:style-name="T96_11"><text:s/>targ</text:span><text:span text:style-name="T96_12">ets,<text:s/>of<text:s/>achieving<text:s/>annual<text:s/>growth<text:s/>rates<text:s/>in<text:s/>excess<text:s/>of<text:s/></text:span><text:span text:style-name="T96_13">6</text:span><text:span text:style-name="T96_14"><text:s/>percent<text:s/>annual<text:s/>growth,<text:s/></text:span><text:span text:style-name="T96_15">lowering<text:s/>unemployment<text:s/></text:span><text:span text:style-name="T96_16">to<text:s/>less<text:s/>than<text:s/>10<text:s/>percent,</text:span><text:span text:style-name="T96_17"><text:s/>and<text:s/>reducing<text:s/>headcount<text:s/>poverty<text:s/>to<text:s/>less<text:s/>than<text:s/>15<text:s/>percent<text:s/>by<text:s/>2014.</text:span><text:span text:style-name="T96_18"><text:s/></text:span><text:span text:style-name="T96_19">The<text:s/></text:span><text:span text:style-name="T96_20">purpose</text:span><text:span text:style-name="T96_21"><text:s/></text:span><text:span text:style-name="T96_22">of<text:s/>the<text:s/>programme<text:s/>is<text:s/>to<text:s/>strengthen<text:s/>the<text:s/>ability<text:s/>of<text:s/>GoSA’s<text:s/>E</text:span><text:span text:style-name="T96_23">conomic<text:s/>Cluster<text:s/>to<text:s/>implement<text:s/>effectively<text:s/>its<text:s/>ePoA<text:s/>in<text:s/>order<text:s/>to<text:s/>deliver<text:s/>on<text:s/></text:span><text:span text:style-name="T96_24">the<text:s/></text:span><text:span text:style-name="T96_25">growth,<text:s/>employment<text:s/>and<text:s/>poverty<text:s/>reduction<text:s/>targets.<text:s/></text:span></text:p>
            </text:list-item>
            <text:list-item>
              <text:p text:style-name="P97"><text:span text:style-name="T97_1">By<text:s/>supporting<text:s/>the<text:s/>implementation<text:s/>of<text:s/>GoSA’s<text:s/>growth<text:s/>strategy,<text:s/>and<text:s/>by<text:s/>strengthening<text:s/>the<text:s/>institutional<text:s/>mechanisms<text:s/>designed<text:s/>within<text:s/>Go</text:span><text:span text:style-name="T97_2">SA,<text:s/>the<text:s/>programme<text:s/>aligns<text:s/>naturally<text:s/>with<text:s/>national<text:s/>strategies<text:s/>and<text:s/>plans<text:s/>linked<text:s/>to<text:s/>poverty<text:s/>reduction.<text:s text:c="2"/>It<text:s/>is<text:s/>also<text:s/>fully<text:s/>consistent<text:s/>with<text:s/>DFID’s<text:s/>own<text:s/>current<text:s/>policy<text:s/>and<text:s/>practise</text:span><text:span text:style-name="T97_3">,<text:s/>based<text:s/>on<text:s/>a<text:s/>series<text:s/>of<text:s/>recent<text:s/>pronouncements<text:s/>and<text:s/>initiatives<text:s/>centred<text:s/>on<text:s/>the<text:s/>importanc</text:span><text:span text:style-name="T97_4">e<text:s/>of<text:s/>growth<text:s/>as<text:s/>a<text:s/>means<text:s/>to<text:s/>deliver<text:s/>poverty<text:s/>reduction,<text:s/>and<text:s/>will<text:s/>help<text:s/>to<text:s/>deliver<text:s/>on<text:s/>the<text:s/>growth<text:s/>objective<text:s/>within<text:s/>the<text:s/></text:span><text:span text:style-name="T97_5">DFID<text:s/>Southern<text:s/>Africa<text:s/>plan.</text:span><text:span text:style-name="T97_6"><text:s text:c="2"/>In<text:s/>the<text:s/>opening<text:s/>months<text:s/>of<text:s/>the<text:s/>programme,<text:s/>contact<text:s/>between<text:s/>the<text:s/>EcCl<text:s/>Secretariat<text:s/>and<text:s/></text:span><text:span text:style-name="T97_7">the<text:s/></text:span><text:span text:style-name="T97_8">new<text:s/>International<text:s/>Growth<text:s/>Centr</text:span><text:span text:style-name="T97_9">e<text:s/></text:span><text:span text:style-name="T97_10">which<text:s/></text:span><text:span text:style-name="T97_11">DFID<text:s/>has<text:s/>just<text:s/>established</text:span><text:span text:style-name="T97_12">,</text:span><text:span text:style-name="T97_13"><text:s/>will<text:s/>be<text:s/>facilitated,<text:s/>with<text:s/>a<text:s/>view<text:s/>to<text:s/>identifying<text:s/>any<text:s/>technical<text:s/>support<text:s/>the<text:s/>latter<text:s/>could<text:s/>offer<text:s/>to<text:s/>the<text:s/>implementation<text:s/>of<text:s/></text:span><text:span text:style-name="T97_14">South<text:s/>Africa</text:span><text:span text:style-name="T97_15">’s<text:s/>growth<text:s/>strategy.<text:s text:c="4"/></text:span></text:p>
            </text:list-item>
            <text:list-item>
              <text:p text:style-name="P98"><text:span text:style-name="T98_1">In<text:s/>terms<text:s/>of<text:s/>the<text:s/>specific<text:s/></text:span><text:span text:style-name="T98_2">outputs</text:span><text:span text:style-name="T98_3"><text:s/>and<text:s/>deliverables<text:s/>of<text:s/>the<text:s/>programme,</text:span><text:span text:style-name="T98_4"><text:s/>DFID<text:s/>funds<text:s/>will:</text:span></text:p>
            </text:list-item>
          </text:list>
          <text:list text:style-name="LS19" xml:id="list20">
            <text:list-item>
              <text:p text:style-name="P99"><text:span text:style-name="T99_1">Strengthen<text:s/>institutional<text:s/>capacity<text:s/>in<text:s/>the<text:s/>EcCl’s<text:s/>Secretariat;</text:span></text:p>
            </text:list-item>
            <text:list-item>
              <text:p text:style-name="P100"><text:span text:style-name="T100_1">Improve<text:s/>cross-cutting<text:s/>working<text:s/>relations<text:s/>between<text:s/>Line<text:s/>Departments<text:s/>that<text:s/>form<text:s/>part<text:s/>of<text:s/>the<text:s/>EcCl;</text:span></text:p>
            </text:list-item>
            <text:list-item>
              <text:p text:style-name="P101"><text:span text:style-name="T101_1">Finance<text:s/></text:span><text:span text:style-name="T101_2">projects<text:s/>sponsored<text:s/>by<text:s/>GoSA<text:s/>aimed<text:s/>at<text:s/>promoting<text:s/>growth<text:s/>and<text:s/>employment</text:span><text:span text:style-name="T101_3">;</text:span></text:p>
            </text:list-item>
            <text:list-item>
              <text:p text:style-name="P102"><text:span text:style-name="T102_1">Improve</text:span><text:span text:style-name="T102_2"><text:s/>the<text:s/>monitoring<text:s/>of<text:s/>the<text:s/>Growth<text:s/>Strategy<text:s/>and<text:s/>ePoA’s<text:s/>implementation;</text:span></text:p>
            </text:list-item>
            <text:list-item>
              <text:p text:style-name="P103"><text:span text:style-name="T103_1">Encourage<text:s/>lesson-learning<text:s/>within<text:s/>government<text:s/>and<text:s/>communicate<text:s/>best<text:s/>practice.<text:s/></text:span></text:p>
            </text:list-item>
          </text:list>
          <text:list text:style-name="LS1" xml:id="list25" text:continue-list="list14">
            <text:list-item>
              <text:p text:style-name="P104"><text:span text:style-name="T104_1">DFID<text:s/>will<text:s/>provide<text:s/>GoSA<text:s/>with<text:s/></text:span><text:span text:style-name="T104_2">£18<text:s/>million<text:s/>of<text:s/>(non-budget<text:s/>support)<text:s/>financial<text:s/>aid</text:span><text:span text:style-name="T104_3"><text:s/>in<text:s/>annual<text:s/>tranches<text:s/>over<text:s/>a<text:s/>maximum<text:s/>of</text:span><text:span text:style-name="T104_4"><text:s/>five<text:s/>years,<text:s/>starting<text:s/>in<text:s/>January<text:s/>2009.<text:s text:c="2"/>These<text:s/>funds<text:s/>will<text:s/>complement<text:s/>a<text:s/>package<text:s/>of<text:s/>Euro<text:s/>100<text:s/>million<text:s/>of<text:s/>budget<text:s/>support<text:s/>that<text:s/>the<text:s/>EC<text:s/>will<text:s/>be<text:s/>providing<text:s/></text:span><text:span text:style-name="T104_5">to<text:s/>GoSA,<text:s/>in</text:span><text:span text:style-name="T104_6"><text:s/></text:span><text:span text:style-name="T104_7">support<text:s/></text:span><text:span text:style-name="T104_8">of<text:s/>the<text:s/>Growth<text:s/>Strategy.</text:span><text:span text:style-name="T104_9"><text:s text:c="2"/>By<text:s/>providing<text:s/>funds<text:s/>in<text:s/>this<text:s/>way<text:s/>it<text:s/>is<text:s/>intended<text:s/>that<text:s/>donor<text:s/>assistan</text:span><text:span text:style-name="T104_10">ce<text:s/>will<text:s/>move<text:s/>in<text:s/>the<text:s/>direction<text:s/>of<text:s/>greater<text:s/>harmonisation<text:s/>and<text:s/>support<text:s/>for<text:s/>GoSA’s<text:s/>own<text:s/>systems,<text:s/>and<text:s/>away<text:s/>from<text:s/>the<text:s/>somewhat<text:s/>piecemeal<text:s/>approaches<text:s/>that<text:s/>have<text:s/>so<text:s/>far<text:s/>been<text:s/></text:span><text:span text:style-name="T104_11">characteristic</text:span><text:span text:style-name="T104_12">.</text:span></text:p>
            </text:list-item>
            <text:list-item>
              <text:p text:style-name="P105"><text:span text:style-name="T105_1">Whilst<text:s/>tranches<text:s/>of<text:s/>funding<text:s/>will<text:s/>normally<text:s/>be<text:s/>provided<text:s/>at<text:s/>the<text:s/>start<text:s/>of<text:s/>each<text:s/>finan</text:span><text:span text:style-name="T105_2">cial<text:s/>year<text:s/>(April-March),<text:s/>an<text:s/>initial<text:s/>tranche<text:s/>of<text:s/>£2.5m<text:s/>will<text:s/>be<text:s/>provided<text:s/></text:span><text:span text:style-name="T105_3">by<text:s/>end<text:s/>March<text:s/>2</text:span><text:span text:style-name="T105_4">009<text:s/>to<text:s/>fund<text:s/>a<text:s/>set<text:s/>of<text:s/>pipeline<text:s/>projects<text:s/>that<text:s/>have<text:s/>been<text:s/>identified<text:s/>with<text:s/>partners<text:s/>in<text:s/>GoSA<text:s/>and<text:s/>agreed<text:s/>with<text:s/>the<text:s/>EcCl.<text:s text:c="2"/></text:span><text:span text:style-name="T105_5">These<text:s/>projects<text:s/>are<text:s/>viewed<text:s/>as<text:s/>being<text:s/>consistent<text:s/>with<text:s/>current</text:span><text:span text:style-name="T105_6"><text:s/>policy<text:s/>on<text:s/>growth<text:s/>and<text:s/>employment<text:s/>generation<text:s/>and<text:s/>with<text:s/>what<text:s/>key<text:s/>stakeholders<text:s/>believe<text:s/>will<text:s/>continue<text:s/>to<text:s/>be<text:s/>priorities<text:s/>of<text:s/>the<text:s/>next<text:s/>government;<text:s/>with<text:s/>their<text:s/>focus<text:s/>on<text:s/>competitive<text:s/>industrial<text:s/>development,<text:s/>greater<text:s/>competition,<text:s/>government<text:s/>capacity<text:s/>building,<text:s/>employment<text:s/></text:span><text:span text:style-name="T105_7">generation,<text:s/>and<text:s/>skills<text:s/>development.<text:s text:c="2"/></text:span><text:span text:style-name="T105_8"><text:s text:c="2"/></text:span><text:span text:style-name="T105_9"><text:s text:c="4"/></text:span><text:span text:style-name="T105_10"><text:s text:c="2"/></text:span><text:span text:style-name="T105_11"><text:s text:c="6"/></text:span></text:p>
            </text:list-item>
            <text:list-item>
              <text:p text:style-name="P106"><text:span text:style-name="T106_1">A<text:s/>Fiduciary<text:s/>Risk<text:s/>Assessment<text:s/>suggested<text:s/>that<text:s/>the<text:s/></text:span><text:span text:style-name="T106_2">risks</text:span><text:span text:style-name="T106_3"><text:s/>of<text:s/>financial<text:s/>mismanagement<text:s/>and<text:s/>corruption<text:s/>are<text:s/>not<text:s/>high.<text:s text:c="2"/></text:span><text:span text:style-name="T106_4">Furthermore,<text:s/>whilst<text:s/>there<text:s/>are<text:s/>political<text:s/>changes<text:s/>about<text:s/>to<text:s/>take<text:s/>place<text:s/>in<text:s/>South<text:s/>Africa</text:span><text:span text:style-name="T106_5">,</text:span><text:span text:style-name="T106_6"><text:s/>the<text:s/>polic</text:span><text:span text:style-name="T106_7">y<text:s/>priorities<text:s/>around<text:s/>growth<text:s/>and<text:s/>employment<text:s/>are<text:s/>set<text:s/>to<text:s/>continue,<text:s/>and<text:s/>so<text:s/>the<text:s/>programme’s<text:s/>objectives<text:s/>of<text:s/>building<text:s/>government<text:s/>capacity<text:s/>in<text:s/>this<text:s/>area<text:s/>face</text:span><text:span text:style-name="T106_8">s</text:span><text:span text:style-name="T106_9"><text:s/>manageable<text:s/>risks.</text:span><text:span text:style-name="T106_10"><text:s text:c="2"/></text:span><text:span text:style-name="T106_11"><text:s text:c="2"/></text:span><text:span text:style-name="T106_12"><text:s/></text:span></text:p>
            </text:list-item>
          </text:list>
        </text:list-item>
      </text:list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<text:span text:style-name="T126_1">2.<text:s text:c="2"/></text:span><text:span text:style-name="T126_2">PROGRAMME</text:span><text:span text:style-name="T126_3"><text:s/>DETAILS</text:span></text:p>
      <text:list text:style-name="LS7" xml:id="list28">
        <text:list-item>
          <text:list>
            <text:list-item>
              <text:p text:style-name="P127"><text:span text:style-name="T127_1">Programme<text:s/>Description</text:span></text:p>
              <text:list>
                <text:list-item>
                  <text:p text:style-name="P128"><text:span text:style-name="T128_1">DFID<text:s/>aims<text:s/>to<text:s/>support<text:s/>t</text:span><text:span text:style-name="T128_2">he<text:s/>Government<text:s/>o</text:span><text:span text:style-name="T128_3">f<text:s/>South<text:s/>Africa<text:s/>(GoSA)<text:s/>with<text:s/>£18<text:s/>million<text:s/>over<text:s/>five<text:s/>years<text:s/>to<text:s/>support<text:s/>the<text:s/>implementation<text:s/>of<text:s/>its<text:s/>strategy<text:s/>for<text:s/>faster<text:s/>‘inclusive<text:s/>growth’.<text:s text:c="2"/></text:span><text:span text:style-name="T128_4">This<text:s/>is<text:s/>based<text:s/>on<text:s/>the<text:s/>recognition<text:s/>by<text:s/>GoSA<text:s/>that,<text:s/>whilst<text:s/>important<text:s/>strides<text:s/>have<text:s/>been<text:s/>taken<text:s/>in<text:s/>putting<text:s/>in<text:s/>place<text:s/></text:span><text:span text:style-name="T128_5">sound<text:s/>macroeconomic<text:s/>policies<text:s/>in<text:s/></text:span><text:span text:style-name="T128_6">South<text:s/>Africa</text:span><text:span text:style-name="T128_7"><text:s/>since</text:span><text:span text:style-name="T128_8"><text:s/>1994,<text:s/>growth<text:s/>has<text:s/>not<text:s/>been<text:s/>high<text:s/>enough<text:s/>nor<text:s/>has<text:s/>it<text:s/>reached<text:s/>all<text:s/>sections<text:s/>of<text:s/>society<text:s/>to<text:s/>have<text:s/>achieved<text:s/>significant<text:s/>reductions<text:s/>in<text:s/>poverty.<text:s text:c="2"/>GoSA<text:s/>is<text:s/>now<text:s/>aiming</text:span><text:span text:style-name="T128_9"><text:s/>through<text:s/>its<text:s/>strategy</text:span><text:span text:style-name="T128_10"><text:s/>to<text:s/></text:span><text:span text:style-name="T128_11">increase<text:s/>growth<text:s/>rates<text:s/>to<text:s/>at<text:s/></text:span><text:span text:style-name="T128_12">least<text:s/>6%<text:s/>per<text:s/>annum<text:s/>(from<text:s/>2010),<text:s/>and<text:s/>by<text:s/>2014,<text:s/>to<text:s/></text:span><text:span text:style-name="T128_13">halve<text:s/>unemployment<text:s/>(from<text:s/></text:span><text:span text:style-name="T128_14">30%<text:s/>in<text:s/>2003<text:s/>to<text:s/>15%)<text:s/></text:span><text:span text:style-name="T128_15">and<text:s/>halve<text:s/>poverty<text:s/></text:span><text:span text:style-name="T128_16">(from<text:s/>about<text:s/>34%<text:s/>to<text:s/>17%</text:span><text:span text:style-name="T128_17">).</text:span></text:p>
                </text:list-item>
                <text:list-item>
                  <text:p text:style-name="P129"><text:span text:style-name="T129_1">Within<text:s/>GoSA<text:s/>the<text:s/>g</text:span><text:span text:style-name="T129_2">rowth<text:s/>strategy<text:s/>is<text:s/>supported<text:s/>by<text:s/>the<text:s/>Econom</text:span><text:span text:style-name="T129_3">ic<text:s/>Cluster<text:s/>(EcCl),<text:s/>the<text:s/>principal<text:s/>institutional<text:s/>mechanism<text:s/>withi</text:span><text:span text:style-name="T129_4">n<text:s/>government<text:s/>for<text:s/>ensuring<text:s/>Line-Department<text:s/>co-ordination<text:s/>on<text:s/>economic<text:s/>matters.<text:s text:c="2"/>It<text:s/>has<text:s/>a<text:s/>mandate<text:s/>from<text:s/>Cabinet<text:s/>to<text:s/>plan,<text:s/>design,<text:s/>co-ordinate<text:s/>and<text:s/>monitor<text:s/>actions<text:s/>that<text:s/>have<text:s/>a<text:s/>high<text:s/>impact<text:s/>on<text:s/>growth<text:s/>and<text:s/>employment<text:s/>for<text:s/>its</text:span><text:span text:style-name="T129_5"><text:s/>member<text:s/>departments.<text:s text:c="2"/></text:span><text:span text:style-name="T129_6">While<text:s/>the<text:s/>cluster<text:s/>sys</text:span><text:span text:style-name="T129_7">tem<text:s/>is<text:s/>working<text:s/>well,<text:s/>its<text:s/>effectiveness<text:s/>is<text:s/>limited<text:s/>by<text:s/>capacity.<text:s/>This<text:s/>includes<text:s/>inadequate:</text:span></text:p>
                </text:list-item>
              </text:list>
            </text:list-item>
          </text:list>
        </text:list-item>
      </text:list>
      <text:list text:style-name="LS6" xml:id="list31">
        <text:list-item>
          <text:p text:style-name="P130"><text:span text:style-name="T130_1">access<text:s/>to<text:s/>flexible<text:s/>resources<text:s/>to<text:s/>finance<text:s/>small<text:s/>projects<text:s/>(research<text:s/>and<text:s/>pilots)<text:s/>quickly</text:span><text:span text:style-name="T130_2">;</text:span><text:span text:style-name="T130_3"><text:s/>and</text:span></text:p>
        </text:list-item>
        <text:list-item>
          <text:p text:style-name="P131"><text:span text:style-name="T131_1">capacity<text:s/></text:span><text:span text:style-name="T131_2">to<text:s/>assess<text:s/>the<text:s/>technical<text:s/>quality<text:s/></text:span><text:span text:style-name="T131_3">of<text:s/></text:span><text:span text:style-name="T131_4">proposals</text:span><text:span text:style-name="T131_5">;</text:span></text:p>
        </text:list-item>
      </text:list>
      <text:list text:style-name="LS7" xml:id="list33" text:continue-list="list28">
        <text:list-item>
          <text:list>
            <text:list-item>
              <text:list>
                <text:list-item>
                  <text:p text:style-name="P132"><text:span text:style-name="T132_1">DFID’s<text:s/>‘Support<text:s/>to<text:s/></text:span><text:span text:style-name="T132_2">Sou</text:span><text:span text:style-name="T132_3">th<text:s/>Africa</text:span><text:span text:style-name="T132_4">’s<text:s/>Shared<text:s/>Growth<text:s/>Strategy’<text:s/>programme<text:s/></text:span><text:span text:style-name="T132_5">will<text:s/></text:span><text:span text:style-name="T132_6">support<text:s/>the<text:s/>work<text:s/>of<text:s/>the<text:s/>EcCl,<text:s/>enhancing<text:s/>its<text:s/>coordinating<text:s/>capacity<text:s/>and<text:s/>specifically<text:s/>financing<text:s/>its<text:s/></text:span><text:span text:style-name="T132_7">enhanced<text:s/>Programme<text:s/>of<text:s/>Action<text:s/>(ePoA).<text:s/>This<text:s/>is<text:s/>designed<text:s/>to<text:s/>help<text:s/>alleviate<text:s/>critical<text:s/>bottlenecks<text:s/>to</text:span><text:span text:style-name="T132_8"><text:s/>growth<text:s/>and<text:s/>e</text:span><text:span text:style-name="T132_9">mployment<text:s/>generation<text:s/></text:span><text:span text:style-name="T132_10">in<text:s/>the<text:s/>economy.<text:s/></text:span><text:span text:style-name="T132_11"><text:s/></text:span><text:span text:style-name="T132_12">DFID<text:s/>funds<text:s/>will<text:s/>work<text:s/>flex</text:span><text:span text:style-name="T132_13">ibly<text:s/>alongside<text:s/>those<text:s/>of<text:s/>the<text:s/>EC</text:span><text:span text:style-name="T132_14">,<text:s/>which<text:s/>will<text:s/>be<text:s/>provided<text:s/>as<text:s/>budge</text:span><text:span text:style-name="T132_15">t<text:s/>support,<text:s/>strengthening<text:s/>overall<text:s/>assistance<text:s/>to<text:s/></text:span><text:span text:style-name="T132_16">the</text:span><text:span text:style-name="T132_17"><text:s/>effective</text:span><text:span text:style-name="T132_18"><text:s/>implementation<text:s/>of<text:s/></text:span><text:span text:style-name="T132_19">GoSA’s<text:s/>Growth<text:s/>Strategy</text:span><text:span text:style-name="T132_20">,</text:span><text:span text:style-name="T132_21"><text:s/>through<text:s/>the</text:span><text:span text:style-name="T132_22"><text:s/>ePoA</text:span><text:span text:style-name="T132_23">.</text:span></text:p>
                </text:list-item>
                <text:list-item>
                  <text:p text:style-name="P133"><text:span text:style-name="T133_1">While<text:s/>GoS</text:span><text:span text:style-name="T133_2">A<text:s/>(and<text:s/>EC)<text:s/>budgetary<text:s/>funding<text:s/>for<text:s/>the<text:s/>Growth<text:s/>Strategy’s<text:s text:c="2"/>ePoA<text:s/>will<text:s/>enable<text:s/>the<text:s/>mainstream-implementation<text:s/>of<text:s/>projects,<text:s/>DFID’s<text:s/>support<text:s/>will<text:s/>be<text:s/>for<text:s/>financing<text:s/>short-term<text:s/>policy<text:s/>processes<text:s/>(research,<text:s/>preparation<text:s/>of<text:s/>new<text:s/>policies<text:s/>and<text:s/>reforms,<text:s/>pilot-testing<text:s/>and<text:s/>the<text:s/></text:span><text:span text:style-name="T133_3">l</text:span><text:span text:style-name="T133_4">ike).<text:s/>With<text:s/>such<text:s/>complementarity</text:span><text:span text:style-name="T133_5">,<text:s/>the<text:s/>effectiveness<text:s/>of<text:s/>DFID’s<text:s/>finance<text:s/>should<text:s/>increase<text:s/>considerably,<text:s/>having<text:s/>an<text:s/>i</text:span><text:span text:style-name="T133_6">mpact<text:s/>that<text:s/>exceeds<text:s/>significantly<text:s/></text:span><text:span text:style-name="T133_7">the<text:s/>value<text:s/>of<text:s/>the<text:s/>actual<text:s/>input</text:span><text:span text:style-name="T133_8">.</text:span></text:p>
                </text:list-item>
                <text:list-item>
                  <text:p text:style-name="P134"><text:span text:style-name="T134_1">The</text:span><text:span text:style-name="T134_2"><text:s/></text:span><text:span text:style-name="T134_3">goal</text:span><text:span text:style-name="T134_4"><text:s/></text:span><text:span text:style-name="T134_5">of</text:span><text:span text:style-name="T134_6"><text:s/></text:span><text:span text:style-name="T134_7">the</text:span><text:span text:style-name="T134_8"><text:s/>programme<text:s/>is<text:s/>to<text:s/></text:span><text:span text:style-name="T134_9">increase<text:s/>the<text:s/>capacity<text:s/>of<text:s/>the<text:s/>South<text:s/>African<text:s/>economy</text:span><text:span text:style-name="T134_10"><text:s/>to<text:s/></text:span><text:span text:style-name="T134_11">deliver<text:s/>high<text:s/>and<text:s/>sustained<text:s/></text:span><text:span text:style-name="T134_12">economic<text:s/>growth.<text:s text:c="2"/>The<text:s/>goal<text:s/>is<text:s/>consistent<text:s/>with<text:s/>the<text:s/>South<text:s/>African<text:s/>government’s<text:s/>growth</text:span><text:span text:style-name="T134_13"><text:s/>strategy<text:s/>targets</text:span><text:span text:style-name="T134_14">.<text:s/></text:span><text:span text:style-name="T134_15">The<text:s/></text:span><text:span text:style-name="T134_16">purpose</text:span><text:span text:style-name="T134_17"><text:s/>is<text:s/>to</text:span><text:span text:style-name="T134_18"><text:s/>strengthen<text:s/>the<text:s/>ability<text:s/>of<text:s/>GoSA’s<text:s/>Economic<text:s/>Cluster<text:s/>to<text:s/>implement<text:s/>effectively<text:s/>its<text:s/>ePoA<text:s/>and<text:s/>reach<text:s/>growth,<text:s/>emp</text:span><text:span text:style-name="T134_19">loyment,<text:s/>and<text:s/>poverty<text:s/>reduction<text:s/>targets.</text:span></text:p>
                </text:list-item>
                <text:list-item>
                  <text:p text:style-name="P135"><text:span text:style-name="T135_1">The<text:s/>programme</text:span><text:span text:style-name="T135_2"><text:s/>will<text:s/></text:span><text:span text:style-name="T135_3">enable<text:s/>GoSA’s<text:s/>economic<text:s/></text:span><text:span text:style-name="T135_4">cluster</text:span><text:span text:style-name="T135_5"><text:s/>to<text:s/>procure<text:s/>high-q</text:span><text:span text:style-name="T135_6">uality<text:s/>Technical<text:s/>Assistance</text:span><text:span text:style-name="T135_7"><text:s/>and<text:s/>other<text:s/>services</text:span><text:span text:style-name="T135_8">,<text:s/>leading<text:s/>to<text:s/>innovation,<text:s/>more<text:s/>coordinated<text:s/>joint-working<text:s/>and<text:s/>the<text:s/>scope<text:s/>for<text:s/>lesson<text:s/>learning</text:span><text:span text:style-name="T135_9"><text:s/>in<text:s/>the<text:s/>areas<text:s/></text:span><text:span text:style-name="T135_10">of<text:s/>growth<text:s/>and<text:s/>employment<text:s/>creation</text:span><text:span text:style-name="T135_11">.<text:s text:c="2"/>The<text:s/>specific<text:s/></text:span><text:span text:style-name="T135_12">outputs</text:span><text:span text:style-name="T135_13"><text:s/>of<text:s/>the<text:s/>programme</text:span><text:span text:style-name="T135_14">,<text:s/>which<text:s/>will<text:s/>also<text:s/>align<text:s/>with<text:s/>the<text:s/>indicators<text:s/>being<text:s/>used<text:s/>for<text:s/>the<text:s/>EC’s<text:s/>budget<text:s/>support,</text:span><text:span text:style-name="T135_15"><text:s/>will<text:s/>include:</text:span></text:p>
                </text:list-item>
              </text:list>
            </text:list-item>
          </text:list>
        </text:list-item>
      </text:list>
      <text:list text:style-name="LS8" xml:id="list37">
        <text:list-item>
          <text:p text:style-name="P136"><text:span text:style-name="T136_1">Strengthened<text:s/>institutional<text:s/>capacity<text:s/>in<text:s/>the<text:s/>Sec</text:span><text:span text:style-name="T136_2">retariat<text:s/>of<text:s/>the<text:s/>EcCl,<text:s/>including<text:s/>improve</text:span><text:span text:style-name="T136_3">ment<text:s/>in<text:s/>technical<text:s/>and<text:s/>procurement<text:s/>capacity<text:s/>and<text:s/>assistance<text:s/>with<text:s/>development<text:s/>and<text:s/>approval<text:s/>of<text:s/>funding<text:s/>proposals;</text:span></text:p>
        </text:list-item>
        <text:list-item>
          <text:p text:style-name="P137"><text:span text:style-name="T137_1">Improved<text:s/>cross-cutting<text:s/>working<text:s/>relations<text:s/>between<text:s/>Line<text:s/>Departments<text:s/>of<text:s/>the<text:s/>Economic<text:s/>Cluster;</text:span></text:p>
        </text:list-item>
        <text:list-item>
          <text:p text:style-name="P138"><text:span text:style-name="T138_1">Improved<text:s/>framework<text:s/>for<text:s/>monitoring<text:s/>of<text:s/>the<text:s/>Growth<text:s/>Strateg</text:span><text:span text:style-name="T138_2">y<text:s/>and<text:s/>the<text:s/>ePoA;</text:span></text:p>
        </text:list-item>
        <text:list-item>
          <text:p text:style-name="P139"><text:span text:style-name="T139_1">Lessons<text:s/>from<text:s/>projects<text:s/>supported<text:s/>having<text:s/>influenced<text:s/>the<text:s/>development<text:s/>of<text:s/>GoSA’s<text:s/>future<text:s/>growth<text:s/>strategy<text:s/>and<text:s/>poverty<text:s/>policies;</text:span></text:p>
        </text:list-item>
        <text:list-item>
          <text:p text:style-name="P140"><text:span text:style-name="T140_1">Lessons<text:s/>from<text:s/>programme<text:s/>implementation<text:s/>communicated<text:s/>and<text:s/>implemented.<text:s text:c="3"/></text:span></text:p>
        </text:list-item>
      </text:list>
      <text:list text:style-name="LS7" xml:id="list42" text:continue-list="list28">
        <text:list-item>
          <text:list>
            <text:list-item>
              <text:list>
                <text:list-item>
                  <text:p text:style-name="P141"><text:span text:style-name="T141_1">More<text:s/>broadly,<text:s/>f</text:span><text:span text:style-name="T141_2">unds<text:s/>provided<text:s/>by<text:s/>DFID<text:s/>will</text:span><text:span text:style-name="T141_3"><text:s/></text:span><text:span text:style-name="T141_4">contri</text:span><text:span text:style-name="T141_5">bute<text:s/>to<text:s/>GoSA’s<text:s/>implementation<text:s/>of<text:s/>the<text:s/>Growth<text:s/>Strategy<text:s/></text:span><text:span text:style-name="T141_6">and<text:s/>the<text:s/>ePoA<text:s/>by</text:span><text:span text:style-name="T141_7">:</text:span></text:p>
                </text:list-item>
              </text:list>
            </text:list-item>
          </text:list>
        </text:list-item>
      </text:list>
      <text:list text:style-name="LS6" xml:id="list43">
        <text:list-item>
          <text:p text:style-name="P142"><text:span text:style-name="T142_1">develop</text:span><text:span text:style-name="T142_2">ing</text:span><text:span text:style-name="T142_3"><text:s/>plans<text:s/>and<text:s/>detailed<text:s/>actions<text:s/>for<text:s/>generating<text:s/>growth<text:s/>and<text:s/>employment<text:s/>that<text:s/>can<text:s/>be<text:s/>implemented<text:s/>through<text:s/>the<text:s/>EcCl</text:span><text:span text:style-name="T142_4">;</text:span></text:p>
        </text:list-item>
        <text:list-item>
          <text:p text:style-name="P143"><text:span text:style-name="T143_1">enabling</text:span><text:span text:style-name="T143_2"><text:s/>GoSA’s<text:s/>core<text:s/>economic<text:s/>departments<text:s/>to<text:s/>purchase<text:s/>high-quality<text:s/>Te</text:span><text:span text:style-name="T143_3">chnical<text:s/>Assistance<text:s/>flexibly;</text:span></text:p>
        </text:list-item>
        <text:list-item>
          <text:p text:style-name="P144"><text:span text:style-name="T144_1">leveraging</text:span><text:span text:style-name="T144_2"><text:s/>budget<text:s/>support<text:s/>provided<text:s/>by<text:s/>the<text:s/>EC<text:s/>for<text:s/>promoting<text:s/>faster<text:s/>economic<text:s/>growth<text:s/>and<text:s/>employment-expansion;</text:span></text:p>
        </text:list-item>
        <text:list-item>
          <text:p text:style-name="P145"><text:span text:style-name="T145_1">support</text:span><text:span text:style-name="T145_2">ing</text:span><text:span text:style-name="T145_3"><text:s/>and<text:s/>intensify</text:span><text:span text:style-name="T145_4">ing</text:span><text:span text:style-name="T145_5"><text:s/>the<text:s/>pace<text:s/>of<text:s/>institutional<text:s/>reforms<text:s/>and<text:s/>innovation<text:s/>across<text:s/>government’s<text:s/>economic<text:s/>and</text:span><text:span text:style-name="T145_6"><text:s/>social<text:s/>de</text:span><text:span text:style-name="T145_7">partments,<text:s/>and<text:s/>promoting</text:span><text:span text:style-name="T145_8"><text:s/>more<text:s/>joined-up<text:s/>working</text:span><text:span text:style-name="T145_9"><text:s/>across<text:s/>line<text:s/>departments</text:span><text:span text:style-name="T145_10">;</text:span></text:p>
        </text:list-item>
        <text:list-item>
          <text:p text:style-name="P146"><text:span text:style-name="T146_1">financing</text:span><text:span text:style-name="T146_2"><text:s/>the<text:s/>implementation<text:s/>of<text:s/>experimental<text:s/>pilots,<text:s/>especially<text:s/>for<text:s/>job-creation,<text:s/>and<text:s/>the<text:s/>creation<text:s/>of<text:s/>productive<text:s/>livelihoods<text:s/>for<text:s/>poor<text:s/>people<text:s/></text:span><text:span text:style-name="T146_3">currently<text:s/>depende</text:span><text:span text:style-name="T146_4">nt<text:s/>on<text:s/>survival<text:s/>in<text:s/>the<text:s/>inf</text:span><text:span text:style-name="T146_5">ormal<text:s/>economy</text:span><text:span text:style-name="T146_6">;</text:span></text:p>
        </text:list-item>
        <text:list-item>
          <text:p text:style-name="P147"><text:span text:style-name="T147_1">support</text:span><text:span text:style-name="T147_2">ing</text:span><text:span text:style-name="T147_3"><text:s/>the<text:s/>work<text:s/>of<text:s/>select<text:s/>civil-society<text:s/>and<text:s/>private-sector<text:s/>organisations<text:s/></text:span><text:span text:style-name="T147_4">to<text:s/>take<text:s/>forward<text:s/>aspects<text:s/>of</text:span><text:span text:style-name="T147_5"><text:s/>GoSA’s<text:s/>Growth<text:s/>Strategy;</text:span></text:p>
        </text:list-item>
        <text:list-item>
          <text:p text:style-name="P148"><text:span text:style-name="T148_1">financing</text:span><text:span text:style-name="T148_2"><text:s/>schemes<text:s/>for<text:s/>alleviating<text:s/>infrastructure<text:s/>constraints<text:s/>(e.g.<text:s/>in<text:s/>energy<text:s/>and<text:s/>transport</text:span><text:span text:style-name="T148_3">);</text:span></text:p>
        </text:list-item>
        <text:list-item>
          <text:p text:style-name="P149"><text:span text:style-name="T149_1">enabling</text:span><text:span text:style-name="T149_2"><text:s/>better<text:s/>resu</text:span><text:span text:style-name="T149_3">lts-monitoring<text:s/>and<text:s/>strengthen</text:span><text:span text:style-name="T149_4">ing<text:s/>accountability<text:s/></text:span><text:span text:style-name="T149_5">in<text:s/>government</text:span><text:span text:style-name="T149_6"><text:s/>around<text:s/>the<text:s/>growth<text:s/>strategy</text:span><text:span text:style-name="T149_7">.</text:span></text:p>
        </text:list-item>
      </text:list>
      <text:list text:style-name="LS7" xml:id="list51" text:continue-list="list28">
        <text:list-item>
          <text:list>
            <text:list-item>
              <text:list>
                <text:list-item>
                  <text:p text:style-name="P150"><text:span text:style-name="T150_1">By<text:s/>strengthening<text:s/>the<text:s/>EcCl’s<text:s/>effectiveness<text:s/>and<text:s/>ability<text:s/>to<text:s/>coordinate<text:s/>line<text:s/>departments<text:s/>around<text:s/>the<text:s/>ePoA,<text:s/>the<text:s/>programme<text:s/>should<text:s/>lead<text:s/>to<text:s/>improved<text:s/>implementation<text:s/>of<text:s/>GoSA’s<text:s/>s</text:span><text:span text:style-name="T150_2">trategy<text:s/>for<text:s/>faster<text:s/>and<text:s/>more<text:s/>inclusive<text:s/>growth.<text:s text:c="2"/>This<text:s/>should<text:s/>help<text:s/>to<text:s/></text:span><text:span text:style-name="T150_3">improve<text:s/>the<text:s/>incomes<text:s/>of<text:s/>the</text:span><text:span text:style-name="T150_4"><text:s/>roughly<text:s/>15</text:span><text:span text:style-name="T150_5"><text:s/>million<text:s/>people<text:s/>currently<text:s/>living<text:s/>in<text:s/>poverty</text:span><text:span text:style-name="T150_6">.<text:s/></text:span></text:p>
                </text:list-item>
              </text:list>
            </text:list-item>
          </text:list>
        </text:list-item>
      </text:list>
      <text:p text:style-name="P151"/>
      <text:list text:style-name="LS7" xml:id="list52" text:continue-list="list28">
        <text:list-item>
          <text:list>
            <text:list-item>
              <text:p text:style-name="P152"><text:span text:style-name="T152_1"><text:s text:c="3"/></text:span><text:span text:style-name="T152_2">Programme<text:s/>Appraisal</text:span></text:p>
            </text:list-item>
          </text:list>
        </text:list-item>
      </text:list>
      <text:p text:style-name="P153"><text:span text:style-name="T153_1">Background</text:span></text:p>
      <text:list text:style-name="LS7" xml:id="list53" text:continue-list="list28">
        <text:list-item>
          <text:list>
            <text:list-item>
              <text:list>
                <text:list-item>
                  <text:p text:style-name="P154"><text:span text:style-name="T154_1">The<text:s/>GoSA<text:s/>has<text:s/>a<text:s/>strong<text:s/>commitment<text:s/>to<text:s/>pursuing<text:s/>a<text:s/>high<text:s/>and<text:s/>sustainable<text:s/>rat</text:span><text:span text:style-name="T154_2">e<text:s/>of<text:s/>growth<text:s/>in<text:s/>order<text:s/>to<text:s/>deliver<text:s/>greater<text:s/>poverty<text:s/>reduction.<text:s text:c="2"/>In<text:s/>line<text:s/>with<text:s/>international<text:s/>best<text:s/>practice,<text:s/>a<text:s/>growth<text:s/>diagnostic<text:s/>analysis<text:s/>has<text:s/>already<text:s/>been<text:s/>completed<text:s/>by<text:s/>a<text:s/>high-powered<text:s/>team<text:s/>of<text:s/>economists<text:s/>to<text:s/>get<text:s/>a<text:s/>better<text:s/>understanding<text:s/>of<text:s/>the<text:s/>binding<text:s/>constraints<text:s/>to<text:s/>g</text:span><text:span text:style-name="T154_3">rowth<text:s/>in<text:s/>the<text:s/>country</text:span><text:span text:style-name="T154_4">.</text:span><text:span text:style-name="T154_5"><text:note text:note-class="footnote"><text:note-citation/><text:note-body><text:p text:style-name="P155"><text:span text:style-name="T155_1"><text:s/></text:span><text:span text:style-name="T155_2"><text:a xlink:type="simple" xlink:href="http://www.treasury.gov.za/publications/other/growth/default.aspx"><text:span text:style-name="T155_3">http://www.treasury.gov.za/publications/other/growth/default.aspx</text:span></text:a></text:span></text:p><text:p text:style-name="P156"/></text:note-body></text:note></text:span><text:span text:style-name="T156_1"><text:s/>Six<text:s/>bottlenecks<text:s/>are<text:s/>identified<text:s/>by<text:s/>government<text:s/>as<text:s/>being<text:s/>a<text:s/>constraint<text:s/>on<text:s/>achieving<text:s/>a<text:s/></text:span><text:span text:style-name="T156_2">higher</text:span><text:span text:style-name="T156_3"><text:s/>rate<text:s/>of<text:s/>growth:</text:span></text:p>
                </text:list-item>
              </text:list>
            </text:list-item>
          </text:list>
        </text:list-item>
      </text:list>
      <text:list text:style-name="LS10" xml:id="list54">
        <text:list-item>
          <text:p text:style-name="P157"><text:span text:style-name="T157_1">relative<text:s/>volatility<text:s/>of<text:s/>the<text:s/>currency;</text:span></text:p>
        </text:list-item>
        <text:list-item>
          <text:p text:style-name="P158"><text:span text:style-name="T158_1">cost,<text:s/>efficiency<text:s/>and<text:s/>capacity<text:s/>of<text:s/>the<text:s/>national<text:s/>logistics<text:s/>system;</text:span></text:p>
        </text:list-item>
        <text:list-item>
          <text:p text:style-name="P159"><text:span text:style-name="T159_1">shortages<text:s/>of<text:s/>suitable<text:s/>skill</text:span><text:span text:style-name="T159_2">ed<text:s/>labour,<text:s/>and<text:s/>the<text:s/>spatial<text:s/>distortions<text:s/>of<text:s/>apartheid<text:s/>affecting<text:s/>low-skilled<text:s/>labour<text:s/>costs;</text:span></text:p>
        </text:list-item>
        <text:list-item>
          <text:p text:style-name="P160"><text:span text:style-name="T160_1">barriers<text:s/>to<text:s/>entry,<text:s/>limits<text:s/>to<text:s/>competition<text:s/>and<text:s/>limited<text:s/>new<text:s/>investment<text:s/>opportunities;</text:span></text:p>
        </text:list-item>
        <text:list-item>
          <text:p text:style-name="P161"><text:span text:style-name="T161_1">regulatory<text:s/>environment<text:s/>and<text:s/>the<text:s/>burden<text:s/>on<text:s/>small<text:s/>and<text:s/>medium<text:s/>sized<text:s/>enterprises<text:s/>(SMEs);</text:span></text:p>
        </text:list-item>
        <text:list-item>
          <text:p text:style-name="P162"><text:span text:style-name="T162_1">d</text:span><text:span text:style-name="T162_2">eficiencies<text:s/>in<text:s/>state<text:s/>organisation,<text:s/>capacity<text:s/>and<text:s/>leadership.</text:span></text:p>
        </text:list-item>
      </text:list>
      <text:list text:style-name="LS7" xml:id="list60" text:continue-list="list28">
        <text:list-item>
          <text:list>
            <text:list-item>
              <text:list>
                <text:list-item>
                  <text:p text:style-name="P163"><text:span text:style-name="T163_1">GoSA<text:s/>has<text:s/>produced<text:s/>a<text:s/>Growth<text:s/>Strategy<text:s/>to<text:s/>tackle<text:s/>these<text:s/>binding<text:s/>constraints<text:s/>and<text:s/>to<text:s/>promote<text:s/>growth<text:s/>and<text:s/>employment.<text:s text:c="2"/></text:span><text:span text:style-name="T163_2">An<text:s/>annual<text:s/>growth<text:s/>rate<text:s/>of<text:s/>6%<text:s/>per<text:s/>year<text:s/>by<text:s/>2010<text:s/></text:span><text:span text:style-name="T163_3">is<text:s/>regarded<text:s/>by<text:s/>GoSA<text:s/>as<text:s/>needed</text:span><text:span text:style-name="T163_4"><text:s/>for<text:s/>achiev</text:span><text:span text:style-name="T163_5">ing<text:s/>the<text:s/>Growth<text:s/>Strategy’s<text:s/>employment<text:s/>and<text:s/>poverty<text:s/>targets</text:span><text:span text:style-name="T163_6">.<text:s text:c="2"/>However,<text:s/>w</text:span><text:span text:style-name="T163_7">hile<text:s/>the<text:s/>general<text:s/>policy-direction<text:s/>for<text:s/>hastening<text:s/>growth<text:s/>and<text:s/>making<text:s/>it<text:s/>more<text:s/>inclusive<text:s/>is<text:s/>cl</text:span><text:span text:style-name="T163_8">earer,<text:s/>the<text:s/></text:span><text:span text:style-name="T163_9">mechanisms<text:s/>and<text:s/>actions</text:span><text:span text:style-name="T163_10"><text:s/>that<text:s/>various<text:s/>agents<text:s/>need<text:s/>to<text:s/>take<text:s/>in<text:s/>translating<text:s/>policy<text:s/>direction</text:span><text:span text:style-name="T163_11">s<text:s/>to<text:s/>specific<text:s/>programmes<text:s/>for<text:s/>impleme</text:span><text:span text:style-name="T163_12">ntation</text:span><text:span text:style-name="T163_13"><text:s/>is<text:s/>in<text:s/>need<text:s/>of<text:s/>being<text:s/>strengthened</text:span><text:span text:style-name="T163_14">.<text:s/>Detailed<text:s/>measures,<text:s/></text:span><text:span text:style-name="T163_15">that<text:s/>are<text:s/></text:span><text:span text:style-name="T163_16">properly<text:s/>sequenced,<text:s/>are<text:s/>required<text:s/>to<text:s/>ensure<text:s/>that<text:s/>growth<text:s/>creates<text:s/>more<text:s/>employment<text:s/>and<text:s/>opportunities<text:s/>for<text:s/>poor<text:s/>people.</text:span><text:span text:style-name="T163_17"><text:note text:note-class="footnote"><text:note-citation/><text:note-body><text:p text:style-name="P164"><text:span text:style-name="T164_1"><text:s/></text:span><text:span text:style-name="T164_2"><text:a xlink:type="simple" xlink:href="http://www.treasury.gov.za/publications/other/growth/default.aspx"><text:span text:style-name="T164_3">http://www.treasury.gov.za/publications/other/growth/default.aspx</text:span></text:a></text:span></text:p><text:p text:style-name="P165"/></text:note-body></text:note></text:span></text:p>
                </text:list-item>
                <text:list-item>
                  <text:p text:style-name="P166"><text:span text:style-name="T166_1">Discussions<text:s/>with<text:s/>GoSA<text:s/>officials<text:s/></text:span><text:span text:style-name="T166_2">hav</text:span><text:span text:style-name="T166_3">e<text:s/></text:span><text:span text:style-name="T166_4">point</text:span><text:span text:style-name="T166_5">ed</text:span><text:span text:style-name="T166_6"><text:s/>to<text:s/>the<text:s/>need<text:s/>for<text:s/>a<text:s/>more<text:s/>systematic<text:s/>approach<text:s/>within<text:s/>government<text:s/>for<text:s/>meeting<text:s/>short-term<text:s/>TA<text:s/>needs<text:s/>flexibly,<text:s/>and<text:s/>one<text:s/>that<text:s/>relies<text:s/>less<text:s/>on<text:s/>donors’<text:s/>ad<text:s/>hoc<text:s/>support<text:s/>within<text:s/>budget<text:s/>cycles.<text:s/>Such<text:s/>a<text:s/>mechanism<text:s/>within<text:s/>government<text:s/>would<text:s/>have<text:s/>the<text:s/>virtue<text:s/>of<text:s/>not<text:s/>delayi</text:span><text:span text:style-name="T166_7">ng<text:s/>critical<text:s/>reforms,<text:s/>and<text:s/></text:span><text:span text:style-name="T166_8">would<text:s/></text:span><text:span text:style-name="T166_9">promote<text:s/>greater<text:s/>accountability.<text:s/>It<text:s/>would<text:s/>also<text:s/>enable<text:s/>departments<text:s/>to<text:s/>finance<text:s/>innovations<text:s/>while<text:s/>avoiding<text:s/>high<text:s/>transactions<text:s/>costs<text:s/>associated<text:s/>with<text:s/>securing<text:s/>flexible<text:s/>resources<text:s/>from<text:s/>donors</text:span><text:span text:style-name="T166_10">.<text:s text:c="2"/>The<text:s/>programme<text:s/>has<text:s/>been<text:s/>designed<text:s/>to<text:s/>meet<text:s/></text:span><text:span text:style-name="T166_11">these<text:s/>kinds<text:s/>of<text:s/>needs.</text:span></text:p>
                </text:list-item>
                <text:list-item>
                  <text:p text:style-name="P167"><text:span text:style-name="T167_1">For<text:s/>DFID,<text:s/>the<text:s/>promotion<text:s/>of<text:s/>faster</text:span><text:span text:style-name="T167_2"><text:s/>and<text:s/>more<text:s/>inclusive<text:s/>eco</text:span><text:span text:style-name="T167_3">nomic<text:s/>growth<text:s/>is<text:s/>one<text:s/>of<text:s/>four<text:s/>Ministerial<text:s/>priorities.</text:span><text:span text:style-name="T167_4"><text:s text:c="2"/></text:span><text:span text:style-name="T167_5">DFID’s<text:s/>recent<text:s/>policy<text:s/>paper<text:s/>‘Growth:<text:s/>a<text:s/>step<text:s/>change<text:s/>in<text:s/>DFID<text:s/>engagement’<text:s/>commits<text:s/>DFID<text:s/>into<text:s/>helping<text:s/>countries<text:s/>to<text:s/>achieve<text:s/>rapid<text:s/>ec</text:span><text:span text:style-name="T167_6">onomic<text:s/>growth.<text:s/>Four<text:s/>specific<text:s/>objectives<text:s/>are<text:s/>identified</text:span></text:p>
                </text:list-item>
              </text:list>
            </text:list-item>
          </text:list>
        </text:list-item>
      </text:list>
      <text:list text:style-name="LS9" xml:id="list63">
        <text:list-item>
          <text:p text:style-name="P168"><text:span text:style-name="T168_1">placing<text:s/>growth<text:s/>at<text:s/>the<text:s/>centre<text:s/>of<text:s/>international<text:s/>efforts<text:s/>for<text:s/>reducing<text:s/>poverty;</text:span></text:p>
        </text:list-item>
        <text:list-item>
          <text:p text:style-name="P169"><text:span text:style-name="T169_1">securing<text:s/>commitments<text:s/>from<text:s/>partner<text:s/>countries<text:s/>for<text:s/>pursuing<text:s/>credible<text:s/>growth<text:s/>strategies;</text:span></text:p>
        </text:list-item>
        <text:list-item>
          <text:p text:style-name="P170"><text:span text:style-name="T170_1">supporting<text:s/>the<text:s/>formulation<text:s/>and<text:s/>implement</text:span><text:span text:style-name="T170_2">ation<text:s/>of<text:s/>such<text:s/>strategies;<text:s/>and;</text:span></text:p>
        </text:list-item>
        <text:list-item>
          <text:p text:style-name="P171"><text:span text:style-name="T171_1">working<text:s/>with<text:s/>donors<text:s/>to<text:s/>improve<text:s/>the<text:s/>quality<text:s/>of<text:s/>support.</text:span></text:p>
        </text:list-item>
      </text:list>
      <text:list text:style-name="LS7" xml:id="list67" text:continue-list="list28">
        <text:list-item>
          <text:list>
            <text:list-item>
              <text:list>
                <text:list-item>
                  <text:p text:style-name="P172"><text:span text:style-name="T172_1">Given<text:s/>the<text:s/>South<text:s/>African<text:s/>government’s<text:s/>already<text:s/>strong<text:s/>commitment<text:s/>for<text:s/>pursuing<text:s/>a<text:s/>high<text:s/>and<text:s/>sustainable<text:s/>growth<text:s/>rate<text:s/>for<text:s/>reducing<text:s/>income<text:s/>poverty,<text:s/>this</text:span><text:span text:style-name="T172_2"><text:s/>programme<text:s/>focuses<text:s/>on<text:s/>the<text:s/></text:span><text:span text:style-name="T172_3">last<text:s/>two</text:span><text:span text:style-name="T172_4"><text:s/>of<text:s/>DFID’s<text:s/>four<text:s/>growth-related<text:s/>objectives;<text:s/>namely:<text:s/>supporting<text:s/>implementation,<text:s/>and<text:s/>working<text:s/>with<text:s/>donors<text:s/>to<text:s/>deliver<text:s/>quality<text:s/>support.</text:span><text:span text:style-name="T172_5"><text:s text:c="2"/>Besides<text:s/>the<text:s/>direct<text:s/>funding<text:s/>this<text:s/>programme<text:s/>will<text:s/>provide<text:s/>to<text:s/>GoSA,<text:s/>DFID<text:s/>SA<text:s/>will,<text:s/>in<text:s/>the<text:s/>opening<text:s/>months<text:s/>of<text:s/>the<text:s/>programme,</text:span><text:span text:style-name="T172_6"><text:s/>also<text:s/>facilitate<text:s/>contact<text:s/>between<text:s/>the<text:s/>EcCl<text:s/>and<text:s/>the<text:s/>new<text:s/>International<text:s/>Growth<text:s/>Centre<text:s/>that<text:s/>has<text:s/>recently<text:s/>been<text:s/>launched.<text:s text:c="2"/></text:span></text:p>
                </text:list-item>
                <text:list-item>
                  <text:p text:style-name="P173"><text:span text:style-name="T173_1">GoSA’s<text:s/>primary<text:s/>source<text:s/>for<text:s/>financing<text:s/>expenditure<text:s/>to<text:s/>stimulate<text:s/>growth,<text:s/>and<text:s/>reduce<text:s/>unemployment<text:s/>and<text:s/>poverty,<text:s/>is<text:s/>through<text:s/>its<text:s/>own<text:s/>budget.<text:s/>While<text:s/></text:span><text:span text:style-name="T173_2">external<text:s/>donors<text:s/>also<text:s/>provide<text:s/>support,<text:s/>in<text:s/>proportional<text:s/>terms<text:s/>this<text:s/>is<text:s/></text:span><text:span text:style-name="T173_3">a<text:s/>relatively<text:s/>small<text:s/>contribution</text:span><text:span text:style-name="T173_4">.</text:span><text:span text:style-name="T173_5"><text:s/>The<text:s/>EC<text:s/>is<text:s/>planning<text:s/>to<text:s/>provide</text:span><text:span text:style-name="T173_6"><text:s/></text:span><text:span text:style-name="T173_7">€100M</text:span><text:span text:style-name="T173_8"><text:s/>budget<text:s/>support<text:s/>(</text:span><text:span text:style-name="T173_9">from</text:span><text:span text:style-name="T173_10"><text:s/>March<text:s/>2009)</text:span><text:span text:style-name="T173_11"><text:s/>for<text:s/>a<text:s/>three-year<text:s/>period</text:span><text:span text:style-name="T173_12">.<text:s/>The<text:s/>EC’s<text:s/>funds<text:s/>will<text:s/>supplement<text:s/>GoSA’s<text:s/>budget<text:s/>allocations<text:s/></text:span><text:span text:style-name="T173_13">to<text:s/></text:span><text:span text:style-name="T173_14">L</text:span><text:span text:style-name="T173_15">ine<text:s/>Ministries<text:s/>and<text:s/></text:span><text:span text:style-name="T173_16">provide<text:s/>additional<text:s/>resources<text:s/>for</text:span><text:span text:style-name="T173_17"><text:s/>the<text:s/>implementation<text:s/>of<text:s/></text:span><text:span text:style-name="T173_18">the<text:s/>Growth<text:s/>Strategy</text:span><text:span text:style-name="T173_19">.</text:span><text:span text:style-name="T173_20"><text:s text:c="2"/>DFID’s<text:s/>funds<text:s/>under<text:s/>this<text:s/>programme<text:s/></text:span><text:span text:style-name="T173_21">are<text:s/>intended<text:s/>to</text:span><text:span text:style-name="T173_22"><text:s/>complement<text:s/>and<text:s/>support<text:s/>the<text:s/>effective<text:s/>use<text:s/>of<text:s/>the<text:s/>EC’s<text:s/>funds.</text:span></text:p>
                </text:list-item>
                <text:list-item>
                  <text:p text:style-name="P174"><text:span text:style-name="T174_1">Under<text:s/>its<text:s/>Country<text:s/>Partnership<text:s/>Strategy<text:s/>for<text:s/>2008-20</text:span><text:span text:style-name="T174_2">12<text:s/>the<text:s/>World<text:s/>Bank<text:s/>also<text:s/>supports<text:s/>the<text:s/>aims<text:s/>of<text:s/></text:span><text:span text:style-name="T174_3">South<text:s/>Africa</text:span><text:span text:style-name="T174_4">’s<text:s/>growth<text:s/>strategy,<text:s/>including<text:s/>on<text:s/>private<text:s/>sector<text:s/>development,<text:s/>rural<text:s/>and<text:s/>urban<text:s/>development,<text:s/>and<text:s/>regional<text:s/>integration.<text:s text:c="2"/>Through<text:s/>its<text:s/>provision<text:s/>of<text:s/>flexible<text:s/>funds<text:s/>which<text:s/>GoSA,<text:s/>and<text:s/>in<text:s/>particular<text:s/>the<text:s/>EcCl,<text:s/>can</text:span><text:span text:style-name="T174_5"><text:s/>use<text:s/>according<text:s/>to<text:s/>its<text:s/>growth<text:s/>strategy<text:s/>priorities,<text:s/>the<text:s/>programme<text:s/>will<text:s/>complement<text:s/>the<text:s/>activities<text:s/>of<text:s/>the<text:s/>World<text:s/>Bank<text:s/>on<text:s/>these<text:s/>agendas.</text:span><text:span text:style-name="T174_6"><text:s/></text:span></text:p>
                </text:list-item>
              </text:list>
            </text:list-item>
          </text:list>
        </text:list-item>
      </text:list>
      <text:p text:style-name="P175"/>
      <text:p text:style-name="P176"><text:span text:style-name="T176_1">Approach</text:span></text:p>
      <text:list text:style-name="LS7" xml:id="list70" text:continue-list="list28">
        <text:list-item>
          <text:list>
            <text:list-item>
              <text:list>
                <text:list-item>
                  <text:p text:style-name="P177"><text:span text:style-name="T177_1">The<text:s/>rationale<text:s/>for<text:s/>this<text:s/>programme<text:s/>is<text:s/></text:span><text:span text:style-name="T177_2">to<text:s/>support<text:s/>GoSA<text:s/>in<text:s/>implementing<text:s/>its<text:s/>growth<text:s/>strategy<text:s/>for<text:s/>more<text:s/>inclusive<text:s/>growth,</text:span><text:span text:style-name="T177_3"><text:s/>and<text:s/>poverty<text:s/>reduction<text:s/>in<text:s/></text:span><text:span text:style-name="T177_4">South<text:s/>Africa</text:span><text:span text:style-name="T177_5"><text:s/>by:</text:span></text:p>
                </text:list-item>
              </text:list>
            </text:list-item>
          </text:list>
        </text:list-item>
      </text:list>
      <text:list text:style-name="LS13" xml:id="list71">
        <text:list-item>
          <text:p text:style-name="P178"><text:span text:style-name="T178_1">strengthening<text:s/>capacity</text:span><text:span text:style-name="T178_2"><text:s/>within<text:s/>GoSA</text:span><text:span text:style-name="T178_3"><text:s/>to<text:s/>develop<text:s/>and<text:s/>implement<text:s/></text:span><text:span text:style-name="T178_4">innovative</text:span><text:span text:style-name="T178_5"><text:s/>policies,<text:s/>programmes<text:s/>and<text:s/>projects<text:s/>aimed<text:s/>at<text:s/>raising<text:s/>economic<text:s/>growth<text:s/>and<text:s/>making<text:s/>it<text:s/>more<text:s/>socially<text:s/>inclusive</text:span><text:span text:style-name="T178_6">;</text:span></text:p>
        </text:list-item>
        <text:list-item>
          <text:p text:style-name="P179"><text:span text:style-name="T179_1">improving<text:s/>policy<text:s/></text:span><text:span text:style-name="T179_2">co-ordination</text:span><text:span text:style-name="T179_3"><text:s/>among</text:span><text:span text:style-name="T179_4"><text:s/>c</text:span><text:span text:style-name="T179_5">ore<text:s/>Line<text:s/>Departments<text:s/>around<text:s/>such<text:s/>growth-related<text:s/>policies;</text:span></text:p>
        </text:list-item>
        <text:list-item>
          <text:p text:style-name="P180"><text:span text:style-name="T180_1">leveraging</text:span><text:span text:style-name="T180_2"><text:s/>the<text:s/>EC’s<text:s/>budget<text:s/>support<text:s/>so<text:s/>that<text:s/>it<text:s/>is<text:s/>aligned<text:s/>more<text:s/>effectively<text:s/>with<text:s/>GoSA’s<text:s/>efforts<text:s/>in<text:s/>promoting<text:s/>growth<text:s/>and<text:s/>creating<text:s/>more<text:s/>jobs</text:span><text:span text:style-name="T180_3">.</text:span></text:p>
        </text:list-item>
      </text:list>
      <text:list text:style-name="LS7" xml:id="list74" text:continue-list="list28">
        <text:list-item>
          <text:list>
            <text:list-item>
              <text:list>
                <text:list-item>
                  <text:p text:style-name="P181"><text:span text:style-name="T181_1">To<text:s/>achieve<text:s/>this,<text:s/></text:span><text:span text:style-name="T181_2">DFID<text:s/></text:span><text:span text:style-name="T181_3">funds<text:s/></text:span><text:span text:style-name="T181_4">under<text:s/>the<text:s/>programme<text:s/>would<text:s/></text:span><text:span text:style-name="T181_5">be<text:s/>c</text:span><text:span text:style-name="T181_6">h</text:span><text:span text:style-name="T181_7">annelled<text:s/></text:span><text:span text:style-name="T181_8">directly<text:s/></text:span><text:span text:style-name="T181_9">to<text:s/>the</text:span><text:span text:style-name="T181_10"><text:s/></text:span><text:span text:style-name="T181_11">National<text:s/>Treasury,<text:s/>which</text:span><text:span text:style-name="T181_12"><text:s/>will<text:s/>disburse<text:s/>to<text:s/>the<text:s/>relevant<text:s/>line<text:s/>departments</text:span><text:span text:style-name="T181_13">.<text:s/>This<text:s/>is<text:s/>because<text:s/>the<text:s/>EcCl<text:s/>is<text:s/>the<text:s/>principal<text:s/>institutional<text:s/>mechanism<text:s/>within<text:s/>GoSA<text:s/>for<text:s/>ensuring<text:s/>Line-Department<text:s/>co-ordination<text:s/>on<text:s/>economic<text:s/>matters<text:s/>and<text:s/>for<text:s/>implemen</text:span><text:span text:style-name="T181_14">ting<text:s/>the<text:s/>Growth<text:s/>Strategy<text:s/>priorities.</text:span><text:span text:style-name="T181_15"><text:s text:c="2"/></text:span><text:span text:style-name="T181_16">The<text:s/></text:span><text:span text:style-name="T181_17">EcCl<text:s/></text:span><text:span text:style-name="T181_18">concentrates<text:s/>on<text:s/>10<text:s/>focal<text:s/>areas</text:span><text:span text:style-name="T181_19">:</text:span></text:p>
                </text:list-item>
              </text:list>
            </text:list-item>
          </text:list>
        </text:list-item>
      </text:list>
      <text:list text:style-name="LS12" xml:id="list75">
        <text:list-item>
          <text:p text:style-name="P182"><text:span text:style-name="T182_1">creating</text:span><text:span text:style-name="T182_2"><text:s/>supportive<text:s/>macro-economic<text:s/>man</text:span><text:span text:style-name="T182_3">agement;</text:span></text:p>
        </text:list-item>
        <text:list-item>
          <text:p text:style-name="P183"><text:span text:style-name="T183_1">implement</text:span><text:span text:style-name="T183_2">ing</text:span><text:span text:style-name="T183_3"><text:s/>industrial<text:s/>policy,<text:s/>focusing<text:s/></text:span><text:span text:style-name="T183_4">on<text:s/>the<text:s/>main<text:s/>sectors<text:s/>and<text:s/>leveraging</text:span><text:span text:style-name="T183_5"><text:s/>public<text:s/>spending;</text:span></text:p>
        </text:list-item>
        <text:list-item>
          <text:p text:style-name="P184"><text:span text:style-name="T184_1">strengthen</text:span><text:span text:style-name="T184_2">ing</text:span><text:span text:style-name="T184_3"><text:s/>capacity<text:s/>of<text:s/>the<text:s/>economi</text:span><text:span text:style-name="T184_4">c<text:s/>regulator<text:s/>in<text:s/>key<text:s/>industries;</text:span></text:p>
        </text:list-item>
        <text:list-item>
          <text:p text:style-name="P185"><text:span text:style-name="T185_1">amend</text:span><text:span text:style-name="T185_2">ing</text:span><text:span text:style-name="T185_3"><text:s/>competition<text:s/>policy<text:s/>in<text:s/>enforcing<text:s/>regulation<text:s/>more<text:s/>effectively;</text:span></text:p>
        </text:list-item>
        <text:list-item>
          <text:p text:style-name="P186"><text:span text:style-name="T186_1">increasing</text:span><text:span text:style-name="T186_2"><text:s/>access,<text:s/>uptake<text:s/>and<text:s/>usage<text:s/>of<text:s/>ICT<text:s/>infrastructure;</text:span></text:p>
        </text:list-item>
        <text:list-item>
          <text:p text:style-name="P187"><text:span text:style-name="T187_1">extend</text:span><text:span text:style-name="T187_2">ing</text:span><text:span text:style-name="T187_3"><text:s/>the<text:s/>public<text:s/>transport<text:s/>network<text:s/>in<text:s/>phases;</text:span></text:p>
        </text:list-item>
        <text:list-item>
          <text:p text:style-name="P188"><text:span text:style-name="T188_1">monitor</text:span><text:span text:style-name="T188_2">ing</text:span><text:span text:style-name="T188_3"><text:s/>implementation<text:s/>and<text:s/>assess</text:span><text:span text:style-name="T188_4">ing</text:span><text:span text:style-name="T188_5"><text:s/>the<text:s/>im</text:span><text:span text:style-name="T188_6">pact<text:s/>of<text:s/>the<text:s/>planned<text:s/>infrastructure<text:s/>spend;</text:span></text:p>
        </text:list-item>
        <text:list-item>
          <text:p text:style-name="P189"><text:span text:style-name="T189_1">co-ordinating</text:span><text:span text:style-name="T189_2"><text:s/>better<text:s/>the<text:s/>National<text:s/>Human<text:s/>Resource<text:s/>Development<text:s/>(NHRD)<text:s/>Strategy,<text:s/>with<text:s/>a<text:s/>focus<text:s/>on<text:s/>the<text:s/>Growth<text:s/>Strategy’s<text:s text:c="2"/>priorities;<text:s/></text:span></text:p>
        </text:list-item>
        <text:list-item>
          <text:p text:style-name="P190"><text:span text:style-name="T190_1">integrating</text:span><text:span text:style-name="T190_2"><text:s/>small<text:s/>enterprise<text:s/>service<text:s/>delivery<text:s/>(incl.<text:s/>comprehensive<text:s/>procurement<text:s/>strat</text:span><text:span text:style-name="T190_3">egy,<text:s/>marketing<text:s/>cooperatives,<text:s/>business<text:s/>development<text:s/>support<text:s/>and<text:s/>access<text:s/>to<text:s/>finance);</text:span></text:p>
        </text:list-item>
        <text:list-item>
          <text:p text:style-name="P191"><text:span text:style-name="T191_1">reducing<text:s/></text:span><text:span text:style-name="T191_2">regulatory<text:s/>burdens<text:s/>on<text:s/>SMMEs<text:s/>(incl.<text:s/>by-laws).</text:span></text:p>
        </text:list-item>
      </text:list>
      <text:p text:style-name="P192"/>
      <text:list text:style-name="LS7" xml:id="list85" text:continue-list="list28">
        <text:list-item>
          <text:list>
            <text:list-item>
              <text:list>
                <text:list-item>
                  <text:p text:style-name="P193"><text:span text:style-name="T193_1">The<text:s/>first<text:s/>two<text:s/>of<text:s/>these<text:s/>focus<text:s/>areas<text:s/>are<text:s/>aimed<text:s/>at<text:s/></text:span><text:span text:style-name="T193_2">promoting<text:s/>the<text:s/>growth<text:s/>of<text:s/>manufacturing<text:s/>output<text:s/>while<text:s/>creating<text:s/>more<text:s/>jobs</text:span><text:span text:style-name="T193_3">;<text:s/></text:span><text:span text:style-name="T193_4">the<text:s/>next<text:s/>six<text:s/>concentrate<text:s/>on<text:s/></text:span><text:span text:style-name="T193_5">improving<text:s/>competitiveness<text:s/>and<text:s/>economic<text:s/>efficiency</text:span><text:span text:style-name="T193_6">,<text:s/>and<text:s/></text:span><text:span text:style-name="T193_7">increasing<text:s/>investment</text:span><text:span text:style-name="T193_8">;<text:s/>and<text:s/>the<text:s/>last<text:s/>two,<text:s/>on<text:s/></text:span><text:span text:style-name="T193_9">developing<text:s/>stronger<text:s/>links<text:s/>between<text:s/>enterprises<text:s/>in<text:s/>the<text:s/>formal<text:s/>and<text:s/>informal<text:s/>economies</text:span><text:span text:style-name="T193_10"><text:s/>while<text:s/></text:span><text:span text:style-name="T193_11">supporting<text:s/>small<text:s/>and<text:s/>medium<text:s/>enterprises</text:span><text:span text:style-name="T193_12">.</text:span></text:p>
                </text:list-item>
                <text:list-item>
                  <text:p text:style-name="P194"><text:span text:style-name="T194_1">In<text:s/>order<text:s/>to<text:s/>take<text:s/>forward<text:s/>its<text:s/>work<text:s/>in<text:s/>these<text:s/>areas,<text:s/>and<text:s/>for<text:s/>addressing<text:s/>the<text:s/>priorities<text:s/>of<text:s/>the<text:s/>Growth<text:s/>strategy,<text:s/>t</text:span><text:span text:style-name="T194_2">he<text:s/>EcCl<text:s/>has<text:s/>a</text:span><text:span text:style-name="T194_3"><text:s/>three-year<text:s/>enha</text:span><text:span text:style-name="T194_4">nced<text:s/>Programme<text:s/>of<text:s/>Action<text:s/>(ePoA),<text:s/></text:span><text:span text:style-name="T194_5">which<text:s/>is</text:span><text:span text:style-name="T194_6"><text:s/>reviewed<text:s/>annually.<text:s/>Actual<text:s/>implementation<text:s/>of<text:s/>the<text:s/>ePoA’s<text:s/>initiatives<text:s/>is<text:s/>done<text:s/></text:span><text:span text:style-name="T194_7">by<text:s/>individual<text:s/>Line<text:s/>Departments,</text:span><text:span text:style-name="T194_8"><text:s/></text:span><text:span text:style-name="T194_9">often<text:s/></text:span><text:span text:style-name="T194_10">involving<text:s/>joint<text:s/>working<text:s/>across<text:s/>several<text:s/>departments<text:s/>(e.g.<text:s/>on<text:s/>skills<text:s/>and<text:s/>training<text:s/>issues).<text:s/>The<text:s/>EcCl’s<text:s/>role<text:s/>is<text:s/>primarily<text:s/>to<text:s/>monitor</text:span><text:span text:style-name="T194_11"><text:s/>and</text:span><text:span text:style-name="T194_12"><text:s/>guide<text:s/>implementation,<text:s/>and<text:s/>promote<text:s/>efficiency<text:s/>by<text:s/>joining-up<text:s/>government</text:span><text:span text:style-name="T194_13">.</text:span><text:span text:style-name="T194_14"><text:s text:c="2"/>It<text:s/></text:span><text:span text:style-name="T194_15">is<text:s/>co-chai</text:span><text:span text:style-name="T194_16">red<text:s/>by<text:s/>the<text:s/>Director<text:s/>Generals<text:s/>of<text:s/>the<text:s/>Departments<text:s/>of<text:s/>Trade<text:s/>and<text:s/>Ind</text:span><text:span text:style-name="T194_17">ustry<text:s/>and<text:s/>Public<text:s/>Enterprises,<text:s/>and</text:span><text:span text:style-name="T194_18"><text:s/>reports<text:s/>to<text:s/>a<text:s/>Cabinet<text:s/>Committee</text:span><text:span text:style-name="T194_19">.<text:s/></text:span><text:span text:style-name="T194_20"><text:s/></text:span></text:p>
                </text:list-item>
                <text:list-item>
                  <text:p text:style-name="P195"><text:span text:style-name="T195_1">Under<text:s/>the<text:s/>proposed<text:s/>programme,</text:span><text:span text:style-name="T195_2"><text:s/>instead<text:s/>of<text:s/>requests<text:s/>(whether<text:s/>for<text:s/>expert<text:s/>TA<text:s/>or<text:s/>for<text:s/>pilot-implementation<text:s/>of<text:s/>Growth<text:s/>Strategy<text:s/>proj</text:span><text:span text:style-name="T195_3">ects)<text:s/>being<text:s/>made<text:s/>to<text:s/>DFID-SA,<text:s/>GoSA<text:s/>Line<text:s/>Departments<text:s/>would</text:span><text:span text:style-name="T195_4"><text:s/>channel</text:span><text:span text:style-name="T195_5"><text:s/>these<text:s/>requests</text:span><text:span text:style-name="T195_6"><text:s/>to<text:s/>the<text:s/>EcCl</text:span><text:span text:style-name="T195_7">.<text:s/>The<text:s/>latter,<text:s/>in<text:s/>turn,<text:s/>would<text:s/>assess<text:s/>the<text:s/>technical<text:s/>merits<text:s/>of<text:s/>proposals<text:s/>and,<text:s/>if<text:s/>necessary,<text:s/>would<text:s/>work<text:s/>with<text:s/>the<text:s/>applying<text:s/>Line<text:s/>Department<text:s/>to<text:s/>improve<text:s/>the<text:s/>quality<text:s/>of<text:s/>the<text:s/>p</text:span><text:span text:style-name="T195_8">roposal.<text:s/></text:span><text:span text:style-name="T195_9">If<text:s/>proposals<text:s/>are<text:s/>approved,</text:span><text:span text:style-name="T195_10"><text:s/>the<text:s/>Secretariat<text:s/>would<text:s/>make<text:s/>recommendations<text:s/>to<text:s/>GoSA’s<text:s/>National<text:s/>Treasury<text:s/>(NT)<text:s/>to<text:s/>release<text:s/>funds<text:s/>to<text:s/>successful<text:s/>applicants.</text:span></text:p>
                </text:list-item>
                <text:list-item>
                  <text:p text:style-name="P196"><text:span text:style-name="T196_1">B</text:span><text:span text:style-name="T196_2">y<text:s/>providing<text:s/>the<text:s/>EcCl</text:span><text:span text:style-name="T196_3"><text:s/>with<text:s/>core<text:s/>resources<text:s/>and<text:s/>capacity,<text:s/>it<text:s/>should<text:s/>be<text:s/>possible<text:s/>to<text:s/>meet<text:s/>short-ter</text:span><text:span text:style-name="T196_4">m<text:s/>need</text:span><text:span text:style-name="T196_5">s<text:s/>more<text:s/>systematically<text:s/>compared<text:s/>to<text:s/></text:span><text:span text:style-name="T196_6">current<text:s/></text:span><text:span text:style-name="T196_7">arrangements<text:s/>whereby<text:s/>they<text:s/>are<text:s/>often</text:span><text:span text:style-name="T196_8"><text:s/>financ</text:span><text:span text:style-name="T196_9">ed</text:span><text:span text:style-name="T196_10"><text:s/></text:span><text:span text:style-name="T196_11">in<text:s/>an<text:s/>ad<text:s/>hoc<text:s/>way<text:s/>by</text:span><text:span text:style-name="T196_12"><text:s/>external<text:s/>donors.</text:span><text:span text:style-name="T196_13"><text:s/></text:span><text:span text:style-name="T196_14">A<text:s/>better<text:s/>capacitated<text:s/>EcCl<text:s/>would<text:s/>enable<text:s/>GoSA<text:s/>departments<text:s/>(responsible<text:s/>for<text:s/>economic<text:s/>growth)<text:s/>to<text:s/>shift<text:s/>gear<text:s/>from<text:s/>general<text:s/>policy<text:s/>awarenes</text:span><text:span text:style-name="T196_15">s<text:s/>to<text:s/>ta</text:span><text:span text:style-name="T196_16">king<text:s/>specific<text:s/>actions.<text:s/>The<text:s/></text:span><text:span text:style-name="T196_17">line<text:s/>departments<text:s/></text:span><text:span text:style-name="T196_18">would<text:s/>enable<text:s/>such<text:s/>a<text:s/>transformation<text:s/>by:<text:s/></text:span></text:p>
                </text:list-item>
              </text:list>
            </text:list-item>
          </text:list>
        </text:list-item>
      </text:list>
      <text:list text:style-name="LS23" xml:id="list89">
        <text:list-item>
          <text:p text:style-name="P197"><text:span text:style-name="T197_1">commissioning<text:s/>further<text:s/>research<text:s/>on<text:s/>the<text:s/>binding<text:s/>constraints<text:s/>and<text:s/>how<text:s/>precisely<text:s/>these<text:s/>might<text:s/>be<text:s/>addresses<text:s/>within<text:s/>go</text:span><text:span text:style-name="T197_2">vernment<text:s/>and<text:s/>the<text:s/>private<text:s/>sector;</text:span></text:p>
        </text:list-item>
        <text:list-item>
          <text:p text:style-name="P198"><text:span text:style-name="T198_1">experimenting<text:s/>with<text:s/>var</text:span><text:span text:style-name="T198_2">ious<text:s/>options<text:s/>and<text:s/>implementing<text:s/>successful<text:s/>pilots<text:s/>on<text:s/>a<text:s/>bigger<text:s/>sc</text:span><text:span text:style-name="T198_3">ale<text:s/>through<text:s/>GoSA’s<text:s/>budget;</text:span></text:p>
        </text:list-item>
        <text:list-item>
          <text:p text:style-name="P199"><text:span text:style-name="T199_1">financing<text:s/>local<text:s/>and<text:s/>international<text:s/>experts<text:s/>to<text:s/>provide<text:s/>advice<text:s/>and<text:s/>detailed<text:s/>know-how<text:s/>on<text:s/>transla</text:span><text:span text:style-name="T199_2">ting<text:s/>policies<text:s/>into<text:s/>actions;</text:span></text:p>
        </text:list-item>
        <text:list-item>
          <text:p text:style-name="P200"><text:span text:style-name="T200_1">ensuring<text:s/>critical<text:s/>links<text:s/>are<text:s/>maintained<text:s/>among<text:s/>th</text:span><text:span text:style-name="T200_2">e<text:s/>‘political<text:s/>and<text:s/>policy<text:s/>drivers’<text:s/>within<text:s/>the<text:s/>st</text:span><text:span text:style-name="T200_3">ate<text:s/>and<text:s/>the<text:s/>private<text:s/>sector;</text:span></text:p>
        </text:list-item>
        <text:list-item>
          <text:p text:style-name="P201"><text:span text:style-name="T201_1">ensuring<text:s/>(by<text:s/>regular<text:s/>reporting<text:s/>to<text:s/>EcCl<text:s/>meetings)<text:s/>departments<text:s/>work<text:s/>together<text:s/>in<text:s/>tackling<text:s/>cross-cutting<text:s/>issues,<text:s/>especially<text:s/>with<text:s/>regard<text:s/>to<text:s/>employment<text:s/>creation<text:s/>and<text:s/>creating<text:s/>productive<text:s/>opp</text:span><text:span text:style-name="T201_2">ortunities<text:s/>for<text:s/>unemployed<text:s/>youth<text:s/>and<text:s/>women.<text:s/></text:span></text:p>
        </text:list-item>
      </text:list>
      <text:list text:style-name="LS7" xml:id="list94" text:continue-list="list28">
        <text:list-item>
          <text:list>
            <text:list-item>
              <text:list>
                <text:list-item>
                  <text:p text:style-name="P202"><text:span text:style-name="T202_1">An<text:s/>EcCl</text:span><text:span text:style-name="T202_2"><text:s/>empowered<text:s/>by<text:s/>having<text:s/>access<text:s/>to<text:s/>sufficient<text:s/>flexible<text:s/>funds<text:s/>should<text:s/>help<text:s/>line<text:s/>Departments<text:s/>significantly<text:s/>in<text:s/>tackling<text:s/>the<text:s/>binding</text:span><text:span text:style-name="T202_3"><text:s/>constraints<text:s/>to<text:s/>economic<text:s/>growth,<text:s/>and<text:s/>should<text:s/>also<text:s/>help<text:s/>to<text:s/>ensure<text:s/>that<text:s/>EC<text:s/>budget<text:s/>sup</text:span><text:span text:style-name="T202_4">port<text:s/>funds<text:s/>are<text:s/>used<text:s/>as<text:s/>effectively<text:s/>as<text:s/>possible<text:s/>to<text:s/>support<text:s/>growth,<text:s/>employment<text:s/>and<text:s/>poverty<text:s/>reduction<text:s/>in<text:s/></text:span><text:span text:style-name="T202_5">South<text:s/>Africa</text:span><text:span text:style-name="T202_6">.</text:span><text:span text:style-name="T202_7"><text:s text:c="2"/>To<text:s/>this<text:s/>latter<text:s/>end,<text:s/>the<text:s/>programme’s<text:s/>logframe<text:s/>will<text:s/>align<text:s/>closely<text:s/>with<text:s/>Key<text:s/>Performance<text:s/>Indicators<text:s/>(KPIs)<text:s/>that<text:s/>have<text:s/>been<text:s/>prepared<text:s/>jointly<text:s/>betw</text:span><text:span text:style-name="T202_8">een<text:s/></text:span><text:span text:style-name="T202_9">EC<text:s/>and<text:s/>GoSA<text:s/>officials</text:span><text:span text:style-name="T202_10"><text:s/>and<text:s/>that<text:s/>are<text:s/>designed<text:s/>to<text:s/>capture<text:s/>the<text:s/>high<text:s/>level<text:s/>impacts<text:s/>intended</text:span><text:span text:style-name="T202_11"><text:s/>(see<text:s/>appendix<text:s/>B)</text:span><text:span text:style-name="T202_12">.<text:s/></text:span><text:span text:style-name="T202_13"><text:s/></text:span></text:p>
                </text:list-item>
                <text:list-item>
                  <text:p text:style-name="P203"><text:span text:style-name="T203_1">The<text:s/>main<text:s/>stakeholders<text:s/>in<text:s/>the<text:s/>design<text:s/>process<text:s/></text:span><text:span text:style-name="T203_2">have<text:s/></text:span><text:span text:style-name="T203_3">include</text:span><text:span text:style-name="T203_4">d</text:span><text:span text:style-name="T203_5"><text:s/>a<text:s/>number<text:s/>of<text:s/>Line<text:s/>Departments<text:s/>of<text:s/>the<text:s/>EcCl;<text:s/>in<text:s/>particular:<text:s/>the<text:s/></text:span><text:span text:style-name="T203_6">D</text:span><text:span text:style-name="T203_7">epartment<text:s/>of<text:s/>Public<text:s/>Enter</text:span><text:span text:style-name="T203_8">prise<text:s/>(</text:span><text:span text:style-name="T203_9">DPE</text:span><text:span text:style-name="T203_10">)</text:span><text:span text:style-name="T203_11">,<text:s/>D</text:span><text:span text:style-name="T203_12">epartment<text:s/></text:span><text:span text:style-name="T203_13">of<text:s/></text:span><text:span text:style-name="T203_14">Trade<text:s/>and<text:s/>Industry<text:s/>(</text:span><text:span text:style-name="T203_15">DTI</text:span><text:span text:style-name="T203_16">)</text:span><text:span text:style-name="T203_17">,<text:s/>D</text:span><text:span text:style-name="T203_18">epartment<text:s/>of<text:s/>Labour<text:s/>(</text:span><text:span text:style-name="T203_19">DoL</text:span><text:span text:style-name="T203_20">)</text:span><text:span text:style-name="T203_21">,<text:s/>D</text:span><text:span text:style-name="T203_22">epartment<text:s/>of<text:s/>Education<text:s/>(</text:span><text:span text:style-name="T203_23">DoE</text:span><text:span text:style-name="T203_24">)</text:span><text:span text:style-name="T203_25">,<text:s/>N</text:span><text:span text:style-name="T203_26">ational<text:s/></text:span><text:span text:style-name="T203_27">T</text:span><text:span text:style-name="T203_28">reasury<text:s/>(</text:span><text:span text:style-name="T203_29">NT</text:span><text:span text:style-name="T203_30">)</text:span><text:span text:style-name="T203_31">,<text:s/>and<text:s/>the<text:s/>Presidency.<text:s/>Consultations<text:s/>with<text:s/>representatives<text:s/>of<text:s/>GoSA<text:s/>departments<text:s/>have<text:s/>been<text:s/>done<text:s/>individually<text:s/>and<text:s/>in<text:s/>workshops.</text:span><text:span text:style-name="T203_32"><text:s/>These<text:s/>suggest</text:span><text:span text:style-name="T203_33">ed</text:span><text:span text:style-name="T203_34">,<text:s/>almost<text:s/>unanimously,<text:s/>a<text:s/>preference<text:s/>for<text:s/>a<text:s/>financial<text:s/>disbursement<text:s/>arrangement<text:s/>through<text:s/>government<text:s/>systems.<text:s/>Equ</text:span><text:span text:style-name="T203_35">ally<text:s/>unanimously,<text:s/>however,<text:s/>was</text:span><text:span text:style-name="T203_36"><text:s/>a<text:s/>clear<text:s/>pre</text:span><text:span text:style-name="T203_37">ference<text:s/>for<text:s/>an<text:s/>arrangement<text:s/>that</text:span><text:span text:style-name="T203_38"><text:s/>is<text:s/>quick,<text:s/>provides<text:s/>flexibility,<text:s/>is<text:s/>respon</text:span><text:span text:style-name="T203_39">sive,<text:s/>supports<text:s/>inn</text:span><text:span text:style-name="T203_40">ovation,<text:s/>is<text:s/>not</text:span><text:span text:style-name="T203_41"><text:s/>bureaucratic,<text:s/>and<text:s/>encourages<text:s/>relations<text:s/>being<text:s/>both<text:s/>cross-departm</text:span><text:span text:style-name="T203_42">entally<text:s/>and<text:s/>with<text:s/>civil<text:s/>society.</text:span></text:p>
                </text:list-item>
                <text:list-item>
                  <text:p text:style-name="P204"><text:span text:style-name="T204_1">DFID<text:s/></text:span><text:span text:style-name="T204_2">has<text:s/></text:span><text:span text:style-name="T204_3">also<text:s/>con</text:span><text:span text:style-name="T204_4">sulted<text:s/>other<text:s/>project<text:s/>partners<text:s/>from</text:span><text:span text:style-name="T204_5"><text:s/></text:span><text:span text:style-name="T204_6">existing<text:s/></text:span><text:span text:style-name="T204_7">growth<text:s/>and<text:s/>employment</text:span><text:span text:style-name="T204_8"><text:s/>related</text:span><text:span text:style-name="T204_9"><text:s/>programmes,<text:s/>including<text:s/>representatives<text:s/>from<text:s/>business<text:s/>an</text:span><text:span text:style-name="T204_10">d<text:s/>organised<text:s/>labour.<text:s/>Their<text:s/>general<text:s/>view</text:span><text:span text:style-name="T204_11">s</text:span><text:span text:style-name="T204_12"><text:s/>echo<text:s/>the<text:s/>need<text:s/>for<text:s/>a<text:s/>quick,<text:s/>flexible<text:s/>and<text:s/>responsive<text:s/>facility<text:s/>that<text:s/>will<text:s/>engage<text:s/>inclusively<text:s/>with<text:s/>business<text:s/>and<text:s/>organised<text:s/>labour.</text:span></text:p>
                </text:list-item>
                <text:list-item>
                  <text:p text:style-name="P205"><text:span text:style-name="T205_1">In<text:s/>the<text:s/>donor<text:s/>community<text:s/>detailed<text:s/>consulta</text:span><text:span text:style-name="T205_2">tions<text:s/>have<text:s/>been<text:s/>held<text:s/>with<text:s/>staff<text:s/>from<text:s/>the<text:s/>EC</text:span><text:span text:style-name="T205_3"><text:s/>and<text:s/>wit</text:span><text:span text:style-name="T205_4">h<text:s/>members<text:s/>of<text:s/>the<text:s/>Employment<text:s/>Creation<text:s/></text:span><text:span text:style-name="T205_5">Donor</text:span><text:span text:style-name="T205_6"><text:s/></text:span><text:span text:style-name="T205_7">Working<text:s/></text:span><text:span text:style-name="T205_8">Group.<text:s/></text:span><text:span text:style-name="T205_9"><text:s text:c="2"/>Both<text:s/>this<text:s/>programme<text:s/>and<text:s/>the<text:s/>EC’s<text:s/>programme<text:s/></text:span><text:span text:style-name="T205_10">have<text:s/>been<text:s/>designed<text:s/>to<text:s/>complement<text:s/>each<text:s/>other.</text:span></text:p>
                </text:list-item>
              </text:list>
            </text:list-item>
          </text:list>
        </text:list-item>
      </text:list>
      <text:p text:style-name="P206"/>
      <text:p text:style-name="P207"><text:span text:style-name="T207_1">Economic<text:s/>Appraisal</text:span></text:p>
      <text:list text:style-name="LS7" xml:id="list98" text:continue-list="list28">
        <text:list-item>
          <text:list>
            <text:list-item>
              <text:list>
                <text:list-item>
                  <text:p text:style-name="P208"><text:span text:style-name="T208_1">There<text:s/>are<text:s/>many<text:s/>studies<text:s/>showing<text:s/>the<text:s/>powerful<text:s/>role<text:s/></text:span><text:span text:style-name="T208_2">that<text:s/>can<text:s/>be<text:s/></text:span><text:span text:style-name="T208_3">played<text:s/>by<text:s/>economic<text:s/>gro</text:span><text:span text:style-name="T208_4">wth<text:s/>i</text:span><text:span text:style-name="T208_5">n<text:s/>reducing<text:s/>global<text:s/>poverty.</text:span><text:span text:style-name="T208_6"><text:note text:note-class="footnote"><text:note-citation/><text:note-body><text:p text:style-name="P209"><text:span text:style-name="T209_1"><text:s/></text:span><text:span text:style-name="T209_2">World<text:s/>Bank<text:s/>and<text:s/>DFID<text:s/>research<text:s/>shows<text:s/>in<text:s/>the<text:s/>last<text:s/>15<text:s/>years<text:s/>80%<text:s/>of<text:s/>poverty<text:s/>reduction<text:s/>was<text:s/>due<text:s/>to<text:s/>economic<text:s/>growth,<text:s/>with<text:s/>500<text:s/>million<text:s/>peo</text:span><text:span text:style-name="T209_3">ple<text:s/>being<text:s/>lifted<text:s/>above<text:s/>the<text:s/>poverty<text:s/>line.</text:span></text:p></text:note-body></text:note></text:span><text:span text:style-name="T209_4"><text:s text:c="2"/>This<text:s/>role<text:s/>can<text:s/>manifest<text:s/>itself<text:s/>through<text:s/>direct<text:s/>effects,<text:s/>generating<text:s/>increased<text:s/>employment<text:s/>opportunities<text:s/>and<text:s/>raising<text:s/>levels<text:s/>of<text:s/>income<text:s/>for<text:s/>the<text:s/>poor,<text:s/>as<text:s/>well<text:s/>through<text:s/>indirect<text:s/>effects,<text:s/>by,<text:s/>for<text:s/>instance,<text:s/>increasing<text:s/>the<text:s/>revenues<text:s/>availabl</text:span><text:span text:style-name="T209_5">e<text:s/>to<text:s/>governments<text:s/>for<text:s/>targeted<text:s/>social<text:s/>spending.<text:s text:c="2"/></text:span><text:span text:style-name="T209_6">Assuming<text:s/>the<text:s/>EcCl<text:s/>is<text:s/>able<text:s/>to<text:s/>galvanise<text:s/>the<text:s/>set<text:s/>of<text:s/>policy-actio</text:span><text:span text:style-name="T209_7">ns<text:s/>needed<text:s/>for<text:s/>easing</text:span><text:span text:style-name="T209_8"><text:s/>binding<text:s/>constraints</text:span><text:span text:style-name="T209_9"><text:s/>to<text:s/>growth</text:span><text:span text:style-name="T209_10">,</text:span><text:span text:style-name="T209_11"><text:note text:note-class="footnote"><text:note-citation/><text:note-body><text:p text:style-name="P210"><text:span text:style-name="T210_1"><text:s/>The<text:s/>binding<text:s/>constraints<text:s/>have<text:s/>been<text:s/>identified<text:s/>as<text:s/>being<text:s/>i)<text:s/>relative<text:s/>volatility<text:s/>of<text:s/>the<text:s/>currency;<text:s/>ii)<text:s/>cost,<text:s/>efficiency<text:s/>and<text:s/>capacity<text:s/>of<text:s/>the<text:s/>national<text:s/>logistics<text:s/>system;<text:s/>iii)<text:s/>shortages<text:s/>of<text:s/>suitable<text:s/>skilled<text:s/>labour,<text:s/>and<text:s/>the<text:s/></text:span><text:span text:style-name="T210_2">spatial<text:s/>distortions<text:s/>of<text:s/>apartheid<text:s/>affecting<text:s/>low-skilled<text:s/>labour<text:s/>costs;<text:s/>iv)<text:s/>barriers<text:s/>to<text:s/>entry,<text:s/>limits<text:s/>to<text:s/>competition<text:s/>and<text:s/>limited<text:s/>new<text:s/>investment<text:s/>opportunities;<text:s/>v)<text:s/>regulatory<text:s/>environment<text:s/>and<text:s/>the<text:s/>burden<text:s/>on<text:s/>small<text:s/>and<text:s/>medium<text:s/>sized<text:s/>enterprises<text:s/>(SMEs).<text:s text:c="2"/></text:span></text:p></text:note-body></text:note></text:span><text:span text:style-name="T210_3"><text:s/>which<text:s/>in<text:s/>turn<text:s/>would<text:s/>work<text:s/>to<text:s/>raise<text:s/>the<text:s/>real<text:s/>growth<text:s/>rate<text:s/>(and<text:s/>reduce<text:s/>poverty),<text:s/>the<text:s/>internationa</text:span><text:span text:style-name="T210_4">l<text:s/>evidence<text:s/>on<text:s/>the<text:s/>benefits<text:s/>of<text:s/>growth<text:s/>suggests<text:s/>this<text:s/>programme<text:s/>should<text:s/>potentially<text:s/>be<text:s/>a<text:s/>good<text:s/>use<text:s/>of<text:s/>donor<text:s/>funds</text:span><text:span text:style-name="T210_5">.</text:span></text:p>
                </text:list-item>
                <text:list-item>
                  <text:p text:style-name="P211"><text:span text:style-name="T211_1">The<text:s/>EcCl<text:s/>has<text:s/>a<text:s/></text:span><text:span text:style-name="T211_2">fundamental<text:s/>role</text:span><text:span text:style-name="T211_3"><text:s/>to<text:s/>play</text:span><text:span text:style-name="T211_4"><text:s/>in<text:s/>creating<text:s/>the<text:s/>appropriate<text:s/>conditions<text:s/>and<text:s/>providing<text:s/>guidance<text:s/>on<text:s/>how<text:s/>best<text:s/>growth’s<text:s/>binding<text:s/>constraints<text:s/>can</text:span><text:span text:style-name="T211_5"><text:s/>be<text:s/>eased<text:s/>(</text:span><text:span text:style-name="T211_6">through<text:s/></text:span><text:span text:style-name="T211_7">analysis,<text:s/>policy,<text:s/>pilots,<text:s/>programmes,<text:s/>communication<text:s/>and<text:s/>monitoring).<text:s/>Given<text:s/>that<text:s/>the<text:s/>EcCl<text:s/>is<text:s/>at<text:s/>pre</text:span><text:span text:style-name="T211_8">sent<text:s/>relatively<text:s/>under-resourced,</text:span><text:span text:style-name="T211_9"><text:s/></text:span><text:span text:style-name="T211_10">and<text:s/>is<text:s/>therefore<text:s/>constrained<text:s/>in<text:s/>its<text:s/>ability<text:s/>to<text:s/>foster<text:s/>innovative<text:s/>policy<text:s/>approaches,<text:s/></text:span><text:span text:style-name="T211_11">DFID<text:s/>support</text:span><text:span text:style-name="T211_12">,<text:s/>combined</text:span><text:span text:style-name="T211_13"><text:s/>with<text:s/>that<text:s/>of<text:s/>the<text:s/>EC,</text:span><text:span text:style-name="T211_14"><text:s/>should<text:s/>be<text:s/>crucial<text:s/>in<text:s/>enabling<text:s/>the<text:s/>cluster<text:s/>to<text:s/></text:span><text:span text:style-name="T211_15">pioneer<text:s/>the<text:s/>work<text:s/>required<text:s/>to<text:s/></text:span><text:span text:style-name="T211_16">steer<text:s/>South<text:s/>Africa<text:s/>towards<text:s/>a<text:s/>higher<text:s/>growth<text:s/>path<text:s/>(towards<text:s/></text:span><text:span text:style-name="T211_17">t</text:span><text:span text:style-name="T211_18">he<text:s/>Growth<text:s/>Stra</text:span><text:span text:style-name="T211_19">tegy</text:span><text:span text:style-name="T211_20"><text:s/>6%<text:s/>pe</text:span><text:span text:style-name="T211_21">r<text:s/>annum<text:s/>target)<text:s/></text:span><text:span text:style-name="T211_22">and<text:s/>to<text:s/></text:span><text:span text:style-name="T211_23">creat</text:span><text:span text:style-name="T211_24">e</text:span><text:span text:style-name="T211_25"><text:s/>more<text:s/>jobs<text:s/>and<text:s/>opportunities<text:s/>for<text:s/>the<text:s/>unemployed.</text:span></text:p>
                </text:list-item>
                <text:list-item>
                  <text:p text:style-name="P212"><text:span text:style-name="T212_1">Given<text:s/>the<text:s/>indirect<text:s/>ways<text:s/>in<text:s/>which<text:s/>this<text:s/>programme<text:s/>will<text:s/>provide<text:s/>suppor</text:span><text:span text:style-name="T212_2">t<text:s/>to<text:s/>GoSA<text:s/>it<text:s/>is<text:s/>difficult</text:span><text:span text:style-name="T212_3">,<text:s/>however,<text:s/>to<text:s/>place<text:s/>a<text:s/>quantitative<text:s/>estimate<text:s/>on<text:s/>the<text:s/>expected<text:s/>returns<text:s/>–<text:s/>i.e.<text:s/>to<text:s/>estimate<text:s/>an<text:s/>economic<text:s/>rate<text:s/>of<text:s/>return<text:s/>for<text:s/>the<text:s/>£18<text:s/>million<text:s/>investment.<text:s/></text:span><text:span text:style-name="T212_4">This<text:s/>is<text:s/></text:span><text:span text:style-name="T212_5">because<text:s/>of</text:span><text:span text:style-name="T212_6"><text:s/>the<text:s/>varied<text:s/>nature<text:s/>of<text:s/>the<text:s/>outputs,<text:s/>the<text:s/>experimental<text:s/>nature<text:s/>of<text:s/>some<text:s/>elements<text:s/>of<text:s/>the<text:s/>programme,<text:s/>and<text:s/>the<text:s/>range<text:s/>of<text:s/>uncertainties<text:s/>that<text:s/>necessarily<text:s/>will<text:s/>be<text:s/>associated<text:s/>with</text:span><text:span text:style-name="T212_7"><text:s/>translating<text:s/>inputs<text:s/>to<text:s/>outputs</text:span><text:span text:style-name="T212_8">.<text:s/>And<text:s/>it<text:s/>is<text:s/>even<text:s/>more<text:s/>difficult<text:s/>to<text:s/>attribute<text:s/>specific<text:s/>signifi</text:span><text:span text:style-name="T212_9">cance<text:s/>to<text:s/>this<text:s/>project,<text:s/>given<text:s/>the<text:s/>multiplicity<text:s/>of<text:s/>factors<text:s/>i</text:span><text:span text:style-name="T212_10">nvolved<text:s/>in<text:s/>accelerating<text:s/>growth.</text:span></text:p>
                </text:list-item>
                <text:list-item>
                  <text:p text:style-name="P213"><text:span text:style-name="T213_1">Recent<text:s/>unpublished<text:s/>analyses<text:s/>make<text:s/>it<text:s/>possible<text:s/>to<text:s/></text:span><text:span text:style-name="T213_2">provide<text:s/>approximate<text:s/>estimates<text:s/>of<text:s/>the<text:s/></text:span><text:span text:style-name="T213_3">probable<text:s/></text:span><text:span text:style-name="T213_4">magnitude<text:s/>of<text:s/></text:span><text:span text:style-name="T213_5">impact<text:s/>aris</text:span><text:span text:style-name="T213_6">ing<text:s/></text:span><text:span text:style-name="T213_7">from<text:s/></text:span><text:span text:style-name="T213_8">DFID’s<text:s/>support</text:span><text:span text:style-name="T213_9">.</text:span><text:span text:style-name="T213_10"><text:s text:c="2"/>In<text:s/>particular,<text:s/>e</text:span><text:span text:style-name="T213_11">conome</text:span><text:span text:style-name="T213_12">tric<text:s/>work<text:s/></text:span><text:span text:style-name="T213_13">has<text:s/>been<text:s/>carried</text:span><text:span text:style-name="T213_14"><text:s/></text:span><text:span text:style-name="T213_15">out<text:s/></text:span><text:span text:style-name="T213_16">to<text:s/>consider<text:s/>whether,<text:s/>and<text:s/>by<text:s/>how<text:s/>much,<text:s/>DFID-supported<text:s/>projects<text:s/>might<text:s/>lead<text:s/>to<text:s/>generating<text:s/>additional<text:s/></text:span><text:span text:style-name="T213_17">growth,<text:s/>employment,<text:s/>and<text:s/>poverty<text:s/>reduction</text:span><text:span text:style-name="T213_18">.</text:span><text:span text:style-name="T213_19"><text:note text:note-class="footnote"><text:note-citation/><text:note-body><text:p text:style-name="P214"><text:span text:style-name="T214_1"><text:s/>This<text:s/>is<text:s/>b</text:span><text:span text:style-name="T214_2">ased<text:s/>on<text:s/>two<text:s/>sets<text:s/>of<text:s/>analyses<text:s/>prepared<text:s/>for<text:s/>DFID<text:s/>by<text:s/>(a)<text:s/>Quantec<text:s/>‘Estimating<text:s/>the<text:s/>Potential<text:s/>Impact<text:s/>of<text:s/>the<text:s/>DFID<text:s/>programme<text:s/>on<text:s/>Growth<text:s/>and<text:s/>Employment:<text:s/>A<text:s/>CGE<text:s/>Analysis’;<text:s/>(b)<text:s/>Haroon<text:s/>Bhorat<text:s/>and<text:s/>Carlene<text:s/>van<text:s/>der<text:s/>Westuizen,<text:s/>University<text:s/>of<text:s/>Cape<text:s/>Town’s<text:s/>Development<text:s/>Policy<text:s/>Re</text:span><text:span text:style-name="T214_3">search<text:s/>Unit<text:s/>(DPRU).</text:span></text:p></text:note-body></text:note></text:span><text:span text:style-name="T214_4"><text:s/></text:span><text:span text:style-name="T214_5">A<text:s/>Computable<text:s/>General<text:s/>Equilibrium<text:s/>(CGE)<text:s/>approach<text:s/>has<text:s/>been<text:s/>used<text:s/>to<text:s/></text:span><text:span text:style-name="T214_6">model<text:s/>the<text:s/>effects<text:s/></text:span><text:span text:style-name="T214_7">of<text:s/></text:span><text:span text:style-name="T214_8">implementing<text:s/></text:span><text:span text:style-name="T214_9">policy<text:s/>changes</text:span><text:span text:style-name="T214_10"><text:s/>in<text:s/>lifting<text:s/>the<text:s/>binding<text:s/>constraints<text:s/>to<text:s/>growth</text:span><text:span text:style-name="T214_11">.<text:s text:c="2"/>See<text:s/></text:span><text:span text:style-name="T214_12">the<text:s/></text:span><text:span text:style-name="T214_13">full<text:s/>Economic<text:s/>Appra</text:span><text:span text:style-name="T214_14">isal<text:s/>at<text:s/>Appendix<text:s/>D</text:span><text:span text:style-name="T214_15"><text:s/>for<text:s/>more<text:s/>details.</text:span></text:p>
                </text:list-item>
                <text:list-item>
                  <text:p text:style-name="P215"><text:span text:style-name="T215_1">The<text:s/>estimation<text:s/>of<text:s/>impact<text:s/></text:span><text:span text:style-name="T215_2">is<text:s/></text:span><text:span text:style-name="T215_3">modelled<text:s/>under<text:s/>three<text:s/>scenarios</text:span><text:span text:style-name="T215_4">,<text:s/>each<text:s/>of<text:s/>which<text:s/>assumes<text:s/>a<text:s/>different<text:s/>magnitude<text:s/>of<text:s/>improve</text:span><text:span text:style-name="T215_5">ment<text:s/>over<text:s/>baseline<text:s/>forecasts<text:s/>from<text:s/>the<text:s/>South<text:s/>African<text:s/>National<text:s/>Treas</text:span><text:span text:style-name="T215_6">ury:</text:span><text:span text:style-name="T215_7"><text:note text:note-class="footnote"><text:note-citation/><text:note-body><text:p text:style-name="P216"><text:span text:style-name="T216_1"><text:s/>Note<text:s/>that<text:s/>the<text:s/>modelling<text:s/>of<text:s/>these<text:s/>shifts<text:s/>precedes<text:s/>the<text:s/>current<text:s/>financial<text:s/>crisis<text:s/>and<text:s/>the<text:s/>cumulative<text:s/>effects<text:s/>of<text:s/>the<text:s/>changes<text:s/>may<text:s/>be<text:s/>over-stated<text:s/>if<text:s/>the<text:s/>financial<text:s/>crisis<text:s/>has<text:s/>a<text:s/>significant<text:s/>impact<text:s/>on<text:s/></text:span><text:span text:style-name="T216_2">South<text:s/>Africa</text:span><text:span text:style-name="T216_3">’s<text:s/>growth.<text:s text:c="2"/>This<text:s/>does<text:s/>not,<text:s/>howe</text:span><text:span text:style-name="T216_4">ver,<text:s/>change<text:s/>the<text:s/>thrust<text:s/>of<text:s/>the<text:s/>overall<text:s/>argument.<text:s/></text:span></text:p></text:note-body></text:note></text:span><text:bookmark-start text:name="_Ref206908116"/><text:bookmark-start text:name="_Ref206908122"/></text:p>
                </text:list-item>
              </text:list>
            </text:list-item>
          </text:list>
        </text:list-item>
      </text:list>
      <text:list text:style-name="LS27" xml:id="list103">
        <text:list-item>
          <text:p text:style-name="P217"><text:span text:style-name="T217_1">GDP<text:s/>growth</text:span><text:span text:style-name="T217_2"><text:s/>increases<text:s/>by<text:s/>an<text:s/>additional<text:s/>0.3%<text:s/>per<text:s/>annum<text:s/>(under<text:s/>scenario<text:s/>1)<text:s/>to<text:s/>0.60%<text:s/>per<text:s/>annum<text:s/>(under<text:s/>scenario<text:s/>3)</text:span><text:span text:style-name="T217_3">;</text:span></text:p>
        </text:list-item>
        <text:list-item>
          <text:p text:style-name="P218"><text:span text:style-name="T218_1">Employment<text:s/></text:span><text:span text:style-name="T218_2">(for<text:s/>unskilled,<text:s/>semi-skilled<text:s/>and<text:s/>skilled<text:s/>labour)<text:s/>over<text:s/>the<text:s/>five</text:span><text:span text:style-name="T218_3"><text:s/>year<text:s/>period<text:s/>rises<text:s/>by<text:s/>340,000<text:s/>(under<text:s/>scenario<text:s/>1)<text:s/>to<text:s/>695,000<text:s/>(under<text:s/>scenario<text:s/>3)</text:span><text:span text:style-name="T218_4">;</text:span></text:p>
        </text:list-item>
        <text:list-item>
          <text:p text:style-name="P219"><text:span text:style-name="T219_1">Average<text:s/>annual<text:s/>wages</text:span><text:span text:style-name="T219_2"><text:s/>experience<text:s/>modest<text:s/>rises<text:s/>in<text:s/>the<text:s/>range<text:s/>of<text:s/>0.01%<text:s/>(under<text:s/>scenario<text:s/>1)<text:s/>to<text:s/>0.63%<text:s/>(under<text:s/>scenario<text:s/>3).</text:span></text:p>
        </text:list-item>
      </text:list>
      <text:list text:style-name="LS7" xml:id="list106" text:continue-list="list28">
        <text:list-item>
          <text:list>
            <text:list-item>
              <text:list>
                <text:list-item>
                  <text:p text:style-name="P220"><text:bookmark-end text:name="_Ref206908116"/><text:bookmark-end text:name="_Ref206908122"/><text:span text:style-name="T220_1">Increases<text:s/>in<text:s/>GDP<text:s/>growth<text:s/>should<text:s/>translate<text:s/>to<text:s/>reductions<text:s/>in<text:s/>pov</text:span><text:span text:style-name="T220_2">erty</text:span><text:span text:style-name="T220_3">,</text:span><text:span text:style-name="T220_4"><text:s/>but<text:s/>this<text:s/>depends<text:s/>on<text:s/>the<text:s/></text:span><text:span text:style-name="T220_5">poverty<text:s/>elasticity</text:span><text:span text:style-name="T220_6"><text:s/>of<text:s/>growth</text:span><text:span text:style-name="T220_7"><text:s/>(that<text:s/>is<text:s/>the<text:s/>percentage<text:s/>change<text:s/>in<text:s/>reducing<text:s/>poverty<text:s/>from<text:s/>a<text:s/>one<text:s/>percent<text:s/>increase<text:s/>in<text:s/>growth)</text:span><text:span text:style-name="T220_8">.<text:s/></text:span><text:span text:style-name="T220_9">Because<text:s/>of<text:s/>high<text:s/>inequality<text:s/>in<text:s/></text:span><text:span text:style-name="T220_10">South<text:s/>Africa</text:span><text:span text:style-name="T220_11">,<text:s/>the<text:s/>transference<text:s/>of<text:s/>gains<text:s/>from<text:s/>growth<text:s/>to<text:s/>social<text:s/>benefits<text:s/>is<text:s/>we</text:span><text:span text:style-name="T220_12">aker<text:s/>than<text:s/>that<text:s/>suggested<text:s/>for<text:s/>other<text:s/>developing<text:s/>countries.<text:s/>None<text:s/>the<text:s/>l</text:span><text:span text:style-name="T220_13">ess,<text:s/></text:span><text:span text:style-name="T220_14">the<text:s/></text:span><text:span text:style-name="T220_15">figures<text:s/>suggest<text:s/>that<text:s/>the<text:s/>programme<text:s/>could<text:s/>help<text:s/>to<text:s/>bring<text:s/>about<text:s/>significant<text:s/>reductions<text:s/>in<text:s/>poverty<text:s/>by<text:s/>raising<text:s/>the<text:s/>growth<text:s/>rate<text:s/>and<text:s/>would<text:s/>be<text:s/>a<text:s/>good<text:s/>use<text:s/>of<text:s/>donor<text:s/>funds.</text:span><text:span text:style-name="T220_16"><text:note text:note-class="footnote"><text:note-citation/><text:note-body><text:p text:style-name="P221"><text:span text:style-name="T221_1"><text:s/>The<text:s/>estimates<text:s/>suggest<text:s/>that,<text:s/>using<text:s/>a<text:s/>poverty<text:s/>line<text:s/>of<text:s/>R322<text:s/>per<text:s/>month,<text:s/>poverty<text:s/>headcount<text:s/>could<text:s/>be<text:s/>reduced<text:s/>by<text:s/>between<text:s/>2.99<text:s/>and<text:s/>3.17<text:s/>percentage<text:s/>points<text:s/>against<text:s/>a<text:s/>baseline<text:s/>of<text:s/>a<text:s/>2.81<text:s/>percentage<text:s/>point<text:s/>reduction<text:s/>whi</text:span><text:span text:style-name="T221_2">lst,<text:s/>using<text:s/>a<text:s/>poverty<text:s/>line<text:s/>of<text:s/>R174<text:s/>per<text:s/>month,<text:s/>poverty<text:s/>headcount<text:s/>could<text:s/>be<text:s/>reduced<text:s/>by<text:s/>between<text:s/>4.13<text:s/>and<text:s/>4.36<text:s/>percentage<text:s/>points,<text:s/>compared<text:s/>to<text:s/>a<text:s/>baseline<text:s/>of<text:s/>a<text:s/>3.9<text:s/>percentage<text:s/>point<text:s/>reduction.<text:s text:c="2"/></text:span></text:p></text:note-body></text:note></text:span><text:span text:style-name="T221_3"><text:s text:c="2"/>Moreover<text:s/>it<text:s/>is<text:s/>m</text:span><text:span text:style-name="T221_4">ore<text:s/>likely<text:s/>to<text:s/>achieve<text:s/>these<text:s/>kinds<text:s/>of<text:s/>effects<text:s/>through<text:s/>the<text:s/>leverage<text:s/>it<text:s/>can<text:s/>be<text:s/>expected<text:s/>to<text:s/>have<text:s/>on<text:s/>the<text:s/>larger<text:s/>amounts<text:s/>of<text:s/>resources<text:s/>the<text:s/>EC<text:s/>will<text:s/>providing<text:s/>for<text:s/>Growth<text:s/>Strategy<text:s/>implementation<text:s/>in<text:s/>the<text:s/>form<text:s/>of<text:s/>budget<text:s/>support.</text:span><text:bookmark-start text:name="_Ref214863232"/></text:p>
                </text:list-item>
                <text:list-item>
                  <text:p text:style-name="P222"><text:span text:style-name="T222_1">In<text:s/>addition,<text:s/></text:span><text:span text:style-name="T222_2">a</text:span><text:span text:style-name="T222_3"><text:s/>key<text:s/>par</text:span><text:span text:style-name="T222_4">t<text:s/>of<text:s/>this<text:s/>programm</text:span><text:span text:style-name="T222_5">e<text:s/></text:span><text:span text:style-name="T222_6">will<text:s/>be<text:s/>its<text:s/>support<text:s/>for</text:span><text:span text:style-name="T222_7"><text:s/>the<text:s/>creation<text:s/>of</text:span><text:span text:style-name="T222_8"><text:s/>new<text:s/>policy<text:s/>approaches<text:s/>aimed<text:s/>at<text:s/></text:span><text:span text:style-name="T222_9">transforming<text:s/>the<text:s/>patterns<text:s/>of<text:s/>growth<text:s/>towards<text:s/>those<text:s/>that<text:s/>are<text:s/>more<text:s/>likely<text:s/>to<text:s/>generate<text:s/>employment<text:s/>and<text:s/>economic<text:s/>opportunity<text:s/>for<text:s/>the<text:s/>poor</text:span><text:span text:style-name="T222_10">.<text:s text:c="2"/>This<text:s/>would<text:s/>include<text:s/>a<text:s/>range<text:s/>of<text:s/>efforts<text:s/>to<text:s/>promote<text:s/></text:span><text:span text:style-name="T222_11">greater<text:s/>integration<text:s/>of<text:s/>the<text:s/>‘second<text:s/>economy’,<text:s/>policies<text:s/>to<text:s/>tackle<text:s/>skills<text:s/>shortages<text:s/>of<text:s/>the<text:s/>unemployed,<text:s/>measures<text:s/>to<text:s/>promote<text:s/>better<text:s/>environments<text:s/>for<text:s/>smaller<text:s/>businesses<text:s/>and<text:s/>so<text:s/>forth.<text:s text:c="2"/>As<text:s/>part<text:s/>of<text:s/>the<text:s/>preparation<text:s/>for<text:s/>this<text:s/>programme,<text:s/>DFID<text:s/>has<text:s/>been<text:s/>supporting<text:s/>GoSA’s</text:span><text:span text:style-name="T222_12"><text:s/>development<text:s/>of<text:s/>its<text:s/>plans<text:s/>to<text:s/>tackle<text:s/>the<text:s/>challenges<text:s/>of<text:s/>the<text:s/>2</text:span><text:span text:style-name="T222_13">nd</text:span><text:span text:style-name="T222_14"><text:s/>economy.<text:s text:c="2"/>The<text:s/>gains<text:s/>that<text:s/>could<text:s/>be<text:s/>made<text:s/>from<text:s/>achieving<text:s/>these<text:s/>kinds<text:s/>of<text:s/>structural<text:s/>shifts<text:s/>in<text:s/>the<text:s/>South<text:s/>African<text:s/>economy,<text:s/>in<text:s/>terms<text:s/>of<text:s/>poverty<text:s/>reduction</text:span><text:span text:style-name="T222_15">,</text:span><text:span text:style-name="T222_16"><text:s/>could<text:s/>be<text:s/>immense.</text:span></text:p>
                </text:list-item>
              </text:list>
            </text:list-item>
          </text:list>
        </text:list-item>
      </text:list>
      <text:p text:style-name="P223"/>
      <text:p text:style-name="P224"/>
      <text:p text:style-name="P225"><text:span text:style-name="T225_1">S</text:span><text:span text:style-name="T225_2">ocial<text:s/>Appraisal</text:span><text:span text:style-name="T225_3"><text:s/></text:span></text:p>
      <text:list text:style-name="LS7" xml:id="list108" text:continue-list="list28">
        <text:list-item>
          <text:list>
            <text:list-item>
              <text:list>
                <text:list-item>
                  <text:p text:style-name="P226"><text:bookmark-end text:name="_Ref214863232"/><text:span text:style-name="T226_1">Poverty<text:s/></text:span><text:span text:style-name="T226_2">and<text:s/>inequality<text:s/>are<text:s/>two<text:s/>of<text:s/></text:span><text:span text:style-name="T226_3">South<text:s/>Africa</text:span><text:span text:style-name="T226_4">’s<text:s/>most<text:s/>critical<text:s/>social<text:s/>challenges.<text:s/></text:span><text:span text:style-name="T226_5">Deep-seated<text:s/>inequalities<text:s/>are<text:s/>a<text:s/>direct<text:s/>result<text:s/>of<text:s/>racial<text:s/>and<text:s/>economic<text:s/>distortions<text:s/>generated<text:s/>under<text:s/>Apartheid.<text:s/>For<text:s/>the<text:s/>majority<text:s/>of<text:s/>the<text:s/>population,<text:s/>Apartheid<text:s/>not<text:s/>only<text:s/>blocked<text:s/>off<text:s/>opportun</text:span><text:span text:style-name="T226_6">ities<text:s/>for<text:s/>non-whites<text:s/>to<text:s/>accumulate<text:s/>land<text:s/>and<text:s/>capital,<text:s/>but<text:s/>it<text:s/>also<text:s/>restricted<text:s/>opportunities<text:s/>for<text:s/>business<text:s/>and<text:s/>professional<text:s/>development.<text:s/>However,<text:s/>poverty<text:s/>is<text:s/>not<text:s/>simply<text:s/>a<text:s/>legacy<text:s/>of<text:s/>the<text:s/>past.<text:s/>It<text:s/>has<text:s/>also<text:s/>been<text:s/>perpetuated<text:s/>by<text:s/>features<text:s/>of<text:s/>the<text:s/>post-<text:s/>transition<text:s/>or</text:span><text:span text:style-name="T226_7">der</text:span><text:span text:style-name="T226_8"><text:s/>(du<text:s/>Toit<text:s/>and<text:s/>Neeves,<text:s/>2007).</text:span></text:p>
                </text:list-item>
                <text:list-item>
                  <text:p text:style-name="P227"><text:span text:style-name="T227_1">The<text:s/>incidence<text:s/>of<text:s/>income<text:s/>poverty<text:s/>seems<text:s/>to<text:s/>have<text:s/>increased<text:s/>from<text:s/>1993<text:s/>to<text:s/>2000<text:s/>(Seekings<text:s/>2007),<text:s/>but<text:s/>decreased<text:s/>from<text:s/>2001<text:s/>to<text:s/>2006</text:span><text:span text:style-name="T227_2"><text:note text:note-class="footnote"><text:note-citation/><text:note-body><text:p text:style-name="P228"><text:span text:style-name="T228_1"><text:s/>It<text:s/>is<text:s/>difficult<text:s/>to<text:s/>analyse<text:s/>poverty<text:s/>trends<text:s/>in<text:s/></text:span><text:span text:style-name="T228_2">South<text:s/>Africa</text:span><text:span text:style-name="T228_3"><text:s/>because<text:s/>of<text:s/>differences<text:s/>between<text:s/>and<text:s/>weaknesses<text:s/>in<text:s/>core<text:s/>data<text:s/>sets.<text:s/>In<text:s/>addition<text:s/>the<text:s/>apartheid<text:s/>state<text:s/>never<text:s/>collected<text:s/>data<text:s/>on<text:s/>poverty<text:s/>among<text:s/>African<text:s/>people.<text:s/></text:span></text:p></text:note-body></text:note></text:span><text:span text:style-name="T228_4">.<text:s/>Poverty,<text:s/>however,<text:s/>remains<text:s/>widespread<text:s/>and<text:s/></text:span><text:span text:style-name="T228_5">is<text:s/>concentrated<text:s/>in<text:s/>the<text:s/></text:span><text:span text:style-name="T228_6">Eastern<text:s/>Cape</text:span><text:span text:style-name="T228_7">,<text:s/></text:span><text:span text:style-name="T228_8">KwaZulu-Natal</text:span><text:span text:style-name="T228_9"><text:s/>and<text:s/></text:span><text:span text:style-name="T228_10">Limpop</text:span><text:span text:style-name="T228_11">o</text:span><text:span text:style-name="T228_12"><text:s/>and<text:s/>among<text:s/>African<text:s/>and<text:s/>Coloured<text:s/>populations<text:s/>(IPC<text:s/>2007).<text:s/>Looking<text:s/>more<text:s/>broadly<text:s/>at<text:s/>well<text:s/>being,<text:s/>the<text:s/>human<text:s/>development<text:s/>index<text:s/>has<text:s/>declined<text:s/>since<text:s/>1994,<text:s/>when<text:s/></text:span><text:span text:style-name="T228_13">South<text:s/>Africa</text:span><text:span text:style-name="T228_14"><text:s/>ranked<text:s/>90</text:span><text:span text:style-name="T228_15">th</text:span><text:span text:style-name="T228_16"><text:s/>globally,<text:s/>to<text:s/>121</text:span><text:span text:style-name="T228_17">st</text:span><text:span text:style-name="T228_18"><text:s/>in<text:s/>2004<text:s/>–<text:s/>explained<text:s/>by<text:s/>plummeting<text:s/>life<text:s/>expectancy<text:s/>due<text:s/>to<text:s/>AIDS</text:span><text:span text:style-name="T228_19">.</text:span><text:span text:style-name="T228_20"><text:s/></text:span><text:span text:style-name="T228_21">And<text:s/>w</text:span><text:span text:style-name="T228_22">hilst<text:s/>poverty<text:s/>may<text:s/>have<text:s/>reduced,<text:s/>income<text:s/>inequality<text:s/>has<text:s/>not,<text:s/>mainly<text:s/>because<text:s/>of<text:s/>rising<text:s/>inequality<text:s/>within<text:s/>race<text:s/>groups.<text:s/></text:span><text:span text:style-name="T228_23">At<text:s/>the<text:s/>top<text:s/>end,<text:s/>20<text:s/>percent<text:s/>of<text:s/>the<text:s/>population<text:s/>earns<text:s/>72.5%<text:s/>of<text:s/>total<text:s/>income<text:s/>and<text:s/>the<text:s/>richest<text:s/>10<text:s/>percent<text:s/>gets<text:s/>56%<text:s/>of<text:s/>total<text:s/>income.<text:s/>In<text:s/>contr</text:span><text:span text:style-name="T228_24">ast,<text:s/>the<text:s/>poorest<text:s/>10<text:s/>percent<text:s/>gets<text:s/>0.6%<text:s/>of<text:s/>total<text:s/>income,<text:s/>and<text:s/>the<text:s/>poorest<text:s/>20<text:s/>percent,<text:s/>1.7%<text:s/>of<text:s/>total<text:s/>income<text:s/>(ref).</text:span></text:p>
                </text:list-item>
                <text:list-item>
                  <text:p text:style-name="P229"><text:span text:style-name="T229_1">Structural<text:s/>inequalities<text:s/>–<text:s/>such<text:s/>as<text:s/>educational<text:s/>backlogs<text:s/>amongst<text:s/>the<text:s/>poor<text:s/>–<text:s/>are<text:s/>reinforced<text:s/>through<text:s/>the<text:s/>workings<text:s/>of<text:s/>the<text:s/>labour<text:s/>market.<text:s/>The<text:s/>poor<text:s/>have</text:span><text:span text:style-name="T229_2"><text:s/>less<text:s/>education<text:s/>and<text:s/>cannot<text:s/>therefore<text:s/>find<text:s/>jobs,<text:s/>and<text:s/>where<text:s/>they<text:s/>do<text:s/>wages<text:s/>are<text:s/>low.<text:s/>In<text:s/>2003,<text:s/>almost<text:s/>one<text:s/>third<text:s/>of<text:s/>employed<text:s/>South<text:s/>Africans<text:s/>reported<text:s/>earnings<text:s/>lower<text:s/>than<text:s/>the<text:s/>statutory<text:s/>minimum<text:s/>wage<text:s/>for<text:s/>a<text:s/>domesti</text:span><text:span text:style-name="T229_3">c<text:s/>worker<text:s/>(Seekings,<text:s/>2007).<text:s/>On<text:s/>the<text:s/>basis<text:s/>of<text:s/>the<text:s/>curren</text:span><text:span text:style-name="T229_4">t</text:span><text:span text:style-name="T229_5"><text:s/>path<text:s/>of<text:s/>South<text:s/>African<text:s/>economic<text:s/>growth,<text:s/>it<text:s/>is<text:s/>likely<text:s/>that<text:s/>the<text:s/>economy<text:s/>will<text:s/>continue<text:s/>to<text:s/>favour<text:s/>more<text:s/>employment<text:s/>for<text:s/>skilled<text:s/>and<text:s/>educated<text:s/>workers,<text:s/>while<text:s/>the<text:s/>demand<text:s/>for<text:s/>unskilled<text:s/>workers<text:s/>will<text:s/>decline.</text:span><text:span text:style-name="T229_6"><text:s text:c="2"/>There<text:s/>is<text:s/>considerable</text:span><text:span text:style-name="T229_7"><text:s/></text:span><text:span text:style-name="T229_8">consensus<text:s/></text:span><text:span text:style-name="T229_9">that<text:s/>future<text:s/>growth<text:s/>in<text:s/>Sou</text:span><text:span text:style-name="T229_10">th<text:s/>Africa</text:span><text:span text:style-name="T229_11"><text:s/>should</text:span><text:span text:style-name="T229_12"><text:s/>primarily<text:s/>be<text:s/>about<text:s/>creating<text:s/>jobs<text:s/>for<text:s/>the<text:s/>57.4%<text:s/>o</text:span><text:span text:style-name="T229_13">f<text:s/>the<text:s/>working<text:s/>population<text:s/>that<text:s/>are</text:span><text:span text:style-name="T229_14"><text:s/>currently<text:s/>not<text:s/>meaningfully<text:s/>employed</text:span><text:span text:style-name="T229_15">.<text:s text:c="2"/>Until<text:s/>now,<text:s/></text:span><text:span text:style-name="T229_16">t</text:span><text:span text:style-name="T229_17">he<text:s/>expansion<text:s/>in<text:s/>social<text:s/>assistance<text:s/>grants<text:s/>has<text:s/>been<text:s/>the<text:s/>main<text:s/>factor<text:s/>in<text:s/>poverty<text:s/>reduction<text:s/>(van<text:s/>der<text:s/>Berg,<text:s/>Louw,</text:span><text:span text:style-name="T229_18"><text:s/>du<text:s/>Toit<text:s/>2007).</text:span></text:p>
                </text:list-item>
                <text:list-item>
                  <text:p text:style-name="P230"><text:span text:style-name="T230_1">The<text:s/>programme<text:s/>therefore<text:s/>has<text:s/>a<text:s/>potentially<text:s/></text:span><text:span text:style-name="T230_2">very<text:s/></text:span><text:span text:style-name="T230_3">important<text:s/>role<text:s/>to<text:s/>play<text:s/>in<text:s/>stimulating<text:s/>both<text:s/>stronger<text:s/>growth<text:s/>and<text:s/>a<text:s/>pattern<text:s/>of<text:s/>growth<text:s/>that<text:s/>is<text:s/>more<text:s/>beneficial<text:s/>to<text:s/>the<text:s/>poor,<text:s/>promoting<text:s/>employment<text:s/>and<text:s/>other<text:s/>opportunities<text:s/>for<text:s/>them.<text:s text:c="2"/></text:span><text:span text:style-name="T230_4">DFID<text:s/>funds<text:s/>have<text:s/>t</text:span><text:span text:style-name="T230_5">he<text:s/>potential<text:s/>to</text:span><text:span text:style-name="T230_6"><text:s/>be<text:s/>used<text:s/>by<text:s/>the<text:s/>EcCl<text:s/>to<text:s/>find<text:s/>innovative<text:s/>policy<text:s/>approaches<text:s/>that<text:s/>can<text:s/>promote<text:s/>a<text:s/>better<text:s/>integration<text:s/>of<text:s/>the<text:s/>economically<text:s/>marginalised,<text:s/>including<text:s/>those<text:s/>living<text:s/>in<text:s/>the<text:s/>former<text:s/>homelands.</text:span></text:p>
                </text:list-item>
                <text:list-item>
                  <text:p text:style-name="P231"><text:span text:style-name="T231_1">DFID’s<text:s/>support</text:span><text:span text:style-name="T231_2">,<text:s/>under<text:s/>the<text:s/>programme,</text:span><text:span text:style-name="T231_3"><text:s/>to<text:s/>an<text:s/>improved<text:s/>framework<text:s/>f</text:span><text:span text:style-name="T231_4">or<text:s/>monitoring<text:s/></text:span><text:span text:style-name="T231_5">the<text:s/>Growth<text:s/>Strategy</text:span><text:span text:style-name="T231_6"><text:s/>(output<text:s/>3)<text:s/>and<text:s/>communicating<text:s/>and<text:s/>implementing<text:s/>lessons<text:s/>from<text:s/>the<text:s/>programme’s<text:s/>implementation<text:s/>(output<text:s/>4)<text:s/>will<text:s/>be<text:s/>key<text:s/>to<text:s/>understanding<text:s/>how<text:s/>and<text:s/>the<text:s/>extent<text:s/>to<text:s/>which<text:s/></text:span><text:span text:style-name="T231_7">GoSA’s</text:span><text:span text:style-name="T231_8"><text:s/>Growth<text:s/>Strategy</text:span><text:span text:style-name="T231_9"><text:s/>is<text:s/>achieving<text:s/>its<text:s/>poverty<text:s/>reduction<text:s/>object</text:span><text:span text:style-name="T231_10">ives<text:s/>and<text:s/>who<text:s/>amo</text:span><text:span text:style-name="T231_11">ng<text:s/>the<text:s/>poor<text:s/>are</text:span><text:span text:style-name="T231_12"><text:s/>benefiting.</text:span></text:p>
                </text:list-item>
              </text:list>
            </text:list-item>
          </text:list>
        </text:list-item>
      </text:list>
      <text:p text:style-name="P232"/>
      <text:p text:style-name="P233"><text:span text:style-name="T233_1">Institutional<text:s/>Appraisal</text:span></text:p>
      <text:list text:style-name="LS7" xml:id="list113" text:continue-list="list28">
        <text:list-item>
          <text:list>
            <text:list-item>
              <text:list>
                <text:list-item>
                  <text:p text:style-name="P234"><text:span text:style-name="T234_1">South<text:s/>Africa</text:span><text:span text:style-name="T234_2">’s<text:s/>transition<text:s/>to<text:s/>a<text:s/>constitutional<text:s/>democracy<text:s/>has<text:s/>had<text:s/>fourteen<text:s/>years<text:s/>within<text:s/>which<text:s/>to<text:s/>develop<text:s/>policies<text:s/>and<text:s/>institutions<text:s/>for<text:s/>reducing<text:s/>poverty.<text:s/>Experience<text:s/>to<text:s/>date<text:s/>shows<text:s/>many<text:s/>positi</text:span><text:span text:style-name="T234_3">ve<text:s/>features<text:s/>of<text:s/>this<text:s/>transition:<text:s/>state<text:s/>structures<text:s/>have<text:s/>a<text:s/>strong<text:s/>capacity<text:s/>to<text:s/>formulate<text:s/>sound<text:s/>social<text:s/>and<text:s/>economic<text:s/>policies</text:span><text:span text:style-name="T234_4"><text:s/>(though<text:s/>service<text:s/>delivery<text:s/>systems<text:s/>exhibit<text:s/>structural<text:s/>and<text:s/>systemic<text:s/>weaknesses)</text:span><text:span text:style-name="T234_5">;<text:s/>there<text:s/>is<text:s/>a<text:s/>well-functioning<text:s/>legal<text:s/>and<text:s/>democratic<text:s/>framework</text:span><text:span text:style-name="T234_6"><text:s/>in<text:s/>place;<text:s/>and<text:s/>there<text:s/>is<text:s/>considerable<text:s/>space<text:s/>for<text:s/>civil<text:s/>society<text:s/>to<text:s/>hold<text:s/>government<text:s/>to<text:s/>account.</text:span></text:p>
                </text:list-item>
                <text:list-item>
                  <text:p text:style-name="P235"><text:span text:style-name="T235_1">South<text:s/>Africa</text:span><text:span text:style-name="T235_2">’s<text:s/>institutions<text:s/>for<text:s/>ensuring<text:s/>good<text:s/>economic<text:s/>management<text:s/>are<text:s/>robust.<text:s/>These<text:s/>include<text:s/>the<text:s/>National<text:s/>Treasury,<text:s/>various<text:s/>departments<text:s/>of<text:s/>the<text:s/></text:span><text:span text:style-name="T235_3">‘economic<text:s/>cluster’</text:span><text:span text:style-name="T235_4"><text:s/>(</text:span><text:span text:style-name="T235_5">in</text:span><text:span text:style-name="T235_6">cluding<text:s/></text:span><text:span text:style-name="T235_7">the<text:s/>Department<text:s/>of<text:s/>Public<text:s/>Enterprises,<text:s/>the<text:s/>Department<text:s/>of<text:s/>Trade<text:s/>and<text:s/>Industry,<text:s/>the<text:s/>Department<text:s/>of<text:s/>Minerals<text:s/>and<text:s/>Energy),<text:s/>th</text:span><text:span text:style-name="T235_8">e<text:s/>South<text:s/>African<text:s/>Revenue<text:s/>Service</text:span><text:span text:style-name="T235_9"><text:s/>(SARS),<text:s/></text:span><text:span text:style-name="T235_10">the<text:s/>Competition<text:s/>Commission<text:s/>(an<text:s/>agency<text:s/>of<text:s/>DTI)<text:s/></text:span><text:span text:style-name="T235_11">and<text:s/>various<text:s/>economic<text:s/>analysis<text:s/>and<text:s/>research<text:s/>o</text:span><text:span text:style-name="T235_12">rganisations<text:s/>outside<text:s/>of<text:s/>government.<text:s/>As<text:s/>a<text:s/>result,<text:s/>the<text:s/>ANC-government<text:s/>has<text:s/>managed<text:s/>to<text:s/>establish<text:s/>a<text:s/>policy<text:s/>framework</text:span><text:span text:style-name="T235_13">,<text:s/>especially<text:s/></text:span><text:span text:style-name="T235_14">a<text:s/></text:span><text:span text:style-name="T235_15">solid<text:s/>macroeconomic<text:s/>policy,</text:span><text:span text:style-name="T235_16"><text:s/>conducive<text:s/>f</text:span><text:span text:style-name="T235_17">or<text:s/>growth<text:s/>and<text:s/>poverty<text:s/>reduction</text:span><text:span text:style-name="T235_18">.</text:span></text:p>
                </text:list-item>
                <text:list-item>
                  <text:p text:style-name="P236"><text:span text:style-name="T236_1">Co-ordination<text:s/>among<text:s/>GoSA<text:s/>departments<text:s/>responsible<text:s/>for<text:s/>econo</text:span><text:span text:style-name="T236_2">mic<text:s/>policy-making<text:s/>and<text:s/>implementation<text:s/>in<text:s/>some<text:s/>respects<text:s/>is<text:s/>rather<text:s/>good.<text:s/>F</text:span><text:span text:style-name="T236_3">or<text:s/>example,<text:s/>the<text:s/>EcCl</text:span><text:span text:style-name="T236_4"><text:s/>brings<text:s/>together<text:s/>each<text:s/>month<text:s/>the<text:s/>DGs</text:span><text:span text:style-name="T236_5"><text:s/>or<text:s/>their<text:s/>representatives</text:span><text:span text:style-name="T236_6"><text:s/>of<text:s/>18<text:s/>Ministries<text:s/>responsible<text:s/>fo</text:span><text:span text:style-name="T236_7">r<text:s/>economic<text:s/>management<text:s/>and<text:s/></text:span><text:span text:style-name="T236_8">is<text:s/>jointly<text:s/>chaired<text:s/>by<text:s/>the<text:s/>DPE<text:s/>and<text:s/>the<text:s/>DTI.<text:s/>Desp</text:span><text:span text:style-name="T236_9">ite<text:s/>this,<text:s/>there<text:s/>are<text:s/>occasional<text:s/>reports<text:s/>of<text:s/>government<text:s/>departments<text:s/>failing<text:s/>to<text:s/>coordinate<text:s/>adequately.<text:s/>Progress<text:s/>in<text:s/>last<text:s/>year’s<text:s/>mid-term<text:s/>assessment<text:s/>for<text:s/>implementing<text:s/>the<text:s/>Growth<text:s/>Strategy<text:s/>was<text:s/>regarded<text:s/>as<text:s/>being<text:s/>slower<text:s/>by<text:s/>the<text:s/>Deputy<text:s/>President<text:s/>because<text:s/>of<text:s/>weak<text:s/>links<text:s/>b</text:span><text:span text:style-name="T236_10">etween<text:s/>certain<text:s/>departments.</text:span><text:span text:style-name="T236_11"><text:s text:c="2"/>This<text:s/>is<text:s/>a<text:s/>potential<text:s/>weakness<text:s/>that<text:s/>the<text:s/>programme<text:s/>will<text:s/>need<text:s/>to<text:s/>address<text:s/>if<text:s/>it<text:s/>is<text:s/>to<text:s/>succeed<text:s/>in<text:s/>its<text:s/>aims<text:s/>and<text:s/>it<text:s/>is<text:s/>suggested<text:s/>that<text:s/>specific<text:s/>measures<text:s/>be<text:s/>identified.</text:span></text:p>
                </text:list-item>
                <text:list-item>
                  <text:p text:style-name="P237"><text:span text:style-name="T237_1">There<text:s/>is<text:s/>a<text:s/>reasonable<text:s/>degree<text:s/>of<text:s/>confidence<text:s/>in<text:s/>government’s<text:s/>ability<text:s/>t</text:span><text:span text:style-name="T237_2">o<text:s/>translate<text:s/>policy<text:s/>into<text:s/>deliverable<text:s/>actions,<text:s/>and<text:s/>while<text:s/>management<text:s/>and<text:s/>implementation<text:s/>problems<text:s/>exist,<text:s/>the<text:s/>institutional<text:s/>environment<text:s/>is<text:s/>one<text:s/>which<text:s/>allows<text:s/>concerns<text:s/>to<text:s/>be<text:s/>articulated<text:s/>and<text:s/>solutions<text:s/>found.<text:s/>A<text:s/>recent<text:s/>example<text:s/>of<text:s/>this<text:s/>is<text:s/>the<text:s/>official<text:s/>respons</text:span><text:span text:style-name="T237_3">e<text:s/>to<text:s/>the<text:s/></text:span><text:span text:style-name="T237_4">emerging<text:s/>energy<text:s/>crisis,<text:s/>in<text:s/>which<text:s/>the<text:s/>government<text:s/>showed<text:s/>a<text:s/>willingness<text:s/></text:span><text:span text:style-name="T237_5">to<text:s/>listen<text:s/>and<text:s/>work<text:s/>with<text:s/>partners<text:s/>in<text:s/>finding<text:s/>a<text:s/>way<text:s/>forward.</text:span></text:p>
                </text:list-item>
                <text:list-item>
                  <text:p text:style-name="P238"><text:span text:style-name="T238_1">While<text:s/>t</text:span><text:span text:style-name="T238_2">here<text:s/>are<text:s/>many<text:s/>areas<text:s/>of<text:s/>strength</text:span><text:span text:style-name="T238_3"><text:s/>in<text:s/></text:span><text:span text:style-name="T238_4">South<text:s/>Africa</text:span><text:span text:style-name="T238_5">’s<text:s/>instit</text:span><text:span text:style-name="T238_6">utions,<text:s/>there<text:s/>is<text:s/>also<text:s/></text:span><text:span text:style-name="T238_7">evident<text:s/>str</text:span><text:span text:style-name="T238_8">ain<text:s/>across<text:s/>all<text:s/>three<text:s/>spheres<text:s/>of<text:s/></text:span><text:span text:style-name="T238_9">government.<text:s text:c="2"/>These</text:span><text:span text:style-name="T238_10"><text:s/>are<text:s/>largely<text:s/>the<text:s/>result<text:s/>of<text:s/>administrative<text:s/>inefficienc</text:span><text:span text:style-name="T238_11">ies<text:s/>that<text:s/>lead<text:s/>to<text:s/>poor<text:s/>execution</text:span><text:span text:style-name="T238_12"><text:s/>and<text:s/>capacity<text:s/>inadequacies<text:s/>due<text:s/>to<text:s/>a<text:s/>lack<text:s/>of<text:s/></text:span><text:span text:style-name="T238_13">trained<text:s/>staff.<text:s/>The<text:s/></text:span><text:span text:style-name="T238_14">strengthening<text:s/>of<text:s/>capacity<text:s/>(among<text:s/>other<text:s/>things)<text:s/></text:span><text:span text:style-name="T238_15">being<text:s/>targeted<text:s/>by<text:s/>the<text:s/>programme<text:s/></text:span><text:span text:style-name="T238_16">through<text:s/>the<text:s/></text:span><text:span text:style-name="T238_17">EcCl<text:s/>should<text:s/>help<text:s/></text:span><text:span text:style-name="T238_18">address<text:s/></text:span><text:span text:style-name="T238_19">some<text:s/>of<text:s/>the<text:s/>current<text:s/>bottlenecks<text:s/>and<text:s/>difficulties<text:s/>encountered<text:s/>in<text:s/>translating<text:s/>policies<text:s/>into<text:s/>actions.<text:s/>Key<text:s/>areas<text:s/>where</text:span><text:span text:style-name="T238_20"><text:s/>this<text:s/>programme<text:s/>might<text:s/>help<text:s/></text:span><text:span text:style-name="T238_21">are:<text:s/>procurement,<text:s/>technical<text:s/>expertise,<text:s/>project<text:s/>and<text:s/>programme<text:s/>design,<text:s/>cross-department</text:span><text:span text:style-name="T238_22">al</text:span><text:span text:style-name="T238_23"><text:s/>wo</text:span><text:span text:style-name="T238_24">rking<text:s/>to<text:s/>address<text:s/>skills<text:s/>and<text:s/>employment<text:s/>issues,<text:s/>a</text:span><text:span text:style-name="T238_25">nd<text:s/>project<text:s/>management</text:span><text:span text:style-name="T238_26">.</text:span></text:p>
                </text:list-item>
                <text:list-item>
                  <text:p text:style-name="P239"><text:span text:style-name="T239_1">The<text:s/>Directors-General<text:s/>of<text:s/>projects<text:s/>receiving<text:s/>support<text:s/>will<text:s/>sign<text:s/>an<text:s/>agreement<text:s/>outlining<text:s/>the<text:s/>project’s<text:s/>key<text:s/>deliverables,<text:s/>milestones<text:s/>and<text:s/>agreed<text:s/>measures<text:s/>of<text:s/>success.<text:s/>Capacity<text:s/>to<text:s/>monitor<text:s/>and<text:s/>e</text:span><text:span text:style-name="T239_2">valuate<text:s/>projects<text:s/>that<text:s/>are<text:s/>awarded<text:s/>funding<text:s/>is<text:s/>to<text:s/>be<text:s/>improved<text:s/>as<text:s/>part<text:s/>of<text:s/>the<text:s/>strengthening<text:s/>of<text:s/>the<text:s/>EcCl<text:s/>Secretariat.</text:span></text:p>
                </text:list-item>
                <text:list-item>
                  <text:p text:style-name="P240"><text:span text:style-name="T240_1">A<text:s/>further<text:s/>issue<text:s/>concerns<text:s/></text:span><text:span text:style-name="T240_2">the<text:s/>lack<text:s/>of<text:s/>absorptive<text:s/>capacity</text:span><text:span text:style-name="T240_3"><text:s/>of<text:s/>many<text:s/>of<text:s/>the<text:s/>departments<text:s/>within<text:s/>the<text:s/>economic<text:s/>cluster</text:span><text:span text:style-name="T240_4"><text:s/>for<text:s/>the<text:s/>funds<text:s/>that<text:s/>they<text:s/>receiv</text:span><text:span text:style-name="T240_5">e</text:span><text:span text:style-name="T240_6">.</text:span><text:span text:style-name="T240_7"><text:s text:c="2"/>This<text:s/>could<text:s/>cause<text:s/>problems<text:s/>for<text:s/>the<text:s/>effective<text:s/>disbursement<text:s/>and<text:s/>spend<text:s/>of<text:s/>funds<text:s/>that<text:s/>would<text:s/>be<text:s/>made<text:s/>available<text:s/>under<text:s/>this<text:s/>programme.<text:s text:c="2"/>Again,<text:s/>this<text:s/>should<text:s/>be<text:s/>considered<text:s/>with<text:s/>the<text:s/>EcCl<text:s/>Secretariat<text:s/>during<text:s/>the<text:s/>programme.</text:span></text:p>
                </text:list-item>
              </text:list>
            </text:list-item>
          </text:list>
        </text:list-item>
      </text:list>
      <text:p text:style-name="P241"/>
      <text:p text:style-name="P242"><text:span text:style-name="T242_1">Political<text:s/>Appraisal</text:span><text:span text:style-name="T242_2"><text:s/></text:span></text:p>
      <text:list text:style-name="LS7" xml:id="list120" text:continue-list="list28">
        <text:list-item>
          <text:list>
            <text:list-item>
              <text:list>
                <text:list-item>
                  <text:p text:style-name="P243"><text:span text:style-name="T243_1">Of<text:s/>potential<text:s/>concern<text:s/></text:span><text:span text:style-name="T243_2">to<text:s/>this<text:s/>programme<text:s/>is<text:s/>the<text:s/>relative<text:s/>shift<text:s/>in<text:s/>policy<text:s/>emphasis<text:s/>that<text:s/>may<text:s/>arise<text:s/>out<text:s/>of<text:s/>the<text:s/></text:span><text:span text:style-name="T243_3">decisions</text:span><text:span text:style-name="T243_4"><text:s/>of<text:s/>the<text:s/>ANC<text:s/>Conference</text:span><text:span text:style-name="T243_5"><text:s/>in<text:s/>December</text:span><text:span text:style-name="T243_6"><text:s/>2007</text:span><text:span text:style-name="T243_7">.</text:span><text:span text:style-name="T243_8"><text:s text:c="2"/></text:span><text:span text:style-name="T243_9">While<text:s/>partially<text:s/>successful<text:s/>in<text:s/>creating<text:s/>a<text:s/>favourable<text:s/>climate<text:s/>for<text:s/>investment,<text:s/>government’s<text:s/>prudent<text:s/>macro<text:s/>management<text:s/>has<text:s/>at</text:span><text:span text:style-name="T243_10">tracted<text:s/>criticism<text:s/>from<text:s/>labour<text:s/>unions<text:s/>and<text:s/>civil<text:s/>society<text:s/>groups<text:s/>frustrated<text:s/>by<text:s/>the<text:s/>state’s<text:s/>perceived<text:s/>inability<text:s/>to<text:s/>reduce<text:s/>poverty<text:s/>through<text:s/>its<text:s/>current<text:s/>eco</text:span><text:span text:style-name="T243_11">nomic<text:s/>strategies.<text:s/></text:span><text:span text:style-name="T243_12">While<text:s/>a<text:s/>complete<text:s/>overhaul<text:s/>of<text:s/>the<text:s/>c</text:span><text:span text:style-name="T243_13">urrent<text:s/>policies<text:s/>under<text:s/>a<text:s/>new</text:span><text:span text:style-name="T243_14"><text:s/>government<text:s/>is<text:s/>unlikely,<text:s/>wha</text:span><text:span text:style-name="T243_15">t<text:s/>is<text:s/>possible<text:s/>is<text:s/>a<text:s/>shift<text:s/>towards<text:s/>more<text:s/>direct<text:s/>measures<text:s/>for<text:s/>reducing<text:s/>poverty<text:s/>(largely<text:s/>through<text:s/>higher<text:s/>government<text:s/>spending<text:s/>on<text:s/>social<text:s/>grants)</text:span><text:span text:style-name="T243_16"><text:s/>as<text:s/>well<text:s/></text:span><text:span text:style-name="T243_17">as<text:s/>a<text:s/>more<text:s/>developmental<text:s/>state<text:s/>that<text:s/>will<text:s/>pursue<text:s/>an<text:s/>active<text:s/>industrial<text:s/>policy</text:span><text:span text:style-name="T243_18">.<text:s/>The<text:s/>proposed<text:s/>programme’s<text:s/>flexibilit</text:span><text:span text:style-name="T243_19">y</text:span><text:span text:style-name="T243_20">,<text:s/>however,<text:s/></text:span><text:span text:style-name="T243_21">should<text:s/>allow<text:s/>for<text:s/>any<text:s/>adaptation<text:s/>required<text:s/>in<text:s/>the<text:s/>selection<text:s/>of<text:s/>projects<text:s/>in<text:s/>response<text:s/>to<text:s/>key<text:s/>changes<text:s/>in<text:s/>policy.</text:span></text:p>
                </text:list-item>
                <text:list-item>
                  <text:p text:style-name="P244"><text:span text:style-name="T244_1">Social<text:s/>frustration<text:s/>with<text:s/></text:span><text:span text:style-name="T244_2">levels<text:s/>of<text:s/>service<text:s/>delivery<text:s/>and<text:s/>job<text:s/>creation<text:s/></text:span><text:span text:style-name="T244_3">has<text:s/>been<text:s/>evident<text:s/>in<text:s/>recent<text:s/>violent<text:s/>xenophobic<text:s/></text:span><text:span text:style-name="T244_4">attacks</text:span><text:span text:style-name="T244_5">.<text:s/></text:span><text:span text:style-name="T244_6">It<text:s/>is<text:s/>importa</text:span><text:span text:style-name="T244_7">nt</text:span><text:span text:style-name="T244_8"><text:s/>that<text:s/>this<text:s/>programme<text:s/>focus<text:s/>quite<text:s/>specifically<text:s/>on<text:s/>the<text:s/>cross-sectoral<text:s/>nature<text:s/>of<text:s/>the<text:s/>growth<text:s/>agenda<text:s/>so<text:s/>that<text:s/>it<text:s/>is<text:s/>seen<text:s/>to<text:s/>be<text:s/>delivering<text:s/>on<text:s/>social<text:s/>poverty<text:s/>reduction<text:s/>and<text:s/>job<text:s/>creation.<text:s/>If<text:s/>the<text:s/></text:span><text:span text:style-name="T244_9">EcCl</text:span><text:span text:style-name="T244_10"><text:s/>can<text:s/>ensure<text:s/>that<text:s/>a<text:s/>fair<text:s/>proportion<text:s/>of<text:s/>the<text:s/>work<text:s/>done<text:s/></text:span><text:span text:style-name="T244_11">has<text:s/>a<text:s/>poverty</text:span><text:span text:style-name="T244_12"><text:s/>reduction<text:s/>focus</text:span><text:span text:style-name="T244_13">,<text:s/>it<text:s/>will<text:s/>be<text:s/>much<text:s/>easier<text:s/>to<text:s/>demonstrate<text:s/>success<text:s/>and<text:s/>sustain<text:s/>the<text:s/>programme<text:s/>irrespective<text:s/>of<text:s/>changes<text:s/>in<text:s/>the<text:s/>political<text:s/>environment</text:span><text:span text:style-name="T244_14">.</text:span></text:p>
                </text:list-item>
              </text:list>
            </text:list-item>
          </text:list>
        </text:list-item>
      </text:list>
      <text:p text:style-name="P245"/>
      <text:p text:style-name="P246"><text:span text:style-name="T246_1">Environmental<text:s/>Appraisal</text:span></text:p>
      <text:list text:style-name="LS7" xml:id="list122" text:continue-list="list28">
        <text:list-item>
          <text:list>
            <text:list-item>
              <text:list>
                <text:list-item>
                  <text:p text:style-name="P247"><text:span text:style-name="T247_1">It<text:s/>is<text:s/>difficult<text:s/>to<text:s/>assess<text:s/></text:span><text:span text:style-name="T247_2">precisely<text:s/>what<text:s/>the<text:s/>environmental<text:s/>impacts<text:s/>of<text:s/>the<text:s/>programme<text:s/>may</text:span><text:span text:style-name="T247_3"><text:s/>be.<text:s/>There<text:s/>are<text:s/>potential</text:span><text:span text:style-name="T247_4"><text:s/>environmental<text:s/>implications<text:s/>resulting<text:s/>from<text:s/>the<text:s/>implementation<text:s/>of<text:s/>interventions<text:s/>to<text:s/>(i)<text:s/>meet<text:s/>growing<text:s/>public<text:s/>demand<text:s/>for<text:s/>more<text:s/>and<text:s/>better<text:s/>infra-structure<text:s/>services<text:s/>(including<text:s/>power,<text:s/>rail,<text:s/>transport,<text:s/>ports<text:s/>and<text:s/>oil-pipelines)<text:s/>and<text:s/>(ii)<text:s/>impro</text:span><text:span text:style-name="T247_5">ve<text:s/>the<text:s/>economic<text:s/>efficiency<text:s/>and<text:s/>expansion<text:s/>of<text:s/>activities<text:s/>in<text:s/>key<text:s/>sectors<text:s/>such<text:s/>as<text:s/>tourism;<text:s/>chemicals;<text:s/>mining;<text:s/></text:span><text:span text:style-name="T247_6">bio-fuels;<text:s/>wood,<text:s/>pulp<text:s/>and<text:s/>paper</text:span><text:span text:style-name="T247_7">;<text:s/>clothing<text:s/>and<text:s/>textiles.<text:s/></text:span><text:span text:style-name="T247_8"><text:s/>In<text:s/>line<text:s/>with<text:s/>the<text:s/>government’s<text:s/>emerging<text:s/>priorities<text:s/>for<text:s/>promoting<text:s/>sustainable<text:s/>development,<text:s/>it<text:s/>i</text:span><text:span text:style-name="T247_9">s<text:s/>expected<text:s/>that<text:s/>the<text:s/>EcCl<text:s/>will<text:s/>consider<text:s/>the<text:s/>environmental<text:s/>issues<text:s/>connected<text:s/>with<text:s/>individual<text:s/>projects<text:s/>and<text:s/>choose<text:s/>to<text:s/>fund<text:s/>those<text:s/>that<text:s/>are<text:s/>likely<text:s/>to<text:s/>have<text:s/>a<text:s/>more<text:s/>positive<text:s/>impact<text:s/>on<text:s/>sustainability.<text:s text:c="2"/>Energy-related<text:s/>projects<text:s/>are<text:s/>likely<text:s/>to<text:s/>be<text:s/>focused<text:s/>around<text:s/>creating<text:s/></text:span><text:span text:style-name="T247_10">reliable<text:s/>but<text:s/>also<text:s/>renewable<text:s/>(e.g.<text:s/>solar)<text:s/>sources<text:s/>of<text:s/>energy<text:s/>for<text:s/></text:span><text:span text:style-name="T247_11">South<text:s/>Africa</text:span><text:span text:style-name="T247_12">’s<text:s/>growth<text:s/>needs.</text:span></text:p>
                </text:list-item>
              </text:list>
            </text:list-item>
          </text:list>
        </text:list-item>
      </text:list>
      <text:p text:style-name="P248"/>
      <text:p text:style-name="P249"><text:span text:style-name="T249_1">Fiduciary<text:s/></text:span><text:span text:style-name="T249_2">R</text:span><text:span text:style-name="T249_3">isk<text:s/></text:span><text:span text:style-name="T249_4">A</text:span><text:span text:style-name="T249_5">ssessment</text:span></text:p>
      <text:list text:style-name="LS7" xml:id="list123" text:continue-list="list28">
        <text:list-item>
          <text:list>
            <text:list-item>
              <text:list>
                <text:list-item>
                  <text:p text:style-name="P250"><text:span text:style-name="T250_1">DFID-SA<text:s/>finalised<text:s/>a<text:s/>Limited<text:s/>Fi</text:span><text:span text:style-name="T250_2">duciary<text:s/>Risk<text:s/>Assessment<text:s/>(FRA)</text:span><text:span text:style-name="T250_3"><text:s/>in<text:s/>August<text:s/>200</text:span><text:span text:style-name="T250_4">8.<text:s/>(See<text:s/>Appendix<text:s/>C</text:span><text:span text:style-name="T250_5">).<text:s/>The<text:s/>overall<text:s/>fiduciary<text:s/>risk<text:s/>rating<text:s/>for<text:s/>t</text:span><text:span text:style-name="T250_6">his<text:s/></text:span><text:span text:style-name="T250_7">programme<text:s/>is<text:s/></text:span><text:span text:style-name="T250_8">m</text:span><text:span text:style-name="T250_9">oderate</text:span><text:span text:style-name="T250_10">.<text:s text:c="2"/>The<text:s/>FRA<text:s/>concluded<text:s/>that<text:s/>South<text:s/>Africa’s<text:s/>financial<text:s/>legislation<text:s/>reflects<text:s/>best<text:s/>international<text:s/>practice,<text:s/>and<text:s/>without<text:s/>question,<text:s/>has<text:s/>been<text:s/>implemented<text:s/>by<text:s/>a<text:s/>government<text:s/>committed<text:s/>to<text:s/>making<text:s/>the<text:s/>system<text:s/>work<text:s/>–<text:s/>indeed,<text:s/>the<text:s/>reform<text:s/>process<text:s/>has<text:s/>been<text:s/>g</text:span><text:span text:style-name="T250_11">overnment-led,<text:s/>with<text:s/>v</text:span><text:span text:style-name="T250_12">ery<text:s/>little<text:s/>external<text:s/>stimulation</text:span><text:span text:style-name="T250_13">.<text:s/>It<text:s/>is<text:s/>acknowledged<text:s/>by<text:s/>government,<text:s/>that<text:s/>full<text:s/>implementation<text:s/>and<text:s/>maturity<text:s/>of<text:s/>these<text:s/>systems<text:s/>has<text:s/>not<text:s/>yet<text:s/>been<text:s/>achieved,<text:s/>but<text:s/>credible<text:s/>measures<text:s/>are<text:s/>in<text:s/>place<text:s/>to<text:s/>address<text:s/>areas<text:s/>of<text:s/>weakness</text:span><text:span text:style-name="T250_14">.</text:span></text:p>
                </text:list-item>
                <text:list-item>
                  <text:p text:style-name="P251"><text:span text:style-name="T251_1">A<text:s/>PEFA<text:s/></text:span><text:span text:style-name="T251_2">assessment<text:s/></text:span><text:span text:style-name="T251_3">was</text:span><text:span text:style-name="T251_4"><text:s/>started<text:s/>by<text:s/>the<text:s/>EC<text:s/>i</text:span><text:span text:style-name="T251_5">n<text:s/>June<text:s/>2008,<text:s/>as<text:s/>a<text:s/>precursor<text:s/>to<text:s/>the<text:s/>disbursement<text:s/>of<text:s/>the<text:s/></text:span><text:span text:style-name="T251_6">EC</text:span><text:span text:style-name="T251_7"><text:s/>funds<text:s/>designed<text:s/>to<text:s/>support<text:s/>Growth<text:s/>and<text:s/>Employment.<text:s text:c="2"/>The<text:s/>initial<text:s/>PEFA<text:s/>findings<text:s/>show<text:s/>that<text:s/>GoSA’s<text:s/>national<text:s/>systems<text:s/>are<text:s/>robust<text:s/>in<text:s/>terms<text:s/>of<text:s/>financial<text:s/>accountability<text:s/>and<text:s/>transparency.<text:s/>Ho</text:span><text:span text:style-name="T251_8">wever,<text:s/>it<text:s/>also<text:s/>found<text:s/>that<text:s/>donor<text:s/>practices<text:s/>in<text:s/>terms<text:s/>of<text:s/>alignment<text:s/>with<text:s/>gover</text:span><text:span text:style-name="T251_9">nment<text:s/>priorities<text:s/>and<text:s/>systems<text:s/>are</text:span><text:span text:style-name="T251_10"><text:s/>weak.</text:span><text:span text:style-name="T251_11"><text:s text:c="2"/>This<text:s/>programme<text:s/>will,<text:s/>by<text:s/>providing<text:s/>funds<text:s/>to<text:s/>the<text:s/>EcCl,<text:s/>ensure<text:s/>close<text:s/>alignment<text:s/>with<text:s/>such<text:s/>priorities<text:s/>and<text:s/>systems.</text:span></text:p>
                </text:list-item>
              </text:list>
            </text:list-item>
          </text:list>
        </text:list-item>
      </text:list>
      <text:p text:style-name="P252"/>
      <text:list text:style-name="LS7" xml:id="list125" text:continue-list="list28">
        <text:list-item>
          <text:list>
            <text:list-item>
              <text:p text:style-name="P253"><text:span text:style-name="T253_1">Lessons<text:s/>and<text:s/>Evaluation</text:span></text:p>
              <text:list>
                <text:list-item>
                  <text:p text:style-name="P254"><text:span text:style-name="T254_1">DFID<text:s/>SA,</text:span><text:span text:style-name="T254_2"><text:s/>and<text:s/>DFID<text:s/>more<text:s/>generally,<text:s/>has<text:s/>built<text:s/>up<text:s/>a<text:s/>set<text:s/>of<text:s/>diverse<text:s/>programme<text:s/>experienc</text:span><text:span text:style-name="T254_3">es,<text:s/>related<text:s/>to<text:s/>growth<text:s/>and<text:s/>to<text:s/>working<text:s/>through<text:s/>government<text:s/>in<text:s/>cross-departmental<text:s/>ways,<text:s/>relevant<text:s/>for<text:s/>the<text:s/>design<text:s/>of<text:s/>this<text:s/>programme.<text:s text:c="2"/></text:span></text:p>
                </text:list-item>
                <text:list-item>
                  <text:p text:style-name="P255"><text:span text:style-name="T255_1">In<text:s/>previous<text:s/>experiences,<text:s/>DFID<text:s/>has<text:s/>tended<text:s/>to<text:s/>fund<text:s/>gro</text:span><text:span text:style-name="T255_2">wth-related<text:s/>projects<text:s/>with<text:s/>Departments<text:s/>in<text:s/>piecemeal<text:s/>ways.<text:s text:c="2"/>This<text:s/>has<text:s/>increased<text:s/>the<text:s/>transaction<text:s/>costs<text:s/>for<text:s/>both<text:s/>parties<text:s/>and<text:s/>has<text:s/>diluted<text:s/>efforts<text:s/>to<text:s/>coordinate<text:s/>activities<text:s/>on<text:s/>growth<text:s/>across<text:s/>government.<text:s text:c="2"/>For<text:s/>this<text:s/>programme,<text:s/>the<text:s/>intention<text:s/>is<text:s/>therefore<text:s/>to<text:s/>support<text:s/>the</text:span><text:span text:style-name="T255_3"><text:s/>EcCl<text:s/>as<text:s/>the<text:s/>principal<text:s/>coordinating<text:s/>mechanism<text:s/>for<text:s/>growth<text:s/>work<text:s/>across<text:s/>GoSA,<text:s/>providing<text:s/>a<text:s/>flexible<text:s/>set<text:s/>of<text:s/>funds<text:s/>that<text:s/>can<text:s/>be<text:s/>used<text:s/>in<text:s/>accordance<text:s/>with<text:s/>the<text:s/>evolving<text:s/>priorities<text:s/>of<text:s/>the<text:s/>Growth<text:s/>Strategy.</text:span></text:p>
                </text:list-item>
                <text:list-item>
                  <text:p text:style-name="P256"><text:span text:style-name="T256_1">Past<text:s/>experiences<text:s/>have<text:s/>also<text:s/>pointed<text:s/>to<text:s/>the<text:s/>merits<text:s/></text:span><text:span text:style-name="T256_2">of<text:s/>trying<text:s/>to<text:s/>c</text:span><text:span text:style-name="T256_3">atalyse<text:s/>change,<text:s/>using<text:s/>programme<text:s/>funds<text:s/>to<text:s/>enable<text:s/></text:span><text:span text:style-name="T256_4">innovation<text:s/>and<text:s/>piloting<text:s/>of<text:s/>approaches<text:s/>in<text:s/>ways<text:s/>that<text:s/></text:span><text:span text:style-name="T256_5">can<text:s/>be<text:s/>subsequently<text:s/>scaled<text:s/>up<text:s/>by<text:s/>the<text:s/>government<text:s/>with<text:s/>wider<text:s/>funds<text:s/>available.<text:s text:c="2"/>The<text:s/>funding<text:s/>mechanisms<text:s/>incorporated<text:s/>in<text:s/>this<text:s/>programme<text:s/>aim<text:s/>to<text:s/>do<text:s/>exactly<text:s/>this,<text:s/>in</text:span><text:span text:style-name="T256_6">cluding<text:s/>by<text:s/>seeking<text:s/>to<text:s/>leverage<text:s/>the<text:s/>significant<text:s/>budget<text:s/>support<text:s/>resources<text:s/>being<text:s/>made<text:s/>available<text:s/>to<text:s/>GoSA<text:s/>by<text:s/>the<text:s/>EC.</text:span></text:p>
                </text:list-item>
                <text:list-item>
                  <text:p text:style-name="P257"><text:span text:style-name="T257_1">A<text:s/>further<text:s/>lesson<text:s/>built<text:s/>into<text:s/>the<text:s/>programme<text:s/>is<text:s/>its<text:s/>recognition<text:s/>of<text:s/>the<text:s/>need<text:s/>to<text:s/>promote<text:s/>growth<text:s/>that<text:s/>is<text:s/>inclusive,<text:s/>particularly<text:s/>in<text:s/>the<text:s/>South<text:s/>African<text:s/></text:span><text:span text:style-name="T257_2">context.<text:s text:c="2"/>Raising<text:s/>levels<text:s/>of<text:s/>growth<text:s/>and<text:s/>mean<text:s/>incomes<text:s/>may<text:s/>not<text:s/>in<text:s/>itself<text:s/>have<text:s/>an<text:s/>effect<text:s/>in<text:s/>reducing<text:s/>poverty.<text:s text:c="2"/>The<text:s/>programme<text:s/>will<text:s/>support<text:s/>the<text:s/>EcCl<text:s/>to<text:s/>find<text:s/>ways<text:s/>of<text:s/>shifting<text:s/>the<text:s/>patterns<text:s/>of<text:s/>growth<text:s/>in<text:s/>ways<text:s/>that<text:s/>promote<text:s/>better<text:s/>integration<text:s/>of<text:s/>the<text:s/>economically<text:s/>margi</text:span><text:span text:style-name="T257_3">nalised.<text:s text:c="2"/>This<text:s/>is<text:s/>in<text:s/>line<text:s/>with<text:s/>prospective<text:s/>shifts<text:s/>in<text:s/>emphasis<text:s/>in<text:s/>government<text:s/>policy<text:s/>priorities.</text:span></text:p>
                </text:list-item>
                <text:list-item>
                  <text:p text:style-name="P258"><text:span text:style-name="T258_1">Whilst<text:s/>DFID’s<text:s/>funds<text:s/>will<text:s/>complement<text:s/>those<text:s/>of<text:s/>the<text:s/>EC,<text:s/>supporting<text:s/>GoSA<text:s/>to<text:s/>deliver<text:s/>on<text:s/>the<text:s/>agreed<text:s/>Key<text:s/>Performance<text:s/>Indicators</text:span><text:span text:style-name="T258_2"><text:s/>(KPIs)</text:span><text:span text:style-name="T258_3">,<text:s/>a<text:s/>separate<text:s/>programme<text:s/>logframe<text:s/>wi</text:span><text:span text:style-name="T258_4">ll<text:s/>enable</text:span><text:span text:style-name="T258_5"><text:s/>the<text:s/>impacts<text:s/>of<text:s/>this<text:s/>programme<text:s/>to<text:s/>be<text:s/>assessed</text:span><text:span text:style-name="T258_6">.</text:span><text:span text:style-name="T258_7"><text:s text:c="2"/>The<text:s/>indicators<text:s/>capture<text:s/>the<text:s/>effects<text:s/>of<text:s/>the<text:s/>programme<text:s/>in<text:s/>strengthening<text:s/>capacity<text:s/>and<text:s/>coordination<text:s/>of<text:s/>the<text:s/>EcCl,<text:s/>including<text:s/>through<text:s/>examples<text:s/>of<text:s/>successful<text:s/>project<text:s/>implementation,<text:s/>and<text:s/>in<text:s/>improving<text:s/>delivery<text:s/></text:span><text:span text:style-name="T258_8">of<text:s/>the<text:s/>Growth<text:s/>Strategy<text:s/>through<text:s/>stronger<text:s/>monitoring<text:s/>of<text:s/>delivery<text:s/>against<text:s/>the<text:s/>ePoA.<text:s text:c="2"/>The<text:s/>indicators<text:s/>also<text:s/>capture<text:s/>the<text:s/>leveraging<text:s/>effects<text:s/>of<text:s/>programme<text:s/>support<text:s/>through<text:s/>measurement<text:s/>of<text:s/>the<text:s/>extent<text:s/>to<text:s/>which<text:s/>lessons<text:s/>are<text:s/>learned<text:s/>and<text:s/>implemented<text:s/>from<text:s/>pilot<text:s/>projects.</text:span></text:p>
                </text:list-item>
              </text:list>
            </text:list-item>
          </text:list>
        </text:list-item>
      </text:list>
      <text:p text:style-name="P259"/>
      <text:p text:style-name="P260"/>
      <text:list text:style-name="LS7" xml:id="list131" text:continue-list="list28">
        <text:list-item>
          <text:p text:style-name="P261"><text:span text:style-name="T261_1">IMPLEMENTATION</text:span></text:p>
          <text:list>
            <text:list-item>
              <text:p text:style-name="P262"><text:span text:style-name="T262_1">Management<text:s/>Arrangements</text:span></text:p>
              <text:list>
                <text:list-item>
                  <text:p text:style-name="P263"><text:span text:style-name="T263_1">The<text:s/>programme,<text:s/>its<text:s/>mechanisms<text:s/>for<text:s/>funding<text:s/>and<text:s/>monitoring<text:s/>arrangements<text:s/></text:span><text:span text:style-name="T263_2">will<text:s/>be<text:s/>agreed<text:s/>with<text:s/>the<text:s/></text:span><text:span text:style-name="T263_3">EcCl</text:span><text:span text:style-name="T263_4">.<text:s text:c="2"/></text:span><text:span text:style-name="T263_5">The<text:s/>S</text:span><text:span text:style-name="T263_6">ecretariat<text:s/></text:span><text:span text:style-name="T263_7">of<text:s/>the<text:s/>EcCl<text:s/></text:span><text:span text:style-name="T263_8">is<text:s/>responsible<text:s/>for<text:s/>calling<text:s/>meetings<text:s/>of<text:s/>the<text:s/>cluster,<text:s/>setting<text:s/>the<text:s/>agenda<text:s/>and<text:s/>schedule<text:s/>of<text:s/>i</text:span><text:span text:style-name="T263_9">ssues<text:s/>to<text:s/>be<text:s/>discussed<text:s/>in<text:s/>collaboration<text:s/>with<text:s/>the<text:s/>co-chairs<text:s/>and<text:s/>facilitating<text:s/>the<text:s/>reporting<text:s/>of<text:s/>focus<text:s/>groups<text:s/>into<text:s/>t</text:span><text:span text:style-name="T263_10">he<text:s/>cluster<text:s/>DG<text:s/>meetings</text:span><text:span text:style-name="T263_11">.</text:span><text:span text:style-name="T263_12"><text:s/></text:span><text:span text:style-name="T263_13">The<text:s/>S</text:span><text:span text:style-name="T263_14">ecretariat<text:s/>is<text:s/>also<text:s/>respo</text:span><text:span text:style-name="T263_15">nsible<text:s/>for<text:s/>the<text:s/>development<text:s/>of<text:s/>programme<text:s/>content<text:s/>and<text:s/>research,<text:s/>reporting<text:s/>to<text:s/>cabinet<text:s/>and<text:s/>for<text:s/></text:span><text:span text:style-name="T263_16">m</text:span><text:span text:style-name="T263_17">edia<text:s/>briefings</text:span><text:span text:style-name="T263_18"><text:s/>around<text:s/>the<text:s/>EcCl’s<text:s/>work</text:span><text:span text:style-name="T263_19"><text:s/>and<text:s/>monitoring<text:s/>and<text:s/>evaluating<text:s/>the<text:s/>Cluster’s<text:s/>PoA</text:span><text:span text:style-name="T263_20">.</text:span></text:p>
                </text:list-item>
                <text:list-item>
                  <text:p text:style-name="P264"><text:span text:style-name="T264_1">The<text:s/>EcCl<text:s/>also<text:s/>comprises:</text:span></text:p>
                </text:list-item>
              </text:list>
            </text:list-item>
          </text:list>
        </text:list-item>
      </text:list>
      <text:list text:style-name="LS30" xml:id="list135">
        <text:list-item>
          <text:p text:style-name="P265"><text:span text:style-name="T265_1">Economic<text:s/>Cluster<text:s/>Line<text:s/>Departments</text:span><text:span text:style-name="T265_2"><text:s/>(ECLD).<text:s/>Currently<text:s/>24<text:s/>Departments<text:s/>of<text:s/>GoSA<text:s/>are<text:s/>members<text:s/>of<text:s/>the<text:s/>EcCl,<text:s/>of<text:s/>which<text:s/>13<text:s/>are<text:s/>active<text:s/>participants.<text:s/>These<text:s/>d</text:span><text:span text:style-name="T265_3">epartments<text:s/>imp</text:span><text:span text:style-name="T265_4">lement<text:s/>GoSA’s<text:s/>growth<text:s/>polices<text:s/>as<text:s/>detailed<text:s/>in<text:s/>the<text:s/></text:span><text:span text:style-name="T265_5">Growth<text:s/>St</text:span><text:span text:style-name="T265_6">ra</text:span><text:span text:style-name="T265_7">tegy<text:s/>and<text:s/>the<text:s/>ePoA</text:span><text:span text:style-name="T265_8">;</text:span></text:p>
        </text:list-item>
        <text:list-item>
          <text:p text:style-name="P266"><text:span text:style-name="T266_1">Focus<text:s/>Groups</text:span><text:span text:style-name="T266_2"><text:s/>(FG)<text:s/>meeting<text:s/>monthly<text:s/>in<text:s/></text:span><text:span text:style-name="T266_3">f</text:span><text:span text:style-name="T266_4">ive<text:s/>areas</text:span><text:span text:style-name="T266_5"><text:s/>–<text:s/></text:span><text:span text:style-name="T266_6">Macro-Economy,<text:s/>Industrial<text:s/>Strategy,<text:s/>Equity<text:s/>and<text:s/>Development,<text:s/>Public<text:s/>Investment,<text:s/>and<text:s/>Skills<text:s/>dev</text:span><text:span text:style-name="T266_7">elopment.<text:s/></text:span><text:span text:style-name="T266_8">In<text:s/>the<text:s/>cont</text:span><text:span text:style-name="T266_9">ext<text:s/>of<text:s/>the<text:s/>funding<text:s/>arrangement<text:s/>,<text:s/>t</text:span><text:span text:style-name="T266_10">he<text:s/>function<text:s/>of<text:s/>the<text:s/>FG</text:span><text:span text:style-name="T266_11">s<text:s/>is<text:s/>to<text:s/>receive<text:s/>ideas<text:s/>and<text:s/>proposals<text:s/>from<text:s/>Line<text:s/>Depa</text:span><text:span text:style-name="T266_12">rtments<text:s/>for<text:s/>funding<text:s/>by<text:s/>the<text:s/>EcCl;</text:span></text:p>
        </text:list-item>
        <text:list-item>
          <text:p text:style-name="P267"><text:span text:style-name="T267_1">Funding<text:s/>Committee</text:span><text:span text:style-name="T267_2"><text:s/>(FC),<text:s/>meeting</text:span><text:span text:style-name="T267_3"><text:s/>bi-annually</text:span><text:span text:style-name="T267_4">,<text:s/></text:span><text:span text:style-name="T267_5">made<text:s/>up<text:s/>of<text:s/>the<text:s/>two<text:s/>co-chairs<text:s/>of<text:s/>the<text:s/>EcCl<text:s/>(DTI<text:s/>and<text:s/>DPE)<text:s/>and<text:s/>the<text:s/>chairs<text:s/>of<text:s/></text:span><text:span text:style-name="T267_6">the<text:s/>five<text:s/>focus<text:s/>groups<text:s/>made<text:s/>up<text:s/>of<text:s/>DGs<text:s/>(or<text:s/>their<text:s/>nomin</text:span><text:span text:style-name="T267_7">ees)<text:s/>from<text:s/>key<text:s/>EcCl<text:s/>departments;</text:span></text:p>
        </text:list-item>
      </text:list>
      <text:list text:style-name="LS7" xml:id="list138" text:continue-list="list28">
        <text:list-item>
          <text:list>
            <text:list-item>
              <text:list>
                <text:list-item>
                  <text:p text:style-name="P268"><text:span text:style-name="T268_1">The<text:s/>process<text:s/>for<text:s/>accessing<text:s/>DFID<text:s/>funds<text:s/>by<text:s/>EcCl<text:s/>Line<text:s/>Departments<text:s/>will<text:s/>be<text:s/>as<text:s/>follows,<text:s/>and<text:s/>as<text:s/>illustrated<text:s/>in<text:s/>the<text:s/>diagram<text:s/>below.<text:s text:c="2"/>All<text:s/>stages<text:s/>will<text:s/></text:span><text:span text:style-name="T268_2">be<text:s/>managed<text:s/>and<text:s/>tracked<text:s/>carefully</text:span><text:span text:style-name="T268_3"><text:s/>by<text:s/>the<text:s/>Cluster<text:s/>Secretariat</text:span><text:span text:style-name="T268_4">.<text:s/></text:span></text:p>
                </text:list-item>
              </text:list>
            </text:list-item>
          </text:list>
        </text:list-item>
      </text:list>
      <text:p text:style-name="P269"><text:span text:style-name="T269_1">Step<text:s/>1</text:span><text:span text:style-name="T269_2">.<text:s/>ECLDs<text:s/>submit<text:s/></text:span><text:span text:style-name="T269_3">ideas<text:s/>and<text:s/>proposals<text:s/>to<text:s/>FGs<text:s/>(e.g.</text:span><text:span text:style-name="T269_4"><text:s/>for<text:s/>financing<text:s/>research,<text:s/>experts,<text:s/>inn</text:span><text:span text:style-name="T269_5">ovations,<text:s/>pilots,<text:s/>workshops).<text:s/>Project<text:s/>proposals<text:s/></text:span><text:span text:style-name="T269_6">will<text:s/>need<text:s/>to<text:s/>a</text:span><text:span text:style-name="T269_7">lign<text:s/>with<text:s/>the<text:s/>EcCl’s</text:span><text:span text:style-name="T269_8"><text:s/>ePoA</text:span><text:span text:style-name="T269_9">,<text:s/>specifically<text:s/>around<text:s/>the<text:s/>areas<text:s/>of<text:s/>increasing<text:s/>eco</text:span><text:span text:style-name="T269_10">nomic<text:s/>efficiencies,<text:s/>promoting<text:s/>dynamic<text:s/>growth<text:s/>sectors,<text:s/>and<text:s/>integrating<text:s/>small<text:s/>and<text:s/>micro-enterprises</text:span><text:span text:style-name="T269_11">.</text:span><text:span text:style-name="T269_12"><text:s/></text:span><text:span text:style-name="T269_13">In<text:s/>addition,<text:s/>funding<text:s/>decisions<text:s/>will<text:s/>take<text:s/>into<text:s/>account<text:s/>whether<text:s/>and<text:s/>how<text:s/>proposed<text:s/>projects<text:s/>wil</text:span><text:span text:style-name="T269_14">l:</text:span></text:p>
      <text:list text:style-name="LS16" xml:id="list139">
        <text:list-item>
          <text:p text:style-name="P270"><text:span text:style-name="T270_1">make<text:s/>a<text:s/>positive<text:s/>impact<text:s/>on<text:s/>employment<text:s/>and<text:s/>development<text:s/>of<text:s/>the<text:s/>Sec</text:span><text:span text:style-name="T270_2">ond<text:s/>Economy</text:span><text:span text:style-name="T270_3">;</text:span></text:p>
        </text:list-item>
        <text:list-item>
          <text:p text:style-name="P271"><text:span text:style-name="T271_1">encourage<text:s/>interdepartmental<text:s/>implementation</text:span><text:span text:style-name="T271_2"><text:s/>and<text:s/>co-funding;</text:span></text:p>
        </text:list-item>
        <text:list-item>
          <text:p text:style-name="P272"><text:span text:style-name="T272_1">provide<text:s/>measurable<text:s/>milestones<text:s/>and<text:s/></text:span><text:span text:style-name="T272_2">defined<text:s/></text:span><text:span text:style-name="T272_3">impacts</text:span><text:span text:style-name="T272_4">;</text:span></text:p>
        </text:list-item>
        <text:list-item>
          <text:p text:style-name="P273"><text:span text:style-name="T273_1">achieve<text:s/>innovation;</text:span></text:p>
        </text:list-item>
        <text:list-item>
          <text:p text:style-name="P274"><text:span text:style-name="T274_1">enhance<text:s/>visibility<text:s/>and<text:s/></text:span><text:span text:style-name="T274_2">enhance<text:s/></text:span><text:span text:style-name="T274_3">profile;</text:span></text:p>
        </text:list-item>
        <text:list-item>
          <text:p text:style-name="P275"><text:span text:style-name="T275_1">be<text:s/>managed<text:s/>and<text:s/>with<text:s/>what<text:s/>capacity</text:span><text:span text:style-name="T275_2">;</text:span></text:p>
        </text:list-item>
        <text:list-item>
          <text:p text:style-name="P276"><text:span text:style-name="T276_1">be<text:s/>monitored<text:s/>and<text:s/>evaluated</text:span><text:span text:style-name="T276_2">.</text:span></text:p>
        </text:list-item>
      </text:list>
      <text:p text:style-name="P277"/>
      <text:p text:style-name="P278"><text:span text:style-name="T278_1">Step<text:s/>2</text:span><text:span text:style-name="T278_2">.<text:s text:c="2"/></text:span><text:span text:style-name="T278_3">FGs,<text:s/>with<text:s/>active<text:s/>support<text:s/>from<text:s/>the</text:span><text:span text:style-name="T278_4"><text:s/>Secretariat</text:span><text:span text:style-name="T278_5">,<text:s/>work<text:s/>with<text:s/>ECLDs<text:s/>to<text:s/>prepare<text:s/>project<text:s/>proposals.<text:s/></text:span><text:span text:style-name="T278_6">P</text:span><text:span text:style-name="T278_7">rojects<text:s/>less<text:s/>than<text:s/>R4<text:s/>million<text:s/>will<text:s/>be<text:s/>considered<text:s/>for<text:s/>funding<text:s/>by<text:s/>the<text:s/>cluster<text:s/>Co-chairs.<text:s/>Projects<text:s/>above<text:s/>R4<text:s/>million<text:s/>will<text:s/>be<text:s/>submitted<text:s/>to<text:s/>the<text:s/>Funding<text:s/>Committee<text:s/>and<text:s/>con</text:span><text:span text:style-name="T278_8">sidered<text:s/>at<text:s/>its<text:s/>bi-annual<text:s/>meetings.</text:span></text:p>
      <text:p text:style-name="P279"><text:span text:style-name="T279_1">Step<text:s/>3.</text:span><text:span text:style-name="T279_2"><text:s/></text:span><text:span text:style-name="T279_3">Cluster<text:s/>Co-chairs<text:s/>and/or<text:s/>the<text:s/>Fund<text:s/>Committee<text:s/>decide<text:s/>on<text:s/>project<text:s/>applications<text:s/>and<text:s/>signal<text:s/>approval<text:s/>or<text:s/>rejection</text:span><text:span text:style-name="T279_4">.</text:span></text:p>
      <text:p text:style-name="P280"><text:span text:style-name="T280_1">Step<text:s/>4</text:span><text:span text:style-name="T280_2">.</text:span><text:span text:style-name="T280_3"><text:s/>If<text:s/>approved</text:span><text:span text:style-name="T280_4">,<text:s/>the<text:s/>Secretariat<text:s/>will<text:s/>submit<text:s/>a<text:s/>request<text:s/>for<text:s/>funds<text:s/>to<text:s/>National<text:s/>Treasury</text:span><text:span text:style-name="T280_5"><text:s/>and<text:s/>may<text:s/></text:span><text:span text:style-name="T280_6">engage</text:span><text:span text:style-name="T280_7"><text:s/>with<text:s/>ECLDs<text:s/>to<text:s/>make<text:s/>necessary<text:s/>procurement<text:s/>arrangements</text:span><text:span text:style-name="T280_8">.</text:span></text:p>
      <text:p text:style-name="P281"><text:span text:style-name="T281_1">Step<text:s/>5.</text:span><text:span text:style-name="T281_2"><text:s/></text:span><text:span text:style-name="T281_3">Either<text:s/>the<text:s/></text:span><text:span text:style-name="T281_4">Secretariat</text:span><text:span text:style-name="T281_5"><text:s/>or<text:s/>ECLD<text:s/>will<text:s/>enter<text:s/>into<text:s/>a<text:s/>contract<text:s/>with<text:s/>suppliers.<text:s/>NT<text:s/>will</text:span><text:span text:style-name="T281_6"><text:s/>endeavour<text:s/>to<text:s/>release<text:s/>funds<text:s/>to<text:s/>Line<text:s/>D</text:span><text:span text:style-name="T281_7">epartment<text:s/>within<text:s/>a<text:s/>week.</text:span></text:p>
      <text:p text:style-name="P282"><text:span text:style-name="T282_1">Step<text:s/>6</text:span><text:span text:style-name="T282_2">.<text:s/>Supplier</text:span><text:span text:style-name="T282_3">s<text:s/>will<text:s/>deliver<text:s/>agreed<text:s/>services<text:s/>di</text:span><text:span text:style-name="T282_4">rectly<text:s/>to<text:s/>the<text:s/>Secretariat<text:s/></text:span><text:span text:style-name="T282_5">or<text:s/>ECLDs.</text:span></text:p>
      <text:p text:style-name="P283"/>
      <text:p text:style-name="P284"><draw:frame svg:x="1.27cm" svg:y="0.254cm" svg:width="15.178cm" svg:height="8.572cm" draw:style-name="FR1" text:anchor-type="char" draw:z-index="0"><draw:object-ole xlink:href="Object 1" xlink:type="simple" xlink:show="embed" xlink:actuate="onLoad" draw:class-id="00020820-0000-0000-C000-000000000046"/><draw:image xlink:href="ObjectReplacements/Object 1" xlink:type="simple" xlink:show="embed" xlink:actuate="onLoad"/></draw:frame></text:p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list text:style-name="LS7" xml:id="list146" text:continue-list="list28">
        <text:list-item>
          <text:list>
            <text:list-item>
              <text:list>
                <text:list-item>
                  <text:p text:style-name="P298"><text:span text:style-name="T298_1">In<text:s/>the<text:s/>course<text:s/>of<text:s/>scoping<text:s/>and<text:s/>designing<text:s/>this<text:s/>programme,<text:s/>many<text:s/>Line<text:s/>Depart</text:span><text:span text:style-name="T298_2">ments<text:s/>have<text:s/>submitted<text:s/></text:span><text:span text:style-name="T298_3">prospective<text:s/></text:span><text:span text:style-name="T298_4">proposals<text:s/></text:span><text:span text:style-name="T298_5">which<text:s/></text:span><text:span text:style-name="T298_6">should<text:s/></text:span><text:span text:style-name="T298_7">meet<text:s/>the<text:s/>criteria<text:s/></text:span><text:span text:style-name="T298_8">for<text:s/>approval.<text:s text:c="2"/></text:span><text:span text:style-name="T298_9">These<text:s/>will<text:s/>be<text:s/>fast-tracked<text:s/>through<text:s/>the<text:s/>above</text:span><text:span text:style-name="T298_10"><text:s/>process</text:span><text:span text:style-name="T298_11">es</text:span><text:span text:style-name="T298_12"><text:s/>for<text:s/>funding<text:s/>once<text:s/>disbursement<text:s/>begins.<text:s/></text:span><text:span text:style-name="T298_13">These<text:s/>are<text:s/>listed<text:s/>in<text:s/>the<text:s/>box<text:s/>below</text:span><text:span text:style-name="T298_14">.<text:s/>They<text:s/>illustrate<text:s/>well<text:s/>how<text:s/>the<text:s/>cluster<text:s/>process<text:s/>will<text:s/>work<text:s/>to<text:s/>address<text:s/>a<text:s/>number<text:s/>of<text:s/>ePoA’s<text:s/>core<text:s/>concerns<text:s/>for<text:s/>ensuring<text:s/>growth’s<text:s/>binding<text:s/>concerns<text:s/>are<text:s/>addressed<text:s/>and<text:s/>employment<text:s/>growt</text:span><text:span text:style-name="T298_15">h<text:s/>is<text:s/>promoted<text:s/>vigorously.<text:s/></text:span><text:span text:style-name="T298_16"><text:s/>A</text:span><text:span text:style-name="T298_17">rrangements<text:s/>have<text:s/>been<text:s/>made<text:s/>with<text:s/>N</text:span><text:span text:style-name="T298_18">ational<text:s/>Treasury<text:s/></text:span><text:span text:style-name="T298_19">to<text:s/>finance<text:s/>front-loaded<text:s/>projects<text:s/>within<text:s/>a<text:s/>week<text:s/>of<text:s/>the<text:s/>first<text:s/>tranche<text:s/>of<text:s/></text:span><text:span text:style-name="T298_20">DFID<text:s/>funds<text:s/>being<text:s/>made<text:s/>available.</text:span></text:p>
                </text:list-item>
              </text:list>
            </text:list-item>
          </text:list>
        </text:list-item>
      </text:list>
      <text:p text:style-name="P299"/>
      <table:table table:style-name="Table2">
        <table:table-column table:style-name="Column2"/>
        <table:table-row table:style-name="Row2">
          <table:table-cell table:style-name="Cell2">
            <text:p text:style-name="P300"><text:bookmark-start text:name="_Toc216519705"/><text:span text:style-name="T300_1">Examples<text:s/>of<text:s/></text:span><text:span text:style-name="T300_2">Prospective<text:s/></text:span><text:span text:style-name="T300_3">Project</text:span><text:span text:style-name="T300_4">s</text:span><text:span text:style-name="T300_5"><text:s/></text:span><text:span text:style-name="T300_6">for<text:s/>funding<text:s/>at<text:s/>programme<text:s/>inception</text:span><text:bookmark-end text:name="_Toc216519705"/></text:p>
          </table:table-cell>
        </table:table-row>
        <table:table-row table:style-name="Row3">
          <table:table-cell table:style-name="Cell3">
            <text:p text:style-name="P301"/>
          </table:table-cell>
        </table:table-row>
        <table:table-row table:style-name="Row4">
          <table:table-cell table:style-name="Cell4">
            <text:p text:style-name="P302"><text:span text:style-name="T302_1">In</text:span><text:span text:style-name="T302_2">creasing<text:s/>public<text:s/>investment<text:s/>to<text:s/>improve<text:s/>the<text:s/>state<text:s/>of<text:s/>infrastructure:</text:span></text:p>
            <text:list text:style-name="LS2" xml:id="list147">
              <text:list-item>
                <text:p text:style-name="P303"><text:span text:style-name="T303_1">Develop<text:s/>an<text:s/>industrial<text:s/>strategy<text:s/>to<text:s/>promote<text:s/>and<text:s/>support<text:s/>the<text:s/>sustainable<text:s/>use<text:s/>of<text:s/>solar<text:s/>energy<text:s/>for<text:s/>domestic<text:s/>and<text:s/>commercial<text:s/>purposes</text:span></text:p>
              </text:list-item>
            </text:list>
          </table:table-cell>
        </table:table-row>
        <table:table-row table:style-name="Row5">
          <table:table-cell table:style-name="Cell5">
            <text:p text:style-name="P304"/>
          </table:table-cell>
        </table:table-row>
        <table:table-row table:style-name="Row6">
          <table:table-cell table:style-name="Cell6">
            <text:p text:style-name="P305"><text:span text:style-name="T305_1">Addressing<text:s/>barriers<text:s/>to<text:s/>entry,<text:s/>expanding<text:s/>economic<text:s/>opportunit</text:span><text:span text:style-name="T305_2">ies,<text:s/>and<text:s/>improving<text:s/>the<text:s/>competitive<text:s/>efficiency<text:s/>of<text:s/>firms:</text:span></text:p>
            <text:list text:style-name="LS2" xml:id="list148">
              <text:list-item>
                <text:p text:style-name="P306"><text:span text:style-name="T306_1">Benchmark<text:s/>firms<text:s/>in<text:s/>southern<text:s/></text:span><text:span text:style-name="T306_2">Africa</text:span><text:span text:style-name="T306_3"><text:s/>so<text:s/>that<text:s/>enterprises<text:s/>can<text:s/>supply<text:s/>South<text:s/>African<text:s/>industries<text:s/>with<text:s/>products<text:s/>required<text:s/>for<text:s/>the<text:s/>planned<text:s/>scale-up<text:s/>in<text:s/>infrastructure</text:span></text:p>
              </text:list-item>
              <text:list-item>
                <text:p text:style-name="P307"><text:span text:style-name="T307_1">Support<text:s/>pilots<text:s/>under<text:s/>the<text:s/>Community<text:s/>Work<text:s/>Pro</text:span><text:span text:style-name="T307_2">gramme<text:s/>that<text:s/>provide<text:s/>(socially<text:s/>useful)<text:s/>employment<text:s/>opportunities<text:s/>to<text:s/>poor<text:s/>unemployed<text:s/>youth</text:span></text:p>
              </text:list-item>
            </text:list>
          </table:table-cell>
        </table:table-row>
        <table:table-row table:style-name="Row7">
          <table:table-cell table:style-name="Cell7">
            <text:p text:style-name="P308"/>
          </table:table-cell>
        </table:table-row>
        <table:table-row table:style-name="Row8">
          <table:table-cell table:style-name="Cell8">
            <text:p text:style-name="P309"><text:span text:style-name="T309_1">Upgrading<text:s/>workers’<text:s/>skills<text:s/>and<text:s/>capacity:</text:span></text:p>
            <text:list text:style-name="LS3" xml:id="list150">
              <text:list-item>
                <text:p text:style-name="P310"><text:span text:style-name="T310_1">Develop<text:s/>a<text:s/>National<text:s/>Skills<text:s/>Plan<text:s/>Strategy</text:span></text:p>
              </text:list-item>
              <text:list-item>
                <text:p text:style-name="P311"><text:span text:style-name="T311_1">Develop<text:s/>curriculum,<text:s/>and<text:s/>consultation<text:s/>programme,<text:s/>for<text:s/>Further<text:s/>Education<text:s/>Training<text:s/>to<text:s/>exp</text:span><text:span text:style-name="T311_2">and<text:s/>number<text:s/>of<text:s/>skilled<text:s/>artisans</text:span></text:p>
              </text:list-item>
              <text:list-item>
                <text:p text:style-name="P312"><text:span text:style-name="T312_1">Develop<text:s/>programme<text:s/>to<text:s/>improve<text:s/>the<text:s/>skills<text:s/>of<text:s/>lecturers<text:s/>in<text:s/>FET<text:s/>institutions</text:span></text:p>
              </text:list-item>
              <text:list-item>
                <text:p text:style-name="P313"><text:span text:style-name="T313_1">Develop<text:s/>an<text:s/>Enterprise<text:s/>Skills<text:s/>Development<text:s/>Agency<text:s/>to<text:s/>help<text:s/>young<text:s/>people<text:s/>to<text:s/>acquire<text:s/>technical<text:s/>skills<text:s/>and<text:s/>enable<text:s/>State<text:s/>Owned<text:s/>Enterprises<text:s/>to<text:s/>provide<text:s/>more<text:s/>effe</text:span><text:span text:style-name="T313_2">ctive<text:s/>infrastructural<text:s/>services</text:span></text:p>
              </text:list-item>
            </text:list>
          </table:table-cell>
        </table:table-row>
        <table:table-row table:style-name="Row9">
          <table:table-cell table:style-name="Cell9">
            <text:p text:style-name="P314"/>
          </table:table-cell>
        </table:table-row>
        <table:table-row table:style-name="Row10">
          <table:table-cell table:style-name="Cell10">
            <text:p text:style-name="P315"><text:span text:style-name="T315_1">Increase<text:s/>government’s<text:s/>institutional<text:s/>capacity<text:s/>and<text:s/>efficiency:</text:span></text:p>
            <text:list text:style-name="LS4" xml:id="list154">
              <text:list-item>
                <text:p text:style-name="P316"><text:span text:style-name="T316_1">Strengthen,<text:s/>through<text:s/>training,<text:s/>the<text:s/>procurement<text:s/>capacity<text:s/>of<text:s/>State<text:s/>Owned<text:s/>Enterprises<text:s/>and<text:s/>achieve<text:s/>gains<text:s/>in<text:s/>efficiency</text:span></text:p>
              </text:list-item>
            </text:list>
          </table:table-cell>
        </table:table-row>
        <table:table-row table:style-name="Row11">
          <table:table-cell table:style-name="Cell11">
            <text:p text:style-name="P317"/>
          </table:table-cell>
        </table:table-row>
        <table:table-row table:style-name="Row12">
          <table:table-cell table:style-name="Cell12">
            <text:p text:style-name="P318"><text:span text:style-name="T318_1">Create<text:s/>a<text:s/>more<text:s/>competitive<text:s/>business<text:s/>environme</text:span><text:span text:style-name="T318_2">nt:</text:span></text:p>
            <text:list text:style-name="LS4" xml:id="list155">
              <text:list-item>
                <text:p text:style-name="P319"><text:span text:style-name="T319_1">Build<text:s/>the<text:s text:c="2"/>capacity<text:s/>of<text:s/>the<text:s/>Competition<text:s/>Commission<text:s/>to<text:s/>investigate<text:s/>proactively<text:s/>anti-competitive<text:s/>market<text:s/>behaviour</text:span></text:p>
              </text:list-item>
            </text:list>
          </table:table-cell>
        </table:table-row>
      </table:table>
      <text:p text:style-name="P320"/>
      <text:list text:style-name="LS7" xml:id="list156" text:continue-list="list28">
        <text:list-item>
          <text:list>
            <text:list-item>
              <text:list>
                <text:list-item>
                  <text:p text:style-name="P321"><text:span text:style-name="T321_1">The<text:s/>Programme<text:s/>will<text:s/>be<text:s/>managed<text:s/></text:span><text:span text:style-name="T321_2">within<text:s/>DFID<text:s/></text:span><text:span text:style-name="T321_3">by<text:s/>the<text:s/>DFID-SA<text:s/>Deputy<text:s/>Programme<text:s/>Manager<text:s/></text:span><text:span text:style-name="T321_4">for<text:s/></text:span><text:span text:style-name="T321_5">Growth</text:span><text:span text:style-name="T321_6">,</text:span><text:span text:style-name="T321_7"><text:s/>Trade<text:s/>and<text:s/>Investment<text:s/>and<text:s/>the<text:s/>DFID-SA<text:s/>Senior<text:s/>E</text:span><text:span text:style-name="T321_8">conomics<text:s/>Adviser</text:span><text:span text:style-name="T321_9">.</text:span></text:p>
                </text:list-item>
              </text:list>
            </text:list-item>
          </text:list>
        </text:list-item>
      </text:list>
      <text:p text:style-name="P322"/>
      <text:list text:style-name="LS7" xml:id="list157" text:continue-list="list28">
        <text:list-item>
          <text:list>
            <text:list-item>
              <text:p text:style-name="P323"><text:span text:style-name="T323_1">Timing</text:span></text:p>
              <text:list>
                <text:list-item>
                  <text:p text:style-name="P324"><text:span text:style-name="T324_1">DFID<text:s/>will<text:s/>sign<text:s/>a<text:s/>Non<text:s/>Budget<text:s/>Support<text:s/>Financial<text:s/>Aid<text:s/>Memorandum<text:s/>of<text:s/>Understanding<text:s/>with<text:s/>the<text:s/></text:span><text:span text:style-name="T324_2">National<text:s/>Treasury<text:s/></text:span><text:span text:style-name="T324_3">by<text:s/></text:span><text:span text:style-name="T324_4">February</text:span><text:span text:style-name="T324_5"><text:s/>2009</text:span><text:span text:style-name="T324_6">,<text:s/>at<text:s/>which<text:s/>point<text:s/>the<text:s/>programme<text:s/></text:span><text:span text:style-name="T324_7">will<text:s/>begin.<text:s text:c="2"/></text:span><text:span text:style-name="T324_8">The<text:s/>final<text:s/>tranche<text:s/>of<text:s/>funding<text:s/>would<text:s/>be<text:s/>disbursed<text:s/>in<text:s/></text:span><text:span text:style-name="T324_9">April<text:s/>201</text:span><text:span text:style-name="T324_10">2</text:span><text:span text:style-name="T324_11"><text:s/>and</text:span><text:span text:style-name="T324_12"><text:s/>the<text:s/></text:span><text:span text:style-name="T324_13">overall<text:s/></text:span><text:span text:style-name="T324_14">programme<text:s/>will<text:s/>conclude<text:s/>by</text:span><text:span text:style-name="T324_15"><text:s/></text:span><text:span text:style-name="T324_16">December<text:s/>2013</text:span><text:span text:style-name="T324_17">.</text:span></text:p>
                </text:list-item>
              </text:list>
            </text:list-item>
          </text:list>
        </text:list-item>
      </text:list>
      <text:p text:style-name="P325"/>
      <text:list text:style-name="LS7" xml:id="list159" text:continue-list="list28">
        <text:list-item>
          <text:list>
            <text:list-item>
              <text:p text:style-name="P326"><text:span text:style-name="T326_1"><text:s/>Funding</text:span></text:p>
              <text:list>
                <text:list-item>
                  <text:p text:style-name="P327"><text:span text:style-name="T327_1">DFID’s<text:s/>contribution<text:s/></text:span><text:span text:style-name="T327_2">under<text:s/>the<text:s/>programme<text:s/></text:span><text:span text:style-name="T327_3">will<text:s/>be<text:s/>£18M<text:s/>over<text:s/></text:span><text:span text:style-name="T327_4">five</text:span><text:span text:style-name="T327_5"><text:s/>years</text:span><text:span text:style-name="T327_6">.<text:s text:c="2"/></text:span></text:p>
                </text:list-item>
                <text:list-item>
                  <text:p text:style-name="P328"><text:span text:style-name="T328_1">Scoping<text:s/>undertaken<text:s/>by<text:s/>DFID<text:s/>to<text:s/>identify<text:s/>t</text:span><text:span text:style-name="T328_2">he<text:s/>most<text:s/>appropriate<text:s/>modality<text:s/>to<text:s/>support<text:s/>GoSA’s<text:s/>Growth<text:s/>Strategy</text:span><text:span text:style-name="T328_3">,<text:s/>and<text:s/>in<text:s/>ways<text:s/>con</text:span><text:span text:style-name="T328_4">sistent<text:s/>with<text:s/>Paris<text:s/>Declaration<text:s/>aid-</text:span><text:span text:style-name="T328_5">effectiveness<text:s/>criteria,<text:s/>suggested</text:span><text:span text:style-name="T328_6"><text:s/>a<text:s/>non<text:s/>budget<text:s/>financial<text:s/>aid<text:s/>arrangement<text:s/>with<text:s/>the<text:s/>Department<text:s/>of<text:s/>Trade<text:s/>and<text:s/>Industry</text:span><text:span text:style-name="T328_7"><text:s/>and<text:s/>the<text:s/>Department<text:s/>of<text:s/>Public<text:s/>Enterprise</text:span><text:span text:style-name="T328_8">,<text:s/>the<text:s/>departme</text:span><text:span text:style-name="T328_9">nt</text:span><text:span text:style-name="T328_10">s</text:span><text:span text:style-name="T328_11"><text:s/>in<text:s/>which<text:s/>the<text:s/>EcCl</text:span><text:span text:style-name="T328_12"><text:s/>Secretariat<text:s/>is<text:s/>housed.<text:s/>Funds<text:s/>wi</text:span><text:span text:style-name="T328_13">ll<text:s/>be<text:s/>transferred<text:s/>to<text:s/></text:span><text:span text:style-name="T328_14">the<text:s/>relevant<text:s/>line<text:s/>departments<text:s/></text:span><text:span text:style-name="T328_15">via<text:s/>the<text:s/>South<text:s/>African<text:s/>National<text:s/>Treasury<text:s/>Recon</text:span><text:span text:style-name="T328_16">struction<text:s/>and<text:s/>Development<text:s/>Fund<text:s/></text:span><text:span text:style-name="T328_17">(RDP).<text:s/>The<text:s/>RDP<text:s/>Fund<text:s/>was<text:s/>set<text:s/>up<text:s/>by<text:s/>the<text:s/>SA<text:s/>NT<text:s/>as<text:s/>a<text:s/>conduit<text:s/>for<text:s/>donor<text:s/>funds<text:s/>and<text:s/>is<text:s/>the<text:s/>preferred<text:s/>mechanism<text:s/>for<text:s/>channelling<text:s/>these<text:s/>pro</text:span><text:span text:style-name="T328_18">gramme<text:s/>funds<text:s/>to<text:s/>the<text:s/>EcCl.<text:s/>This<text:s/>mechanism<text:s/>provides<text:s/>GoSA<text:s/>the<text:s/>greatest<text:s/>flexibility<text:s/>in<text:s/>aligning<text:s/>priorities<text:s/>and<text:s/>planning<text:s/>to<text:s/>donor<text:s/>funds.</text:span></text:p>
                </text:list-item>
                <text:list-item>
                  <text:p text:style-name="P329"><text:span text:style-name="T329_1">The<text:s/>tranche<text:s/>schedule<text:s/>is<text:s/>planned<text:s/>as<text:s/>follows:</text:span></text:p>
                </text:list-item>
              </text:list>
            </text:list-item>
          </text:list>
        </text:list-item>
      </text:list>
      <text:list text:style-name="LS33" xml:id="list163">
        <text:list-item>
          <text:p text:style-name="P330"><text:span text:style-name="T330_1">Tranche<text:s/>1:<text:s/>£2.5<text:s/>million<text:s/>by<text:s/></text:span><text:span text:style-name="T330_2">31<text:s/>March<text:s/></text:span><text:span text:style-name="T330_3">2009</text:span><text:span text:style-name="T330_4"><text:s/>(2008/09)</text:span></text:p>
        </text:list-item>
        <text:list-item>
          <text:p text:style-name="P331"><text:span text:style-name="T331_1">Tranche<text:s/>2:<text:s/>£</text:span><text:span text:style-name="T331_2">3.5</text:span><text:span text:style-name="T331_3"><text:s/>million<text:s/>by<text:s/>30</text:span><text:span text:style-name="T331_4"><text:s/>April<text:s/>2009</text:span><text:span text:style-name="T331_5"><text:s/>(2009/10)</text:span></text:p>
        </text:list-item>
        <text:list-item>
          <text:p text:style-name="P332"><text:span text:style-name="T332_1">Tranche<text:s/>3:<text:s/>£</text:span><text:span text:style-name="T332_2">4</text:span><text:span text:style-name="T332_3"><text:s/>million<text:s/>by<text:s/>30<text:s/>April</text:span><text:span text:style-name="T332_4"><text:s/>2010</text:span><text:span text:style-name="T332_5"><text:s/>(2010/11)</text:span></text:p>
        </text:list-item>
        <text:list-item>
          <text:p text:style-name="P333"><text:span text:style-name="T333_1">Tranche<text:s/>4:<text:s/>£</text:span><text:span text:style-name="T333_2">4</text:span><text:span text:style-name="T333_3"><text:s/>million<text:s/>by<text:s/>30<text:s/>April<text:s/>2011</text:span><text:span text:style-name="T333_4"><text:s/>(2011/12)</text:span></text:p>
        </text:list-item>
        <text:list-item>
          <text:p text:style-name="P334"><text:span text:style-name="T334_1">Tranche<text:s/>5:<text:s/>£4<text:s/>million<text:s/>by<text:s/>30<text:s/>April<text:s/>2012<text:s/>(2012/13)</text:span></text:p>
        </text:list-item>
      </text:list>
      <text:p text:style-name="P335"/>
      <text:p text:style-name="P336"><text:span text:style-name="T336_1">Disbursement<text:s/>of<text:s/>t</text:span><text:span text:style-name="T336_2">ranches<text:s/>3</text:span><text:span text:style-name="T336_3">,</text:span><text:span text:style-name="T336_4"><text:s/>4<text:s/></text:span><text:span text:style-name="T336_5">&amp;<text:s/>5<text:s/></text:span><text:span text:style-name="T336_6">will<text:s/>be<text:s/>determined<text:s/>by<text:s/>the<text:s/>outcome<text:s/>of<text:s/>the<text:s/>March<text:s/>2010<text:s/></text:span><text:span text:style-name="T336_7">Annual<text:s/>Review<text:s/>as<text:s/>the<text:s/>Annual<text:s/>Review<text:s/>will<text:s/>assess<text:s/>the<text:s/>effectiveness<text:s/>of<text:s/>the<text:s/>Non<text:s/>Budget<text:s/>Support<text:s/>Financial<text:s/>Aid<text:s/>funding<text:s/>mechanism<text:s/>and<text:s/>added<text:s/>value<text:s/>of<text:s/>DFID<text:s/>funding<text:s/>in<text:s/>light<text:s/>of<text:s/>larger<text:s/>EC<text:s/>disbursement<text:s/>in<text:s/>2010<text:s/>and<text:s/>2011.</text:span><text:span text:style-name="T336_8"><text:s text:c="2"/>The<text:s/>programme<text:s/>will<text:s/>close<text:s/>in<text:s/></text:span><text:span text:style-name="T336_9">December<text:s/>2013</text:span><text:span text:style-name="T336_10">.</text:span></text:p>
      <text:list text:style-name="LS7" xml:id="list168" text:continue-list="list28">
        <text:list-item>
          <text:list>
            <text:list-item>
              <text:list>
                <text:list-item>
                  <text:p text:style-name="P337"><text:span text:style-name="T337_1">The<text:s/></text:span><text:span text:style-name="T337_2">funding<text:s/>will<text:s/>be<text:s/>used<text:s/>to<text:s/>s</text:span><text:span text:style-name="T337_3">upport<text:s/>innovative<text:s/>projects</text:span><text:span text:style-name="T337_4"><text:s/>among<text:s/>line<text:s/>departments<text:s/>to<text:s/>promoting<text:s/>growth<text:s/>and<text:s/>employment</text:span><text:span text:style-name="T337_5"><text:s/>as<text:s/>well<text:s/>as<text:s/>increased<text:s/>staffing<text:s/>capacity.<text:s text:c="2"/>Such<text:s/>uses<text:s/>will<text:s/>increase</text:span><text:span text:style-name="T337_6"><text:s/>the<text:s/>institutional<text:s/>capacity<text:s/>of<text:s/>the<text:s/>EcCl,<text:s/>strengthen<text:s/>coordination<text:s/>across<text:s/>department</text:span><text:span text:style-name="T337_7">s,<text:s/>develop<text:s/>monitoring<text:s/>arrangements<text:s/>for<text:s/>the<text:s/>growth<text:s/>strategy,<text:s/>and<text:s/>lead<text:s/>to<text:s/>lesson<text:s/>sharing<text:s/>within<text:s/>government<text:s/>and<text:s/>with<text:s/>other<text:s/>stakeholders.<text:s text:c="2"/></text:span><text:span text:style-name="T337_8">Specific<text:s/>budget<text:s/>allocations<text:s/>will<text:s/>be<text:s/>determined<text:s/>by<text:s/>the<text:s/>EcCl<text:s/>co-chairs<text:s/>and<text:s/>Funding<text:s/>Committee,<text:s/>but<text:s/>an<text:s/>indicative<text:s/>breakdown<text:s/>o</text:span><text:span text:style-name="T337_9">f<text:s/>the<text:s/>funding<text:s/>by<text:s/>programme<text:s/>output<text:s/></text:span><text:span text:style-name="T337_10">and<text:s/>type<text:s/>of<text:s/>cost<text:s/></text:span><text:span text:style-name="T337_11">for<text:s/>the<text:s/>full<text:s/>five<text:s/>years<text:s/></text:span><text:span text:style-name="T337_12">is<text:s/>as<text:s/>follows:</text:span></text:p>
                </text:list-item>
              </text:list>
            </text:list-item>
          </text:list>
        </text:list-item>
      </text:list>
      <text:p text:style-name="P338"/>
      <text:p text:style-name="P339"><text:span text:style-name="T339_1"><text:s/></text:span><text:span text:style-name="T339_2"><text:tab/></text:span><text:span text:style-name="T339_3">Indicative<text:s/>budget<text:s/>by<text:s/>programme<text:s/>output</text:span></text:p>
      <table:table table:style-name="Table3">
        <table:table-column table:style-name="Column3"/>
        <table:table-column table:style-name="Column4"/>
        <table:table-row table:style-name="Row13">
          <table:table-cell table:style-name="Cell13" table:number-rows-spanned="2">
            <text:p text:style-name="P340"><text:span text:style-name="T340_1">Output</text:span></text:p>
          </table:table-cell>
          <table:table-cell table:style-name="Cell14">
            <text:p text:style-name="P341"><text:span text:style-name="T341_1">Budget<text:s/>(£),<text:s/></text:span></text:p>
          </table:table-cell>
        </table:table-row>
        <table:table-row table:style-name="Row14">
          <table:covered-table-cell table:style-name="Cell15">
            <text:p text:style-name="P342"/>
          </table:covered-table-cell>
          <table:table-cell table:style-name="Cell16">
            <text:p text:style-name="P343"><text:span text:style-name="T343_1">Total</text:span><text:span text:style-name="T343_2"><text:s/>Indicative<text:s/>Budget</text:span></text:p>
          </table:table-cell>
        </table:table-row>
        <table:table-row table:style-name="Row15">
          <table:table-cell table:style-name="Cell17">
            <text:p text:style-name="P344"><text:span text:style-name="T344_1">1.<text:s text:c="2"/>Strengthened<text:s/>institutional<text:s/>capacity<text:s/>in<text:s/>Secretariat<text:s/>of<text:s/>Economic<text:s/>Cluster</text:span></text:p>
          </table:table-cell>
          <table:table-cell table:style-name="Cell18">
            <text:p text:style-name="P345"><text:span text:style-name="T345_1">£2</text:span><text:span text:style-name="T345_2">,</text:span><text:span text:style-name="T345_3">500</text:span><text:span text:style-name="T345_4">,</text:span><text:span text:style-name="T345_5">000</text:span></text:p>
          </table:table-cell>
        </table:table-row>
        <table:table-row table:style-name="Row16">
          <table:table-cell table:style-name="Cell19">
            <text:p text:style-name="P346"><text:span text:style-name="T346_1">2.<text:s text:c="2"/>Improved<text:s/>cross-cutting<text:s/>working<text:s/>relations<text:s/>between<text:s/>the<text:s/>Line<text:s/>Departments<text:s/>of<text:s/>the<text:s/>Economic<text:s/>Cluster</text:span></text:p>
          </table:table-cell>
          <table:table-cell table:style-name="Cell20">
            <text:p text:style-name="P347"><text:span text:style-name="T347_1">£13</text:span><text:span text:style-name="T347_2">,</text:span><text:span text:style-name="T347_3">0</text:span><text:span text:style-name="T347_4">00</text:span><text:span text:style-name="T347_5">,</text:span><text:span text:style-name="T347_6">000</text:span></text:p>
          </table:table-cell>
        </table:table-row>
        <table:table-row table:style-name="Row17">
          <table:table-cell table:style-name="Cell21">
            <text:p text:style-name="P348"><text:span text:style-name="T348_1">3.<text:s text:c="2"/>Improved<text:s/>framework<text:s/>for<text:s/>monitoring<text:s/>growth<text:s/>strategy<text:s/>and<text:s/>ePoA.<text:s/></text:span></text:p>
          </table:table-cell>
          <table:table-cell table:style-name="Cell22">
            <text:p text:style-name="P349"><text:span text:style-name="T349_1">£1</text:span><text:span text:style-name="T349_2">,</text:span><text:span text:style-name="T349_3">100</text:span><text:span text:style-name="T349_4">,</text:span><text:span text:style-name="T349_5">000</text:span></text:p>
          </table:table-cell>
        </table:table-row>
        <table:table-row table:style-name="Row18">
          <table:table-cell table:style-name="Cell23">
            <text:p text:style-name="P350"><text:span text:style-name="T350_1">4.<text:s text:c="2"/>Lessons<text:s/>from<text:s/>projects<text:s/>influence<text:s/>development<text:s/>of<text:s/>GoSA’s<text:s/>f</text:span><text:span text:style-name="T350_2">uture<text:s/>growth<text:s/>and<text:s/>poverty<text:s/>reduction<text:s/>policy.<text:s text:c="2"/></text:span></text:p>
          </table:table-cell>
          <table:table-cell table:style-name="Cell24">
            <text:p text:style-name="P351"><text:span text:style-name="T351_1">£</text:span><text:span text:style-name="T351_2">,</text:span><text:span text:style-name="T351_3">400</text:span><text:span text:style-name="T351_4">,</text:span><text:span text:style-name="T351_5">000</text:span></text:p>
          </table:table-cell>
        </table:table-row>
        <table:table-row table:style-name="Row19">
          <table:table-cell table:style-name="Cell25">
            <text:p text:style-name="P352"><text:span text:style-name="T352_1">5.<text:s text:c="2"/>Lessons<text:s/>from<text:s/>programme<text:s/>implementation<text:s/>communicated<text:s/>and<text:s/>implemented</text:span></text:p>
          </table:table-cell>
          <table:table-cell table:style-name="Cell26">
            <text:p text:style-name="P353"><text:span text:style-name="T353_1">£1</text:span><text:span text:style-name="T353_2">,</text:span><text:span text:style-name="T353_3">000</text:span><text:span text:style-name="T353_4">,</text:span><text:span text:style-name="T353_5">000</text:span></text:p>
          </table:table-cell>
        </table:table-row>
        <table:table-row table:style-name="Row20">
          <table:table-cell table:style-name="Cell27">
            <text:p text:style-name="P354"><text:span text:style-name="T354_1">Overall</text:span></text:p>
          </table:table-cell>
          <table:table-cell table:style-name="Cell28">
            <text:p text:style-name="P355"><text:span text:style-name="T355_1">£</text:span><text:span text:style-name="T355_2">18</text:span><text:span text:style-name="T355_3">,</text:span><text:span text:style-name="T355_4">000</text:span><text:span text:style-name="T355_5">,</text:span><text:span text:style-name="T355_6">000</text:span></text:p>
          </table:table-cell>
        </table:table-row>
      </table:table>
      <text:p text:style-name="P356"/>
      <text:list text:style-name="LS7" xml:id="list169" text:continue-list="list28">
        <text:list-item>
          <text:list>
            <text:list-item>
              <text:list>
                <text:list-item>
                  <text:p text:style-name="P357"><text:span text:style-name="T357_1">We<text:s/>only<text:s/>expect<text:s/>a<text:s/>very<text:s/>small<text:s/>amount<text:s/>of<text:s/>the<text:s/>overall<text:s/>DFID<text:s/>financing<text:s/>to<text:s/>be<text:s/>used<text:s/>in<text:s/>the<text:s/>purchase<text:s/>of<text:s/></text:span><text:span text:style-name="T357_2">assets.<text:s text:c="2"/>The<text:s/>ownership<text:s/>of<text:s/>any<text:s/>DFID<text:s/>funded<text:s/>assets<text:s/>will<text:s/>be<text:s/>passed<text:s/>to<text:s/>the<text:s/>Government<text:s/>of<text:s/>South<text:s/>Africa<text:s/>on<text:s/>completion<text:s/>of<text:s/>the<text:s/>project.</text:span></text:p>
                </text:list-item>
                <text:list-item>
                  <text:p text:style-name="P358"><text:span text:style-name="T358_1">The<text:s/>framework<text:s/>agreement<text:s/>for<text:s/>the<text:s/>EC<text:s/>programme<text:s/>(100<text:s/>Million<text:s/>Euro<text:s/>over<text:s/>three<text:s/>years)<text:s/>is<text:s/>expected<text:s/>to<text:s/>be<text:s/>signed<text:s/>by<text:s/>January<text:s/>2009.<text:s/>The<text:s/>f</text:span><text:span text:style-name="T358_2">irst<text:s/>tranche<text:s/>of<text:s/>the<text:s/>EC<text:s/>funds<text:s/>(20<text:s/>Million<text:s/>Euro)<text:s/>will<text:s/>be<text:s/>disbursed<text:s/>by<text:s/>April<text:s/>2009.<text:s/>The<text:s/>EC<text:s/>tranches<text:s/>will<text:s/>amount<text:s/>to<text:s/>40<text:s/>Million<text:s/>Euro<text:s/>in<text:s/>2010<text:s/>and<text:s/>40<text:s/>Million<text:s/>Euro<text:s/>in<text:s/>2011.</text:span></text:p>
                </text:list-item>
                <text:list-item>
                  <text:p text:style-name="P359"><text:span text:style-name="T359_1">To<text:s/>manage<text:s/>additional<text:s/>requirements<text:s/>created<text:s/>by<text:s/></text:span><text:span text:style-name="T359_2">the<text:s/></text:span><text:span text:style-name="T359_3">need<text:s/>to<text:s/>process<text:s/>finance<text:s/>from<text:s/>DFID<text:s/>and<text:s/>the<text:s/>E</text:span><text:span text:style-name="T359_4">C,<text:s/>a<text:s/>portion<text:s/>of<text:s/>DFID<text:s/>funds<text:s/>will<text:s/>be<text:s/>reserved<text:s/>for<text:s/>strengthening<text:s/>the<text:s/>Secretariat’s</text:span><text:span text:style-name="T359_5"><text:s/>capacity</text:span><text:span text:style-name="T359_6">.<text:s/></text:span><text:span text:style-name="T359_7">The<text:s/>EcCl<text:s/>has<text:s/>already<text:s/>appointed<text:s/>a<text:s/>Director.</text:span><text:span text:style-name="T359_8"><text:s/>Additional<text:s/>staff<text:s/>will<text:s/>increase<text:s/>cap</text:span><text:span text:style-name="T359_9">acity<text:s/>by<text:s/>providing<text:s/>additional</text:span><text:span text:style-name="T359_10"><text:s/>technical,<text:s/>procurement<text:s/>and<text:s/>management<text:s/>support.</text:span></text:p>
                </text:list-item>
              </text:list>
            </text:list-item>
          </text:list>
        </text:list-item>
      </text:list>
      <text:p text:style-name="P360"/>
      <text:list text:style-name="LS7" xml:id="list172" text:continue-list="list28">
        <text:list-item>
          <text:list>
            <text:list-item>
              <text:p text:style-name="P361"><text:span text:style-name="T361_1">Contracting</text:span><text:span text:style-name="T361_2"><text:s/>and<text:s/>Procurement</text:span></text:p>
              <text:list>
                <text:list-item>
                  <text:p text:style-name="P362"><text:span text:style-name="T362_1">The<text:s/></text:span><text:span text:style-name="T362_2">relevant<text:s/>line<text:s/>departments<text:s/></text:span><text:span text:style-name="T362_3">will<text:s/>be<text:s/>responsible<text:s/>for<text:s/>managing<text:s/>all<text:s/>procurement<text:s/>of<text:s/>services,<text:s/>using<text:s/>the<text:s/>GoSA<text:s/>procurement<text:s/>systems<text:s/>as<text:s/>outlined<text:s/>in<text:s/>the<text:s/>Public<text:s/></text:span><text:span text:style-name="T362_4">Financial<text:s/>Management<text:s/>Act<text:s/>(PFMA).<text:s text:c="2"/>It<text:s/>will<text:s/>not<text:s/></text:span><text:span text:style-name="T362_5">therefore<text:s/>be<text:s/>necessary<text:s/>to<text:s/>appoint<text:s/>a<text:s/>Proc</text:span><text:span text:style-name="T362_6">urement<text:s/>Agent.<text:s/></text:span><text:span text:style-name="T362_7">The<text:s/>Secretariat<text:s/>will<text:s/>provid</text:span><text:span text:style-name="T362_8">e<text:s/>procurement<text:s/>support<text:s/>to</text:span><text:span text:style-name="T362_9"><text:s/>departments<text:s/></text:span><text:span text:style-name="T362_10">and<text:s/>may<text:s/>solicit<text:s/>the<text:s/>services<text:s/>of</text:span><text:span text:style-name="T362_11"><text:s/>procurement<text:s/>expertise<text:s/>financed<text:s/>from<text:s/>the<text:s/>DFID<text:s/>programme.<text:s/></text:span><text:span text:style-name="T362_12">The</text:span><text:span text:style-name="T362_13"><text:s/>Fiduciary<text:s/>Risk<text:s/>Assessment<text:s/>found<text:s/>that<text:s/>these<text:s/>proposed<text:s/>safeguards<text:s/>will<text:s/>reduce<text:s/>fiduciary<text:s/></text:span><text:span text:style-name="T362_14">risk<text:s/>and<text:s/>enhance<text:s/>value<text:s/>for<text:s/>money.</text:span></text:p>
                </text:list-item>
              </text:list>
            </text:list-item>
          </text:list>
        </text:list-item>
      </text:list>
      <text:p text:style-name="P363"/>
      <text:list text:style-name="LS7" xml:id="list174" text:continue-list="list28">
        <text:list-item>
          <text:list>
            <text:list-item>
              <text:p text:style-name="P364"><text:span text:style-name="T364_1">Accounting/Audit</text:span></text:p>
              <text:list>
                <text:list-item>
                  <text:p text:style-name="P365"><text:span text:style-name="T365_1">DFID<text:s/>will<text:s/>agree<text:s/>a<text:s/>Non<text:s/>Budget<text:s/>Support<text:s/>Financial<text:s/>Aid<text:s/>MOU<text:s/>with<text:s/>GoSA.<text:s/>As<text:s/>soon<text:s/>as<text:s/>the<text:s/>MOU<text:s/>has<text:s/>been<text:s/>signed,<text:s/>GoSA<text:s/>will<text:s/>appoint<text:s/>Crown<text:s/>Agents<text:s/>Bank<text:s/>to<text:s/>manage<text:s/>the<text:s/>financial<text:s/>arrangements<text:s/>set<text:s/>out<text:s/>in<text:s/>the<text:s/>MOU.<text:s/>Crown<text:s/>Age</text:span><text:span text:style-name="T365_2">nts<text:s/>Bank<text:s/>will<text:s/>open<text:s/>an<text:s/>account<text:s/>for<text:s/>the<text:s/>Grant.<text:s text:c="2"/>The<text:s/>Account<text:s/>will<text:s/>be<text:s/>operated<text:s/>solely<text:s/>for<text:s/>the<text:s/>purposes<text:s/>of,<text:s/>and<text:s/>in<text:s/>accordance<text:s/>with,<text:s/>the<text:s/>MOU.<text:s text:c="2"/>GoSA<text:s/>will<text:s/>request<text:s/>funding<text:s/>in<text:s/>tranches<text:s/>from<text:s/>DFID<text:s/>which<text:s/>will<text:s/>then<text:s/>be<text:s/>paid<text:s/>on<text:s/>authorisation<text:s/>through<text:s/>Crown<text:s/>Agents<text:s/>Bank<text:s/>into</text:span><text:span text:style-name="T365_3"><text:s/>the<text:s/>RDP<text:s/>Fund.</text:span></text:p>
                </text:list-item>
                <text:list-item>
                  <text:p text:style-name="P366"><text:span text:style-name="T366_1">The<text:s/>GoSA<text:s/>will</text:span><text:span text:style-name="T366_2">,</text:span><text:span text:style-name="T366_3"><text:s/>within<text:s/>9<text:s/>months<text:s/>of<text:s/>the<text:s/>end<text:s/>of<text:s/>each<text:s/>financial<text:s/>year</text:span><text:span text:style-name="T366_4">,</text:span><text:span text:style-name="T366_5"><text:s/>provide<text:s/>DFID<text:s/>with<text:s/>Annual<text:s/>Audited<text:s/>Statements<text:s/>from<text:s/>its<text:s/>Auditor<text:s/>General<text:s/>confirming<text:s/>that<text:s/>DFID’s<text:s/>Grant<text:s/>has<text:s/>been<text:s/>used<text:s/>for<text:s/>the<text:s/>intended<text:s/>purposes.</text:span><text:span text:style-name="T366_6"><text:s/>In<text:s/>addition<text:s/>to<text:s/>the<text:s/>departmental<text:s/>repo</text:span><text:span text:style-name="T366_7">rts,<text:s/>the<text:s/>National<text:s/>Treasury<text:s/>will<text:s/>also<text:s/>provide<text:s/>copies<text:s/>of<text:s/>the<text:s/>RDP<text:s/>Audited<text:s/>Financial<text:s/>Statements<text:s/>with<text:s/>a<text:s/>narrative<text:s/>report.<text:s/></text:span></text:p>
                </text:list-item>
              </text:list>
            </text:list-item>
          </text:list>
        </text:list-item>
      </text:list>
      <text:p text:style-name="P367"/>
      <text:list text:style-name="LS7" xml:id="list177" text:continue-list="list28">
        <text:list-item>
          <text:list>
            <text:list-item>
              <text:p text:style-name="P368"><text:span text:style-name="T368_1">Monitoring<text:s/>and<text:s/>Reporting</text:span></text:p>
              <text:list>
                <text:list-item>
                  <text:p text:style-name="P369"><text:span text:style-name="T369_1">A<text:s/></text:span><text:span text:style-name="T369_2">monitoring</text:span><text:span text:style-name="T369_3"><text:s/>framework,<text:s/>which<text:s/>will<text:s/>be<text:s/>based<text:s/>on<text:s/>the<text:s/>KPI’s</text:span><text:span text:style-name="T369_4"><text:s/>jointly<text:s/>agreed<text:s/>by<text:s/>GoSA,<text:s/>EC<text:s/>and<text:s/>DFID)<text:s/>and<text:s/></text:span><text:span text:style-name="T369_5">the<text:s/>closely<text:s/>re</text:span><text:span text:style-name="T369_6">lated<text:s/>DFID<text:s/></text:span><text:span text:style-name="T369_7">logframe<text:s/>will<text:s/>be<text:s/>used<text:s/>as<text:s/>the<text:s/>basis<text:s/>for<text:s/>reporting<text:s/>on<text:s/>progress<text:s/>to<text:s/>DFID<text:s/>and<text:s/>the<text:s/>EC</text:span><text:span text:style-name="T369_8">.<text:s text:c="2"/></text:span><text:span text:style-name="T369_9">A<text:s/>monthly<text:s/>meeting<text:s/>between<text:s/>the<text:s/>EcCl<text:s/>Secretariat,<text:s/>DFID<text:s/>and<text:s/>the<text:s/>EC<text:s/>will<text:s/>be<text:s/>held<text:s/>to<text:s/>monitor<text:s/>initial<text:s/>implementation.<text:s/>Thereafter<text:s/>it<text:s/>is<text:s/>expected<text:s/>that<text:s/>the<text:s/>EcCl<text:s/>Secretariat</text:span><text:span text:style-name="T369_10"><text:s/>will<text:s/>provide<text:s/>a<text:s/>narrative<text:s/>report<text:s/>to<text:s/>the<text:s/>EC<text:s/>and<text:s/>DFID<text:s/>on<text:s/>a<text:s/>quarterly<text:s/>basis.</text:span></text:p>
                </text:list-item>
                <text:list-item>
                  <text:p text:style-name="P370"><text:span text:style-name="T370_1">Joint<text:s/>formal<text:s/>annual<text:s/>reviews<text:s/>of<text:s/>performance<text:s/>and<text:s/>progress<text:s/>will<text:s/>be<text:s/>carried<text:s/>out<text:s/>with<text:s/>the<text:s/>GoSA,<text:s/>EC,<text:s/>and<text:s/>other<text:s/>stakeholders.<text:s/>These<text:s/>reviews<text:s/>will<text:s/>as<text:s/>far<text:s/>as<text:s/>possible<text:s/>be<text:s/>aligned<text:s/>to<text:s/>existing<text:s/>re</text:span><text:span text:style-name="T370_2">view<text:s/>processes<text:s/>in<text:s/>GoSA.<text:s/>The<text:s/>first<text:s/>annual<text:s/>review<text:s/>in<text:s/>March<text:s/>2010<text:s/></text:span><text:span text:style-name="T370_3">will<text:s/>assess<text:s/>progress<text:s/>against</text:span><text:span text:style-name="T370_4"><text:s/>the<text:s/>mo</text:span><text:span text:style-name="T370_5">nitoring<text:s/>framework<text:s/>and<text:s/>logframe,<text:s/>but<text:s/>will<text:s/>also<text:s/>consider<text:s/></text:span><text:span text:style-name="T370_6">the<text:s/>effectiveness<text:s/>of<text:s/>the<text:s/>Non<text:s/>Budget<text:s/>Support<text:s/>Financial<text:s/>Aid<text:s/>funding<text:s/>mechanism.<text:s/>If<text:s/>the<text:s/>GoSA<text:s/>are<text:s/>content<text:s/>fo</text:span><text:span text:style-name="T370_7">r<text:s/>the<text:s/>DFID<text:s/>funding<text:s/>to<text:s/>continue<text:s/>being<text:s/>provided<text:s/>through<text:s/>this<text:s/>mechanism,<text:s/>further<text:s/>tranches<text:s/>will<text:s/>be<text:s/>disbursed<text:s/>as<text:s/>planned.<text:s/>However<text:s/>if<text:s/>the<text:s/>GoSA<text:s/>agree<text:s/>that<text:s/>DFID<text:s/>funds<text:s/>should<text:s/>be<text:s/>directed<text:s/>in<text:s/>a<text:s/>different<text:s/>way<text:s/>this<text:s/>will<text:s/>be<text:s/>discussed<text:s/>and<text:s/>agreed<text:s/>with<text:s/>all<text:s/>partners<text:s/>concern</text:span><text:span text:style-name="T370_8">ed.</text:span></text:p>
                </text:list-item>
              </text:list>
            </text:list-item>
          </text:list>
        </text:list-item>
      </text:list>
      <text:p text:style-name="P371"/>
      <text:p text:style-name="P372"/>
      <text:list text:style-name="LS7" xml:id="list180" text:continue-list="list28">
        <text:list-item>
          <text:p text:style-name="P373"><text:span text:style-name="T373_1">RISKS</text:span></text:p>
          <text:list>
            <text:list-item>
              <text:p text:style-name="P374"><text:span text:style-name="T374_1">The<text:s/>overall<text:s/>level<text:s/>of<text:s/>risk<text:s/>associated<text:s/>with<text:s/>the<text:s/>programme<text:s/>is<text:s/></text:span><text:span text:style-name="T374_2">low-medium</text:span><text:span text:style-name="T374_3">.</text:span></text:p>
            </text:list-item>
            <text:list-item>
              <text:p text:style-name="P375"><text:span text:style-name="T375_1"><text:tab/></text:span><text:span text:style-name="T375_2">Corruption</text:span><text:span text:style-name="T375_3"><text:s/>risk<text:s/>around<text:s/>the<text:s/>proposed<text:s/>DFID<text:s/>support<text:s/>is<text:s/>considered<text:s/>to<text:s/>be<text:s/></text:span><text:span text:style-name="T375_4">moderate</text:span><text:span text:style-name="T375_5">.<text:s text:c="2"/>For<text:s/>instance,<text:s/>the<text:s/>Auditor<text:s/>General’s<text:s/>reports<text:s/>for<text:s/>2006/07<text:s/>reveal<text:s/>no<text:s/>major<text:s/>non-compliance<text:s/>for<text:s/>f</text:span><text:span text:style-name="T375_6">inancial<text:s/>management<text:s/></text:span><text:span text:style-name="T375_7">within</text:span><text:span text:style-name="T375_8"><text:s/>the<text:s/>13<text:s/>national<text:s/>departme</text:span><text:span text:style-name="T375_9">nts<text:s/>that<text:s/>potentially<text:s/>will<text:s/>be</text:span><text:span text:style-name="T375_10"><text:s/>beneficiaries<text:s/>of<text:s/>the<text:s/>DFID<text:s/>support</text:span><text:span text:style-name="T375_11"><text:s/>through<text:s/>the<text:s/>EcCl.<text:s text:c="2"/>As<text:s/>noted<text:s/>above,<text:s/>the<text:s/>fiduciary<text:s/>risk<text:s/>assessment<text:s/>carried<text:s/>out<text:s/>was<text:s/>broadly<text:s/>positive.</text:span></text:p>
            </text:list-item>
            <text:list-item>
              <text:p text:style-name="P376"><text:span text:style-name="T376_1"><text:tab/></text:span><text:span text:style-name="T376_2">Other<text:s/></text:span><text:span text:style-name="T376_3">risks<text:s/>of<text:s/>the<text:s/>programme,<text:s/>and<text:s/>their<text:s/>as</text:span><text:span text:style-name="T376_4">sociated<text:s/>probabilities<text:s/>and<text:s/>degrees<text:s/>of<text:s/>impacts,<text:s/>are<text:s/>as<text:s/>follows<text:s/>and<text:s/>as<text:s/>depicted<text:s/>in<text:s/>the<text:s/>matrix<text:s/>below.<text:s/></text:span></text:p>
            </text:list-item>
          </text:list>
        </text:list-item>
      </text:list>
      <text:list text:style-name="LS18" xml:id="list184">
        <text:list-item>
          <text:p text:style-name="P377"><text:span text:style-name="T377_1">Political<text:s/>and<text:s/>policy<text:s/>risks</text:span><text:span text:style-name="T377_2"><text:s/></text:span><text:span text:style-name="T377_3">(low<text:s/>probability;<text:s/>high</text:span><text:span text:style-name="T377_4"><text:s/>impact)</text:span><text:span text:style-name="T377_5">.</text:span><text:span text:style-name="T377_6"><text:s/></text:span><text:span text:style-name="T377_7">South<text:s/>Africa</text:span><text:span text:style-name="T377_8"><text:s/>will<text:s/>have<text:s/>a<text:s/>change<text:s/>in<text:s/></text:span><text:span text:style-name="T377_9">government<text:s/></text:span><text:span text:style-name="T377_10">after<text:s/>the<text:s/>next<text:s/>general<text:s/>election<text:s/>which<text:s/>is<text:s/>widely<text:s/>exp</text:span><text:span text:style-name="T377_11">ected<text:s/>to<text:s/>take<text:s/>place<text:s/>before<text:s/>the<text:s/>middle<text:s/>of<text:s/></text:span><text:span text:style-name="T377_12">2009</text:span><text:span text:style-name="T377_13">.<text:s/>This<text:s/>will<text:s/>probably<text:s/>amount<text:s/>to<text:s/>a<text:s/>change<text:s/>in<text:s/>leadership<text:s/>rather<text:s/>than<text:s/>a<text:s/>change<text:s/>in<text:s/>the<text:s/>governing<text:s/></text:span><text:span text:style-name="T377_14">party</text:span><text:span text:style-name="T377_15">.<text:s/></text:span><text:span text:style-name="T377_16">Probably<text:s/>the<text:s/>political<text:s/>changes<text:s/>will<text:s/>lead<text:s/>only<text:s/>to<text:s/>a<text:s/>change<text:s/>in<text:s/>policy<text:s/>emphasis,<text:s/>with<text:s/>a<text:s/>shift<text:s/>towards<text:s/>social<text:s/>policy</text:span><text:span text:style-name="T377_17"><text:s/>agendas</text:span><text:span text:style-name="T377_18"><text:s/>and<text:s/>a<text:s/>more<text:s/>of<text:s/>a<text:s/>developmental<text:s/>state<text:s/>policy<text:s/>model</text:span><text:span text:style-name="T377_19">.<text:s text:c="2"/>However,</text:span><text:span text:style-name="T377_20"><text:s/>some<text:s/>analysts<text:s/>have<text:s/>argued<text:s/>that,</text:span><text:span text:style-name="T377_21"><text:s/>depending<text:s/>on<text:s/></text:span><text:span text:style-name="T377_22">the<text:s/>influence<text:s/>of<text:s/>certain<text:s/>stakeholders<text:s/>within<text:s/>the<text:s/>new<text:s/></text:span><text:span text:style-name="T377_23">government,<text:s/>there<text:s/>is<text:s/>a<text:s/>risk<text:s/>of<text:s/>a<text:s/>more<text:s/>populist<text:s/>agenda<text:s/>emerging<text:s/>that<text:s/>could<text:s/>undermine<text:s/>fisca</text:span><text:span text:style-name="T377_24">l<text:s/>prudence<text:s/>and<text:s/>could<text:s/>undermine<text:s/>investment<text:s/>and<text:s/>growth.<text:s text:c="2"/></text:span><text:span text:style-name="T377_25">This<text:s/>risk<text:s/>has<text:s/>a<text:s/>l</text:span><text:span text:style-name="T377_26">ow<text:s/>probability<text:s/>and<text:s/>it<text:s/>is<text:s/>generally<text:s/></text:span><text:span text:style-name="T377_27">expected<text:s/>that<text:s/>the<text:s/>new<text:s/>government<text:s/>will<text:s/>maintain<text:s/>a<text:s/>focus<text:s/>on<text:s/>growth<text:s/>and<text:s/>employment,<text:s/>within<text:s/>a<text:s/></text:span><text:span text:style-name="T377_28">broad<text:s/></text:span><text:span text:style-name="T377_29">frame</text:span><text:span text:style-name="T377_30">work<text:s/>of<text:s/>macroeconomic<text:s/>stability</text:span><text:span text:style-name="T377_31">.<text:s/></text:span></text:p>
        </text:list-item>
        <text:list-item>
          <text:p text:style-name="P378"><text:span text:style-name="T378_1">Financial<text:s/>and<text:s/></text:span><text:span text:style-name="T378_2">economic<text:s/>risks,<text:s/>including<text:s/>global<text:s/>downturn<text:s/></text:span><text:span text:style-name="T378_3">(</text:span><text:span text:style-name="T378_4">high<text:s/>probability;<text:s/>low<text:s/>impact</text:span><text:span text:style-name="T378_5">).<text:s text:c="2"/></text:span><text:span text:style-name="T378_6">South<text:s/>Africa</text:span><text:span text:style-name="T378_7">’s<text:s/>short<text:s/>term<text:s/>growth<text:s/>prospects<text:s/>are<text:s/>already<text:s/>being<text:s/>hindered<text:s/>by<text:s/>power<text:s/>shortages<text:s/>and<text:s/>relatively<text:s/>high<text:s/>interest<text:s/>rates.<text:s text:c="2"/>With<text:s/>expectations<text:s/>of<text:s/>global<text:s/>conditions<text:s/>worsening,<text:s/>and<text:s/>d</text:span><text:span text:style-name="T378_8">epressed<text:s/>commodity<text:s/>prices,<text:s/>prospects<text:s/>for<text:s/>higher<text:s/>growth<text:s/>in<text:s/></text:span><text:span text:style-name="T378_9">South<text:s/>Africa</text:span><text:span text:style-name="T378_10"><text:s/>are<text:s/>being<text:s/>dented</text:span><text:span text:style-name="T378_11">,<text:s/>at<text:s/>least<text:s/>for<text:s/>the<text:s/>short<text:s/>term</text:span><text:span text:style-name="T378_12">.<text:s text:c="2"/></text:span><text:span text:style-name="T378_13">South<text:s/>Africa</text:span><text:span text:style-name="T378_14">’s<text:s/>current<text:s/>account<text:s/>deficit<text:s/>is<text:s/>around<text:s/>8%<text:s/>of<text:s/>GDP,<text:s/>and<text:s/>with<text:s/>the<text:s/>retrenchment<text:s/>of<text:s/>investor<text:s/>capital<text:s/>already<text:s/>occurring,<text:s/></text:span><text:span text:style-name="T378_15">South<text:s/>Africa</text:span><text:span text:style-name="T378_16"><text:s/>could<text:s/>face<text:s/>balance<text:s/>of<text:s/>payments<text:s/>difficulties.<text:s text:c="2"/>Furthermore,<text:s/>household<text:s/>debt<text:s/>in<text:s/>South<text:s/>Africa<text:s/>has<text:s/>built<text:s/>up<text:s/>to<text:s/>high<text:s/>levels<text:s/>and<text:s/>may<text:s/>increasingly<text:s/>bite<text:s/>as<text:s/>a<text:s/>result<text:s/>of<text:s/>job<text:s/>losses<text:s/>and<text:s/>high<text:s/>interests<text:s/>rates,<text:s/>restraining<text:s/>consumer<text:s/>demand,<text:s/>and<text:s/>hence<text:s/>growth,<text:s/>within<text:s/>the<text:s/>S</text:span><text:span text:style-name="T378_17">outh<text:s/>African<text:s/>economy.<text:s text:c="2"/>Such<text:s/>risks<text:s/>are<text:s/>hard<text:s/>for<text:s/>the<text:s/>programme<text:s/>to<text:s/>mitigate,<text:s/>but</text:span><text:span text:style-name="T378_18"><text:s/>by<text:s/>focusing<text:s/>on<text:s/>achieving<text:s/>the<text:s/>capacity<text:s/>changes<text:s/>in<text:s/>government<text:s/>that<text:s/>create<text:s/>the<text:s/>conditions<text:s/>for<text:s/>it<text:s/>to<text:s/>generate<text:s/></text:span><text:span text:style-name="T378_19">stronger</text:span><text:span text:style-name="T378_20"><text:s/>growth<text:s/>than<text:s/>would<text:s/>otherwise<text:s/>occur,<text:s/>the<text:s/>risks<text:s/>to<text:s/>actual<text:s/>programm</text:span><text:span text:style-name="T378_21">e<text:s/>delivery<text:s/>are<text:s/>kept<text:s/>low.<text:s text:c="2"/>B</text:span><text:span text:style-name="T378_22">y<text:s/>supporting<text:s/>a<text:s/>broader<text:s/>base<text:s/>of<text:s/>growth<text:s/>in<text:s/>South<text:s/>Africa<text:s/>as<text:s/>well<text:s/>as<text:s/>closer<text:s/>integration<text:s/>with<text:s/>African<text:s/>markets,<text:s/>the<text:s/>programme<text:s/>could<text:s/></text:span><text:span text:style-name="T378_23">also<text:s/></text:span><text:span text:style-name="T378_24">make<text:s/>the<text:s/>country<text:s/>less<text:s/>vulnerable<text:s/>to<text:s/>the<text:s/>external<text:s/>conditions;</text:span></text:p>
        </text:list-item>
        <text:list-item>
          <text:p text:style-name="P379"><text:span text:style-name="T379_1">Institutional<text:s/>and<text:s/>administration<text:s/>risk</text:span><text:span text:style-name="T379_2">s</text:span><text:span text:style-name="T379_3"><text:s/>(p</text:span><text:span text:style-name="T379_4">robability<text:s/>low;<text:s/>impact<text:s/>medium</text:span><text:span text:style-name="T379_5">).<text:s text:c="2"/></text:span><text:span text:style-name="T379_6">Delivering<text:s/></text:span><text:span text:style-name="T379_7">South<text:s/>Africa</text:span><text:span text:style-name="T379_8">’s<text:s/>growth<text:s/>strategy<text:s/>successfully<text:s/>–<text:s/>regardless<text:s/>of<text:s/>the<text:s/>prevailing<text:s/>economic<text:s/>environment<text:s/>–<text:s/>requires<text:s/>not<text:s/>only<text:s/>good<text:s/>policies<text:s/>and<text:s/>planning,<text:s/>but<text:s/>a<text:s/>capacity<text:s/>within<text:s/>government<text:s/>to<text:s/>co-ordinate<text:s/>departments’<text:s/>eff</text:span><text:span text:style-name="T379_9">orts<text:s/>and<text:s/>ensure<text:s/>efficient<text:s/>implementation.<text:s text:c="2"/>While<text:s/>the<text:s/>fundamentals<text:s/>for<text:s/>this<text:s/>are<text:s/>in<text:s/>place,<text:s/>some<text:s/>concerns<text:s/>have<text:s/>been<text:s/>expressed<text:s/>over<text:s/>‘thin’<text:s/>capacity<text:s/>within<text:s/>GoSA.<text:s text:c="2"/>This<text:s/>could<text:s/>lead<text:s/>to<text:s/>programme<text:s/>funds<text:s/></text:span><text:span text:style-name="T379_10">not<text:s/>being<text:s/>used<text:s/>effectively</text:span><text:span text:style-name="T379_11"><text:s/>to<text:s/>tackle<text:s/>the<text:s/>binding<text:s/>constraints<text:s/>to</text:span><text:span text:style-name="T379_12"><text:s/>inclusive<text:s/>growth<text:s/>in<text:s/></text:span><text:span text:style-name="T379_13">South<text:s/>Africa</text:span><text:span text:style-name="T379_14"><text:s/>or<text:s/>to<text:s/>effectively<text:s/>scale<text:s/>up<text:s/>successful<text:s/>experiences<text:s/>piloted<text:s/>by<text:s/>the<text:s/>programme</text:span><text:span text:style-name="T379_15">.<text:s text:c="2"/>The<text:s/>risk<text:s/>there</text:span><text:span text:style-name="T379_16"><text:s/>but,<text:s/>if<text:s/>implemented<text:s/>well,<text:s/>the<text:s/>programme<text:s/>is<text:s/>designed<text:s/>to<text:s/>address<text:s/>some<text:s/>of<text:s/>these<text:s/>capacity<text:s/>constraints,<text:s/>particularly<text:s/>at<text:s/>the<text:s/>level<text:s/>of<text:s/>th</text:span><text:span text:style-name="T379_17">e<text:s/>EcCl<text:s/>Secretariat.<text:s text:c="3"/></text:span></text:p>
        </text:list-item>
      </text:list>
      <text:p text:style-name="P380"/>
      <table:table table:style-name="Table4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row table:style-name="Row21">
          <table:table-cell table:style-name="Cell29">
            <text:p text:style-name="P381"/>
          </table:table-cell>
          <table:table-cell table:style-name="Cell30">
            <text:p text:style-name="P382"/>
          </table:table-cell>
          <table:table-cell table:style-name="Cell31" table:number-columns-spanned="3">
            <text:p text:style-name="P383"><text:span text:style-name="T383_1">Impact</text:span></text:p>
          </table:table-cell>
          <table:covered-table-cell/>
          <table:covered-table-cell/>
        </table:table-row>
        <table:table-row table:style-name="Row22">
          <table:table-cell table:style-name="Cell32">
            <text:p text:style-name="P384"/>
          </table:table-cell>
          <table:table-cell table:style-name="Cell33">
            <text:p text:style-name="P385"/>
          </table:table-cell>
          <table:table-cell table:style-name="Cell34">
            <text:p text:style-name="P386"><text:span text:style-name="T386_1">Low</text:span></text:p>
          </table:table-cell>
          <table:table-cell table:style-name="Cell35">
            <text:p text:style-name="P387"><text:span text:style-name="T387_1">Medium</text:span></text:p>
          </table:table-cell>
          <table:table-cell table:style-name="Cell36">
            <text:p text:style-name="P388"><text:span text:style-name="T388_1">High</text:span></text:p>
          </table:table-cell>
        </table:table-row>
        <table:table-row table:style-name="Row23">
          <table:table-cell table:style-name="Cell37" table:number-rows-spanned="3">
            <text:p text:style-name="P389"/>
            <text:p text:style-name="P390"><text:span text:style-name="T390_1">Probability</text:span></text:p>
          </table:table-cell>
          <table:table-cell table:style-name="Cell38">
            <text:p text:style-name="P391"><text:span text:style-name="T391_1">Low</text:span></text:p>
          </table:table-cell>
          <table:table-cell table:style-name="Cell39">
            <text:p text:style-name="P392"/>
          </table:table-cell>
          <table:table-cell table:style-name="Cell40">
            <text:p text:style-name="P393"><text:span text:style-name="T393_1">C</text:span></text:p>
          </table:table-cell>
          <table:table-cell table:style-name="Cell41">
            <text:p text:style-name="P394"><text:span text:style-name="T394_1">A</text:span></text:p>
          </table:table-cell>
        </table:table-row>
        <table:table-row table:style-name="Row24">
          <table:covered-table-cell table:style-name="Cell42">
            <text:p text:style-name="P395"/>
          </table:covered-table-cell>
          <table:table-cell table:style-name="Cell43">
            <text:p text:style-name="P396"><text:span text:style-name="T396_1">Medium</text:span></text:p>
          </table:table-cell>
          <table:table-cell table:style-name="Cell44">
            <text:p text:style-name="P397"/>
          </table:table-cell>
          <table:table-cell table:style-name="Cell45">
            <text:p text:style-name="P398"/>
          </table:table-cell>
          <table:table-cell table:style-name="Cell46">
            <text:p text:style-name="P399"><text:span text:style-name="T399_1"><text:s text:c="4"/></text:span></text:p>
          </table:table-cell>
        </table:table-row>
        <table:table-row table:style-name="Row25">
          <table:covered-table-cell table:style-name="Cell47">
            <text:p text:style-name="P400"/>
          </table:covered-table-cell>
          <table:table-cell table:style-name="Cell48">
            <text:p text:style-name="P401"><text:span text:style-name="T401_1">High</text:span></text:p>
          </table:table-cell>
          <table:table-cell table:style-name="Cell49">
            <text:p text:style-name="P402"><text:span text:style-name="T402_1">B</text:span></text:p>
          </table:table-cell>
          <table:table-cell table:style-name="Cell50">
            <text:p text:style-name="P403"/>
          </table:table-cell>
          <table:table-cell table:style-name="Cell51">
            <text:p text:style-name="P404"/>
          </table:table-cell>
        </table:table-row>
      </table:table>
      <text:p text:style-name="P405"/>
      <text:p text:style-name="P406"/>
      <text:list text:style-name="LS7" xml:id="list187" text:continue-list="list28">
        <text:list-item>
          <text:p text:style-name="P407"><text:span text:style-name="T407_1">CONDITIONALITY</text:span></text:p>
          <text:list>
            <text:list-item>
              <text:p text:style-name="P408"><text:span text:style-name="T408_1">There<text:s/>are<text:s/>no<text:s/>conditions<text:s/>attached<text:s/>to<text:s/>this<text:s/>commitment.<text:s/>The<text:s/>GoSA<text:s/>have<text:s/>signed<text:s/>up<text:s/>to<text:s/>the<text:s/>Partnership<text:s/>Commitment<text:s/>as<text:s/>outlined<text:s/>in<text:s/>the<text:s/>MOU.<text:s text:c="3"/></text:span><text:span text:style-name="T408_2">Dis</text:span><text:span text:style-name="T408_3">bursement<text:s/>of<text:s/>Tranches<text:s/>3<text:s/>&amp;<text:s/>4<text:s/>will<text:s/>be<text:s/>determined<text:s/>by<text:s/>the<text:s/>outcome<text:s/>of<text:s/>the<text:s/>March<text:s/>2010<text:s/>Annual<text:s/>Review<text:s/>as<text:s/>the<text:s/>Annual<text:s/>Review<text:s/>will<text:s/>assess<text:s/>the<text:s/>effectiveness<text:s/>of<text:s/>the<text:s/>Non<text:s/>Budget<text:s/>Support<text:s/>Financial<text:s/>Aid<text:s/>funding<text:s/>mechanism<text:s/>and<text:s/>added<text:s/>value<text:s/>of<text:s/>DFID<text:s/>funding<text:s/>in<text:s/>light<text:s/>of<text:s/>larger<text:s/>EC</text:span><text:span text:style-name="T408_4"><text:s/>disbursement<text:s/>in<text:s/>2010<text:s/>and<text:s/>2011.<text:s/></text:span><text:span text:style-name="T408_5"><text:s/>Any<text:s/>changes<text:s/>in<text:s/>funding<text:s/>mechanism<text:s/>will<text:s/>not<text:s/>affect<text:s/>the<text:s/>total<text:s/>commitment<text:s/>to<text:s/>GoSA<text:s/>under<text:s/>the<text:s/>programme.</text:span></text:p>
            </text:list-item>
            <text:list-item>
              <text:p text:style-name="P409"><text:span text:style-name="T409_1">The<text:s/>MOU<text:s/>has<text:s/>been<text:s/>cleared<text:s/>through<text:s/>all<text:s/>of<text:s/>GoSA’s<text:s/>legal<text:s/>systems.<text:s/></text:span></text:p>
            </text:list-item>
          </text:list>
        </text:list-item>
      </text:list>
      <text:p text:style-name="P410"><text:span text:style-name="T410_1"> </text:span></text:p>
      <text:p text:style-name="P411"/>
      <text:p text:style-name="P412"/>
      <text:p text:style-name="P413"/>
      <text:p text:style-name="P414"/>
      <text:p text:style-name="P4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Calibri" svg:font-family="Calibri" style:font-pitch="variable" style:font-family-generic="swiss"/>
    <style:font-face style:name="MS Mincho" svg:font-family="MS Mincho" style:font-pitch="fixed" style:font-family-generic="modern"/>
    <style:font-face style:name="Tahoma" svg:font-family="Tahoma" style:font-pitch="variable" style:font-family-generic="swiss"/>
    <style:font-face style:name="Wingdings" svg:font-family="Wingdings" style:font-pitch="variable" style:font-charset="x-symbol"/>
    <style:font-face style:name="Courier New" svg:font-family="Courier New" style:font-pitch="fixed" style:font-family-generic="moder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MS Mincho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name-asian="Times New Roman" style:font-size-asian="12pt" style:font-size-complex="12pt" fo:language="en" fo:language-asian="en" fo:language-complex="ar" fo:country="GB" fo:country-asian="US" fo:country-complex="SA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Char_20_Char_20_Char" style:display-name="Char Char Char" style:family="paragraph" style:parent-style-name="Normal">
      <style:paragraph-properties fo:line-height="0.423cm" fo:margin-bottom="0.282cm"/>
      <style:text-properties style:font-name="Times New Roman" fo:font-size="10pt" style:font-size-asian="10pt" style:font-size-complex="10pt" fo:language="en" fo:country="US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Footnote_20_Text_20_Char" style:display-name="Footnote Text Char" style:family="text">
      <style:text-properties style:font-name="Arial" fo:language="en" fo:language-asian="en" fo:language-complex="ar" fo:country="GB" fo:country-asian="US" fo:country-complex="SA"/>
    </style:style>
    <style:style style:name="Footnote_20_reference" style:display-name="Footnote reference" style:family="text">
      <style:text-properties style:text-position="super 58%"/>
    </style:style>
    <style:style style:name="Body_20_Text" style:display-name="Body Text" style:family="paragraph" style:parent-style-name="Normal">
      <style:paragraph-properties fo:margin-bottom="0.212cm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_20_Zchn_20_Zchn" style:display-name=" Zchn Zchn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_20_Char" style:display-name=" 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Internet_20_link" style:display-name="Internet link" style:family="text">
      <style:text-properties fo:color="#0000ff" style:text-underline-style="solid" style:text-underline-color="font-color"/>
    </style:style>
    <style:style style:name="Normal_20__28_Web_29_" style:display-name="Normal (Web)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List_20_Paragraph" style:display-name="List Paragraph" style:family="paragraph" style:parent-style-name="Normal">
      <style:paragraph-properties fo:margin-left="1.27cm"/>
      <style:text-properties style:font-name-complex="Arial" style:font-size-complex="11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Char3_20_Char_20_Char_20_Char" style:display-name="Char3 Char Char 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Normal_20__2B__20_1.5_20_line_20_spacing" style:display-name="Normal + 1.5 line spacing" style:family="paragraph" style:parent-style-name="Normal">
      <style:paragraph-properties fo:line-height="150%"/>
      <style:text-properties fo:font-size="10pt" style:font-size-asian="10pt"/>
    </style:style>
    <style:style style:name="Colorful_20_List_20_-_20_Accent_20_11" style:display-name="Colorful List - Accent 11" style:family="paragraph" style:parent-style-name="Normal">
      <style:paragraph-properties fo:margin-left="1.27cm"/>
      <style:text-properties style:font-name="Times New Roman"/>
    </style:style>
    <style:style style:name="Caption" style:family="paragraph" style:parent-style-name="Normal">
      <style:paragraph-properties fo:margin-bottom="0.353cm"/>
      <style:text-properties fo:color="#4f81bd" style:font-name="Times New Roman" fo:font-size="9pt" style:font-size-asian="9pt" style:font-size-complex="9pt" fo:font-weight="bold" style:font-weight-asian="bold" style:font-weight-complex="bold"/>
    </style:style>
    <style:style style:name="Toc_20_1" style:display-name="Toc 1" style:family="paragraph" style:parent-style-name="Normal"/>
    <text:list-style style:name="LS1">
      <text:list-level-style-number style:num-format="1" text:style-name="List1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1" text:display-levels="2" text:style-name="List1Level1" style:num-suffix="." text:level="2">
        <style:list-level-properties text:space-before="0.635cm" text:min-label-width="1.166cm" fo:text-align="start" text:list-level-position-and-space-mode="label-alignment">
          <style:list-level-label-alignment text:label-followed-by="listtab" fo:margin-left="1.801cm" fo:text-indent="-1.166cm"/>
        </style:list-level-properties>
      </text:list-level-style-number>
      <text:list-level-style-number style:num-format="1" text:display-levels="3" text:style-name="List1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1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1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1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1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1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1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style:style style:name="List2Level0" style:family="text">
      <style:text-properties style:font-name="Wingdings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" text:style-name="List2Level0" text:level="1">
        <style:list-level-properties text:space-before="0.199cm" text:min-label-width="0.302cm" fo:text-align="start" text:list-level-position-and-space-mode="label-alignment">
          <style:list-level-label-alignment text:label-followed-by="listtab" fo:margin-left="0.501cm" fo:text-indent="-0.302cm"/>
        </style:list-level-properties>
        <style:text-properties style:font-name="Wingdings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Wingdings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" text:style-name="List3Level0" text:level="1">
        <style:list-level-properties text:space-before="0.199cm" text:min-label-width="0.302cm" fo:text-align="start" text:list-level-position-and-space-mode="label-alignment">
          <style:list-level-label-alignment text:label-followed-by="listtab" fo:margin-left="0.501cm" fo:text-indent="-0.302cm"/>
        </style:list-level-properties>
        <style:text-properties style:font-name="Wingdings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Wingdings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" text:style-name="List4Level0" text:level="1">
        <style:list-level-properties text:space-before="0.199cm" text:min-label-width="0.302cm" fo:text-align="start" text:list-level-position-and-space-mode="label-alignment">
          <style:list-level-label-alignment text:label-followed-by="listtab" fo:margin-left="0.501cm" fo:text-indent="-0.302cm"/>
        </style:list-level-properties>
        <style:text-properties style:font-name="Wingdings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-complex="Arial"/>
    </style:style>
    <style:style style:name="List7Level1" style:family="text">
      <style:text-properties style:font-name-complex="Arial"/>
    </style:style>
    <style:style style:name="List7Level2" style:family="text">
      <style:text-properties style:font-name-complex="Arial"/>
    </style:style>
    <style:style style:name="List7Level3" style:family="text">
      <style:text-properties style:font-name-complex="Arial"/>
    </style:style>
    <style:style style:name="List7Level4" style:family="text">
      <style:text-properties style:font-name-complex="Arial"/>
    </style:style>
    <style:style style:name="List7Level5" style:family="text">
      <style:text-properties style:font-name-complex="Arial"/>
    </style:style>
    <style:style style:name="List7Level6" style:family="text">
      <style:text-properties style:font-name-complex="Arial"/>
    </style:style>
    <style:style style:name="List7Level7" style:family="text">
      <style:text-properties style:font-name-complex="Arial"/>
    </style:style>
    <style:style style:name="List7Level8" style:family="text">
      <style:text-properties style:font-name-complex="Arial"/>
    </style:style>
    <text:list-style style:name="LS7">
      <text:list-level-style-number style:num-format="1" text:start-value="2" text:style-name="List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2" text:style-name="List7Level1" text:level="2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3" text:style-name="List7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  <style:text-properties style:font-name-complex="Arial"/>
      </text:list-level-style-number>
      <text:list-level-style-number style:num-format="1" text:display-levels="4" text:style-name="List7Level3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5" text:style-name="List7Level4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6" text:style-name="List7Level5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7" text:style-name="List7Level6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8" text:style-name="List7Level7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  <text:list-level-style-number style:num-format="1" text:display-levels="9" text:style-name="List7Level8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</text:list-style>
    <style:style style:name="List8Level0" style:family="text">
      <style:text-properties style:font-name-complex="Arial"/>
    </style:style>
    <style:style style:name="List8Level1" style:family="text">
      <style:text-properties style:font-name-complex="Arial"/>
    </style:style>
    <style:style style:name="List8Level2" style:family="text">
      <style:text-properties style:font-name-complex="Arial"/>
    </style:style>
    <style:style style:name="List8Level3" style:family="text">
      <style:text-properties style:font-name-complex="Arial"/>
    </style:style>
    <style:style style:name="List8Level4" style:family="text">
      <style:text-properties style:font-name-complex="Arial"/>
    </style:style>
    <style:style style:name="List8Level5" style:family="text">
      <style:text-properties style:font-name-complex="Arial"/>
    </style:style>
    <style:style style:name="List8Level6" style:family="text">
      <style:text-properties style:font-name-complex="Arial"/>
    </style:style>
    <style:style style:name="List8Level7" style:family="text">
      <style:text-properties style:font-name-complex="Arial"/>
    </style:style>
    <style:style style:name="List8Level8" style:family="text">
      <style:text-properties style:font-name-complex="Arial"/>
    </style:style>
    <text:list-style style:name="LS8">
      <text:list-level-style-number style:num-format="i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-complex="Arial"/>
      </text:list-level-style-number>
      <text:list-level-style-number style:num-format="1" text:display-levels="2" text:style-name="List8Level1" text:level="2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-complex="Arial"/>
      </text:list-level-style-number>
      <text:list-level-style-number style:num-format="1" text:display-levels="3" text:style-name="List8Level2" text:level="3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style:font-name-complex="Arial"/>
      </text:list-level-style-number>
      <text:list-level-style-number style:num-format="1" text:display-levels="4" text:style-name="List8Level3" text:level="4">
        <style:list-level-properties text:space-before="0.635cm" text:min-label-width="1.905cm" fo:text-align="start" text:list-level-position-and-space-mode="label-alignment">
          <style:list-level-label-alignment text:label-followed-by="listtab" fo:margin-left="2.54cm" fo:text-indent="-1.905cm"/>
        </style:list-level-properties>
        <style:text-properties style:font-name-complex="Arial"/>
      </text:list-level-style-number>
      <text:list-level-style-number style:num-format="1" text:display-levels="5" text:style-name="List8Level4" text:level="5">
        <style:list-level-properties text:space-before="0.635cm" text:min-label-width="1.905cm" fo:text-align="start" text:list-level-position-and-space-mode="label-alignment">
          <style:list-level-label-alignment text:label-followed-by="listtab" fo:margin-left="2.54cm" fo:text-indent="-1.905cm"/>
        </style:list-level-properties>
        <style:text-properties style:font-name-complex="Arial"/>
      </text:list-level-style-number>
      <text:list-level-style-number style:num-format="1" text:display-levels="6" text:style-name="List8Level5" text:level="6">
        <style:list-level-properties text:space-before="0.635cm" text:min-label-width="2.54cm" fo:text-align="start" text:list-level-position-and-space-mode="label-alignment">
          <style:list-level-label-alignment text:label-followed-by="listtab" fo:margin-left="3.175cm" fo:text-indent="-2.54cm"/>
        </style:list-level-properties>
        <style:text-properties style:font-name-complex="Arial"/>
      </text:list-level-style-number>
      <text:list-level-style-number style:num-format="1" text:display-levels="7" text:style-name="List8Level6" text:level="7">
        <style:list-level-properties text:space-before="0.635cm" text:min-label-width="2.54cm" fo:text-align="start" text:list-level-position-and-space-mode="label-alignment">
          <style:list-level-label-alignment text:label-followed-by="listtab" fo:margin-left="3.175cm" fo:text-indent="-2.54cm"/>
        </style:list-level-properties>
        <style:text-properties style:font-name-complex="Arial"/>
      </text:list-level-style-number>
      <text:list-level-style-number style:num-format="1" text:display-levels="8" text:style-name="List8Level7" text:level="8">
        <style:list-level-properties text:space-before="0.635cm" text:min-label-width="3.175cm" fo:text-align="start" text:list-level-position-and-space-mode="label-alignment">
          <style:list-level-label-alignment text:label-followed-by="listtab" fo:margin-left="3.81cm" fo:text-indent="-3.175cm"/>
        </style:list-level-properties>
        <style:text-properties style:font-name-complex="Arial"/>
      </text:list-level-style-number>
      <text:list-level-style-number style:num-format="1" text:display-levels="9" text:style-name="List8Level8" text:level="9">
        <style:list-level-properties text:space-before="0.635cm" text:min-label-width="3.175cm" fo:text-align="start" text:list-level-position-and-space-mode="label-alignment">
          <style:list-level-label-alignment text:label-followed-by="listtab" fo:margin-left="3.81cm" fo:text-indent="-3.175cm"/>
        </style:list-level-properties>
        <style:text-properties style:font-name-complex="Arial"/>
      </text:list-level-style-number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 style:font-name-complex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 style:font-name-complex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 style:font-name-complex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-complex="Arial"/>
    </style:style>
    <style:style style:name="List10Level2" style:family="text">
      <style:text-properties style:font-name-complex="Arial"/>
    </style:style>
    <style:style style:name="List10Level3" style:family="text">
      <style:text-properties style:font-name-complex="Arial"/>
    </style:style>
    <style:style style:name="List10Level4" style:family="text">
      <style:text-properties style:font-name-complex="Arial"/>
    </style:style>
    <style:style style:name="List10Level5" style:family="text">
      <style:text-properties style:font-name-complex="Arial"/>
    </style:style>
    <style:style style:name="List10Level6" style:family="text">
      <style:text-properties style:font-name-complex="Arial"/>
    </style:style>
    <style:style style:name="List10Level7" style:family="text">
      <style:text-properties style:font-name-complex="Arial"/>
    </style:style>
    <style:style style:name="List10Level8" style:family="text">
      <style:text-properties style:font-name-complex="Arial"/>
    </style:style>
    <text:list-style style:name="LS10">
      <text:list-level-style-bullet text:bullet-char="" text:style-name="List10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number style:num-format="1" text:display-levels="2" text:style-name="List1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-complex="Arial"/>
      </text:list-level-style-number>
      <text:list-level-style-number style:num-format="1" text:display-levels="3" text:style-name="List10Level2" text:level="3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  <style:text-properties style:font-name-complex="Arial"/>
      </text:list-level-style-number>
      <text:list-level-style-number style:num-format="1" text:display-levels="4" text:style-name="List10Level3" text:level="4">
        <style:list-level-properties text:space-before="1.27cm" text:min-label-width="1.905cm" fo:text-align="start" text:list-level-position-and-space-mode="label-alignment">
          <style:list-level-label-alignment text:label-followed-by="listtab" fo:margin-left="3.175cm" fo:text-indent="-1.905cm"/>
        </style:list-level-properties>
        <style:text-properties style:font-name-complex="Arial"/>
      </text:list-level-style-number>
      <text:list-level-style-number style:num-format="1" text:display-levels="5" text:style-name="List10Level4" text:level="5">
        <style:list-level-properties text:space-before="1.27cm" text:min-label-width="1.905cm" fo:text-align="start" text:list-level-position-and-space-mode="label-alignment">
          <style:list-level-label-alignment text:label-followed-by="listtab" fo:margin-left="3.175cm" fo:text-indent="-1.905cm"/>
        </style:list-level-properties>
        <style:text-properties style:font-name-complex="Arial"/>
      </text:list-level-style-number>
      <text:list-level-style-number style:num-format="1" text:display-levels="6" text:style-name="List10Level5" text:level="6">
        <style:list-level-properties text:space-before="1.27cm" text:min-label-width="2.54cm" fo:text-align="start" text:list-level-position-and-space-mode="label-alignment">
          <style:list-level-label-alignment text:label-followed-by="listtab" fo:margin-left="3.81cm" fo:text-indent="-2.54cm"/>
        </style:list-level-properties>
        <style:text-properties style:font-name-complex="Arial"/>
      </text:list-level-style-number>
      <text:list-level-style-number style:num-format="1" text:display-levels="7" text:style-name="List10Level6" text:level="7">
        <style:list-level-properties text:space-before="1.27cm" text:min-label-width="2.54cm" fo:text-align="start" text:list-level-position-and-space-mode="label-alignment">
          <style:list-level-label-alignment text:label-followed-by="listtab" fo:margin-left="3.81cm" fo:text-indent="-2.54cm"/>
        </style:list-level-properties>
        <style:text-properties style:font-name-complex="Arial"/>
      </text:list-level-style-number>
      <text:list-level-style-number style:num-format="1" text:display-levels="8" text:style-name="List10Level7" text:level="8">
        <style:list-level-properties text:space-before="1.27cm" text:min-label-width="3.175cm" fo:text-align="start" text:list-level-position-and-space-mode="label-alignment">
          <style:list-level-label-alignment text:label-followed-by="listtab" fo:margin-left="4.445cm" fo:text-indent="-3.175cm"/>
        </style:list-level-properties>
        <style:text-properties style:font-name-complex="Arial"/>
      </text:list-level-style-number>
      <text:list-level-style-number style:num-format="1" text:display-levels="9" text:style-name="List10Level8" text:level="9">
        <style:list-level-properties text:space-before="1.27cm" text:min-label-width="3.175cm" fo:text-align="start" text:list-level-position-and-space-mode="label-alignment">
          <style:list-level-label-alignment text:label-followed-by="listtab" fo:margin-left="4.445cm" fo:text-indent="-3.175cm"/>
        </style:list-level-properties>
        <style:text-properties style:font-name-complex="Arial"/>
      </text:list-level-style-number>
    </text:list-style>
    <text:list-style style:name="LS11">
      <text:list-level-style-number style:num-format="A" text:style-name="List11Level0" style:num-suffix=")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 style:font-name-complex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 style:font-name-complex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 style:font-name-complex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 style:font-name-complex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 style:font-name-complex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 style:font-name-complex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 style:font-name-complex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 style:font-name-complex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 style:font-name-complex="Courier New"/>
    </style:style>
    <style:style style:name="List15Level8" style:family="text">
      <style:text-properties style:font-name="Wingdings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Courier New" style:font-name-complex="Courier New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o" text:style-name="List16Level0" text:level="1">
        <style:list-level-properties text:space-before="2.136cm" text:min-label-width="0.635cm" fo:text-align="start" text:list-level-position-and-space-mode="label-alignment">
          <style:list-level-label-alignment text:label-followed-by="listtab" fo:margin-left="2.771cm" fo:text-indent="-0.635cm"/>
        </style:list-level-properties>
        <style:text-properties style:font-name="Courier New" style:font-name-complex="Courier New"/>
      </text:list-level-style-bullet>
      <text:list-level-style-bullet text:bullet-char="o" text:style-name="List16Level1" text:level="2">
        <style:list-level-properties text:space-before="3.406cm" text:min-label-width="0.635cm" fo:text-align="start" text:list-level-position-and-space-mode="label-alignment">
          <style:list-level-label-alignment text:label-followed-by="listtab" fo:margin-left="4.04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4.676cm" text:min-label-width="0.635cm" fo:text-align="start" text:list-level-position-and-space-mode="label-alignment">
          <style:list-level-label-alignment text:label-followed-by="listtab" fo:margin-left="5.31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5.946cm" text:min-label-width="0.635cm" fo:text-align="start" text:list-level-position-and-space-mode="label-alignment">
          <style:list-level-label-alignment text:label-followed-by="listtab" fo:margin-left="6.581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7.216cm" text:min-label-width="0.635cm" fo:text-align="start" text:list-level-position-and-space-mode="label-alignment">
          <style:list-level-label-alignment text:label-followed-by="listtab" fo:margin-left="7.85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8.486cm" text:min-label-width="0.635cm" fo:text-align="start" text:list-level-position-and-space-mode="label-alignment">
          <style:list-level-label-alignment text:label-followed-by="listtab" fo:margin-left="9.121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9.756cm" text:min-label-width="0.635cm" fo:text-align="start" text:list-level-position-and-space-mode="label-alignment">
          <style:list-level-label-alignment text:label-followed-by="listtab" fo:margin-left="10.391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11.026cm" text:min-label-width="0.635cm" fo:text-align="start" text:list-level-position-and-space-mode="label-alignment">
          <style:list-level-label-alignment text:label-followed-by="listtab" fo:margin-left="11.66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2.296cm" text:min-label-width="0.635cm" fo:text-align="start" text:list-level-position-and-space-mode="label-alignment">
          <style:list-level-label-alignment text:label-followed-by="listtab" fo:margin-left="12.931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Courier New" style:font-name-complex="Courier New"/>
    </style:style>
    <style:style style:name="List17Level1" style:family="text">
      <style:text-properties style:font-name="Courier New" style:font-name-complex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 style:font-name-complex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 style:font-name-complex="Courier New"/>
    </style:style>
    <style:style style:name="List17Level8" style:family="text">
      <style:text-properties style:font-name="Wingdings"/>
    </style:style>
    <text:list-style style:name="LS17">
      <text:list-level-style-bullet text:bullet-char="o" text:style-name="List17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o" text:style-name="List17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18Level0" style:family="text">
      <style:text-properties fo:font-style="normal" style:font-style-asian="normal" fo:font-weight="normal" style:font-weight-asian="normal"/>
    </style:style>
    <text:list-style style:name="LS18">
      <text:list-level-style-number style:num-format="A" text:style-name="List18Level0" style:num-suffix=")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9Level1" style:family="text">
      <style:text-properties style:font-name="Wingdings"/>
    </style:style>
    <text:list-style style:name="LS19">
      <text:list-level-style-number style:num-format="1" text:style-name="List19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bullet text:bullet-char="" text:style-name="List19Level1" text:level="2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Wingdings"/>
      </text:list-level-style-bullet>
      <text:list-level-style-number style:num-format="1" text:display-levels="3" text:style-name="List19Level2" style:num-suffix="." text:level="3">
        <style:list-level-properties text:space-before="1.27cm" text:min-label-width="0.889cm" fo:text-align="start" text:list-level-position-and-space-mode="label-alignment">
          <style:list-level-label-alignment text:label-followed-by="listtab" fo:margin-left="2.159cm" fo:text-indent="-0.889cm"/>
        </style:list-level-properties>
      </text:list-level-style-number>
      <text:list-level-style-number style:num-format="1" text:display-levels="4" text:style-name="List19Level3" style:num-suffix="." text:level="4">
        <style:list-level-properties text:space-before="1.905cm" text:min-label-width="1.143cm" fo:text-align="start" text:list-level-position-and-space-mode="label-alignment">
          <style:list-level-label-alignment text:label-followed-by="listtab" fo:margin-left="3.048cm" fo:text-indent="-1.143cm"/>
        </style:list-level-properties>
      </text:list-level-style-number>
      <text:list-level-style-number style:num-format="1" text:display-levels="5" text:style-name="List19Level4" style:num-suffix="." text:level="5">
        <style:list-level-properties text:space-before="2.54cm" text:min-label-width="1.397cm" fo:text-align="start" text:list-level-position-and-space-mode="label-alignment">
          <style:list-level-label-alignment text:label-followed-by="listtab" fo:margin-left="3.937cm" fo:text-indent="-1.397cm"/>
        </style:list-level-properties>
      </text:list-level-style-number>
      <text:list-level-style-number style:num-format="1" text:display-levels="6" text:style-name="List19Level5" style:num-suffix="." text:level="6">
        <style:list-level-properties text:space-before="3.175cm" text:min-label-width="1.651cm" fo:text-align="start" text:list-level-position-and-space-mode="label-alignment">
          <style:list-level-label-alignment text:label-followed-by="listtab" fo:margin-left="4.826cm" fo:text-indent="-1.651cm"/>
        </style:list-level-properties>
      </text:list-level-style-number>
      <text:list-level-style-number style:num-format="1" text:display-levels="7" text:style-name="List19Level6" style:num-suffix="." text:level="7">
        <style:list-level-properties text:space-before="3.81cm" text:min-label-width="1.905cm" fo:text-align="start" text:list-level-position-and-space-mode="label-alignment">
          <style:list-level-label-alignment text:label-followed-by="listtab" fo:margin-left="5.715cm" fo:text-indent="-1.905cm"/>
        </style:list-level-properties>
      </text:list-level-style-number>
      <text:list-level-style-number style:num-format="1" text:display-levels="8" text:style-name="List19Level7" style:num-suffix="." text:level="8">
        <style:list-level-properties text:space-before="4.445cm" text:min-label-width="2.159cm" fo:text-align="start" text:list-level-position-and-space-mode="label-alignment">
          <style:list-level-label-alignment text:label-followed-by="listtab" fo:margin-left="6.604cm" fo:text-indent="-2.159cm"/>
        </style:list-level-properties>
      </text:list-level-style-number>
      <text:list-level-style-number style:num-format="1" text:display-levels="9" text:style-name="List19Level8" style:num-suffix="." text:level="9">
        <style:list-level-properties text:space-before="5.08cm" text:min-label-width="2.54cm" fo:text-align="start" text:list-level-position-and-space-mode="label-alignment">
          <style:list-level-label-alignment text:label-followed-by="listtab" fo:margin-left="7.62cm" fo:text-indent="-2.54cm"/>
        </style:list-level-properties>
      </text:list-level-style-number>
    </text:list-style>
    <text:list-style style:name="LS20">
      <text:list-level-style-number style:num-format="A" text:style-name="List20Level0" style:num-suffix=")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1Level0" style:family="text">
      <style:text-properties style:font-name="Wingdings"/>
    </style:style>
    <style:style style:name="List21Level1" style:family="text">
      <style:text-properties style:font-name="Courier New" style:font-name-complex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 style:font-name-complex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 style:font-name-complex="Courier New"/>
    </style:style>
    <style:style style:name="List21Level8" style:family="text">
      <style:text-properties style:font-name="Wingdings"/>
    </style:style>
    <text:list-style style:name="LS21">
      <text:list-level-style-bullet text:bullet-char="" text:style-name="List21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Wingdings"/>
      </text:list-level-style-bullet>
      <text:list-level-style-bullet text:bullet-char="o" text:style-name="List21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1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1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1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1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22Level0" style:family="text">
      <style:text-properties style:font-name="Wingdings"/>
    </style:style>
    <style:style style:name="List22Level1" style:family="text">
      <style:text-properties style:font-name="Courier New" style:font-name-complex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 style:font-name-complex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 style:font-name-complex="Courier New"/>
    </style:style>
    <style:style style:name="List22Level8" style:family="text">
      <style:text-properties style:font-name="Wingdings"/>
    </style:style>
    <text:list-style style:name="LS22">
      <text:list-level-style-bullet text:bullet-char="" text:style-name="List22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Wingdings"/>
      </text:list-level-style-bullet>
      <text:list-level-style-bullet text:bullet-char="o" text:style-name="List22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23Level0" style:family="text">
      <style:text-properties style:font-name="Symbol"/>
    </style:style>
    <style:style style:name="List23Level1" style:family="text">
      <style:text-properties style:font-name="Courier New" style:font-name-complex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Courier New"/>
    </style:style>
    <style:style style:name="List23Level8" style:family="text">
      <style:text-properties style:font-name="Wingdings"/>
    </style:style>
    <text:list-style style:name="LS23">
      <text:list-level-style-bullet text:bullet-char="" text:style-name="List23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23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5">
      <text:list-level-style-number style:num-format="1" text:style-name="List25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1" text:display-levels="2" text:style-name="List25Level1" text:level="2">
        <style:list-level-properties text:space-before="0cm" text:min-label-width="0.688cm" fo:text-align="start" text:list-level-position-and-space-mode="label-alignment">
          <style:list-level-label-alignment text:label-followed-by="listtab" fo:margin-left="0.688cm" fo:text-indent="-0.688cm"/>
        </style:list-level-properties>
      </text:list-level-style-number>
      <text:list-level-style-number style:num-format="1" text:display-levels="3" text:style-name="List25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4" text:style-name="List25Level3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5" text:style-name="List25Level4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6" text:style-name="List25Level5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7" text:style-name="List25Level6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8" text:style-name="List25Level7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  <text:list-level-style-number style:num-format="1" text:display-levels="9" text:style-name="List25Level8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</text:list-style>
    <style:style style:name="List26Level0" style:family="text">
      <style:text-properties style:font-name-complex="Arial"/>
    </style:style>
    <style:style style:name="List26Level1" style:family="text">
      <style:text-properties style:font-name-complex="Arial"/>
    </style:style>
    <style:style style:name="List26Level2" style:family="text">
      <style:text-properties style:font-name-complex="Arial"/>
    </style:style>
    <style:style style:name="List26Level3" style:family="text">
      <style:text-properties style:font-name-complex="Arial"/>
    </style:style>
    <style:style style:name="List26Level4" style:family="text">
      <style:text-properties style:font-name-complex="Arial"/>
    </style:style>
    <style:style style:name="List26Level5" style:family="text">
      <style:text-properties style:font-name-complex="Arial"/>
    </style:style>
    <style:style style:name="List26Level6" style:family="text">
      <style:text-properties style:font-name-complex="Arial"/>
    </style:style>
    <style:style style:name="List26Level7" style:family="text">
      <style:text-properties style:font-name-complex="Arial"/>
    </style:style>
    <style:style style:name="List26Level8" style:family="text">
      <style:text-properties style:font-name-complex="Arial"/>
    </style:style>
    <text:list-style style:name="LS26">
      <text:list-level-style-number style:num-format="1" text:start-value="2" text:style-name="List26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2" text:style-name="List26Level1" text:level="2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3" text:style-name="List26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  <style:text-properties style:font-name-complex="Arial"/>
      </text:list-level-style-number>
      <text:list-level-style-number style:num-format="1" text:display-levels="4" text:style-name="List26Level3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5" text:style-name="List26Level4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6" text:style-name="List26Level5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7" text:style-name="List26Level6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8" text:style-name="List26Level7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  <text:list-level-style-number style:num-format="1" text:display-levels="9" text:style-name="List26Level8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</text:list-style>
    <style:style style:name="List27Level0" style:family="text">
      <style:text-properties style:font-name="Wingdings"/>
    </style:style>
    <style:style style:name="List27Level1" style:family="text">
      <style:text-properties style:font-name="Courier New" style:font-name-complex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 style:font-name-complex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 style:font-name-complex="Courier New"/>
    </style:style>
    <style:style style:name="List27Level8" style:family="text">
      <style:text-properties style:font-name="Wingdings"/>
    </style:style>
    <text:list-style style:name="LS27">
      <text:list-level-style-bullet text:bullet-char="" text:style-name="List27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Wingdings"/>
      </text:list-level-style-bullet>
      <text:list-level-style-bullet text:bullet-char="o" text:style-name="List27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7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7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7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7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28Level0" style:family="text">
      <style:text-properties style:font-name-complex="Arial"/>
    </style:style>
    <style:style style:name="List28Level1" style:family="text">
      <style:text-properties style:font-name-complex="Arial"/>
    </style:style>
    <style:style style:name="List28Level2" style:family="text">
      <style:text-properties style:font-name-complex="Arial"/>
    </style:style>
    <style:style style:name="List28Level3" style:family="text">
      <style:text-properties style:font-name-complex="Arial"/>
    </style:style>
    <style:style style:name="List28Level4" style:family="text">
      <style:text-properties style:font-name-complex="Arial"/>
    </style:style>
    <style:style style:name="List28Level5" style:family="text">
      <style:text-properties style:font-name-complex="Arial"/>
    </style:style>
    <style:style style:name="List28Level6" style:family="text">
      <style:text-properties style:font-name-complex="Arial"/>
    </style:style>
    <style:style style:name="List28Level7" style:family="text">
      <style:text-properties style:font-name-complex="Arial"/>
    </style:style>
    <style:style style:name="List28Level8" style:family="text">
      <style:text-properties style:font-name-complex="Arial"/>
    </style:style>
    <text:list-style style:name="LS28">
      <text:list-level-style-number style:num-format="1" text:start-value="2" text:style-name="List28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2" text:style-name="List28Level1" text:level="2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Arial"/>
      </text:list-level-style-number>
      <text:list-level-style-number style:num-format="1" text:display-levels="3" text:style-name="List28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  <style:text-properties style:font-name-complex="Arial"/>
      </text:list-level-style-number>
      <text:list-level-style-number style:num-format="1" text:display-levels="4" text:style-name="List28Level3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5" text:style-name="List28Level4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  <style:text-properties style:font-name-complex="Arial"/>
      </text:list-level-style-number>
      <text:list-level-style-number style:num-format="1" text:display-levels="6" text:style-name="List28Level5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7" text:style-name="List28Level6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font-name-complex="Arial"/>
      </text:list-level-style-number>
      <text:list-level-style-number style:num-format="1" text:display-levels="8" text:style-name="List28Level7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  <text:list-level-style-number style:num-format="1" text:display-levels="9" text:style-name="List28Level8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  <style:text-properties style:font-name-complex="Arial"/>
      </text:list-level-style-number>
    </text:list-style>
    <style:style style:name="List29Level0" style:family="text">
      <style:text-properties style:font-name="Symbol"/>
    </style:style>
    <style:style style:name="List29Level1" style:family="text">
      <style:text-properties style:font-name="Courier New" style:font-name-complex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 style:font-name-complex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 style:font-name-complex="Courier New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style:font-name="Wingdings"/>
    </style:style>
    <style:style style:name="List30Level1" style:family="text">
      <style:text-properties style:font-name="Courier New" style:font-name-complex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 style:font-name-complex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 style:font-name-complex="Courier New"/>
    </style:style>
    <style:style style:name="List30Level8" style:family="text">
      <style:text-properties style:font-name="Wingdings"/>
    </style:style>
    <text:list-style style:name="LS30">
      <text:list-level-style-bullet text:bullet-char="" text:style-name="List30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Wingdings"/>
      </text:list-level-style-bullet>
      <text:list-level-style-bullet text:bullet-char="o" text:style-name="List30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31Level0" style:family="text">
      <style:text-properties style:font-name="Wingdings"/>
    </style:style>
    <style:style style:name="List31Level1" style:family="text">
      <style:text-properties style:font-name="Courier New" style:font-name-complex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 style:font-name-complex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 style:font-name-complex="Courier New"/>
    </style:style>
    <style:style style:name="List31Level8" style:family="text">
      <style:text-properties style:font-name="Wingdings"/>
    </style:style>
    <text:list-style style:name="LS31">
      <text:list-level-style-bullet text:bullet-char="" text:style-name="List3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Wingdings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style:font-name="Courier New" style:font-name-complex="Courier New"/>
    </style:style>
    <style:style style:name="List32Level1" style:family="text">
      <style:text-properties style:font-name="Courier New" style:font-name-complex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 style:font-name-complex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 style:font-name-complex="Courier New"/>
    </style:style>
    <style:style style:name="List32Level8" style:family="text">
      <style:text-properties style:font-name="Wingdings"/>
    </style:style>
    <text:list-style style:name="LS32">
      <text:list-level-style-bullet text:bullet-char="o" text:style-name="List32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o" text:style-name="List32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32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32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32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32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 style:font-name-complex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 style:font-name-complex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 style:font-name-complex="Courier New"/>
    </style:style>
    <style:style style:name="List33Level8" style:family="text">
      <style:text-properties style:font-name="Wingdings"/>
    </style:style>
    <text:list-style style:name="LS33">
      <text:list-level-style-bullet text:bullet-char="" text:style-name="List33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33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51cm" fo:padding-bottom="0cm" fo:margin-bottom="1.251cm" fo:padding-left="0cm" fo:margin-left="2.101cm" fo:padding-right="0cm" fo:margin-right="2.101cm"/>
      <style:header-style>
        <style:header-footer-properties fo:min-height="0.949cm" style:dynamic-spacing="true"/>
      </style:header-style>
      <style:footer-style>
        <style:header-footer-properties fo:min-height="0.949cm" style:dynamic-spacing="true"/>
      </style:footer-style>
    </style:page-layout>
    <style:style style:name="P1" style:family="paragraph" style:parent-style-name="Header" style:master-page-name="Standard"/>
    <style:style style:name="FR1" style:family="graphic" style:parent-style-name="Header">
      <style:graphic-properties draw:stroke="none" draw:fill="none" draw:opacity="0%" style:background-transparency="100%" fo:border-top="none" fo:border-bottom="none" fo:padding-left="0.706cm" fo:border-left="none" fo:border-right="none" style:horizontal-pos="from-left" style:horizontal-rel="page" style:vertical-pos="from-top" style:vertical-rel="page" style:flow-with-text="false" style:wrap="run-through" style:run-through="foreground" fo:wrap-option="wrap" draw:auto-grow-height="false" draw:auto-grow-width="false"/>
    </style:style>
    <style:style style:name="P2" style:family="paragraph" style:parent-style-name="Normal"/>
    <style:style style:name="T2_1" style:family="text">
      <style:text-properties fo:color="#000000" style:font-name="Calibri" fo:font-size="10pt" style:font-size-asian="10pt" style:font-name-complex="Calibri"/>
    </style:style>
    <style:style style:name="P3" style:family="paragraph" style:parent-style-name="Footer"/>
    <style:style style:name="FR2" style:family="graphic" style:parent-style-name="Standard">
      <style:graphic-properties draw:stroke="none" draw:fill="none" fo:border-top="none" fo:border-bottom="none" fo:border-left="none" fo:border-right="none" style:horizontal-pos="center" style:horizontal-rel="paragraph" style:vertical-pos="from-top" style:vertical-rel="paragraph" style:flow-with-text="false" fo:wrap-option="no-wrap" draw:auto-grow-height="true" draw:auto-grow-width="true"/>
    </style:style>
    <style:style style:name="P4" style:family="paragraph" style:parent-style-name="Footer"/>
    <style:style style:name="T4_1" style:family="text" style:parent-style-name="Page_20_number"/>
  </office:automatic-styles>
  <office:master-styles>
    <style:master-page style:name="Standard" style:page-layout-name="pm1">
      <style:header>
        <text:p text:style-name="P1"><draw:frame svg:x="0cm" svg:y="0.529cm" svg:width="21.001cm" svg:height="0.76cm" draw:style-name="FR1" text:anchor-type="page" draw:z-index="0"><draw:text-box><text:p text:style-name="P2"><text:span text:style-name="T2_1">OFFICIAL</text:span></text:p></draw:text-box><svg:desc>{"HashCode":-1291824593,"Height":841.0,"Width":595.0,"Placement":"Header","Index":"Primary","Section":1,"Top":0.0,"Left":0.0}</svg:desc></draw:frame></text:p>
      </style:header>
      <style:footer>
        <text:p text:style-name="P3"><draw:frame svg:x="0cm" svg:y="0.002cm" draw:style-name="FR2" text:anchor-type="char" draw:z-index="0"><draw:text-box fo:min-height="0cm" fo:min-width="0cm"><text:p text:style-name="P4"><text:span text:style-name="T4_1"><text:page-number text:select-page="current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>Accelerated and Shared Growth Initiative for South Africa (AsgiSA)</dc:title>
    <meta:initial-creator>Nick Amin</meta:initial-creator>
    <meta:creation-date>2021-01-28T08:51:00</meta:creation-date>
    <dc:creator>Pinky Pheeloane</dc:creator>
    <dc:date>2021-01-28T08:51:00</dc:date>
    <meta:print-date>2009-01-28T06:44:00</meta:print-date>
    <meta:editing-cycles>2</meta:editing-cycles>
    <meta:editing-duration>PT6M</meta:editing-duration>
    <meta:document-statistic meta:page-count="23" meta:paragraph-count="110" meta:row-count="391" meta:word-count="8250" meta:character-count="55165" meta:non-whitespace-character-count="47025"/>
    <meta:user-defined meta:name="ContentTypeId">0x0101007959C893CF9D7840AF361CE49902A584</meta:user-defined>
    <meta:user-defined meta:name="MSIP_Label_e4c996da-17fa-4fc5-8989-2758fb4cf86b_ActionId">c147c71b-8b1c-461f-9ad7-f05e5dcb2b92</meta:user-defined>
    <meta:user-defined meta:name="MSIP_Label_e4c996da-17fa-4fc5-8989-2758fb4cf86b_ContentBits">1</meta:user-defined>
    <meta:user-defined meta:name="MSIP_Label_e4c996da-17fa-4fc5-8989-2758fb4cf86b_Enabled">true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etDate">2021-01-28T08:50:44Z</meta:user-defined>
    <meta:user-defined meta:name="MSIP_Label_e4c996da-17fa-4fc5-8989-2758fb4cf86b_SiteId">cdf709af-1a18-4c74-bd93-6d14a64d73b3</meta:user-defined>
  </office:meta>
</office:document-meta>
</file>